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437in"/>
    </style:style>
    <style:style style:name="co3" style:family="table-column">
      <style:table-column-properties fo:break-before="auto" style:column-width="1.2236in"/>
    </style:style>
    <style:style style:name="co4" style:family="table-column">
      <style:table-column-properties fo:break-before="auto" style:column-width="0.3374in"/>
    </style:style>
    <style:style style:name="co5" style:family="table-column">
      <style:table-column-properties fo:break-before="auto" style:column-width="0.6374in"/>
    </style:style>
    <style:style style:name="co6" style:family="table-column">
      <style:table-column-properties fo:break-before="auto" style:column-width="0.2646in"/>
    </style:style>
    <style:style style:name="co7" style:family="table-column">
      <style:table-column-properties fo:break-before="auto" style:column-width="0.4098in"/>
    </style:style>
    <style:style style:name="co8" style:family="table-column">
      <style:table-column-properties fo:break-before="auto" style:column-width="0.4827in"/>
    </style:style>
    <style:style style:name="co9" style:family="table-column">
      <style:table-column-properties fo:break-before="auto" style:column-width="0.4516in"/>
    </style:style>
    <style:style style:name="co10" style:family="table-column">
      <style:table-column-properties fo:break-before="auto" style:column-width="1.0319in"/>
    </style:style>
    <style:style style:name="co11" style:family="table-column">
      <style:table-column-properties fo:break-before="auto" style:column-width="1.1772in"/>
    </style:style>
    <style:style style:name="co12" style:family="table-column">
      <style:table-column-properties fo:break-before="auto" style:column-width="1.249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1.0728in"/>
    </style:style>
    <style:style style:name="co15" style:family="table-column">
      <style:table-column-properties fo:break-before="auto" style:column-width="1.1043in"/>
    </style:style>
    <style:style style:name="co16" style:family="table-column">
      <style:table-column-properties fo:break-before="auto" style:column-width="1.0008in"/>
    </style:style>
    <style:style style:name="co17" style:family="table-column">
      <style:table-column-properties fo:break-before="auto" style:column-width="0.9591in"/>
    </style:style>
    <style:style style:name="co18" style:family="table-column">
      <style:table-column-properties fo:break-before="auto" style:column-width="0.3783in"/>
    </style:style>
    <style:style style:name="co19" style:family="table-column">
      <style:table-column-properties fo:break-before="auto" style:column-width="0.3063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118"/>
    <style:style style:name="ce6" style:family="table-cell" style:parent-style-name="Default" style:data-style-name="N118">
      <style:text-properties fo:font-size="12pt" style:font-size-asian="12pt" style:font-size-complex="12pt"/>
    </style:style>
    <style:style style:name="ce7" style:family="table-cell" style:parent-style-name="Default" style:data-style-name="N118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ext-properties fo:font-size="12pt" style:font-size-asian="12pt" style:font-size-complex="12pt"/>
    </style:style>
    <style:style style:name="ce9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84">
      <style:text-properties fo:font-size="12pt" fo:font-weight="bold" style:font-size-asian="12pt" style:font-size-complex="12pt"/>
    </style:style>
    <style:style style:name="ce11" style:family="table-cell" style:parent-style-name="Default" style:data-style-name="N118">
      <style:text-properties fo:font-size="10pt" style:font-size-asian="10pt" style:font-size-complex="10pt"/>
    </style:style>
    <style:style style:name="ce12" style:family="table-cell" style:parent-style-name="Default" style:data-style-name="N0">
      <style:text-properties fo:font-size="10pt" style:font-size-asian="10pt" style:font-size-complex="10pt"/>
    </style:style>
    <style:style style:name="ce13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84"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start"/>
    </style:style>
    <style:style style:name="ce16" style:family="table-cell" style:parent-style-name="Default" style:data-style-name="N37"/>
    <style:style style:name="gr1" style:family="graphic">
      <style:graphic-properties draw:stroke="solid" svg:stroke-color="#000000" draw:fill="none" draw:textarea-horizontal-align="center" draw:textarea-vertical-align="middle" draw:ole-draw-aspect="1"/>
    </style:style>
    <style:style style:name="gr2" style:family="graphic">
      <style:graphic-properties draw:stroke="none" svg:stroke-color="#000000" draw:fill="none" draw:fill-color="#ffffff" fo:min-height="0.1992in"/>
    </style:style>
    <style:style style:name="gr3" style:family="graphic">
      <style:graphic-properties draw:stroke="none" svg:stroke-color="#000000" draw:fill="none" draw:fill-color="#ffffff" fo:min-height="0.2197in"/>
    </style:style>
    <style:style style:name="gr4" style:family="graphic">
      <style:graphic-properties draw:stroke="none" svg:stroke-color="#000000" draw:fill="none" draw:fill-color="#ffffff" fo:min-height="0.1988in"/>
    </style:style>
    <style:style style:name="gr5" style:family="graphic">
      <style:graphic-properties svg:stroke-color="#000000" draw:fill-color="#ffffff" draw:textarea-horizontal-align="center" draw:textarea-vertical-align="middle"/>
    </style:style>
    <style:style style:name="gr6" style:family="graphic">
      <style:graphic-properties draw:stroke="none" svg:stroke-color="#000000" draw:fill="none" draw:fill-color="#ffffff" fo:min-height="0.2929in"/>
    </style:style>
    <style:style style:name="gr7" style:family="graphic">
      <style:graphic-properties fo:border="none"/>
    </style:style>
    <style:style style:name="gr8" style:family="graphic">
      <style:graphic-properties draw:stroke="none" svg:stroke-color="#000000" draw:fill="none" draw:fill-color="#ffffff" fo:min-height="0.2717in"/>
    </style:style>
    <style:style style:name="P1" style:family="paragraph">
      <style:paragraph-properties fo:text-align="center"/>
    </style:style>
    <style:style style:name="P2" style:family="paragraph">
      <style:text-properties style:font-name="Arial" fo:font-size="11pt" style:font-size-asian="11pt" style:font-size-complex="11pt"/>
    </style:style>
    <style:style style:name="P3" style:family="paragraph">
      <style:text-properties style:font-name="Arial" fo:font-size="16pt" style:font-size-asian="16pt" style:font-size-complex="16pt"/>
    </style:style>
    <style:style style:name="P4" style:family="paragraph">
      <style:paragraph-properties fo:text-align="start"/>
      <style:text-properties style:text-line-through-style="none" fo:font-family="Arial" style:font-style-name="Regular" style:font-family-generic="swiss" fo:font-size="11pt" fo:font-style="normal" style:text-underline-style="none"/>
    </style:style>
    <style:style style:name="P5" style:family="paragraph">
      <style:paragraph-properties fo:text-align="start"/>
      <style:text-properties style:text-line-through-style="none" fo:font-family="Arial" style:font-style-name="Bold" style:font-family-generic="swiss" fo:font-size="16pt" fo:font-style="normal" style:text-underline-style="none" fo:font-weight="bold"/>
    </style:style>
    <style:style style:name="P6" style:family="paragraph">
      <style:text-properties style:font-name="Arial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text-align="start"/>
      <style:text-properties style:text-line-through-style="none" fo:font-family="Arial" style:font-style-name="Bold" style:font-family-generic="swiss" fo:font-size="15pt" fo:font-style="normal" style:text-underline-style="none" fo:font-weight="bold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Arial"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Tot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1" table:number-columns-repeated="1021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 table:formula="of:=[Aggregates.H1] / 100" office:value-type="percentage" office:value="0.024">
            <text:p>2.4%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>
            <text:p>Projected Total Seroprev:</text:p>
          </table:table-cell>
          <table:table-cell table:style-name="ce7" table:formula="of:=[Aggregates.I1] / 100" office:value-type="percentage" office:value="0.046">
            <text:p>4.6%</text:p>
          </table:table-cell>
          <table:table-cell table:number-columns-repeated="1021"/>
        </table:table-row>
        <table:table-row table:style-name="ro2">
          <table:table-cell table:style-name="ce1" table:number-columns-repeated="2"/>
          <table:table-cell table:style-name="ce6" table:formula="of:=[Aggregates.J1] / 100" office:value-type="percentage" office:value="0.182">
            <text:p>18.2%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K1]" office:value-type="float" office:value="2415">
            <text:p>2415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Projected Total Mortality:</text:p>
          </table:table-cell>
          <table:table-cell table:style-name="ce9" table:formula="of:=[Aggregates.L1]" office:value-type="float" office:value="4519">
            <text:p>4519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M1]" office:value-type="float" office:value="10873">
            <text:p>10873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As Of Date:</text:p>
          </table:table-cell>
          <table:table-cell table:style-name="ce10" table:formula="of:=MAX([ResultsData.B1:.B1000])" office:value-type="date" office:date-value="2020-10-27">
            <text:p>2020-10-27</text:p>
          </table:table-cell>
          <table:table-cell table:style-name="ce1" table:number-columns-repeated="1021"/>
        </table:table-row>
        <table:table-row table:style-name="ro2" table:number-rows-repeated="2">
          <table:table-cell table:style-name="ce2" table:number-columns-repeated="2"/>
          <table:table-cell table:style-name="ce11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>
          <table:table-cell table:style-name="ce2"/>
          <table:table-cell table:style-name="ce4"/>
          <table:table-cell table:style-name="ce13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4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3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ansmission" table:style-name="ta1" table:print="false">
        <office:forms form:automatic-focus="false" form:apply-design-mode="false">
          <form:form form:name="DoublingTime" form:apply-filter="true" form:command-type="table" form:control-implementation="ooo:com.sun.star.form.component.Form" office:target-frame="" xlink:href="" xlink:type="simple">
            <form:textarea form:name="REffBaseline" form:control-implementation="ooo:com.sun.star.form.component.TextField" xml:id="control1" form:id="control1" form:readonly="true" form:convert-empty-to-null="true" form:linked-cell="Transmission.B5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REffLowerBound" form:control-implementation="ooo:com.sun.star.form.component.TextField" xml:id="control2" form:id="control2" form:readonly="true" form:convert-empty-to-null="true" form:linked-cell="Transmission.B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 form:name="DoublingTime" form:control-implementation="ooo:com.sun.star.form.component.TextField" xml:id="control3" form:id="control3" form:readonly="true" form:convert-empty-to-null="true" form:linked-cell="Transmission.B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</form:form>
        </office:forms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>
            <draw:frame table:end-cell-address="Transmission.P35" table:end-x="0.8894in" table:end-y="0.1563in" draw:z-index="0" draw:style-name="gr1" draw:text-style-name="P1" svg:width="13.335in" svg:height="5.8575in" svg:x="0.0004in" svg:y="0.1665in">
              <draw:object draw:notify-on-update-of-ranges="ResultsData.B1:ResultsData.B1000 ResultsData.Q1:ResultsData.Q1000 ResultsData.R1:ResultsData.R1000 ResultsData.S1:ResultsData.S100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/>
          <table:table-cell table:formula="of:=IF([$Aggregates.$G1] = 1; &quot;unstable&quot;; CONCATENATE([$Aggregates.$E1]; &quot; days&quot;))" office:value-type="string" office:string-value="unstable">
            <text:p>unstable</text:p>
          </table:table-cell>
          <table:table-cell table:number-columns-repeated="10"/>
        </table:table-row>
        <table:table-row table:style-name="ro1">
          <table:table-cell/>
          <table:table-cell table:formula="of:=CONCATENATE(&quot;(&quot;; [$Aggregates.A1]; &quot; - &quot;; [$Aggregates.C1]; &quot;)&quot;)" office:value-type="string" office:string-value="(1.01 - 1.12)">
            <text:p>(1.01 - 1.12)</text:p>
          </table:table-cell>
          <table:table-cell table:number-columns-repeated="6"/>
          <table:table-cell>
            <draw:frame table:end-cell-address="Transmission.J5" table:end-x="0.5378in" table:end-y="0.0843in" draw:z-index="1" draw:style-name="gr2" draw:text-style-name="P2" svg:width="0.6256in" svg:height="0.1992in" svg:x="0.8012in" svg:y="0.063in">
              <draw:text-box>
                <text:p><text:span text:style-name="T1">Low</text:span></text:p>
              </draw:text-box>
            </draw:frame>
          </table:table-cell>
          <table:table-cell/>
          <table:table-cell>
            <draw:frame table:end-cell-address="Transmission.L5" table:end-x="0.0504in" table:end-y="0.1047in" draw:z-index="2" draw:style-name="gr3" draw:text-style-name="P2" svg:width="0.8669in" svg:height="0.2197in" svg:x="0.0724in" svg:y="0.063in">
              <draw:text-box>
                <text:p><text:span text:style-name="T1">Baseline</text:span></text:p>
              </draw:text-box>
            </draw:frame>
          </table:table-cell>
          <table:table-cell>
            <draw:frame table:end-cell-address="Transmission.M5" table:end-x="0.3402in" table:end-y="0.0839in" draw:z-index="3" draw:style-name="gr4" draw:text-style-name="P2" svg:width="0.8449in" svg:height="0.1988in" svg:x="0.3843in" svg:y="0.063in">
              <draw:text-box>
                <text:p><text:span text:style-name="T1">High</text:span></text:p>
              </draw:text-box>
            </draw:frame>
          </table:table-cell>
        </table:table-row>
        <table:table-row table:style-name="ro1">
          <table:table-cell/>
          <table:table-cell table:style-name="ce15" table:formula="of:=[$Aggregates.$B1]" office:value-type="float" office:value="1.03">
            <text:p>1.03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>
            <draw:rect table:end-cell-address="Transmission.G13" table:end-x="0.8457in" table:end-y="0.1453in" draw:z-index="6" draw:style-name="gr5" draw:text-style-name="P1" svg:width="3.2047in" svg:height="1.1193in" svg:x="0.3079in" svg:y="0.0929in">
              <text:p/>
            </draw:rect>
          </table:table-cell>
          <table:table-cell table:number-columns-repeated="8"/>
        </table:table-row>
        <table:table-row table:style-name="ro1">
          <table:table-cell table:number-columns-repeated="3"/>
          <table:table-cell>
            <draw:frame table:end-cell-address="Transmission.F10" table:end-x="0.1441in" table:end-y="0.0535in" draw:z-index="8" draw:style-name="gr6" draw:text-style-name="P3" svg:width="1.4835in" svg:height="0.2929in" svg:x="0.4386in" svg:y="0.1161in">
              <draw:text-box>
                <text:p><text:span text:style-name="T2">Current R-eff:</text:span></text:p>
              </draw:text-box>
            </draw:frame>
          </table:table-cell>
          <table:table-cell/>
          <table:table-cell>
            <draw:control table:end-cell-address="Transmission.G10" table:end-x="0.8343in" table:end-y="0.0213in" draw:z-index="4" draw:style-name="gr7" draw:text-style-name="P4" svg:width="0.9551in" svg:height="0.2091in" svg:x="0.7681in" svg:y="0.1677in" draw:control="control2"/>
            <draw:control table:end-cell-address="Transmission.F10" table:end-x="0.713in" table:end-y="0.0114in" draw:z-index="7" draw:style-name="gr7" draw:text-style-name="P5" svg:width="0.5161in" svg:height="0.2512in" svg:x="0.1969in" svg:y="0.1157in" draw:control="control1"/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>
            <draw:frame table:end-cell-address="Transmission.F12" table:end-x="0.1642in" table:end-y="0.1547in" draw:z-index="9" draw:style-name="gr8" draw:text-style-name="P6" svg:width="1.4839in" svg:height="0.2717in" svg:x="0.4583in" svg:y="0.0606in">
              <draw:text-box>
                <text:p><text:span text:style-name="T3">Doubling Time:</text:span></text:p>
              </draw:text-box>
            </draw:frame>
          </table:table-cell>
          <table:table-cell/>
          <table:table-cell>
            <draw:control table:end-cell-address="Transmission.G12" table:end-x="0.2862in" table:end-y="0.1362in" draw:z-index="5" draw:style-name="gr7" draw:text-style-name="P7" svg:width="0.9657in" svg:height="0.2823in" svg:x="0.2094in" svg:y="0.0315in" draw:control="control3"/>
          </table:table-cell>
          <table:table-cell table:number-columns-repeated="6"/>
        </table:table-row>
      </table:table>
      <table:table table:name="REff" table:style-name="ta1" table:print="false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>
            <draw:frame table:end-cell-address="REff.P35" table:end-x="0.8563in" table:end-y="0.1465in" draw:z-index="0" draw:style-name="gr1" draw:text-style-name="P1" svg:width="13.3024in" svg:height="5.8358in" svg:x="0in" svg:y="0.0004in">
              <draw:object draw:notify-on-update-of-ranges="ResultsData.B35:ResultsData.B1000 ResultsData.AA35:ResultsData.AA1000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</table:table>
      <table:table table:name="Hospitalizations" table:style-name="ta1" table:print="false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>
            <draw:frame table:end-cell-address="Hospitalizations.P35" table:end-x="0.8783in" table:end-y="0.1571in" draw:z-index="0" draw:style-name="gr1" draw:text-style-name="P1" svg:width="13.3287in" svg:height="5.839in" svg:x="0.8846in" svg:y="0.0079in">
              <draw:object draw:notify-on-update-of-ranges="ResultsData.B35:ResultsData.B1000 ResultsData.H35:ResultsData.H100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</table:table>
      <table:table table:name="TestPositivity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>
            <draw:frame table:end-cell-address="TestPositivity.P35" table:end-x="0.8673in" table:end-y="0.1571in" draw:z-index="0" draw:style-name="gr1" draw:text-style-name="P1" svg:width="13.3067in" svg:height="5.8571in" svg:x="0.0067in" svg:y="0.1677in">
              <draw:object draw:notify-on-update-of-ranges="ResultsData.B35:ResultsData.B1000 ResultsData.J35:ResultsData.J1000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</table:table>
      <table:table table:name="TestCapacity" table:style-name="ta1" table:print="false">
        <table:table-column table:style-name="co1" table:default-cell-style-name="Default"/>
        <table:table-row table:style-name="ro1">
          <table:table-cell/>
        </table:table-row>
        <table:table-row table:style-name="ro1">
          <table:table-cell>
            <draw:frame table:end-cell-address="TestCapacity.P35" table:end-x="0.8783in" table:end-y="0.1362in" draw:z-index="0" draw:style-name="gr1" draw:text-style-name="P1" svg:width="13.3287in" svg:height="5.8283in" svg:x="0.8846in" svg:y="0.1756in">
              <draw:object draw:notify-on-update-of-ranges="ResultsData.B35:ResultsData.B1000 ResultsData.I35:ResultsData.I1000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</table:table-row>
      </table:table>
      <table:table table:name="ResultsData" table:style-name="ta1" table:print="false">
        <table:table-column table:style-name="co4" table:default-cell-style-name="Default"/>
        <table:table-column table:style-name="co5" table:default-cell-style-name="ce16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3" table:number-columns-repeated="3" table:default-cell-style-name="Default"/>
        <table:table-column table:style-name="co4" table:number-columns-repeated="3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3" table:default-cell-style-name="Default"/>
        <table:table-column table:style-name="co17" table:number-columns-repeated="3" table:default-cell-style-name="Default"/>
        <table:table-column table:style-name="co14" table:number-columns-repeated="3" table:default-cell-style-name="Default"/>
        <table:table-row table:style-name="ro1">
          <table:table-cell office:value-type="float" office:value="-34">
            <text:p>-34</text:p>
          </table:table-cell>
          <table:table-cell office:value-type="date" office:date-value="2020-03-12">
            <text:p>03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417">
            <text:p>1417</text:p>
          </table:table-cell>
          <table:table-cell office:value-type="float" office:value="1889">
            <text:p>1889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3">
            <text:p>-33</text:p>
          </table:table-cell>
          <table:table-cell office:value-type="date" office:date-value="2020-03-13">
            <text:p>03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562">
            <text:p>1562</text:p>
          </table:table-cell>
          <table:table-cell office:value-type="float" office:value="2083">
            <text:p>208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2">
            <text:p>-32</text:p>
          </table:table-cell>
          <table:table-cell office:value-type="date" office:date-value="2020-03-14">
            <text:p>03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1">
            <text:p>-31</text:p>
          </table:table-cell>
          <table:table-cell office:value-type="date" office:date-value="2020-03-15">
            <text:p>03/1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00">
            <text:p>130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0">
            <text:p>-30</text:p>
          </table:table-cell>
          <table:table-cell office:value-type="date" office:date-value="2020-03-16">
            <text:p>03/1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775">
            <text:p>17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9">
            <text:p>-29</text:p>
          </table:table-cell>
          <table:table-cell office:value-type="date" office:date-value="2020-03-17">
            <text:p>03/1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725">
            <text:p>172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8">
            <text:p>-28</text:p>
          </table:table-cell>
          <table:table-cell office:value-type="date" office:date-value="2020-03-18">
            <text:p>03/1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7">
            <text:p>-27</text:p>
          </table:table-cell>
          <table:table-cell office:value-type="date" office:date-value="2020-03-19">
            <text:p>03/1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20">
            <text:p>122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6">
            <text:p>-26</text:p>
          </table:table-cell>
          <table:table-cell office:value-type="date" office:date-value="2020-03-20">
            <text:p>03/2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5">
            <text:p>-25</text:p>
          </table:table-cell>
          <table:table-cell office:value-type="date" office:date-value="2020-03-21">
            <text:p>03/2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80">
            <text:p>1180</text:p>
          </table:table-cell>
          <table:table-cell office:value-type="float" office:value="1562">
            <text:p>1562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4">
            <text:p>-24</text:p>
          </table:table-cell>
          <table:table-cell office:value-type="date" office:date-value="2020-03-22">
            <text:p>03/2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00">
            <text:p>110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3">
            <text:p>-23</text:p>
          </table:table-cell>
          <table:table-cell office:value-type="date" office:date-value="2020-03-23">
            <text:p>03/2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525">
            <text:p>15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2">
            <text:p>-22</text:p>
          </table:table-cell>
          <table:table-cell office:value-type="date" office:date-value="2020-03-24">
            <text:p>03/2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1">
            <text:p>-21</text:p>
          </table:table-cell>
          <table:table-cell office:value-type="date" office:date-value="2020-03-25">
            <text:p>03/2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475">
            <text:p>147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0">
            <text:p>-20</text:p>
          </table:table-cell>
          <table:table-cell office:value-type="date" office:date-value="2020-03-26">
            <text:p>03/2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375">
            <text:p>13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9">
            <text:p>-19</text:p>
          </table:table-cell>
          <table:table-cell office:value-type="date" office:date-value="2020-03-27">
            <text:p>03/2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375">
            <text:p>1375</text:p>
          </table:table-cell>
          <table:table-cell office:value-type="float" office:value="2033">
            <text:p>20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8">
            <text:p>-18</text:p>
          </table:table-cell>
          <table:table-cell office:value-type="date" office:date-value="2020-03-28">
            <text:p>03/2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80">
            <text:p>980</text:p>
          </table:table-cell>
          <table:table-cell office:value-type="float" office:value="1260">
            <text:p>1260</text:p>
          </table:table-cell>
          <table:table-cell office:value-type="float" office:value="2100">
            <text:p>21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7">
            <text:p>-17</text:p>
          </table:table-cell>
          <table:table-cell office:value-type="date" office:date-value="2020-03-29">
            <text:p>03/2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967">
            <text:p>19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6">
            <text:p>-16</text:p>
          </table:table-cell>
          <table:table-cell office:value-type="date" office:date-value="2020-03-30">
            <text:p>03/3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5">
            <text:p>-15</text:p>
          </table:table-cell>
          <table:table-cell office:value-type="date" office:date-value="2020-03-31">
            <text:p>03/3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300">
            <text:p>130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4">
            <text:p>-14</text:p>
          </table:table-cell>
          <table:table-cell office:value-type="date" office:date-value="2020-04-01">
            <text:p>04/0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25">
            <text:p>1225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3">
            <text:p>-13</text:p>
          </table:table-cell>
          <table:table-cell office:value-type="date" office:date-value="2020-04-02">
            <text:p>04/0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2">
            <text:p>-12</text:p>
          </table:table-cell>
          <table:table-cell office:value-type="date" office:date-value="2020-04-03">
            <text:p>04/0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1">
            <text:p>-11</text:p>
          </table:table-cell>
          <table:table-cell office:value-type="date" office:date-value="2020-04-04">
            <text:p>04/0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50">
            <text:p>125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0">
            <text:p>-10</text:p>
          </table:table-cell>
          <table:table-cell office:value-type="date" office:date-value="2020-04-05">
            <text:p>04/0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00">
            <text:p>1200</text:p>
          </table:table-cell>
          <table:table-cell office:value-type="float" office:value="1633">
            <text:p>16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9">
            <text:p>-9</text:p>
          </table:table-cell>
          <table:table-cell office:value-type="date" office:date-value="2020-04-06">
            <text:p>04/0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840">
            <text:p>84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8">
            <text:p>-8</text:p>
          </table:table-cell>
          <table:table-cell office:value-type="date" office:date-value="2020-04-07">
            <text:p>04/0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760">
            <text:p>760</text:p>
          </table:table-cell>
          <table:table-cell office:value-type="float" office:value="1267">
            <text:p>1267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7">
            <text:p>-7</text:p>
          </table:table-cell>
          <table:table-cell office:value-type="date" office:date-value="2020-04-08">
            <text:p>04/0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33">
            <text:p>1033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6">
            <text:p>-6</text:p>
          </table:table-cell>
          <table:table-cell office:value-type="date" office:date-value="2020-04-09">
            <text:p>04/0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7">
            <text:p>967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5">
            <text:p>-5</text:p>
          </table:table-cell>
          <table:table-cell office:value-type="date" office:date-value="2020-04-10">
            <text:p>04/1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1040">
            <text:p>1040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4">
            <text:p>-4</text:p>
          </table:table-cell>
          <table:table-cell office:value-type="date" office:date-value="2020-04-11">
            <text:p>04/1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20">
            <text:p>520</text:p>
          </table:table-cell>
          <table:table-cell office:value-type="float" office:value="950">
            <text:p>950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">
            <text:p>-3</text:p>
          </table:table-cell>
          <table:table-cell office:value-type="date" office:date-value="2020-04-12">
            <text:p>04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00">
            <text:p>1000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">
            <text:p>-2</text:p>
          </table:table-cell>
          <table:table-cell office:value-type="date" office:date-value="2020-04-13">
            <text:p>04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0">
            <text:p>960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date" office:date-value="2020-04-14">
            <text:p>04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840">
            <text:p>840</text:p>
          </table:table-cell>
          <table:table-cell office:value-type="float" office:value="1400">
            <text:p>14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date" office:date-value="2020-04-15">
            <text:p>04/15/20</text:p>
          </table:table-cell>
          <table:table-cell office:value-type="float" office:value="12">
            <text:p>12</text:p>
          </table:table-cell>
          <table:table-cell office:value-type="float" office:value="729">
            <text:p>729</text:p>
          </table:table-cell>
          <table:table-cell office:value-type="float" office:value="1501">
            <text:p>1501</text:p>
          </table:table-cell>
          <table:table-cell office:value-type="float" office:value="4.46">
            <text:p>4.46</text:p>
          </table:table-cell>
          <table:table-cell office:value-type="float" office:value="11.3333333333333">
            <text:p>11.3333333333</text:p>
          </table:table-cell>
          <table:table-cell office:value-type="float" office:value="801.666666666667">
            <text:p>801.6666666667</text:p>
          </table:table-cell>
          <table:table-cell office:value-type="float" office:value="1921.66666666667">
            <text:p>1921.6666666667</text:p>
          </table:table-cell>
          <table:table-cell office:value-type="float" office:value="4.77333333333333">
            <text:p>4.7733333333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55">
            <text:p>455</text:p>
          </table:table-cell>
          <table:table-cell office:value-type="float" office:value="744">
            <text:p>744</text:p>
          </table:table-cell>
          <table:table-cell office:value-type="float" office:value="1270">
            <text:p>1270</text:p>
          </table:table-cell>
          <table:table-cell office:value-type="float" office:value="-19.25">
            <text:p>-19.25</text:p>
          </table:table-cell>
          <table:table-cell office:value-type="float" office:value="-49">
            <text:p>-49</text:p>
          </table:table-cell>
          <table:table-cell office:value-type="float" office:value="-117">
            <text:p>-117</text:p>
          </table:table-cell>
          <table:table-cell office:value-type="float" office:value="-0.0423076923076923">
            <text:p>-0.0423076923</text:p>
          </table:table-cell>
          <table:table-cell office:value-type="float" office:value="-0.0658602150537634">
            <text:p>-0.0658602151</text:p>
          </table:table-cell>
          <table:table-cell office:value-type="float" office:value="-0.0921259842519685">
            <text:p>-0.0921259843</text:p>
          </table:table-cell>
          <table:table-cell office:value-type="float" office:value="0.855431360946746">
            <text:p>0.8554313609</text:p>
          </table:table-cell>
          <table:table-cell office:value-type="float" office:value="0.777990880448607">
            <text:p>0.7779908804</text:p>
          </table:table-cell>
          <table:table-cell office:value-type="float" office:value="0.694193961187922">
            <text:p>0.6941939612</text:p>
          </table:table-cell>
          <table:table-cell office:value-type="float" office:value="-16.0344083110986">
            <text:p>-16.0344083111</text:p>
          </table:table-cell>
          <table:table-cell office:value-type="float" office:value="-10.174011873681">
            <text:p>-10.1740118737</text:p>
          </table:table-cell>
          <table:table-cell office:value-type="float" office:value="-7.17174986870228">
            <text:p>-7.171749868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date" office:date-value="2020-04-16">
            <text:p>04/16/20</text:p>
          </table:table-cell>
          <table:table-cell office:value-type="float" office:value="8">
            <text:p>8</text:p>
          </table:table-cell>
          <table:table-cell office:value-type="float" office:value="847">
            <text:p>847</text:p>
          </table:table-cell>
          <table:table-cell office:value-type="float" office:value="1163">
            <text:p>1163</text:p>
          </table:table-cell>
          <table:table-cell office:value-type="float" office:value="6.28">
            <text:p>6.28</text:p>
          </table:table-cell>
          <table:table-cell office:value-type="float" office:value="12.5">
            <text:p>12.5</text:p>
          </table:table-cell>
          <table:table-cell office:value-type="float" office:value="788.25">
            <text:p>788.25</text:p>
          </table:table-cell>
          <table:table-cell office:value-type="float" office:value="2019">
            <text:p>2019</text:p>
          </table:table-cell>
          <table:table-cell office:value-type="float" office:value="4.3475">
            <text:p>4.3475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72">
            <text:p>472</text:p>
          </table:table-cell>
          <table:table-cell office:value-type="float" office:value="762">
            <text:p>762</text:p>
          </table:table-cell>
          <table:table-cell office:value-type="float" office:value="1105">
            <text:p>1105</text:p>
          </table:table-cell>
          <table:table-cell office:value-type="float" office:value="5.8">
            <text:p>5.8</text:p>
          </table:table-cell>
          <table:table-cell office:value-type="float" office:value="19.8">
            <text:p>19.8</text:p>
          </table:table-cell>
          <table:table-cell office:value-type="float" office:value="-11.2">
            <text:p>-11.2</text:p>
          </table:table-cell>
          <table:table-cell office:value-type="float" office:value="0.0122881355932203">
            <text:p>0.0122881356</text:p>
          </table:table-cell>
          <table:table-cell office:value-type="float" office:value="0.0259842519685039">
            <text:p>0.025984252</text:p>
          </table:table-cell>
          <table:table-cell office:value-type="float" office:value="-0.0101357466063348">
            <text:p>-0.0101357466</text:p>
          </table:table-cell>
          <table:table-cell office:value-type="float" office:value="1.04330443119793">
            <text:p>1.0433044312</text:p>
          </table:table-cell>
          <table:table-cell office:value-type="float" office:value="1.09226823733647">
            <text:p>1.0922682373</text:p>
          </table:table-cell>
          <table:table-cell office:value-type="float" office:value="0.964726244261993">
            <text:p>0.9647262443</text:p>
          </table:table-cell>
          <table:table-cell office:value-type="float" office:value="0">
            <text:p>0</text:p>
          </table:table-cell>
          <table:table-cell office:value-type="float" office:value="27.0207560874867">
            <text:p>27.02075608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date" office:date-value="2020-04-17">
            <text:p>04/17/20</text:p>
          </table:table-cell>
          <table:table-cell office:value-type="float" office:value="14">
            <text:p>14</text:p>
          </table:table-cell>
          <table:table-cell office:value-type="float" office:value="829">
            <text:p>829</text:p>
          </table:table-cell>
          <table:table-cell office:value-type="float" office:value="3101">
            <text:p>3101</text:p>
          </table:table-cell>
          <table:table-cell office:value-type="float" office:value="3.58">
            <text:p>3.58</text:p>
          </table:table-cell>
          <table:table-cell office:value-type="float" office:value="13.4">
            <text:p>13.4</text:p>
          </table:table-cell>
          <table:table-cell office:value-type="float" office:value="792.8">
            <text:p>792.8</text:p>
          </table:table-cell>
          <table:table-cell office:value-type="float" office:value="2105.6">
            <text:p>2105.6</text:p>
          </table:table-cell>
          <table:table-cell office:value-type="float" office:value="4.146">
            <text:p>4.1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2">
            <text:p>62</text:p>
          </table:table-cell>
          <table:table-cell office:value-type="float" office:value="395">
            <text:p>395</text:p>
          </table:table-cell>
          <table:table-cell office:value-type="float" office:value="700">
            <text:p>700</text:p>
          </table:table-cell>
          <table:table-cell office:value-type="float" office:value="1051">
            <text:p>1051</text:p>
          </table:table-cell>
          <table:table-cell office:value-type="float" office:value="18.3333333333333">
            <text:p>18.3333333333</text:p>
          </table:table-cell>
          <table:table-cell office:value-type="float" office:value="-18.6666666666667">
            <text:p>-18.6666666667</text:p>
          </table:table-cell>
          <table:table-cell office:value-type="float" office:value="-46">
            <text:p>-46</text:p>
          </table:table-cell>
          <table:table-cell office:value-type="float" office:value="0.0464135021097046">
            <text:p>0.0464135021</text:p>
          </table:table-cell>
          <table:table-cell office:value-type="float" office:value="-0.0266666666666667">
            <text:p>-0.0266666667</text:p>
          </table:table-cell>
          <table:table-cell office:value-type="float" office:value="-0.043767840152236">
            <text:p>-0.0437678402</text:p>
          </table:table-cell>
          <table:table-cell office:value-type="float" office:value="1.16666951521302">
            <text:p>1.1666695152</text:p>
          </table:table-cell>
          <table:table-cell office:value-type="float" office:value="0.908060444444444">
            <text:p>0.9080604444</text:p>
          </table:table-cell>
          <table:table-cell office:value-type="float" office:value="0.850567182177094">
            <text:p>0.8505671822</text:p>
          </table:table-cell>
          <table:table-cell office:value-type="float" office:value="15.2781241588512">
            <text:p>15.2781241589</text:p>
          </table:table-cell>
          <table:table-cell office:value-type="float" office:value="-25.6448844623887">
            <text:p>-25.6448844624</text:p>
          </table:table-cell>
          <table:table-cell office:value-type="float" office:value="-15.4877476059112">
            <text:p>-15.487747605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date" office:date-value="2020-04-18">
            <text:p>04/18/20</text:p>
          </table:table-cell>
          <table:table-cell office:value-type="float" office:value="16">
            <text:p>16</text:p>
          </table:table-cell>
          <table:table-cell office:value-type="float" office:value="748">
            <text:p>748</text:p>
          </table:table-cell>
          <table:table-cell office:value-type="float" office:value="2311">
            <text:p>2311</text:p>
          </table:table-cell>
          <table:table-cell office:value-type="float" office:value="3.07">
            <text:p>3.07</text:p>
          </table:table-cell>
          <table:table-cell office:value-type="float" office:value="13">
            <text:p>13</text:p>
          </table:table-cell>
          <table:table-cell office:value-type="float" office:value="815.4">
            <text:p>815.4</text:p>
          </table:table-cell>
          <table:table-cell office:value-type="float" office:value="2146.2">
            <text:p>2146.2</text:p>
          </table:table-cell>
          <table:table-cell office:value-type="float" office:value="4.052">
            <text:p>4.05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05">
            <text:p>105</text:p>
          </table:table-cell>
          <table:table-cell office:value-type="float" office:value="81">
            <text:p>81</text:p>
          </table:table-cell>
          <table:table-cell office:value-type="float" office:value="358">
            <text:p>358</text:p>
          </table:table-cell>
          <table:table-cell office:value-type="float" office:value="640">
            <text:p>640</text:p>
          </table:table-cell>
          <table:table-cell office:value-type="float" office:value="912">
            <text:p>912</text:p>
          </table:table-cell>
          <table:table-cell office:value-type="float" office:value="5">
            <text:p>5</text:p>
          </table:table-cell>
          <table:table-cell office:value-type="float" office:value="-37.8571428571429">
            <text:p>-37.8571428571</text:p>
          </table:table-cell>
          <table:table-cell office:value-type="float" office:value="-41.7142857142857">
            <text:p>-41.7142857143</text:p>
          </table:table-cell>
          <table:table-cell office:value-type="float" office:value="0.0139664804469274">
            <text:p>0.0139664804</text:p>
          </table:table-cell>
          <table:table-cell office:value-type="float" office:value="-0.0591517857142857">
            <text:p>-0.0591517857</text:p>
          </table:table-cell>
          <table:table-cell office:value-type="float" office:value="-0.0457393483709273">
            <text:p>-0.0457393484</text:p>
          </table:table-cell>
          <table:table-cell office:value-type="float" office:value="1.04926500421335">
            <text:p>1.0492650042</text:p>
          </table:table-cell>
          <table:table-cell office:value-type="float" office:value="0.79982666015625">
            <text:p>0.7998266602</text:p>
          </table:table-cell>
          <table:table-cell office:value-type="float" office:value="0.844012773160973">
            <text:p>0.8440127732</text:p>
          </table:table-cell>
          <table:table-cell office:value-type="float" office:value="0">
            <text:p>0</text:p>
          </table:table-cell>
          <table:table-cell office:value-type="float" office:value="-11.3680154891342">
            <text:p>-11.3680154891</text:p>
          </table:table-cell>
          <table:table-cell office:value-type="float" office:value="-14.8050084739802">
            <text:p>-14.80500847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date" office:date-value="2020-04-19">
            <text:p>04/19/20</text:p>
          </table:table-cell>
          <table:table-cell office:value-type="float" office:value="17">
            <text:p>17</text:p>
          </table:table-cell>
          <table:table-cell office:value-type="float" office:value="811">
            <text:p>811</text:p>
          </table:table-cell>
          <table:table-cell office:value-type="float" office:value="2452">
            <text:p>2452</text:p>
          </table:table-cell>
          <table:table-cell office:value-type="float" office:value="3.34">
            <text:p>3.34</text:p>
          </table:table-cell>
          <table:table-cell office:value-type="float" office:value="14.2">
            <text:p>14.2</text:p>
          </table:table-cell>
          <table:table-cell office:value-type="float" office:value="811">
            <text:p>811</text:p>
          </table:table-cell>
          <table:table-cell office:value-type="float" office:value="2312.6">
            <text:p>2312.6</text:p>
          </table:table-cell>
          <table:table-cell office:value-type="float" office:value="3.938">
            <text:p>3.9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4">
            <text:p>54</text:p>
          </table:table-cell>
          <table:table-cell office:value-type="float" office:value="378">
            <text:p>378</text:p>
          </table:table-cell>
          <table:table-cell office:value-type="float" office:value="637">
            <text:p>637</text:p>
          </table:table-cell>
          <table:table-cell office:value-type="float" office:value="917">
            <text:p>917</text:p>
          </table:table-cell>
          <table:table-cell office:value-type="float" office:value="7.375">
            <text:p>7.375</text:p>
          </table:table-cell>
          <table:table-cell office:value-type="float" office:value="13">
            <text:p>13</text:p>
          </table:table-cell>
          <table:table-cell office:value-type="float" office:value="-59.75">
            <text:p>-59.75</text:p>
          </table:table-cell>
          <table:table-cell office:value-type="float" office:value="0.019510582010582">
            <text:p>0.019510582</text:p>
          </table:table-cell>
          <table:table-cell office:value-type="float" office:value="0.0204081632653061">
            <text:p>0.0204081633</text:p>
          </table:table-cell>
          <table:table-cell office:value-type="float" office:value="-0.0651581243184297">
            <text:p>-0.0651581243</text:p>
          </table:table-cell>
          <table:table-cell office:value-type="float" office:value="1.0690331361454">
            <text:p>1.0690331361</text:p>
          </table:table-cell>
          <table:table-cell office:value-type="float" office:value="1.07224489795918">
            <text:p>1.072244898</text:p>
          </table:table-cell>
          <table:table-cell office:value-type="float" office:value="0.7802679039683">
            <text:p>0.780267904</text:p>
          </table:table-cell>
          <table:table-cell office:value-type="float" office:value="0">
            <text:p>0</text:p>
          </table:table-cell>
          <table:table-cell office:value-type="float" office:value="34.3096184915206">
            <text:p>34.3096184915</text:p>
          </table:table-cell>
          <table:table-cell office:value-type="float" office:value="-10.2874588984251">
            <text:p>-10.287458898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date" office:date-value="2020-04-20">
            <text:p>04/20/20</text:p>
          </table:table-cell>
          <table:table-cell office:value-type="float" office:value="10">
            <text:p>10</text:p>
          </table:table-cell>
          <table:table-cell office:value-type="float" office:value="842">
            <text:p>842</text:p>
          </table:table-cell>
          <table:table-cell office:value-type="float" office:value="1704">
            <text:p>1704</text:p>
          </table:table-cell>
          <table:table-cell office:value-type="float" office:value="3.99">
            <text:p>3.99</text:p>
          </table:table-cell>
          <table:table-cell office:value-type="float" office:value="13.8">
            <text:p>13.8</text:p>
          </table:table-cell>
          <table:table-cell office:value-type="float" office:value="815.2">
            <text:p>815.2</text:p>
          </table:table-cell>
          <table:table-cell office:value-type="float" office:value="2222.4">
            <text:p>2222.4</text:p>
          </table:table-cell>
          <table:table-cell office:value-type="float" office:value="3.75">
            <text:p>3.75</text:p>
          </table:table-cell>
          <table:table-cell table:number-columns-repeated="3"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20">
            <text:p>120</text:p>
          </table:table-cell>
          <table:table-cell office:value-type="float" office:value="62">
            <text:p>62</text:p>
          </table:table-cell>
          <table:table-cell office:value-type="float" office:value="472">
            <text:p>472</text:p>
          </table:table-cell>
          <table:table-cell office:value-type="float" office:value="720">
            <text:p>720</text:p>
          </table:table-cell>
          <table:table-cell office:value-type="float" office:value="1112">
            <text:p>1112</text:p>
          </table:table-cell>
          <table:table-cell office:value-type="float" office:value="-23.5">
            <text:p>-23.5</text:p>
          </table:table-cell>
          <table:table-cell office:value-type="float" office:value="-10.375">
            <text:p>-10.375</text:p>
          </table:table-cell>
          <table:table-cell office:value-type="float" office:value="-38.5">
            <text:p>-38.5</text:p>
          </table:table-cell>
          <table:table-cell office:value-type="float" office:value="-0.0497881355932203">
            <text:p>-0.0497881356</text:p>
          </table:table-cell>
          <table:table-cell office:value-type="float" office:value="-0.0144097222222222">
            <text:p>-0.0144097222</text:p>
          </table:table-cell>
          <table:table-cell office:value-type="float" office:value="-0.0346223021582734">
            <text:p>-0.0346223022</text:p>
          </table:table-cell>
          <table:table-cell office:value-type="float" office:value="0.830600087977593">
            <text:p>0.830600088</text:p>
          </table:table-cell>
          <table:table-cell office:value-type="float" office:value="0.949972946807485">
            <text:p>0.9499729468</text:p>
          </table:table-cell>
          <table:table-cell office:value-type="float" office:value="0.881171401907251">
            <text:p>0.8811714019</text:p>
          </table:table-cell>
          <table:table-cell office:value-type="float" office:value="-13.5724114621122">
            <text:p>-13.5724114621</text:p>
          </table:table-cell>
          <table:table-cell office:value-type="float" office:value="0">
            <text:p>0</text:p>
          </table:table-cell>
          <table:table-cell office:value-type="float" office:value="-19.6716421822111">
            <text:p>-19.671642182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date" office:date-value="2020-04-21">
            <text:p>04/21/20</text:p>
          </table:table-cell>
          <table:table-cell office:value-type="float" office:value="14">
            <text:p>14</text:p>
          </table:table-cell>
          <table:table-cell office:value-type="float" office:value="825">
            <text:p>825</text:p>
          </table:table-cell>
          <table:table-cell office:value-type="float" office:value="1995">
            <text:p>1995</text:p>
          </table:table-cell>
          <table:table-cell office:value-type="float" office:value="5.71">
            <text:p>5.71</text:p>
          </table:table-cell>
          <table:table-cell office:value-type="float" office:value="13.4">
            <text:p>13.4</text:p>
          </table:table-cell>
          <table:table-cell office:value-type="float" office:value="841">
            <text:p>841</text:p>
          </table:table-cell>
          <table:table-cell office:value-type="float" office:value="2297.8">
            <text:p>2297.8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86">
            <text:p>86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395">
            <text:p>395</text:p>
          </table:table-cell>
          <table:table-cell office:value-type="float" office:value="669">
            <text:p>669</text:p>
          </table:table-cell>
          <table:table-cell office:value-type="float" office:value="1042">
            <text:p>1042</text:p>
          </table:table-cell>
          <table:table-cell office:value-type="float" office:value="-7.125">
            <text:p>-7.125</text:p>
          </table:table-cell>
          <table:table-cell office:value-type="float" office:value="-13.5">
            <text:p>-13.5</text:p>
          </table:table-cell>
          <table:table-cell office:value-type="float" office:value="-24.75">
            <text:p>-24.75</text:p>
          </table:table-cell>
          <table:table-cell office:value-type="float" office:value="-0.0180379746835443">
            <text:p>-0.0180379747</text:p>
          </table:table-cell>
          <table:table-cell office:value-type="float" office:value="-0.0201793721973094">
            <text:p>-0.0201793722</text:p>
          </table:table-cell>
          <table:table-cell office:value-type="float" office:value="-0.0237523992322457">
            <text:p>-0.0237523992</text:p>
          </table:table-cell>
          <table:table-cell office:value-type="float" office:value="0.937504810927736">
            <text:p>0.9375048109</text:p>
          </table:table-cell>
          <table:table-cell office:value-type="float" office:value="0.930170323151481">
            <text:p>0.9301703232</text:p>
          </table:table-cell>
          <table:table-cell office:value-type="float" office:value="0.917972388566945">
            <text:p>0.9179723886</text:p>
          </table:table-cell>
          <table:table-cell office:value-type="float" office:value="0">
            <text:p>0</text:p>
          </table:table-cell>
          <table:table-cell office:value-type="float" office:value="-34.0015425047964">
            <text:p>-34.0015425048</text:p>
          </table:table-cell>
          <table:table-cell office:value-type="float" office:value="-28.8342343241982">
            <text:p>-28.834234324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date" office:date-value="2020-04-22">
            <text:p>04/22/20</text:p>
          </table:table-cell>
          <table:table-cell office:value-type="float" office:value="12">
            <text:p>12</text:p>
          </table:table-cell>
          <table:table-cell office:value-type="float" office:value="850">
            <text:p>850</text:p>
          </table:table-cell>
          <table:table-cell office:value-type="float" office:value="2650">
            <text:p>2650</text:p>
          </table:table-cell>
          <table:table-cell office:value-type="float" office:value="2.64">
            <text:p>2.64</text:p>
          </table:table-cell>
          <table:table-cell office:value-type="float" office:value="12.2">
            <text:p>12.2</text:p>
          </table:table-cell>
          <table:table-cell office:value-type="float" office:value="858.6">
            <text:p>858.6</text:p>
          </table:table-cell>
          <table:table-cell office:value-type="float" office:value="2379.6">
            <text:p>2379.6</text:p>
          </table:table-cell>
          <table:table-cell office:value-type="float" office:value="4.024">
            <text:p>4.024</text:p>
          </table:table-cell>
          <table:table-cell table:number-columns-repeated="3" office:value-type="float" office:value="2">
            <text:p>2</text:p>
          </table:table-cell>
          <table:table-cell office:value-type="float" office:value="79">
            <text:p>79</text:p>
          </table:table-cell>
          <table:table-cell table:number-columns-repeated="2" office:value-type="float" office:value="104">
            <text:p>104</text:p>
          </table:table-cell>
          <table:table-cell office:value-type="float" office:value="344">
            <text:p>344</text:p>
          </table:table-cell>
          <table:table-cell office:value-type="float" office:value="614">
            <text:p>614</text:p>
          </table:table-cell>
          <table:table-cell office:value-type="float" office:value="901">
            <text:p>901</text:p>
          </table:table-cell>
          <table:table-cell office:value-type="float" office:value="10.75">
            <text:p>10.75</text:p>
          </table:table-cell>
          <table:table-cell office:value-type="float" office:value="6">
            <text:p>6</text:p>
          </table:table-cell>
          <table:table-cell office:value-type="float" office:value="-25">
            <text:p>-25</text:p>
          </table:table-cell>
          <table:table-cell office:value-type="float" office:value="0.03125">
            <text:p>0.03125</text:p>
          </table:table-cell>
          <table:table-cell office:value-type="float" office:value="0.00977198697068404">
            <text:p>0.009771987</text:p>
          </table:table-cell>
          <table:table-cell office:value-type="float" office:value="-0.0277469478357381">
            <text:p>-0.0277469478</text:p>
          </table:table-cell>
          <table:table-cell office:value-type="float" office:value="1.1112890625">
            <text:p>1.1112890625</text:p>
          </table:table-cell>
          <table:table-cell office:value-type="float" office:value="1.03438911818693">
            <text:p>1.0343891182</text:p>
          </table:table-cell>
          <table:table-cell office:value-type="float" office:value="0.904394673078747">
            <text:p>0.9043946731</text:p>
          </table:table-cell>
          <table:table-cell office:value-type="float" office:value="22.5255059555446">
            <text:p>22.5255059555</text:p>
          </table:table-cell>
          <table:table-cell office:value-type="float" office:value="0">
            <text:p>0</text:p>
          </table:table-cell>
          <table:table-cell office:value-type="float" office:value="-24.6328254365465">
            <text:p>-24.632825436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date" office:date-value="2020-04-23">
            <text:p>04/23/20</text:p>
          </table:table-cell>
          <table:table-cell office:value-type="float" office:value="14">
            <text:p>14</text:p>
          </table:table-cell>
          <table:table-cell office:value-type="float" office:value="877">
            <text:p>877</text:p>
          </table:table-cell>
          <table:table-cell office:value-type="float" office:value="2688">
            <text:p>2688</text:p>
          </table:table-cell>
          <table:table-cell office:value-type="float" office:value="4.32">
            <text:p>4.32</text:p>
          </table:table-cell>
          <table:table-cell office:value-type="float" office:value="12.6">
            <text:p>12.6</text:p>
          </table:table-cell>
          <table:table-cell office:value-type="float" office:value="875.6">
            <text:p>875.6</text:p>
          </table:table-cell>
          <table:table-cell office:value-type="float" office:value="2548.8">
            <text:p>2548.8</text:p>
          </table:table-cell>
          <table:table-cell office:value-type="float" office:value="3.696">
            <text:p>3.696</text:p>
          </table:table-cell>
          <table:table-cell table:number-columns-repeated="3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2" office:value-type="float" office:value="105">
            <text:p>105</text:p>
          </table:table-cell>
          <table:table-cell office:value-type="float" office:value="363">
            <text:p>363</text:p>
          </table:table-cell>
          <table:table-cell office:value-type="float" office:value="648">
            <text:p>648</text:p>
          </table:table-cell>
          <table:table-cell office:value-type="float" office:value="945">
            <text:p>945</text:p>
          </table:table-cell>
          <table:table-cell office:value-type="float" office:value="17.375">
            <text:p>17.375</text:p>
          </table:table-cell>
          <table:table-cell office:value-type="float" office:value="22.125">
            <text:p>22.125</text:p>
          </table:table-cell>
          <table:table-cell office:value-type="float" office:value="11.5">
            <text:p>11.5</text:p>
          </table:table-cell>
          <table:table-cell office:value-type="float" office:value="0.0478650137741047">
            <text:p>0.0478650138</text:p>
          </table:table-cell>
          <table:table-cell office:value-type="float" office:value="0.0341435185185185">
            <text:p>0.0341435185</text:p>
          </table:table-cell>
          <table:table-cell office:value-type="float" office:value="0.0121693121693122">
            <text:p>0.0121693122</text:p>
          </table:table-cell>
          <table:table-cell office:value-type="float" office:value="1.17201802491481">
            <text:p>1.1720180249</text:p>
          </table:table-cell>
          <table:table-cell office:value-type="float" office:value="1.12178724333419">
            <text:p>1.1217872433</text:p>
          </table:table-cell>
          <table:table-cell office:value-type="float" office:value="1.04288285322359">
            <text:p>1.0428828532</text:p>
          </table:table-cell>
          <table:table-cell office:value-type="float" office:value="14.8251637633268">
            <text:p>14.8251637633</text:p>
          </table:table-cell>
          <table:table-cell office:value-type="float" office:value="20.6456229518032">
            <text:p>20.64562295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date" office:date-value="2020-04-24">
            <text:p>04/24/20</text:p>
          </table:table-cell>
          <table:table-cell office:value-type="float" office:value="11">
            <text:p>11</text:p>
          </table:table-cell>
          <table:table-cell office:value-type="float" office:value="899">
            <text:p>899</text:p>
          </table:table-cell>
          <table:table-cell office:value-type="float" office:value="2861">
            <text:p>2861</text:p>
          </table:table-cell>
          <table:table-cell office:value-type="float" office:value="3.46">
            <text:p>3.46</text:p>
          </table:table-cell>
          <table:table-cell office:value-type="float" office:value="11.8">
            <text:p>11.8</text:p>
          </table:table-cell>
          <table:table-cell office:value-type="float" office:value="896.8">
            <text:p>896.8</text:p>
          </table:table-cell>
          <table:table-cell office:value-type="float" office:value="2690.6">
            <text:p>2690.6</text:p>
          </table:table-cell>
          <table:table-cell office:value-type="float" office:value="2.976">
            <text:p>2.976</text:p>
          </table:table-cell>
          <table:table-cell table:number-columns-repeated="3"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float" office:value="158">
            <text:p>158</text:p>
          </table:table-cell>
          <table:table-cell office:value-type="float" office:value="85">
            <text:p>85</text:p>
          </table:table-cell>
          <table:table-cell office:value-type="float" office:value="445">
            <text:p>445</text:p>
          </table:table-cell>
          <table:table-cell office:value-type="float" office:value="710">
            <text:p>710</text:p>
          </table:table-cell>
          <table:table-cell office:value-type="float" office:value="1174">
            <text:p>1174</text:p>
          </table:table-cell>
          <table:table-cell office:value-type="float" office:value="-20.75">
            <text:p>-20.75</text:p>
          </table:table-cell>
          <table:table-cell office:value-type="float" office:value="2.25">
            <text:p>2.25</text:p>
          </table:table-cell>
          <table:table-cell office:value-type="float" office:value="-42.25">
            <text:p>-42.25</text:p>
          </table:table-cell>
          <table:table-cell office:value-type="float" office:value="-0.0466292134831461">
            <text:p>-0.0466292135</text:p>
          </table:table-cell>
          <table:table-cell office:value-type="float" office:value="0.00316901408450704">
            <text:p>0.0031690141</text:p>
          </table:table-cell>
          <table:table-cell office:value-type="float" office:value="-0.0359880749574106">
            <text:p>-0.035988075</text:p>
          </table:table-cell>
          <table:table-cell office:value-type="float" office:value="0.8410593485671">
            <text:p>0.8410593486</text:p>
          </table:table-cell>
          <table:table-cell office:value-type="float" office:value="1.0111112328903">
            <text:p>1.0111112329</text:p>
          </table:table-cell>
          <table:table-cell office:value-type="float" office:value="0.876580215065778">
            <text:p>0.8765802151</text:p>
          </table:table-cell>
          <table:table-cell office:value-type="float" office:value="-14.5157523999938">
            <text:p>-14.5157524</text:p>
          </table:table-cell>
          <table:table-cell office:value-type="float" office:value="0">
            <text:p>0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date" office:date-value="2020-04-25">
            <text:p>04/25/20</text:p>
          </table:table-cell>
          <table:table-cell office:value-type="float" office:value="12">
            <text:p>12</text:p>
          </table:table-cell>
          <table:table-cell office:value-type="float" office:value="927">
            <text:p>927</text:p>
          </table:table-cell>
          <table:table-cell office:value-type="float" office:value="2550">
            <text:p>2550</text:p>
          </table:table-cell>
          <table:table-cell office:value-type="float" office:value="2.35">
            <text:p>2.35</text:p>
          </table:table-cell>
          <table:table-cell office:value-type="float" office:value="11">
            <text:p>11</text:p>
          </table:table-cell>
          <table:table-cell office:value-type="float" office:value="922">
            <text:p>922</text:p>
          </table:table-cell>
          <table:table-cell office:value-type="float" office:value="2584.6">
            <text:p>2584.6</text:p>
          </table:table-cell>
          <table:table-cell office:value-type="float" office:value="3.232">
            <text:p>3.232</text:p>
          </table:table-cell>
          <table:table-cell table:number-columns-repeated="3" office:value-type="float" office:value="2">
            <text:p>2</text:p>
          </table:table-cell>
          <table:table-cell office:value-type="float" office:value="91">
            <text:p>91</text:p>
          </table:table-cell>
          <table:table-cell office:value-type="float" office:value="165">
            <text:p>165</text:p>
          </table:table-cell>
          <table:table-cell office:value-type="float" office:value="91">
            <text:p>91</text:p>
          </table:table-cell>
          <table:table-cell office:value-type="float" office:value="368">
            <text:p>368</text:p>
          </table:table-cell>
          <table:table-cell office:value-type="float" office:value="630">
            <text:p>630</text:p>
          </table:table-cell>
          <table:table-cell office:value-type="float" office:value="969">
            <text:p>969</text:p>
          </table:table-cell>
          <table:table-cell office:value-type="float" office:value="-7.75">
            <text:p>-7.75</text:p>
          </table:table-cell>
          <table:table-cell office:value-type="float" office:value="-35.625">
            <text:p>-35.625</text:p>
          </table:table-cell>
          <table:table-cell office:value-type="float" office:value="17.5">
            <text:p>17.5</text:p>
          </table:table-cell>
          <table:table-cell office:value-type="float" office:value="-0.0210597826086957">
            <text:p>-0.0210597826</text:p>
          </table:table-cell>
          <table:table-cell office:value-type="float" office:value="-0.056547619047619">
            <text:p>-0.056547619</text:p>
          </table:table-cell>
          <table:table-cell office:value-type="float" office:value="0.0180598555211558">
            <text:p>0.0180598555</text:p>
          </table:table-cell>
          <table:table-cell office:value-type="float" office:value="0.927160049178875">
            <text:p>0.9271600492</text:p>
          </table:table-cell>
          <table:table-cell office:value-type="float" office:value="0.808350694444445">
            <text:p>0.8083506944</text:p>
          </table:table-cell>
          <table:table-cell office:value-type="float" office:value="1.06384876475168">
            <text:p>1.0638487648</text:p>
          </table:table-cell>
          <table:table-cell office:value-type="float" office:value="-32.5655082496928">
            <text:p>-32.5655082497</text:p>
          </table:table-cell>
          <table:table-cell office:value-type="float" office:value="-11.9078249603386">
            <text:p>-11.9078249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date" office:date-value="2020-04-26">
            <text:p>04/26/20</text:p>
          </table:table-cell>
          <table:table-cell office:value-type="float" office:value="10">
            <text:p>10</text:p>
          </table:table-cell>
          <table:table-cell office:value-type="float" office:value="931">
            <text:p>931</text:p>
          </table:table-cell>
          <table:table-cell office:value-type="float" office:value="2704">
            <text:p>2704</text:p>
          </table:table-cell>
          <table:table-cell office:value-type="float" office:value="2.11">
            <text:p>2.11</text:p>
          </table:table-cell>
          <table:table-cell office:value-type="float" office:value="10.4">
            <text:p>10.4</text:p>
          </table:table-cell>
          <table:table-cell office:value-type="float" office:value="943.2">
            <text:p>943.2</text:p>
          </table:table-cell>
          <table:table-cell office:value-type="float" office:value="2356.4">
            <text:p>2356.4</text:p>
          </table:table-cell>
          <table:table-cell office:value-type="float" office:value="3.222">
            <text:p>3.222</text:p>
          </table:table-cell>
          <table:table-cell table:number-columns-repeated="3"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163">
            <text:p>163</text:p>
          </table:table-cell>
          <table:table-cell office:value-type="float" office:value="88">
            <text:p>88</text:p>
          </table:table-cell>
          <table:table-cell office:value-type="float" office:value="344">
            <text:p>344</text:p>
          </table:table-cell>
          <table:table-cell office:value-type="float" office:value="582">
            <text:p>582</text:p>
          </table:table-cell>
          <table:table-cell office:value-type="float" office:value="978">
            <text:p>978</text:p>
          </table:table-cell>
          <table:table-cell office:value-type="float" office:value="10.75">
            <text:p>10.75</text:p>
          </table:table-cell>
          <table:table-cell office:value-type="float" office:value="-10.375">
            <text:p>-10.375</text:p>
          </table:table-cell>
          <table:table-cell office:value-type="float" office:value="2.875">
            <text:p>2.875</text:p>
          </table:table-cell>
          <table:table-cell office:value-type="float" office:value="0.03125">
            <text:p>0.03125</text:p>
          </table:table-cell>
          <table:table-cell office:value-type="float" office:value="-0.0178264604810997">
            <text:p>-0.0178264605</text:p>
          </table:table-cell>
          <table:table-cell office:value-type="float" office:value="0.00293967280163599">
            <text:p>0.0029396728</text:p>
          </table:table-cell>
          <table:table-cell office:value-type="float" office:value="1.1112890625">
            <text:p>1.1112890625</text:p>
          </table:table-cell>
          <table:table-cell office:value-type="float" office:value="0.938230242394988">
            <text:p>0.9382302424</text:p>
          </table:table-cell>
          <table:table-cell office:value-type="float" office:value="1.01030579249104">
            <text:p>1.0103057925</text:p>
          </table:table-cell>
          <table:table-cell office:value-type="float" office:value="22.5255059555446">
            <text:p>22.52550595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date" office:date-value="2020-04-27">
            <text:p>04/27/20</text:p>
          </table:table-cell>
          <table:table-cell office:value-type="float" office:value="8">
            <text:p>8</text:p>
          </table:table-cell>
          <table:table-cell office:value-type="float" office:value="976">
            <text:p>976</text:p>
          </table:table-cell>
          <table:table-cell office:value-type="float" office:value="2120">
            <text:p>2120</text:p>
          </table:table-cell>
          <table:table-cell office:value-type="float" office:value="3.92">
            <text:p>3.92</text:p>
          </table:table-cell>
          <table:table-cell office:value-type="float" office:value="10">
            <text:p>10</text:p>
          </table:table-cell>
          <table:table-cell office:value-type="float" office:value="963">
            <text:p>963</text:p>
          </table:table-cell>
          <table:table-cell office:value-type="float" office:value="2409.8">
            <text:p>2409.8</text:p>
          </table:table-cell>
          <table:table-cell office:value-type="float" office:value="3.028">
            <text:p>3.028</text:p>
          </table:table-cell>
          <table:table-cell table:number-columns-repeated="3"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165">
            <text:p>165</text:p>
          </table:table-cell>
          <table:table-cell office:value-type="float" office:value="363">
            <text:p>363</text:p>
          </table:table-cell>
          <table:table-cell office:value-type="float" office:value="607">
            <text:p>607</text:p>
          </table:table-cell>
          <table:table-cell office:value-type="float" office:value="979">
            <text:p>979</text:p>
          </table:table-cell>
          <table:table-cell office:value-type="float" office:value="17.375">
            <text:p>17.375</text:p>
          </table:table-cell>
          <table:table-cell office:value-type="float" office:value="-7">
            <text:p>-7</text:p>
          </table:table-cell>
          <table:table-cell office:value-type="float" office:value="-6.125">
            <text:p>-6.125</text:p>
          </table:table-cell>
          <table:table-cell office:value-type="float" office:value="0.0478650137741047">
            <text:p>0.0478650138</text:p>
          </table:table-cell>
          <table:table-cell office:value-type="float" office:value="-0.0115321252059308">
            <text:p>-0.0115321252</text:p>
          </table:table-cell>
          <table:table-cell office:value-type="float" office:value="-0.00625638406537283">
            <text:p>-0.0062563841</text:p>
          </table:table-cell>
          <table:table-cell office:value-type="float" office:value="1.17201802491481">
            <text:p>1.1720180249</text:p>
          </table:table-cell>
          <table:table-cell office:value-type="float" office:value="0.959898222006302">
            <text:p>0.959898222</text:p>
          </table:table-cell>
          <table:table-cell office:value-type="float" office:value="0.978179374760679">
            <text:p>0.9781793748</text:p>
          </table:table-cell>
          <table:table-cell office:value-type="float" office:value="14.8251637633268">
            <text:p>14.82516376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date" office:date-value="2020-04-28">
            <text:p>04/28/20</text:p>
          </table:table-cell>
          <table:table-cell office:value-type="float" office:value="11">
            <text:p>11</text:p>
          </table:table-cell>
          <table:table-cell office:value-type="float" office:value="983">
            <text:p>983</text:p>
          </table:table-cell>
          <table:table-cell office:value-type="float" office:value="1547">
            <text:p>1547</text:p>
          </table:table-cell>
          <table:table-cell office:value-type="float" office:value="4.27">
            <text:p>4.27</text:p>
          </table:table-cell>
          <table:table-cell office:value-type="float" office:value="10">
            <text:p>10</text:p>
          </table:table-cell>
          <table:table-cell office:value-type="float" office:value="974.2">
            <text:p>974.2</text:p>
          </table:table-cell>
          <table:table-cell office:value-type="float" office:value="2430">
            <text:p>2430</text:p>
          </table:table-cell>
          <table:table-cell office:value-type="float" office:value="2.92">
            <text:p>2.9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59">
            <text:p>159</text:p>
          </table:table-cell>
          <table:table-cell office:value-type="float" office:value="81">
            <text:p>81</text:p>
          </table:table-cell>
          <table:table-cell office:value-type="float" office:value="296">
            <text:p>296</text:p>
          </table:table-cell>
          <table:table-cell office:value-type="float" office:value="601">
            <text:p>601</text:p>
          </table:table-cell>
          <table:table-cell office:value-type="float" office:value="1174">
            <text:p>1174</text:p>
          </table:table-cell>
          <table:table-cell office:value-type="float" office:value="-55.125">
            <text:p>-55.125</text:p>
          </table:table-cell>
          <table:table-cell office:value-type="float" office:value="-66.75">
            <text:p>-66.75</text:p>
          </table:table-cell>
          <table:table-cell office:value-type="float" office:value="-42.25">
            <text:p>-42.25</text:p>
          </table:table-cell>
          <table:table-cell office:value-type="float" office:value="-0.186233108108108">
            <text:p>-0.1862331081</text:p>
          </table:table-cell>
          <table:table-cell office:value-type="float" office:value="-0.111064891846922">
            <text:p>-0.1110648918</text:p>
          </table:table-cell>
          <table:table-cell office:value-type="float" office:value="-0.0359880749574106">
            <text:p>-0.035988075</text:p>
          </table:table-cell>
          <table:table-cell office:value-type="float" office:value="0.41616235191061">
            <text:p>0.4161623519</text:p>
          </table:table-cell>
          <table:table-cell office:value-type="float" office:value="0.635450282529672">
            <text:p>0.6354502825</text:p>
          </table:table-cell>
          <table:table-cell office:value-type="float" office:value="0.876580215065778">
            <text:p>0.8765802151</text:p>
          </table:table-cell>
          <table:table-cell office:value-type="float" office:value="-3.36346426271354">
            <text:p>-3.3634642627</text:p>
          </table:table-cell>
          <table:table-cell office:value-type="float" office:value="-5.88754825050403">
            <text:p>-5.8875482505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date" office:date-value="2020-04-29">
            <text:p>04/29/20</text:p>
          </table:table-cell>
          <table:table-cell office:value-type="float" office:value="9">
            <text:p>9</text:p>
          </table:table-cell>
          <table:table-cell office:value-type="float" office:value="998">
            <text:p>998</text:p>
          </table:table-cell>
          <table:table-cell office:value-type="float" office:value="3128">
            <text:p>3128</text:p>
          </table:table-cell>
          <table:table-cell office:value-type="float" office:value="2.49">
            <text:p>2.49</text:p>
          </table:table-cell>
          <table:table-cell office:value-type="float" office:value="10.2">
            <text:p>10.2</text:p>
          </table:table-cell>
          <table:table-cell office:value-type="float" office:value="989.6">
            <text:p>989.6</text:p>
          </table:table-cell>
          <table:table-cell office:value-type="float" office:value="2565.2">
            <text:p>2565.2</text:p>
          </table:table-cell>
          <table:table-cell office:value-type="float" office:value="3.018">
            <text:p>3.018</text:p>
          </table:table-cell>
          <table:table-cell table:number-columns-repeated="3" office:value-type="float" office:value="2">
            <text:p>2</text:p>
          </table:table-cell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82">
            <text:p>82</text:p>
          </table:table-cell>
          <table:table-cell office:value-type="float" office:value="260">
            <text:p>260</text:p>
          </table:table-cell>
          <table:table-cell office:value-type="float" office:value="576">
            <text:p>576</text:p>
          </table:table-cell>
          <table:table-cell office:value-type="float" office:value="969">
            <text:p>969</text:p>
          </table:table-cell>
          <table:table-cell office:value-type="float" office:value="-26.125">
            <text:p>-26.125</text:p>
          </table:table-cell>
          <table:table-cell office:value-type="float" office:value="-46.25">
            <text:p>-46.25</text:p>
          </table:table-cell>
          <table:table-cell office:value-type="float" office:value="17.5">
            <text:p>17.5</text:p>
          </table:table-cell>
          <table:table-cell office:value-type="float" office:value="-0.100480769230769">
            <text:p>-0.1004807692</text:p>
          </table:table-cell>
          <table:table-cell office:value-type="float" office:value="-0.0802951388888889">
            <text:p>-0.0802951389</text:p>
          </table:table-cell>
          <table:table-cell office:value-type="float" office:value="0.0180598555211558">
            <text:p>0.0180598555</text:p>
          </table:table-cell>
          <table:table-cell office:value-type="float" office:value="0.668106222263314">
            <text:p>0.6681062223</text:p>
          </table:table-cell>
          <table:table-cell office:value-type="float" office:value="0.731603740174093">
            <text:p>0.7316037402</text:p>
          </table:table-cell>
          <table:table-cell office:value-type="float" office:value="1.06384876475168">
            <text:p>1.0638487648</text:p>
          </table:table-cell>
          <table:table-cell office:value-type="float" office:value="-6.54561769514681">
            <text:p>-6.5456176951</text:p>
          </table:table-cell>
          <table:table-cell office:value-type="float" office:value="-8.28108458440697">
            <text:p>-8.28108458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date" office:date-value="2020-04-30">
            <text:p>04/30/20</text:p>
          </table:table-cell>
          <table:table-cell office:value-type="float" office:value="12">
            <text:p>12</text:p>
          </table:table-cell>
          <table:table-cell office:value-type="float" office:value="983">
            <text:p>983</text:p>
          </table:table-cell>
          <table:table-cell office:value-type="float" office:value="2651">
            <text:p>2651</text:p>
          </table:table-cell>
          <table:table-cell office:value-type="float" office:value="1.81">
            <text:p>1.81</text:p>
          </table:table-cell>
          <table:table-cell office:value-type="float" office:value="11">
            <text:p>11</text:p>
          </table:table-cell>
          <table:table-cell office:value-type="float" office:value="995.4">
            <text:p>995.4</text:p>
          </table:table-cell>
          <table:table-cell office:value-type="float" office:value="2785.2">
            <text:p>2785.2</text:p>
          </table:table-cell>
          <table:table-cell office:value-type="float" office:value="2.724">
            <text:p>2.724</text:p>
          </table:table-cell>
          <table:table-cell table:number-columns-repeated="3"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107">
            <text:p>107</text:p>
          </table:table-cell>
          <table:table-cell office:value-type="float" office:value="74">
            <text:p>74</text:p>
          </table:table-cell>
          <table:table-cell office:value-type="float" office:value="260">
            <text:p>260</text:p>
          </table:table-cell>
          <table:table-cell office:value-type="float" office:value="532">
            <text:p>532</text:p>
          </table:table-cell>
          <table:table-cell office:value-type="float" office:value="978">
            <text:p>978</text:p>
          </table:table-cell>
          <table:table-cell office:value-type="float" office:value="-31.5">
            <text:p>-31.5</text:p>
          </table:table-cell>
          <table:table-cell office:value-type="float" office:value="4">
            <text:p>4</text:p>
          </table:table-cell>
          <table:table-cell office:value-type="float" office:value="2.875">
            <text:p>2.875</text:p>
          </table:table-cell>
          <table:table-cell office:value-type="float" office:value="-0.121153846153846">
            <text:p>-0.1211538462</text:p>
          </table:table-cell>
          <table:table-cell office:value-type="float" office:value="0.0075187969924812">
            <text:p>0.007518797</text:p>
          </table:table-cell>
          <table:table-cell office:value-type="float" office:value="0.00293967280163599">
            <text:p>0.0029396728</text:p>
          </table:table-cell>
          <table:table-cell office:value-type="float" office:value="0.604730917159763">
            <text:p>0.6047309172</text:p>
          </table:table-cell>
          <table:table-cell office:value-type="float" office:value="1.02642659279778">
            <text:p>1.0264265928</text:p>
          </table:table-cell>
          <table:table-cell office:value-type="float" office:value="1.01030579249104">
            <text:p>1.0103057925</text:p>
          </table:table-cell>
          <table:table-cell office:value-type="float" office:value="-5.36718357417129">
            <text:p>-5.367183574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date" office:date-value="2020-05-01">
            <text:p>05/01/20</text:p>
          </table:table-cell>
          <table:table-cell office:value-type="float" office:value="11">
            <text:p>11</text:p>
          </table:table-cell>
          <table:table-cell office:value-type="float" office:value="1008">
            <text:p>1008</text:p>
          </table:table-cell>
          <table:table-cell office:value-type="float" office:value="3380">
            <text:p>3380</text:p>
          </table:table-cell>
          <table:table-cell office:value-type="float" office:value="2.6">
            <text:p>2.6</text:p>
          </table:table-cell>
          <table:table-cell office:value-type="float" office:value="9.8">
            <text:p>9.8</text:p>
          </table:table-cell>
          <table:table-cell office:value-type="float" office:value="1004.2">
            <text:p>1004.2</text:p>
          </table:table-cell>
          <table:table-cell office:value-type="float" office:value="2967.6">
            <text:p>2967.6</text:p>
          </table:table-cell>
          <table:table-cell office:value-type="float" office:value="2.326">
            <text:p>2.326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166">
            <text:p>166</text:p>
          </table:table-cell>
          <table:table-cell office:value-type="float" office:value="78">
            <text:p>78</text:p>
          </table:table-cell>
          <table:table-cell office:value-type="float" office:value="328">
            <text:p>328</text:p>
          </table:table-cell>
          <table:table-cell office:value-type="float" office:value="578">
            <text:p>578</text:p>
          </table:table-cell>
          <table:table-cell office:value-type="float" office:value="1329">
            <text:p>1329</text:p>
          </table:table-cell>
          <table:table-cell office:value-type="float" office:value="-23.375">
            <text:p>-23.375</text:p>
          </table:table-cell>
          <table:table-cell office:value-type="float" office:value="-13.375">
            <text:p>-13.375</text:p>
          </table:table-cell>
          <table:table-cell office:value-type="float" office:value="-0.5">
            <text:p>-0.5</text:p>
          </table:table-cell>
          <table:table-cell office:value-type="float" office:value="-0.071265243902439">
            <text:p>-0.0712652439</text:p>
          </table:table-cell>
          <table:table-cell office:value-type="float" office:value="-0.0231401384083045">
            <text:p>-0.0231401384</text:p>
          </table:table-cell>
          <table:table-cell office:value-type="float" office:value="-0.000376222723852521">
            <text:p>-0.0003762227</text:p>
          </table:table-cell>
          <table:table-cell office:value-type="float" office:value="0.760525966918873">
            <text:p>0.7605259669</text:p>
          </table:table-cell>
          <table:table-cell office:value-type="float" office:value="0.920059028941823">
            <text:p>0.9200590289</text:p>
          </table:table-cell>
          <table:table-cell office:value-type="float" office:value="0.998683497891851">
            <text:p>0.9986834979</text:p>
          </table:table-cell>
          <table:table-cell office:value-type="float" office:value="-9.37545685768524">
            <text:p>-9.3754568577</text:p>
          </table:table-cell>
          <table:table-cell office:value-type="float" office:value="-29.6063971054529">
            <text:p>-29.60639710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date" office:date-value="2020-05-02">
            <text:p>05/02/20</text:p>
          </table:table-cell>
          <table:table-cell office:value-type="float" office:value="12">
            <text:p>12</text:p>
          </table:table-cell>
          <table:table-cell office:value-type="float" office:value="1005">
            <text:p>1005</text:p>
          </table:table-cell>
          <table:table-cell office:value-type="float" office:value="3220">
            <text:p>3220</text:p>
          </table:table-cell>
          <table:table-cell office:value-type="float" office:value="2.45">
            <text:p>2.45</text:p>
          </table:table-cell>
          <table:table-cell office:value-type="float" office:value="10.2">
            <text:p>10.2</text:p>
          </table:table-cell>
          <table:table-cell office:value-type="float" office:value="1001">
            <text:p>1001</text:p>
          </table:table-cell>
          <table:table-cell office:value-type="float" office:value="2731.6">
            <text:p>2731.6</text:p>
          </table:table-cell>
          <table:table-cell office:value-type="float" office:value="2.208">
            <text:p>2.20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38">
            <text:p>238</text:p>
          </table:table-cell>
          <table:table-cell office:value-type="float" office:value="467">
            <text:p>467</text:p>
          </table:table-cell>
          <table:table-cell office:value-type="float" office:value="1116">
            <text:p>1116</text:p>
          </table:table-cell>
          <table:table-cell office:value-type="float" office:value="-24.5">
            <text:p>-24.5</text:p>
          </table:table-cell>
          <table:table-cell office:value-type="float" office:value="-30.625">
            <text:p>-30.625</text:p>
          </table:table-cell>
          <table:table-cell office:value-type="float" office:value="-26.625">
            <text:p>-26.625</text:p>
          </table:table-cell>
          <table:table-cell office:value-type="float" office:value="-0.102941176470588">
            <text:p>-0.1029411765</text:p>
          </table:table-cell>
          <table:table-cell office:value-type="float" office:value="-0.0655781584582441">
            <text:p>-0.0655781585</text:p>
          </table:table-cell>
          <table:table-cell office:value-type="float" office:value="-0.0238575268817204">
            <text:p>-0.0238575269</text:p>
          </table:table-cell>
          <table:table-cell office:value-type="float" office:value="0.660475778546713">
            <text:p>0.6604757785</text:p>
          </table:table-cell>
          <table:table-cell office:value-type="float" office:value="0.778905415335024">
            <text:p>0.7789054153</text:p>
          </table:table-cell>
          <table:table-cell office:value-type="float" office:value="0.917614251828246">
            <text:p>0.9176142518</text:p>
          </table:table-cell>
          <table:table-cell office:value-type="float" office:value="-6.38058246087523">
            <text:p>-6.3805824609</text:p>
          </table:table-cell>
          <table:table-cell office:value-type="float" office:value="-10.2192960625574">
            <text:p>-10.2192960626</text:p>
          </table:table-cell>
          <table:table-cell office:value-type="float" office:value="-28.7056374190904">
            <text:p>-28.705637419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date" office:date-value="2020-05-03">
            <text:p>05/03/20</text:p>
          </table:table-cell>
          <table:table-cell office:value-type="float" office:value="5">
            <text:p>5</text:p>
          </table:table-cell>
          <table:table-cell office:value-type="float" office:value="1027">
            <text:p>1027</text:p>
          </table:table-cell>
          <table:table-cell office:value-type="float" office:value="2459">
            <text:p>2459</text:p>
          </table:table-cell>
          <table:table-cell office:value-type="float" office:value="2.28">
            <text:p>2.28</text:p>
          </table:table-cell>
          <table:table-cell office:value-type="float" office:value="10.2">
            <text:p>10.2</text:p>
          </table:table-cell>
          <table:table-cell office:value-type="float" office:value="997.2">
            <text:p>997.2</text:p>
          </table:table-cell>
          <table:table-cell office:value-type="float" office:value="2521.2">
            <text:p>2521.2</text:p>
          </table:table-cell>
          <table:table-cell office:value-type="float" office:value="2.222">
            <text:p>2.22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17">
            <text:p>217</text:p>
          </table:table-cell>
          <table:table-cell office:value-type="float" office:value="438">
            <text:p>438</text:p>
          </table:table-cell>
          <table:table-cell office:value-type="float" office:value="978">
            <text:p>978</text:p>
          </table:table-cell>
          <table:table-cell office:value-type="float" office:value="-14.5">
            <text:p>-14.5</text:p>
          </table:table-cell>
          <table:table-cell office:value-type="float" office:value="-56.375">
            <text:p>-56.375</text:p>
          </table:table-cell>
          <table:table-cell office:value-type="float" office:value="-58.375">
            <text:p>-58.375</text:p>
          </table:table-cell>
          <table:table-cell office:value-type="float" office:value="-0.0668202764976959">
            <text:p>-0.0668202765</text:p>
          </table:table-cell>
          <table:table-cell office:value-type="float" office:value="-0.1287100456621">
            <text:p>-0.1287100457</text:p>
          </table:table-cell>
          <table:table-cell office:value-type="float" office:value="-0.0596881390593047">
            <text:p>-0.0596881391</text:p>
          </table:table-cell>
          <table:table-cell office:value-type="float" office:value="0.774880332986472">
            <text:p>0.774880333</text:p>
          </table:table-cell>
          <table:table-cell office:value-type="float" office:value="0.581984740857155">
            <text:p>0.5819847409</text:p>
          </table:table-cell>
          <table:table-cell office:value-type="float" office:value="0.798074354223385">
            <text:p>0.7980743542</text:p>
          </table:table-cell>
          <table:table-cell office:value-type="float" office:value="-10.0227381176559">
            <text:p>-10.0227381177</text:p>
          </table:table-cell>
          <table:table-cell office:value-type="float" office:value="-5.03080904196307">
            <text:p>-5.030809042</text:p>
          </table:table-cell>
          <table:table-cell office:value-type="float" office:value="-11.262684452061">
            <text:p>-11.262684452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date" office:date-value="2020-05-04">
            <text:p>05/04/20</text:p>
          </table:table-cell>
          <table:table-cell office:value-type="float" office:value="11">
            <text:p>11</text:p>
          </table:table-cell>
          <table:table-cell office:value-type="float" office:value="982">
            <text:p>982</text:p>
          </table:table-cell>
          <table:table-cell office:value-type="float" office:value="1948">
            <text:p>1948</text:p>
          </table:table-cell>
          <table:table-cell office:value-type="float" office:value="1.9">
            <text:p>1.9</text:p>
          </table:table-cell>
          <table:table-cell office:value-type="float" office:value="10">
            <text:p>10</text:p>
          </table:table-cell>
          <table:table-cell office:value-type="float" office:value="989.2">
            <text:p>989.2</text:p>
          </table:table-cell>
          <table:table-cell office:value-type="float" office:value="2480.8">
            <text:p>2480.8</text:p>
          </table:table-cell>
          <table:table-cell office:value-type="float" office:value="1.992">
            <text:p>1.992</text:p>
          </table:table-cell>
          <table:table-cell table:number-columns-repeated="3"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62">
            <text:p>162</text:p>
          </table:table-cell>
          <table:table-cell office:value-type="float" office:value="394">
            <text:p>394</text:p>
          </table:table-cell>
          <table:table-cell office:value-type="float" office:value="715">
            <text:p>715</text:p>
          </table:table-cell>
          <table:table-cell office:value-type="float" office:value="-14.5">
            <text:p>-14.5</text:p>
          </table:table-cell>
          <table:table-cell office:value-type="float" office:value="-11.75">
            <text:p>-11.75</text:p>
          </table:table-cell>
          <table:table-cell office:value-type="float" office:value="-47.5">
            <text:p>-47.5</text:p>
          </table:table-cell>
          <table:table-cell office:value-type="float" office:value="-0.0895061728395062">
            <text:p>-0.0895061728</text:p>
          </table:table-cell>
          <table:table-cell office:value-type="float" office:value="-0.0298223350253807">
            <text:p>-0.029822335</text:p>
          </table:table-cell>
          <table:table-cell office:value-type="float" office:value="-0.0664335664335664">
            <text:p>-0.0664335664</text:p>
          </table:table-cell>
          <table:table-cell office:value-type="float" office:value="0.702430650815425">
            <text:p>0.7024306508</text:p>
          </table:table-cell>
          <table:table-cell office:value-type="float" office:value="0.897364995877245">
            <text:p>0.8973649959</text:p>
          </table:table-cell>
          <table:table-cell office:value-type="float" office:value="0.77613281823072">
            <text:p>0.7761328182</text:p>
          </table:table-cell>
          <table:table-cell office:value-type="float" office:value="-7.39213806271842">
            <text:p>-7.3921380627</text:p>
          </table:table-cell>
          <table:table-cell office:value-type="float" office:value="-22.8942298896618">
            <text:p>-22.8942298897</text:p>
          </table:table-cell>
          <table:table-cell office:value-type="float" office:value="-10.0831451011881">
            <text:p>-10.083145101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date" office:date-value="2020-05-05">
            <text:p>05/05/20</text:p>
          </table:table-cell>
          <table:table-cell office:value-type="float" office:value="12">
            <text:p>12</text:p>
          </table:table-cell>
          <table:table-cell office:value-type="float" office:value="964">
            <text:p>964</text:p>
          </table:table-cell>
          <table:table-cell office:value-type="float" office:value="1599">
            <text:p>1599</text:p>
          </table:table-cell>
          <table:table-cell office:value-type="float" office:value="1.88">
            <text:p>1.88</text:p>
          </table:table-cell>
          <table:table-cell office:value-type="float" office:value="9.6">
            <text:p>9.6</text:p>
          </table:table-cell>
          <table:table-cell office:value-type="float" office:value="966.4">
            <text:p>966.4</text:p>
          </table:table-cell>
          <table:table-cell office:value-type="float" office:value="2897">
            <text:p>2897</text:p>
          </table:table-cell>
          <table:table-cell office:value-type="float" office:value="1.65">
            <text:p>1.65</text:p>
          </table:table-cell>
          <table:table-cell table:number-columns-repeated="3"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84">
            <text:p>84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411">
            <text:p>411</text:p>
          </table:table-cell>
          <table:table-cell office:value-type="float" office:value="963">
            <text:p>963</text:p>
          </table:table-cell>
          <table:table-cell office:value-type="float" office:value="-17.125">
            <text:p>-17.125</text:p>
          </table:table-cell>
          <table:table-cell office:value-type="float" office:value="-43.5">
            <text:p>-43.5</text:p>
          </table:table-cell>
          <table:table-cell office:value-type="float" office:value="-56.75">
            <text:p>-56.75</text:p>
          </table:table-cell>
          <table:table-cell office:value-type="float" office:value="-0.114166666666667">
            <text:p>-0.1141666667</text:p>
          </table:table-cell>
          <table:table-cell office:value-type="float" office:value="-0.105839416058394">
            <text:p>-0.1058394161</text:p>
          </table:table-cell>
          <table:table-cell office:value-type="float" office:value="-0.0589304257528557">
            <text:p>-0.0589304258</text:p>
          </table:table-cell>
          <table:table-cell office:value-type="float" office:value="0.625963361111111">
            <text:p>0.6259633611</text:p>
          </table:table-cell>
          <table:table-cell office:value-type="float" office:value="0.651517928499121">
            <text:p>0.6515179285</text:p>
          </table:table-cell>
          <table:table-cell office:value-type="float" office:value="0.800550188220654">
            <text:p>0.8005501882</text:p>
          </table:table-cell>
          <table:table-cell office:value-type="float" office:value="-5.71778797492699">
            <text:p>-5.7177879749</text:p>
          </table:table-cell>
          <table:table-cell office:value-type="float" office:value="-6.19601167351217">
            <text:p>-6.1960116735</text:p>
          </table:table-cell>
          <table:table-cell office:value-type="float" office:value="-11.4120457359419">
            <text:p>-11.412045735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date" office:date-value="2020-05-06">
            <text:p>05/06/20</text:p>
          </table:table-cell>
          <table:table-cell office:value-type="float" office:value="10">
            <text:p>10</text:p>
          </table:table-cell>
          <table:table-cell office:value-type="float" office:value="968">
            <text:p>968</text:p>
          </table:table-cell>
          <table:table-cell office:value-type="float" office:value="3178">
            <text:p>3178</text:p>
          </table:table-cell>
          <table:table-cell office:value-type="float" office:value="1.45">
            <text:p>1.45</text:p>
          </table:table-cell>
          <table:table-cell office:value-type="float" office:value="10.4">
            <text:p>10.4</text:p>
          </table:table-cell>
          <table:table-cell office:value-type="float" office:value="937.4">
            <text:p>937.4</text:p>
          </table:table-cell>
          <table:table-cell office:value-type="float" office:value="3409.6">
            <text:p>3409.6</text:p>
          </table:table-cell>
          <table:table-cell office:value-type="float" office:value="1.306">
            <text:p>1.3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4">
            <text:p>44</text:p>
          </table:table-cell>
          <table:table-cell office:value-type="float" office:value="79">
            <text:p>79</text:p>
          </table:table-cell>
          <table:table-cell office:value-type="float" office:value="142">
            <text:p>142</text:p>
          </table:table-cell>
          <table:table-cell office:value-type="float" office:value="346">
            <text:p>346</text:p>
          </table:table-cell>
          <table:table-cell office:value-type="float" office:value="558">
            <text:p>558</text:p>
          </table:table-cell>
          <table:table-cell office:value-type="float" office:value="-3.625">
            <text:p>-3.625</text:p>
          </table:table-cell>
          <table:table-cell office:value-type="float" office:value="-38.25">
            <text:p>-38.25</text:p>
          </table:table-cell>
          <table:table-cell office:value-type="float" office:value="-74.375">
            <text:p>-74.375</text:p>
          </table:table-cell>
          <table:table-cell office:value-type="float" office:value="-0.0255281690140845">
            <text:p>-0.025528169</text:p>
          </table:table-cell>
          <table:table-cell office:value-type="float" office:value="-0.110549132947977">
            <text:p>-0.1105491329</text:p>
          </table:table-cell>
          <table:table-cell office:value-type="float" office:value="-0.13328853046595">
            <text:p>-0.1332885305</text:p>
          </table:table-cell>
          <table:table-cell office:value-type="float" office:value="0.911928715780599">
            <text:p>0.9119287158</text:p>
          </table:table-cell>
          <table:table-cell office:value-type="float" office:value="0.637031411841358">
            <text:p>0.6370314118</text:p>
          </table:table-cell>
          <table:table-cell office:value-type="float" office:value="0.56831117478257">
            <text:p>0.5683111748</text:p>
          </table:table-cell>
          <table:table-cell office:value-type="float" office:value="-26.8041808898703">
            <text:p>-26.8041808899</text:p>
          </table:table-cell>
          <table:table-cell office:value-type="float" office:value="-5.91669829052611">
            <text:p>-5.9166982905</text:p>
          </table:table-cell>
          <table:table-cell office:value-type="float" office:value="-4.84551766758492">
            <text:p>-4.845517667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date" office:date-value="2020-05-07">
            <text:p>05/07/20</text:p>
          </table:table-cell>
          <table:table-cell office:value-type="float" office:value="10">
            <text:p>10</text:p>
          </table:table-cell>
          <table:table-cell office:value-type="float" office:value="891">
            <text:p>891</text:p>
          </table:table-cell>
          <table:table-cell office:value-type="float" office:value="5301">
            <text:p>5301</text:p>
          </table:table-cell>
          <table:table-cell office:value-type="float" office:value="0.74">
            <text:p>0.74</text:p>
          </table:table-cell>
          <table:table-cell office:value-type="float" office:value="10.8">
            <text:p>10.8</text:p>
          </table:table-cell>
          <table:table-cell office:value-type="float" office:value="915.6">
            <text:p>915.6</text:p>
          </table:table-cell>
          <table:table-cell office:value-type="float" office:value="3860">
            <text:p>3860</text:p>
          </table:table-cell>
          <table:table-cell office:value-type="float" office:value="1.092">
            <text:p>1.09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">
            <text:p>51</text:p>
          </table:table-cell>
          <table:table-cell office:value-type="float" office:value="142">
            <text:p>142</text:p>
          </table:table-cell>
          <table:table-cell office:value-type="float" office:value="335">
            <text:p>335</text:p>
          </table:table-cell>
          <table:table-cell office:value-type="float" office:value="638">
            <text:p>638</text:p>
          </table:table-cell>
          <table:table-cell office:value-type="float" office:value="-4">
            <text:p>-4</text:p>
          </table:table-cell>
          <table:table-cell office:value-type="float" office:value="-8.25">
            <text:p>-8.25</text:p>
          </table:table-cell>
          <table:table-cell office:value-type="float" office:value="-65">
            <text:p>-65</text:p>
          </table:table-cell>
          <table:table-cell office:value-type="float" office:value="-0.028169014084507">
            <text:p>-0.0281690141</text:p>
          </table:table-cell>
          <table:table-cell office:value-type="float" office:value="-0.0246268656716418">
            <text:p>-0.0246268657</text:p>
          </table:table-cell>
          <table:table-cell office:value-type="float" office:value="-0.101880877742947">
            <text:p>-0.1018808777</text:p>
          </table:table-cell>
          <table:table-cell office:value-type="float" office:value="0.902963697679032">
            <text:p>0.9029636977</text:p>
          </table:table-cell>
          <table:table-cell office:value-type="float" office:value="0.914994675874359">
            <text:p>0.9149946759</text:p>
          </table:table-cell>
          <table:table-cell office:value-type="float" office:value="0.663761165869046">
            <text:p>0.6637611659</text:p>
          </table:table-cell>
          <table:table-cell office:value-type="float" office:value="-24.2585008793436">
            <text:p>-24.2585008793</text:p>
          </table:table-cell>
          <table:table-cell office:value-type="float" office:value="-27.7979625349457">
            <text:p>-27.7979625349</text:p>
          </table:table-cell>
          <table:table-cell office:value-type="float" office:value="-6.45072707240572">
            <text:p>-6.450727072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date" office:date-value="2020-05-08">
            <text:p>05/08/20</text:p>
          </table:table-cell>
          <table:table-cell office:value-type="float" office:value="9">
            <text:p>9</text:p>
          </table:table-cell>
          <table:table-cell office:value-type="float" office:value="882">
            <text:p>882</text:p>
          </table:table-cell>
          <table:table-cell office:value-type="float" office:value="5022">
            <text:p>5022</text:p>
          </table:table-cell>
          <table:table-cell office:value-type="float" office:value="0.56">
            <text:p>0.56</text:p>
          </table:table-cell>
          <table:table-cell office:value-type="float" office:value="10">
            <text:p>10</text:p>
          </table:table-cell>
          <table:table-cell office:value-type="float" office:value="885.2">
            <text:p>885.2</text:p>
          </table:table-cell>
          <table:table-cell office:value-type="float" office:value="4540">
            <text:p>4540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127">
            <text:p>127</text:p>
          </table:table-cell>
          <table:table-cell office:value-type="float" office:value="43">
            <text:p>43</text:p>
          </table:table-cell>
          <table:table-cell office:value-type="float" office:value="210">
            <text:p>210</text:p>
          </table:table-cell>
          <table:table-cell office:value-type="float" office:value="340">
            <text:p>340</text:p>
          </table:table-cell>
          <table:table-cell office:value-type="float" office:value="658">
            <text:p>658</text:p>
          </table:table-cell>
          <table:table-cell office:value-type="float" office:value="1.25">
            <text:p>1.25</text:p>
          </table:table-cell>
          <table:table-cell office:value-type="float" office:value="-13.25">
            <text:p>-13.25</text:p>
          </table:table-cell>
          <table:table-cell office:value-type="float" office:value="-47.25">
            <text:p>-47.25</text:p>
          </table:table-cell>
          <table:table-cell office:value-type="float" office:value="0.00595238095238095">
            <text:p>0.005952381</text:p>
          </table:table-cell>
          <table:table-cell office:value-type="float" office:value="-0.0389705882352941">
            <text:p>-0.0389705882</text:p>
          </table:table-cell>
          <table:table-cell office:value-type="float" office:value="-0.0718085106382979">
            <text:p>-0.0718085106</text:p>
          </table:table-cell>
          <table:table-cell office:value-type="float" office:value="1.02090277777778">
            <text:p>1.0209027778</text:p>
          </table:table-cell>
          <table:table-cell office:value-type="float" office:value="0.866579606401384">
            <text:p>0.8665796064</text:p>
          </table:table-cell>
          <table:table-cell office:value-type="float" office:value="0.758776878678135">
            <text:p>0.7587768787</text:p>
          </table:table-cell>
          <table:table-cell office:value-type="float" office:value="0">
            <text:p>0</text:p>
          </table:table-cell>
          <table:table-cell office:value-type="float" office:value="-17.4375486229773">
            <text:p>-17.437548623</text:p>
          </table:table-cell>
          <table:table-cell office:value-type="float" office:value="-9.30183881677706">
            <text:p>-9.301838816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date" office:date-value="2020-05-09">
            <text:p>05/09/20</text:p>
          </table:table-cell>
          <table:table-cell office:value-type="float" office:value="13">
            <text:p>13</text:p>
          </table:table-cell>
          <table:table-cell office:value-type="float" office:value="873">
            <text:p>873</text:p>
          </table:table-cell>
          <table:table-cell office:value-type="float" office:value="4200">
            <text:p>4200</text:p>
          </table:table-cell>
          <table:table-cell office:value-type="float" office:value="0.83">
            <text:p>0.83</text:p>
          </table:table-cell>
          <table:table-cell office:value-type="float" office:value="9.6">
            <text:p>9.6</text:p>
          </table:table-cell>
          <table:table-cell office:value-type="float" office:value="848">
            <text:p>848</text:p>
          </table:table-cell>
          <table:table-cell office:value-type="float" office:value="4686">
            <text:p>4686</text:p>
          </table:table-cell>
          <table:table-cell office:value-type="float" office:value="0.734">
            <text:p>0.734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68">
            <text:p>68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335">
            <text:p>335</text:p>
          </table:table-cell>
          <table:table-cell office:value-type="float" office:value="690">
            <text:p>690</text:p>
          </table:table-cell>
          <table:table-cell office:value-type="float" office:value="-8.625">
            <text:p>-8.625</text:p>
          </table:table-cell>
          <table:table-cell office:value-type="float" office:value="-32.25">
            <text:p>-32.25</text:p>
          </table:table-cell>
          <table:table-cell office:value-type="float" office:value="-44.25">
            <text:p>-44.25</text:p>
          </table:table-cell>
          <table:table-cell office:value-type="float" office:value="-0.0484550561797753">
            <text:p>-0.0484550562</text:p>
          </table:table-cell>
          <table:table-cell office:value-type="float" office:value="-0.0962686567164179">
            <text:p>-0.0962686567</text:p>
          </table:table-cell>
          <table:table-cell office:value-type="float" office:value="-0.0641304347826087">
            <text:p>-0.0641304348</text:p>
          </table:table-cell>
          <table:table-cell office:value-type="float" office:value="0.835009172610781">
            <text:p>0.8350091726</text:p>
          </table:table-cell>
          <table:table-cell office:value-type="float" office:value="0.681224303853865">
            <text:p>0.6812243039</text:p>
          </table:table-cell>
          <table:table-cell office:value-type="float" office:value="0.783604395085066">
            <text:p>0.7836043951</text:p>
          </table:table-cell>
          <table:table-cell office:value-type="float" office:value="-13.9555080797225">
            <text:p>-13.9555080797</text:p>
          </table:table-cell>
          <table:table-cell office:value-type="float" office:value="-6.84771403304759">
            <text:p>-6.847714033</text:p>
          </table:table-cell>
          <table:table-cell office:value-type="float" office:value="-10.4579949690761">
            <text:p>-10.457994969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date" office:date-value="2020-05-10">
            <text:p>05/10/20</text:p>
          </table:table-cell>
          <table:table-cell office:value-type="float" office:value="8">
            <text:p>8</text:p>
          </table:table-cell>
          <table:table-cell office:value-type="float" office:value="812">
            <text:p>812</text:p>
          </table:table-cell>
          <table:table-cell office:value-type="float" office:value="4999">
            <text:p>4999</text:p>
          </table:table-cell>
          <table:table-cell office:value-type="float" office:value="1">
            <text:p>1</text:p>
          </table:table-cell>
          <table:table-cell office:value-type="float" office:value="8.4">
            <text:p>8.4</text:p>
          </table:table-cell>
          <table:table-cell office:value-type="float" office:value="819">
            <text:p>819</text:p>
          </table:table-cell>
          <table:table-cell office:value-type="float" office:value="4136.6">
            <text:p>4136.6</text:p>
          </table:table-cell>
          <table:table-cell office:value-type="float" office:value="0.814">
            <text:p>0.8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21">
            <text:p>121</text:p>
          </table:table-cell>
          <table:table-cell office:value-type="float" office:value="75">
            <text:p>75</text:p>
          </table:table-cell>
          <table:table-cell office:value-type="float" office:value="148">
            <text:p>148</text:p>
          </table:table-cell>
          <table:table-cell office:value-type="float" office:value="290">
            <text:p>290</text:p>
          </table:table-cell>
          <table:table-cell office:value-type="float" office:value="469">
            <text:p>469</text:p>
          </table:table-cell>
          <table:table-cell office:value-type="float" office:value="-6">
            <text:p>-6</text:p>
          </table:table-cell>
          <table:table-cell office:value-type="float" office:value="-10.75">
            <text:p>-10.75</text:p>
          </table:table-cell>
          <table:table-cell office:value-type="float" office:value="-27.625">
            <text:p>-27.625</text:p>
          </table:table-cell>
          <table:table-cell office:value-type="float" office:value="-0.0405405405405405">
            <text:p>-0.0405405405</text:p>
          </table:table-cell>
          <table:table-cell office:value-type="float" office:value="-0.0370689655172414">
            <text:p>-0.0370689655</text:p>
          </table:table-cell>
          <table:table-cell office:value-type="float" office:value="-0.0589019189765458">
            <text:p>-0.058901919</text:p>
          </table:table-cell>
          <table:table-cell office:value-type="float" office:value="0.861329437545654">
            <text:p>0.8613294375</text:p>
          </table:table-cell>
          <table:table-cell office:value-type="float" office:value="0.872951872770511">
            <text:p>0.8729518728</text:p>
          </table:table-cell>
          <table:table-cell office:value-type="float" office:value="0.800643378257964">
            <text:p>0.8006433783</text:p>
          </table:table-cell>
          <table:table-cell office:value-type="float" office:value="-16.7486664279426">
            <text:p>-16.7486664279</text:p>
          </table:table-cell>
          <table:table-cell office:value-type="float" office:value="-18.3500987527957">
            <text:p>-18.3500987528</text:p>
          </table:table-cell>
          <table:table-cell office:value-type="float" office:value="-11.417740005073">
            <text:p>-11.417740005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date" office:date-value="2020-05-11">
            <text:p>05/11/20</text:p>
          </table:table-cell>
          <table:table-cell office:value-type="float" office:value="8">
            <text:p>8</text:p>
          </table:table-cell>
          <table:table-cell office:value-type="float" office:value="782">
            <text:p>782</text:p>
          </table:table-cell>
          <table:table-cell office:value-type="float" office:value="3908">
            <text:p>3908</text:p>
          </table:table-cell>
          <table:table-cell office:value-type="float" office:value="0.54">
            <text:p>0.54</text:p>
          </table:table-cell>
          <table:table-cell office:value-type="float" office:value="7.6">
            <text:p>7.6</text:p>
          </table:table-cell>
          <table:table-cell office:value-type="float" office:value="780.2">
            <text:p>780.2</text:p>
          </table:table-cell>
          <table:table-cell office:value-type="float" office:value="3888.4">
            <text:p>3888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62">
            <text:p>62</text:p>
          </table:table-cell>
          <table:table-cell office:value-type="float" office:value="33">
            <text:p>33</text:p>
          </table:table-cell>
          <table:table-cell office:value-type="float" office:value="162">
            <text:p>162</text:p>
          </table:table-cell>
          <table:table-cell office:value-type="float" office:value="308">
            <text:p>308</text:p>
          </table:table-cell>
          <table:table-cell office:value-type="float" office:value="542">
            <text:p>542</text:p>
          </table:table-cell>
          <table:table-cell office:value-type="float" office:value="-13.375">
            <text:p>-13.375</text:p>
          </table:table-cell>
          <table:table-cell office:value-type="float" office:value="-3.375">
            <text:p>-3.375</text:p>
          </table:table-cell>
          <table:table-cell office:value-type="float" office:value="-31.875">
            <text:p>-31.875</text:p>
          </table:table-cell>
          <table:table-cell office:value-type="float" office:value="-0.0825617283950617">
            <text:p>-0.0825617284</text:p>
          </table:table-cell>
          <table:table-cell office:value-type="float" office:value="-0.0109577922077922">
            <text:p>-0.0109577922</text:p>
          </table:table-cell>
          <table:table-cell office:value-type="float" office:value="-0.058809963099631">
            <text:p>-0.0588099631</text:p>
          </table:table-cell>
          <table:table-cell office:value-type="float" office:value="0.724394171048621">
            <text:p>0.724394171</text:p>
          </table:table-cell>
          <table:table-cell office:value-type="float" office:value="0.961883070764463">
            <text:p>0.9618830708</text:p>
          </table:table-cell>
          <table:table-cell office:value-type="float" office:value="0.80094400820046">
            <text:p>0.8009440082</text:p>
          </table:table-cell>
          <table:table-cell office:value-type="float" office:value="-8.04395195146509">
            <text:p>-8.0439519515</text:p>
          </table:table-cell>
          <table:table-cell office:value-type="float" office:value="0">
            <text:p>0</text:p>
          </table:table-cell>
          <table:table-cell office:value-type="float" office:value="-11.4361459349287">
            <text:p>-11.4361459349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date" office:date-value="2020-05-12">
            <text:p>05/12/20</text:p>
          </table:table-cell>
          <table:table-cell office:value-type="float" office:value="4">
            <text:p>4</text:p>
          </table:table-cell>
          <table:table-cell office:value-type="float" office:value="746">
            <text:p>746</text:p>
          </table:table-cell>
          <table:table-cell office:value-type="float" office:value="2554">
            <text:p>2554</text:p>
          </table:table-cell>
          <table:table-cell office:value-type="float" office:value="1.14">
            <text:p>1.14</text:p>
          </table:table-cell>
          <table:table-cell office:value-type="float" office:value="6.2">
            <text:p>6.2</text:p>
          </table:table-cell>
          <table:table-cell office:value-type="float" office:value="737.2">
            <text:p>737.2</text:p>
          </table:table-cell>
          <table:table-cell office:value-type="float" office:value="4000">
            <text:p>4000</text:p>
          </table:table-cell>
          <table:table-cell office:value-type="float" office:value="0.848">
            <text:p>0.84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8">
            <text:p>28</text:p>
          </table:table-cell>
          <table:table-cell office:value-type="float" office:value="175">
            <text:p>175</text:p>
          </table:table-cell>
          <table:table-cell office:value-type="float" office:value="299">
            <text:p>299</text:p>
          </table:table-cell>
          <table:table-cell office:value-type="float" office:value="490">
            <text:p>490</text:p>
          </table:table-cell>
          <table:table-cell office:value-type="float" office:value="-24.625">
            <text:p>-24.625</text:p>
          </table:table-cell>
          <table:table-cell office:value-type="float" office:value="-14">
            <text:p>-14</text:p>
          </table:table-cell>
          <table:table-cell office:value-type="float" office:value="-19.625">
            <text:p>-19.625</text:p>
          </table:table-cell>
          <table:table-cell office:value-type="float" office:value="-0.140714285714286">
            <text:p>-0.1407142857</text:p>
          </table:table-cell>
          <table:table-cell office:value-type="float" office:value="-0.0468227424749164">
            <text:p>-0.0468227425</text:p>
          </table:table-cell>
          <table:table-cell office:value-type="float" office:value="-0.0400510204081633">
            <text:p>-0.0400510204</text:p>
          </table:table-cell>
          <table:table-cell office:value-type="float" office:value="0.546309">
            <text:p>0.546309</text:p>
          </table:table-cell>
          <table:table-cell office:value-type="float" office:value="0.840417444995022">
            <text:p>0.840417445</text:p>
          </table:table-cell>
          <table:table-cell office:value-type="float" office:value="0.862965433673469">
            <text:p>0.8629654337</text:p>
          </table:table-cell>
          <table:table-cell office:value-type="float" office:value="-4.57058894836224">
            <text:p>-4.5705889484</text:p>
          </table:table-cell>
          <table:table-cell office:value-type="float" office:value="-14.4542999177573">
            <text:p>-14.4542999178</text:p>
          </table:table-cell>
          <table:table-cell office:value-type="float" office:value="-16.957670197692">
            <text:p>-16.957670197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date" office:date-value="2020-05-13">
            <text:p>05/13/20</text:p>
          </table:table-cell>
          <table:table-cell office:value-type="float" office:value="5">
            <text:p>5</text:p>
          </table:table-cell>
          <table:table-cell office:value-type="float" office:value="688">
            <text:p>688</text:p>
          </table:table-cell>
          <table:table-cell office:value-type="float" office:value="3781">
            <text:p>3781</text:p>
          </table:table-cell>
          <table:table-cell office:value-type="float" office:value="0.74">
            <text:p>0.74</text:p>
          </table:table-cell>
          <table:table-cell office:value-type="float" office:value="5.8">
            <text:p>5.8</text:p>
          </table:table-cell>
          <table:table-cell office:value-type="float" office:value="697.6">
            <text:p>697.6</text:p>
          </table:table-cell>
          <table:table-cell office:value-type="float" office:value="3796">
            <text:p>3796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56">
            <text:p>56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280">
            <text:p>280</text:p>
          </table:table-cell>
          <table:table-cell office:value-type="float" office:value="490">
            <text:p>490</text:p>
          </table:table-cell>
          <table:table-cell office:value-type="float" office:value="-17.875">
            <text:p>-17.875</text:p>
          </table:table-cell>
          <table:table-cell office:value-type="float" office:value="-26.75">
            <text:p>-26.75</text:p>
          </table:table-cell>
          <table:table-cell office:value-type="float" office:value="-1">
            <text:p>-1</text:p>
          </table:table-cell>
          <table:table-cell office:value-type="float" office:value="-0.100421348314607">
            <text:p>-0.1004213483</text:p>
          </table:table-cell>
          <table:table-cell office:value-type="float" office:value="-0.0955357142857143">
            <text:p>-0.0955357143</text:p>
          </table:table-cell>
          <table:table-cell office:value-type="float" office:value="-0.00204081632653061">
            <text:p>-0.0020408163</text:p>
          </table:table-cell>
          <table:table-cell office:value-type="float" office:value="0.668290797405631">
            <text:p>0.6682907974</text:p>
          </table:table-cell>
          <table:table-cell office:value-type="float" office:value="0.6835140625">
            <text:p>0.6835140625</text:p>
          </table:table-cell>
          <table:table-cell office:value-type="float" office:value="0.992865306122449">
            <text:p>0.9928653061</text:p>
          </table:table-cell>
          <table:table-cell office:value-type="float" office:value="-6.5497033469578">
            <text:p>-6.549703347</text:p>
          </table:table-cell>
          <table:table-cell office:value-type="float" office:value="-6.90299969028417">
            <text:p>-6.90299969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date" office:date-value="2020-05-14">
            <text:p>05/14/20</text:p>
          </table:table-cell>
          <table:table-cell office:value-type="float" office:value="6">
            <text:p>6</text:p>
          </table:table-cell>
          <table:table-cell office:value-type="float" office:value="658">
            <text:p>658</text:p>
          </table:table-cell>
          <table:table-cell office:value-type="float" office:value="4758">
            <text:p>4758</text:p>
          </table:table-cell>
          <table:table-cell office:value-type="float" office:value="0.82">
            <text:p>0.82</text:p>
          </table:table-cell>
          <table:table-cell office:value-type="float" office:value="5.4">
            <text:p>5.4</text:p>
          </table:table-cell>
          <table:table-cell office:value-type="float" office:value="655.2">
            <text:p>655.2</text:p>
          </table:table-cell>
          <table:table-cell office:value-type="float" office:value="3852.8">
            <text:p>3852.8</text:p>
          </table:table-cell>
          <table:table-cell office:value-type="float" office:value="0.994">
            <text:p>0.994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87">
            <text:p>87</text:p>
          </table:table-cell>
          <table:table-cell office:value-type="float" office:value="25">
            <text:p>25</text:p>
          </table:table-cell>
          <table:table-cell office:value-type="float" office:value="138">
            <text:p>138</text:p>
          </table:table-cell>
          <table:table-cell office:value-type="float" office:value="242">
            <text:p>242</text:p>
          </table:table-cell>
          <table:table-cell office:value-type="float" office:value="510">
            <text:p>510</text:p>
          </table:table-cell>
          <table:table-cell office:value-type="float" office:value="-12.125">
            <text:p>-12.125</text:p>
          </table:table-cell>
          <table:table-cell office:value-type="float" office:value="-5.5">
            <text:p>-5.5</text:p>
          </table:table-cell>
          <table:table-cell office:value-type="float" office:value="-6.5">
            <text:p>-6.5</text:p>
          </table:table-cell>
          <table:table-cell office:value-type="float" office:value="-0.0878623188405797">
            <text:p>-0.0878623188</text:p>
          </table:table-cell>
          <table:table-cell office:value-type="float" office:value="-0.0227272727272727">
            <text:p>-0.0227272727</text:p>
          </table:table-cell>
          <table:table-cell office:value-type="float" office:value="-0.0127450980392157">
            <text:p>-0.012745098</text:p>
          </table:table-cell>
          <table:table-cell office:value-type="float" office:value="0.707612666719177">
            <text:p>0.7076126667</text:p>
          </table:table-cell>
          <table:table-cell office:value-type="float" office:value="0.92146694214876">
            <text:p>0.9214669421</text:p>
          </table:table-cell>
          <table:table-cell office:value-type="float" office:value="0.955710534409842">
            <text:p>0.9557105344</text:p>
          </table:table-cell>
          <table:table-cell office:value-type="float" office:value="-7.53713042348525">
            <text:p>-7.5371304235</text:p>
          </table:table-cell>
          <table:table-cell office:value-type="float" office:value="-30.1505744394097">
            <text:p>-30.15057443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date" office:date-value="2020-05-15">
            <text:p>05/15/20</text:p>
          </table:table-cell>
          <table:table-cell office:value-type="float" office:value="6">
            <text:p>6</text:p>
          </table:table-cell>
          <table:table-cell office:value-type="float" office:value="614">
            <text:p>614</text:p>
          </table:table-cell>
          <table:table-cell office:value-type="float" office:value="3979">
            <text:p>3979</text:p>
          </table:table-cell>
          <table:table-cell office:value-type="float" office:value="0.93">
            <text:p>0.93</text:p>
          </table:table-cell>
          <table:table-cell office:value-type="float" office:value="5.2">
            <text:p>5.2</text:p>
          </table:table-cell>
          <table:table-cell office:value-type="float" office:value="618.4">
            <text:p>618.4</text:p>
          </table:table-cell>
          <table:table-cell office:value-type="float" office:value="4083.6">
            <text:p>4083.6</text:p>
          </table:table-cell>
          <table:table-cell office:value-type="float" office:value="0.96">
            <text:p>0.9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9">
            <text:p>29</text:p>
          </table:table-cell>
          <table:table-cell office:value-type="float" office:value="152">
            <text:p>152</text:p>
          </table:table-cell>
          <table:table-cell office:value-type="float" office:value="256">
            <text:p>256</text:p>
          </table:table-cell>
          <table:table-cell office:value-type="float" office:value="490">
            <text:p>490</text:p>
          </table:table-cell>
          <table:table-cell office:value-type="float" office:value="-17.25">
            <text:p>-17.25</text:p>
          </table:table-cell>
          <table:table-cell office:value-type="float" office:value="-4.75">
            <text:p>-4.75</text:p>
          </table:table-cell>
          <table:table-cell office:value-type="float" office:value="-4.5">
            <text:p>-4.5</text:p>
          </table:table-cell>
          <table:table-cell office:value-type="float" office:value="-0.113486842105263">
            <text:p>-0.1134868421</text:p>
          </table:table-cell>
          <table:table-cell office:value-type="float" office:value="-0.0185546875">
            <text:p>-0.0185546875</text:p>
          </table:table-cell>
          <table:table-cell office:value-type="float" office:value="-0.00918367346938776">
            <text:p>-0.0091836735</text:p>
          </table:table-cell>
          <table:table-cell office:value-type="float" office:value="0.628039408760388">
            <text:p>0.6280394088</text:p>
          </table:table-cell>
          <table:table-cell office:value-type="float" office:value="0.935733375549316">
            <text:p>0.9357333755</text:p>
          </table:table-cell>
          <table:table-cell office:value-type="float" office:value="0.968022448979592">
            <text:p>0.968022449</text:p>
          </table:table-cell>
          <table:table-cell office:value-type="float" office:value="-5.7542017671924">
            <text:p>-5.754201767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date" office:date-value="2020-05-16">
            <text:p>05/16/20</text:p>
          </table:table-cell>
          <table:table-cell office:value-type="float" office:value="6">
            <text:p>6</text:p>
          </table:table-cell>
          <table:table-cell office:value-type="float" office:value="570">
            <text:p>570</text:p>
          </table:table-cell>
          <table:table-cell office:value-type="float" office:value="4192">
            <text:p>4192</text:p>
          </table:table-cell>
          <table:table-cell office:value-type="float" office:value="1.34">
            <text:p>1.34</text:p>
          </table:table-cell>
          <table:table-cell office:value-type="float" office:value="6.4">
            <text:p>6.4</text:p>
          </table:table-cell>
          <table:table-cell office:value-type="float" office:value="594.4">
            <text:p>594.4</text:p>
          </table:table-cell>
          <table:table-cell office:value-type="float" office:value="3748.6">
            <text:p>3748.6</text:p>
          </table:table-cell>
          <table:table-cell office:value-type="float" office:value="1.058">
            <text:p>1.058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9">
            <text:p>39</text:p>
          </table:table-cell>
          <table:table-cell office:value-type="float" office:value="115">
            <text:p>115</text:p>
          </table:table-cell>
          <table:table-cell office:value-type="float" office:value="255">
            <text:p>255</text:p>
          </table:table-cell>
          <table:table-cell office:value-type="float" office:value="460">
            <text:p>460</text:p>
          </table:table-cell>
          <table:table-cell office:value-type="float" office:value="-7.5">
            <text:p>-7.5</text:p>
          </table:table-cell>
          <table:table-cell office:value-type="float" office:value="5">
            <text:p>5</text:p>
          </table:table-cell>
          <table:table-cell office:value-type="float" office:value="-14.875">
            <text:p>-14.875</text:p>
          </table:table-cell>
          <table:table-cell office:value-type="float" office:value="-0.0652173913043478">
            <text:p>-0.0652173913</text:p>
          </table:table-cell>
          <table:table-cell office:value-type="float" office:value="0.0196078431372549">
            <text:p>0.0196078431</text:p>
          </table:table-cell>
          <table:table-cell office:value-type="float" office:value="-0.0323369565217391">
            <text:p>-0.0323369565</text:p>
          </table:table-cell>
          <table:table-cell office:value-type="float" office:value="0.78007561436673">
            <text:p>0.7800756144</text:p>
          </table:table-cell>
          <table:table-cell office:value-type="float" office:value="1.06938100730488">
            <text:p>1.0693810073</text:p>
          </table:table-cell>
          <table:table-cell office:value-type="float" office:value="0.888870182537807">
            <text:p>0.8888701825</text:p>
          </table:table-cell>
          <table:table-cell office:value-type="float" office:value="-10.2777879124422">
            <text:p>-10.2777879124</text:p>
          </table:table-cell>
          <table:table-cell office:value-type="float" office:value="0">
            <text:p>0</text:p>
          </table:table-cell>
          <table:table-cell office:value-type="float" office:value="-21.0866674217534">
            <text:p>-21.0866674218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date" office:date-value="2020-05-17">
            <text:p>05/17/20</text:p>
          </table:table-cell>
          <table:table-cell office:value-type="float" office:value="3">
            <text:p>3</text:p>
          </table:table-cell>
          <table:table-cell office:value-type="float" office:value="562">
            <text:p>562</text:p>
          </table:table-cell>
          <table:table-cell office:value-type="float" office:value="3708">
            <text:p>3708</text:p>
          </table:table-cell>
          <table:table-cell office:value-type="float" office:value="0.97">
            <text:p>0.97</text:p>
          </table:table-cell>
          <table:table-cell office:value-type="float" office:value="6.2">
            <text:p>6.2</text:p>
          </table:table-cell>
          <table:table-cell office:value-type="float" office:value="572">
            <text:p>572</text:p>
          </table:table-cell>
          <table:table-cell office:value-type="float" office:value="3087.8">
            <text:p>3087.8</text:p>
          </table:table-cell>
          <table:table-cell office:value-type="float" office:value="1.182">
            <text:p>1.18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90">
            <text:p>90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50">
            <text:p>250</text:p>
          </table:table-cell>
          <table:table-cell office:value-type="float" office:value="490">
            <text:p>490</text:p>
          </table:table-cell>
          <table:table-cell office:value-type="float" office:value="-3.125">
            <text:p>-3.125</text:p>
          </table:table-cell>
          <table:table-cell office:value-type="float" office:value="-5.875">
            <text:p>-5.875</text:p>
          </table:table-cell>
          <table:table-cell office:value-type="float" office:value="-1">
            <text:p>-1</text:p>
          </table:table-cell>
          <table:table-cell office:value-type="float" office:value="-0.0256147540983607">
            <text:p>-0.0256147541</text:p>
          </table:table-cell>
          <table:table-cell office:value-type="float" office:value="-0.0235">
            <text:p>-0.0235</text:p>
          </table:table-cell>
          <table:table-cell office:value-type="float" office:value="-0.00204081632653061">
            <text:p>-0.0020408163</text:p>
          </table:table-cell>
          <table:table-cell office:value-type="float" office:value="0.911634347285676">
            <text:p>0.9116343473</text:p>
          </table:table-cell>
          <table:table-cell office:value-type="float" office:value="0.91883241">
            <text:p>0.91883241</text:p>
          </table:table-cell>
          <table:table-cell office:value-type="float" office:value="0.992865306122449">
            <text:p>0.9928653061</text:p>
          </table:table-cell>
          <table:table-cell office:value-type="float" office:value="-26.712393510087">
            <text:p>-26.7123935101</text:p>
          </table:table-cell>
          <table:table-cell office:value-type="float" office:value="-29.1476775101454">
            <text:p>-29.14767751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date" office:date-value="2020-05-18">
            <text:p>05/18/20</text:p>
          </table:table-cell>
          <table:table-cell office:value-type="float" office:value="11">
            <text:p>11</text:p>
          </table:table-cell>
          <table:table-cell office:value-type="float" office:value="568">
            <text:p>568</text:p>
          </table:table-cell>
          <table:table-cell office:value-type="float" office:value="2106">
            <text:p>2106</text:p>
          </table:table-cell>
          <table:table-cell office:value-type="float" office:value="1.23">
            <text:p>1.23</text:p>
          </table:table-cell>
          <table:table-cell office:value-type="float" office:value="5.6">
            <text:p>5.6</text:p>
          </table:table-cell>
          <table:table-cell office:value-type="float" office:value="557">
            <text:p>557</text:p>
          </table:table-cell>
          <table:table-cell office:value-type="float" office:value="3098.4">
            <text:p>3098.4</text:p>
          </table:table-cell>
          <table:table-cell office:value-type="float" office:value="1.204">
            <text:p>1.20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32">
            <text:p>132</text:p>
          </table:table-cell>
          <table:table-cell office:value-type="float" office:value="235">
            <text:p>235</text:p>
          </table:table-cell>
          <table:table-cell office:value-type="float" office:value="435">
            <text:p>435</text:p>
          </table:table-cell>
          <table:table-cell office:value-type="float" office:value="-0.625">
            <text:p>-0.625</text:p>
          </table:table-cell>
          <table:table-cell office:value-type="float" office:value="-3.75">
            <text:p>-3.75</text:p>
          </table:table-cell>
          <table:table-cell office:value-type="float" office:value="-4.75">
            <text:p>-4.75</text:p>
          </table:table-cell>
          <table:table-cell office:value-type="float" office:value="-0.00473484848484849">
            <text:p>-0.0047348485</text:p>
          </table:table-cell>
          <table:table-cell office:value-type="float" office:value="-0.0159574468085106">
            <text:p>-0.0159574468</text:p>
          </table:table-cell>
          <table:table-cell office:value-type="float" office:value="-0.0109195402298851">
            <text:p>-0.0109195402</text:p>
          </table:table-cell>
          <table:table-cell office:value-type="float" office:value="0.983471971131772">
            <text:p>0.9834719711</text:p>
          </table:table-cell>
          <table:table-cell office:value-type="float" office:value="0.94464803078316">
            <text:p>0.9446480308</text:p>
          </table:table-cell>
          <table:table-cell office:value-type="float" office:value="0.962015312458713">
            <text:p>0.96201531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date" office:date-value="2020-05-19">
            <text:p>05/19/20</text:p>
          </table:table-cell>
          <table:table-cell office:value-type="float" office:value="5">
            <text:p>5</text:p>
          </table:table-cell>
          <table:table-cell office:value-type="float" office:value="546">
            <text:p>546</text:p>
          </table:table-cell>
          <table:table-cell office:value-type="float" office:value="1454">
            <text:p>1454</text:p>
          </table:table-cell>
          <table:table-cell office:value-type="float" office:value="1.44">
            <text:p>1.44</text:p>
          </table:table-cell>
          <table:table-cell office:value-type="float" office:value="5">
            <text:p>5</text:p>
          </table:table-cell>
          <table:table-cell office:value-type="float" office:value="545">
            <text:p>545</text:p>
          </table:table-cell>
          <table:table-cell office:value-type="float" office:value="3216.4">
            <text:p>3216.4</text:p>
          </table:table-cell>
          <table:table-cell office:value-type="float" office:value="1.116">
            <text:p>1.116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2">
            <text:p>62</text:p>
          </table:table-cell>
          <table:table-cell office:value-type="float" office:value="90">
            <text:p>90</text:p>
          </table:table-cell>
          <table:table-cell office:value-type="float" office:value="145">
            <text:p>145</text:p>
          </table:table-cell>
          <table:table-cell office:value-type="float" office:value="252">
            <text:p>252</text:p>
          </table:table-cell>
          <table:table-cell office:value-type="float" office:value="434">
            <text:p>434</text:p>
          </table:table-cell>
          <table:table-cell office:value-type="float" office:value="-16.125">
            <text:p>-16.125</text:p>
          </table:table-cell>
          <table:table-cell office:value-type="float" office:value="-12.25">
            <text:p>-12.25</text:p>
          </table:table-cell>
          <table:table-cell office:value-type="float" office:value="-2.75">
            <text:p>-2.75</text:p>
          </table:table-cell>
          <table:table-cell office:value-type="float" office:value="-0.111206896551724">
            <text:p>-0.1112068966</text:p>
          </table:table-cell>
          <table:table-cell office:value-type="float" office:value="-0.0486111111111111">
            <text:p>-0.0486111111</text:p>
          </table:table-cell>
          <table:table-cell office:value-type="float" office:value="-0.00633640552995392">
            <text:p>-0.0063364055</text:p>
          </table:table-cell>
          <table:table-cell office:value-type="float" office:value="0.635015130796671">
            <text:p>0.6350151308</text:p>
          </table:table-cell>
          <table:table-cell office:value-type="float" office:value="0.834492669753086">
            <text:p>0.8344926698</text:p>
          </table:table-cell>
          <table:table-cell office:value-type="float" office:value="0.97790127471384">
            <text:p>0.9779012747</text:p>
          </table:table-cell>
          <table:table-cell office:value-type="float" office:value="-5.87956973800579">
            <text:p>-5.879569738</text:p>
          </table:table-cell>
          <table:table-cell office:value-type="float" office:value="-13.9095758124405">
            <text:p>-13.90957581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date" office:date-value="2020-05-20">
            <text:p>05/20/20</text:p>
          </table:table-cell>
          <table:table-cell office:value-type="float" office:value="3">
            <text:p>3</text:p>
          </table:table-cell>
          <table:table-cell office:value-type="float" office:value="539">
            <text:p>539</text:p>
          </table:table-cell>
          <table:table-cell office:value-type="float" office:value="4032">
            <text:p>4032</text:p>
          </table:table-cell>
          <table:table-cell office:value-type="float" office:value="1.04">
            <text:p>1.04</text:p>
          </table:table-cell>
          <table:table-cell office:value-type="float" office:value="5">
            <text:p>5</text:p>
          </table:table-cell>
          <table:table-cell office:value-type="float" office:value="529.2">
            <text:p>529.2</text:p>
          </table:table-cell>
          <table:table-cell office:value-type="float" office:value="4132.8">
            <text:p>4132.8</text:p>
          </table:table-cell>
          <table:table-cell office:value-type="float" office:value="1.012">
            <text:p>1.01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81">
            <text:p>81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30">
            <text:p>230</text:p>
          </table:table-cell>
          <table:table-cell office:value-type="float" office:value="490">
            <text:p>490</text:p>
          </table:table-cell>
          <table:table-cell office:value-type="float" office:value="-13">
            <text:p>-13</text:p>
          </table:table-cell>
          <table:table-cell office:value-type="float" office:value="-9.125">
            <text:p>-9.125</text:p>
          </table:table-cell>
          <table:table-cell office:value-type="float" office:value="-28.875">
            <text:p>-28.875</text:p>
          </table:table-cell>
          <table:table-cell office:value-type="float" office:value="-0.10655737704918">
            <text:p>-0.106557377</text:p>
          </table:table-cell>
          <table:table-cell office:value-type="float" office:value="-0.0396739130434783">
            <text:p>-0.039673913</text:p>
          </table:table-cell>
          <table:table-cell office:value-type="float" office:value="-0.0589285714285714">
            <text:p>-0.0589285714</text:p>
          </table:table-cell>
          <table:table-cell office:value-type="float" office:value="0.649303950550927">
            <text:p>0.6493039506</text:p>
          </table:table-cell>
          <table:table-cell office:value-type="float" office:value="0.864226382325142">
            <text:p>0.8642263823</text:p>
          </table:table-cell>
          <table:table-cell office:value-type="float" office:value="0.80055625">
            <text:p>0.80055625</text:p>
          </table:table-cell>
          <table:table-cell office:value-type="float" office:value="-6.15183922377828">
            <text:p>-6.1518392238</text:p>
          </table:table-cell>
          <table:table-cell office:value-type="float" office:value="-17.122195136576">
            <text:p>-17.1221951366</text:p>
          </table:table-cell>
          <table:table-cell office:value-type="float" office:value="-11.4124159723816">
            <text:p>-11.412415972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date" office:date-value="2020-05-21">
            <text:p>05/21/20</text:p>
          </table:table-cell>
          <table:table-cell office:value-type="float" office:value="3">
            <text:p>3</text:p>
          </table:table-cell>
          <table:table-cell office:value-type="float" office:value="510">
            <text:p>510</text:p>
          </table:table-cell>
          <table:table-cell office:value-type="float" office:value="4782">
            <text:p>4782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508">
            <text:p>508</text:p>
          </table:table-cell>
          <table:table-cell office:value-type="float" office:value="4403.4">
            <text:p>4403.4</text:p>
          </table:table-cell>
          <table:table-cell office:value-type="float" office:value="0.968">
            <text:p>0.968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72">
            <text:p>72</text:p>
          </table:table-cell>
          <table:table-cell office:value-type="float" office:value="47">
            <text:p>47</text:p>
          </table:table-cell>
          <table:table-cell office:value-type="float" office:value="118">
            <text:p>118</text:p>
          </table:table-cell>
          <table:table-cell office:value-type="float" office:value="240">
            <text:p>240</text:p>
          </table:table-cell>
          <table:table-cell office:value-type="float" office:value="450">
            <text:p>450</text:p>
          </table:table-cell>
          <table:table-cell office:value-type="float" office:value="-6">
            <text:p>-6</text:p>
          </table:table-cell>
          <table:table-cell office:value-type="float" office:value="0">
            <text:p>0</text:p>
          </table:table-cell>
          <table:table-cell office:value-type="float" office:value="-23.375">
            <text:p>-23.375</text:p>
          </table:table-cell>
          <table:table-cell office:value-type="float" office:value="-0.0508474576271186">
            <text:p>-0.0508474576</text:p>
          </table:table-cell>
          <table:table-cell office:value-type="float" office:value="0">
            <text:p>0</text:p>
          </table:table-cell>
          <table:table-cell office:value-type="float" office:value="-0.0519444444444444">
            <text:p>-0.0519444444</text:p>
          </table:table-cell>
          <table:table-cell office:value-type="float" office:value="0.827101407641482">
            <text:p>0.8271014076</text:p>
          </table:table-cell>
          <table:table-cell office:value-type="float" office:value="1">
            <text:p>1</text:p>
          </table:table-cell>
          <table:table-cell office:value-type="float" office:value="0.823482966049383">
            <text:p>0.823482966</text:p>
          </table:table-cell>
          <table:table-cell office:value-type="float" office:value="-13.2823067302369">
            <text:p>-13.2823067302</text:p>
          </table:table-cell>
          <table:table-cell office:value-type="float" office:value="0">
            <text:p>0</text:p>
          </table:table-cell>
          <table:table-cell office:value-type="float" office:value="-12.9943552840797">
            <text:p>-12.994355284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date" office:date-value="2020-05-22">
            <text:p>05/22/20</text:p>
          </table:table-cell>
          <table:table-cell office:value-type="float" office:value="3">
            <text:p>3</text:p>
          </table:table-cell>
          <table:table-cell office:value-type="float" office:value="483">
            <text:p>483</text:p>
          </table:table-cell>
          <table:table-cell office:value-type="float" office:value="8290">
            <text:p>8290</text:p>
          </table:table-cell>
          <table:table-cell office:value-type="float" office:value="0.45">
            <text:p>0.45</text:p>
          </table:table-cell>
          <table:table-cell office:value-type="float" office:value="3.8">
            <text:p>3.8</text:p>
          </table:table-cell>
          <table:table-cell office:value-type="float" office:value="487.2">
            <text:p>487.2</text:p>
          </table:table-cell>
          <table:table-cell office:value-type="float" office:value="4845.6">
            <text:p>4845.6</text:p>
          </table:table-cell>
          <table:table-cell office:value-type="float" office:value="0.832">
            <text:p>0.832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69">
            <text:p>69</text:p>
          </table:table-cell>
          <table:table-cell office:value-type="float" office:value="112">
            <text:p>112</text:p>
          </table:table-cell>
          <table:table-cell office:value-type="float" office:value="195">
            <text:p>195</text:p>
          </table:table-cell>
          <table:table-cell office:value-type="float" office:value="285">
            <text:p>285</text:p>
          </table:table-cell>
          <table:table-cell office:value-type="float" office:value="-8.25">
            <text:p>-8.25</text:p>
          </table:table-cell>
          <table:table-cell office:value-type="float" office:value="-12.5">
            <text:p>-12.5</text:p>
          </table:table-cell>
          <table:table-cell office:value-type="float" office:value="-18.375">
            <text:p>-18.375</text:p>
          </table:table-cell>
          <table:table-cell office:value-type="float" office:value="-0.0736607142857143">
            <text:p>-0.0736607143</text:p>
          </table:table-cell>
          <table:table-cell office:value-type="float" office:value="-0.0641025641025641">
            <text:p>-0.0641025641</text:p>
          </table:table-cell>
          <table:table-cell office:value-type="float" office:value="-0.0644736842105263">
            <text:p>-0.0644736842</text:p>
          </table:table-cell>
          <table:table-cell office:value-type="float" office:value="0.752822265625">
            <text:p>0.7528222656</text:p>
          </table:table-cell>
          <table:table-cell office:value-type="float" office:value="0.783694937541091">
            <text:p>0.7836949375</text:p>
          </table:table-cell>
          <table:table-cell office:value-type="float" office:value="0.782489542936288">
            <text:p>0.7824895429</text:p>
          </table:table-cell>
          <table:table-cell office:value-type="float" office:value="-9.05900526542516">
            <text:p>-9.0590052654</text:p>
          </table:table-cell>
          <table:table-cell office:value-type="float" office:value="-10.4626959917821">
            <text:p>-10.4626959918</text:p>
          </table:table-cell>
          <table:table-cell office:value-type="float" office:value="-10.4004312996464">
            <text:p>-10.4004312996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date" office:date-value="2020-05-23">
            <text:p>05/23/20</text:p>
          </table:table-cell>
          <table:table-cell office:value-type="float" office:value="6">
            <text:p>6</text:p>
          </table:table-cell>
          <table:table-cell office:value-type="float" office:value="462">
            <text:p>462</text:p>
          </table:table-cell>
          <table:table-cell office:value-type="float" office:value="3459">
            <text:p>3459</text:p>
          </table:table-cell>
          <table:table-cell office:value-type="float" office:value="1.01">
            <text:p>1.01</text:p>
          </table:table-cell>
          <table:table-cell office:value-type="float" office:value="4.2">
            <text:p>4.2</text:p>
          </table:table-cell>
          <table:table-cell office:value-type="float" office:value="465.4">
            <text:p>465.4</text:p>
          </table:table-cell>
          <table:table-cell office:value-type="float" office:value="4378">
            <text:p>4378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6">
            <text:p>26</text:p>
          </table:table-cell>
          <table:table-cell office:value-type="float" office:value="65">
            <text:p>65</text:p>
          </table:table-cell>
          <table:table-cell office:value-type="float" office:value="135">
            <text:p>135</text:p>
          </table:table-cell>
          <table:table-cell office:value-type="float" office:value="224">
            <text:p>224</text:p>
          </table:table-cell>
          <table:table-cell office:value-type="float" office:value="301">
            <text:p>301</text:p>
          </table:table-cell>
          <table:table-cell office:value-type="float" office:value="-12.5">
            <text:p>-12.5</text:p>
          </table:table-cell>
          <table:table-cell office:value-type="float" office:value="-2.625">
            <text:p>-2.625</text:p>
          </table:table-cell>
          <table:table-cell office:value-type="float" office:value="0.875">
            <text:p>0.875</text:p>
          </table:table-cell>
          <table:table-cell office:value-type="float" office:value="-0.0925925925925926">
            <text:p>-0.0925925926</text:p>
          </table:table-cell>
          <table:table-cell office:value-type="float" office:value="-0.01171875">
            <text:p>-0.01171875</text:p>
          </table:table-cell>
          <table:table-cell office:value-type="float" office:value="0.00290697674418605">
            <text:p>0.0029069767</text:p>
          </table:table-cell>
          <table:table-cell office:value-type="float" office:value="0.692729766803841">
            <text:p>0.6927297668</text:p>
          </table:table-cell>
          <table:table-cell office:value-type="float" office:value="0.959253540039062">
            <text:p>0.95925354</text:p>
          </table:table-cell>
          <table:table-cell office:value-type="float" office:value="1.01019098161168">
            <text:p>1.0101909816</text:p>
          </table:table-cell>
          <table:table-cell office:value-type="float" office:value="-7.13380444446946">
            <text:p>-7.1338044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date" office:date-value="2020-05-24">
            <text:p>05/24/20</text:p>
          </table:table-cell>
          <table:table-cell office:value-type="float" office:value="4">
            <text:p>4</text:p>
          </table:table-cell>
          <table:table-cell office:value-type="float" office:value="442">
            <text:p>442</text:p>
          </table:table-cell>
          <table:table-cell office:value-type="float" office:value="3665">
            <text:p>3665</text:p>
          </table:table-cell>
          <table:table-cell office:value-type="float" office:value="0.76">
            <text:p>0.76</text:p>
          </table:table-cell>
          <table:table-cell office:value-type="float" office:value="5.2">
            <text:p>5.2</text:p>
          </table:table-cell>
          <table:table-cell office:value-type="float" office:value="450.6">
            <text:p>450.6</text:p>
          </table:table-cell>
          <table:table-cell office:value-type="float" office:value="3750.4">
            <text:p>3750.4</text:p>
          </table:table-cell>
          <table:table-cell office:value-type="float" office:value="0.804">
            <text:p>0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table:number-columns-repeated="2"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220">
            <text:p>220</text:p>
          </table:table-cell>
          <table:table-cell office:value-type="float" office:value="398">
            <text:p>398</text:p>
          </table:table-cell>
          <table:table-cell office:value-type="float" office:value="-15">
            <text:p>-15</text:p>
          </table:table-cell>
          <table:table-cell office:value-type="float" office:value="20.5">
            <text:p>20.5</text:p>
          </table:table-cell>
          <table:table-cell office:value-type="float" office:value="-0.75">
            <text:p>-0.75</text:p>
          </table:table-cell>
          <table:table-cell office:value-type="float" office:value="-0.15">
            <text:p>-0.15</text:p>
          </table:table-cell>
          <table:table-cell office:value-type="float" office:value="0.0931818181818182">
            <text:p>0.0931818182</text:p>
          </table:table-cell>
          <table:table-cell office:value-type="float" office:value="-0.00188442211055276">
            <text:p>-0.0018844221</text:p>
          </table:table-cell>
          <table:table-cell office:value-type="float" office:value="0.5191">
            <text:p>0.5191</text:p>
          </table:table-cell>
          <table:table-cell office:value-type="float" office:value="1.34315475206612">
            <text:p>1.3431547521</text:p>
          </table:table-cell>
          <table:table-cell office:value-type="float" office:value="0.993411482664579">
            <text:p>0.9934114827</text:p>
          </table:table-cell>
          <table:table-cell office:value-type="float" office:value="-4.26502428179873">
            <text:p>-4.2650242818</text:p>
          </table:table-cell>
          <table:table-cell office:value-type="float" office:value="7.78008075327757">
            <text:p>7.7800807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date" office:date-value="2020-05-25">
            <text:p>05/25/20</text:p>
          </table:table-cell>
          <table:table-cell office:value-type="float" office:value="5">
            <text:p>5</text:p>
          </table:table-cell>
          <table:table-cell office:value-type="float" office:value="430">
            <text:p>430</text:p>
          </table:table-cell>
          <table:table-cell office:value-type="float" office:value="1694">
            <text:p>1694</text:p>
          </table:table-cell>
          <table:table-cell office:value-type="float" office:value="0.89">
            <text:p>0.89</text:p>
          </table:table-cell>
          <table:table-cell office:value-type="float" office:value="5.8">
            <text:p>5.8</text:p>
          </table:table-cell>
          <table:table-cell office:value-type="float" office:value="440">
            <text:p>440</text:p>
          </table:table-cell>
          <table:table-cell office:value-type="float" office:value="2831.8">
            <text:p>2831.8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70">
            <text:p>70</text:p>
          </table:table-cell>
          <table:table-cell office:value-type="float" office:value="47">
            <text:p>47</text:p>
          </table:table-cell>
          <table:table-cell office:value-type="float" office:value="90">
            <text:p>90</text:p>
          </table:table-cell>
          <table:table-cell office:value-type="float" office:value="232">
            <text:p>232</text:p>
          </table:table-cell>
          <table:table-cell office:value-type="float" office:value="393">
            <text:p>393</text:p>
          </table:table-cell>
          <table:table-cell office:value-type="float" office:value="-11.75">
            <text:p>-11.75</text:p>
          </table:table-cell>
          <table:table-cell office:value-type="float" office:value="-3.75">
            <text:p>-3.75</text:p>
          </table:table-cell>
          <table:table-cell office:value-type="float" office:value="13.25">
            <text:p>13.25</text:p>
          </table:table-cell>
          <table:table-cell office:value-type="float" office:value="-0.130555555555556">
            <text:p>-0.1305555556</text:p>
          </table:table-cell>
          <table:table-cell office:value-type="float" office:value="-0.0161637931034483">
            <text:p>-0.0161637931</text:p>
          </table:table-cell>
          <table:table-cell office:value-type="float" office:value="0.0337150127226463">
            <text:p>0.0337150127</text:p>
          </table:table-cell>
          <table:table-cell office:value-type="float" office:value="0.576463271604938">
            <text:p>0.5764632716</text:p>
          </table:table-cell>
          <table:table-cell office:value-type="float" office:value="0.943938809824614">
            <text:p>0.9439388098</text:p>
          </table:table-cell>
          <table:table-cell office:value-type="float" office:value="1.12023048061172">
            <text:p>1.1202304806</text:p>
          </table:table-cell>
          <table:table-cell office:value-type="float" office:value="-4.95456050193325">
            <text:p>-4.9545605019</text:p>
          </table:table-cell>
          <table:table-cell office:value-type="float" office:value="0">
            <text:p>0</text:p>
          </table:table-cell>
          <table:table-cell office:value-type="float" office:value="20.9036652197798">
            <text:p>20.9036652198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date" office:date-value="2020-05-26">
            <text:p>05/26/20</text:p>
          </table:table-cell>
          <table:table-cell office:value-type="float" office:value="8">
            <text:p>8</text:p>
          </table:table-cell>
          <table:table-cell office:value-type="float" office:value="436">
            <text:p>436</text:p>
          </table:table-cell>
          <table:table-cell office:value-type="float" office:value="1644">
            <text:p>1644</text:p>
          </table:table-cell>
          <table:table-cell office:value-type="float" office:value="0.91">
            <text:p>0.91</text:p>
          </table:table-cell>
          <table:table-cell office:value-type="float" office:value="5.4">
            <text:p>5.4</text:p>
          </table:table-cell>
          <table:table-cell office:value-type="float" office:value="428.4">
            <text:p>428.4</text:p>
          </table:table-cell>
          <table:table-cell office:value-type="float" office:value="2950.2">
            <text:p>2950.2</text:p>
          </table:table-cell>
          <table:table-cell office:value-type="float" office:value="0.746">
            <text:p>0.7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0">
            <text:p>30</text:p>
          </table:table-cell>
          <table:table-cell office:value-type="float" office:value="67">
            <text:p>67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298">
            <text:p>298</text:p>
          </table:table-cell>
          <table:table-cell office:value-type="float" office:value="-3">
            <text:p>-3</text:p>
          </table:table-cell>
          <table:table-cell office:value-type="float" office:value="-5.875">
            <text:p>-5.875</text:p>
          </table:table-cell>
          <table:table-cell office:value-type="float" office:value="-6.625">
            <text:p>-6.625</text:p>
          </table:table-cell>
          <table:table-cell office:value-type="float" office:value="-0.0375">
            <text:p>-0.0375</text:p>
          </table:table-cell>
          <table:table-cell office:value-type="float" office:value="-0.0326388888888889">
            <text:p>-0.0326388889</text:p>
          </table:table-cell>
          <table:table-cell office:value-type="float" office:value="-0.0222315436241611">
            <text:p>-0.0222315436</text:p>
          </table:table-cell>
          <table:table-cell office:value-type="float" office:value="0.87150625">
            <text:p>0.87150625</text:p>
          </table:table-cell>
          <table:table-cell office:value-type="float" office:value="0.887851871141975">
            <text:p>0.8878518711</text:p>
          </table:table-cell>
          <table:table-cell office:value-type="float" office:value="0.923158310717986">
            <text:p>0.9231583107</text:p>
          </table:table-cell>
          <table:table-cell office:value-type="float" office:value="-18.1351435345782">
            <text:p>-18.1351435346</text:p>
          </table:table-cell>
          <table:table-cell office:value-type="float" office:value="-20.8883594828331">
            <text:p>-20.8883594828</text:p>
          </table:table-cell>
          <table:table-cell office:value-type="float" office:value="-30.8306726634468">
            <text:p>-30.8306726634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date" office:date-value="2020-05-27">
            <text:p>05/27/20</text:p>
          </table:table-cell>
          <table:table-cell office:value-type="float" office:value="6">
            <text:p>6</text:p>
          </table:table-cell>
          <table:table-cell office:value-type="float" office:value="430">
            <text:p>430</text:p>
          </table:table-cell>
          <table:table-cell office:value-type="float" office:value="3697">
            <text:p>3697</text:p>
          </table:table-cell>
          <table:table-cell office:value-type="float" office:value="0.6">
            <text:p>0.6</text:p>
          </table:table-cell>
          <table:table-cell office:value-type="float" office:value="6.2">
            <text:p>6.2</text:p>
          </table:table-cell>
          <table:table-cell office:value-type="float" office:value="416.8">
            <text:p>416.8</text:p>
          </table:table-cell>
          <table:table-cell office:value-type="float" office:value="3445.4">
            <text:p>3445.4</text:p>
          </table:table-cell>
          <table:table-cell office:value-type="float" office:value="0.676">
            <text:p>0.676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table:number-columns-repeated="2" office:value-type="float" office:value="42">
            <text:p>42</text:p>
          </table:table-cell>
          <table:table-cell office:value-type="float" office:value="116">
            <text:p>116</text:p>
          </table:table-cell>
          <table:table-cell office:value-type="float" office:value="210">
            <text:p>210</text:p>
          </table:table-cell>
          <table:table-cell office:value-type="float" office:value="315">
            <text:p>315</text:p>
          </table:table-cell>
          <table:table-cell office:value-type="float" office:value="-3.125">
            <text:p>-3.125</text:p>
          </table:table-cell>
          <table:table-cell office:value-type="float" office:value="3.75">
            <text:p>3.75</text:p>
          </table:table-cell>
          <table:table-cell office:value-type="float" office:value="-21">
            <text:p>-21</text:p>
          </table:table-cell>
          <table:table-cell office:value-type="float" office:value="-0.0269396551724138">
            <text:p>-0.0269396552</text:p>
          </table:table-cell>
          <table:table-cell office:value-type="float" office:value="0.0178571428571429">
            <text:p>0.0178571429</text:p>
          </table:table-cell>
          <table:table-cell office:value-type="float" office:value="-0.0666666666666667">
            <text:p>-0.0666666667</text:p>
          </table:table-cell>
          <table:table-cell office:value-type="float" office:value="0.907133667137336">
            <text:p>0.9071336671</text:p>
          </table:table-cell>
          <table:table-cell office:value-type="float" office:value="1.063125">
            <text:p>1.063125</text:p>
          </table:table-cell>
          <table:table-cell office:value-type="float" office:value="0.775377777777778">
            <text:p>0.7753777778</text:p>
          </table:table-cell>
          <table:table-cell office:value-type="float" office:value="-25.3814723316553">
            <text:p>-25.3814723317</text:p>
          </table:table-cell>
          <table:table-cell office:value-type="float" office:value="0">
            <text:p>0</text:p>
          </table:table-cell>
          <table:table-cell office:value-type="float" office:value="-10.0466492497133">
            <text:p>-10.046649249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date" office:date-value="2020-05-28">
            <text:p>05/28/20</text:p>
          </table:table-cell>
          <table:table-cell office:value-type="float" office:value="4">
            <text:p>4</text:p>
          </table:table-cell>
          <table:table-cell office:value-type="float" office:value="404">
            <text:p>404</text:p>
          </table:table-cell>
          <table:table-cell office:value-type="float" office:value="4051">
            <text:p>4051</text:p>
          </table:table-cell>
          <table:table-cell office:value-type="float" office:value="0.57">
            <text:p>0.57</text:p>
          </table:table-cell>
          <table:table-cell office:value-type="float" office:value="6.6">
            <text:p>6.6</text:p>
          </table:table-cell>
          <table:table-cell office:value-type="float" office:value="413.6">
            <text:p>413.6</text:p>
          </table:table-cell>
          <table:table-cell office:value-type="float" office:value="3788.6">
            <text:p>3788.6</text:p>
          </table:table-cell>
          <table:table-cell office:value-type="float" office:value="0.65">
            <text:p>0.65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 office:value-type="float" office:value="49">
            <text:p>49</text:p>
          </table:table-cell>
          <table:table-cell office:value-type="float" office:value="90">
            <text:p>90</text:p>
          </table:table-cell>
          <table:table-cell office:value-type="float" office:value="222">
            <text:p>222</text:p>
          </table:table-cell>
          <table:table-cell office:value-type="float" office:value="450">
            <text:p>450</text:p>
          </table:table-cell>
          <table:table-cell office:value-type="float" office:value="1.875">
            <text:p>1.875</text:p>
          </table:table-cell>
          <table:table-cell office:value-type="float" office:value="-7.875">
            <text:p>-7.875</text:p>
          </table:table-cell>
          <table:table-cell office:value-type="float" office:value="5.25">
            <text:p>5.25</text:p>
          </table:table-cell>
          <table:table-cell office:value-type="float" office:value="0.0208333333333333">
            <text:p>0.0208333333</text:p>
          </table:table-cell>
          <table:table-cell office:value-type="float" office:value="-0.035472972972973">
            <text:p>-0.035472973</text:p>
          </table:table-cell>
          <table:table-cell office:value-type="float" office:value="0.0116666666666667">
            <text:p>0.0116666667</text:p>
          </table:table-cell>
          <table:table-cell office:value-type="float" office:value="1.07376736111111">
            <text:p>1.0737673611</text:p>
          </table:table-cell>
          <table:table-cell office:value-type="float" office:value="0.878310924945216">
            <text:p>0.8783109249</text:p>
          </table:table-cell>
          <table:table-cell office:value-type="float" office:value="1.04110011111111">
            <text:p>1.0411001111</text:p>
          </table:table-cell>
          <table:table-cell office:value-type="float" office:value="33.6164472488643">
            <text:p>33.6164472489</text:p>
          </table:table-cell>
          <table:table-cell office:value-type="float" office:value="-19.1914893208575">
            <text:p>-19.19148932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date" office:date-value="2020-05-29">
            <text:p>05/29/20</text:p>
          </table:table-cell>
          <table:table-cell office:value-type="float" office:value="8">
            <text:p>8</text:p>
          </table:table-cell>
          <table:table-cell office:value-type="float" office:value="384">
            <text:p>384</text:p>
          </table:table-cell>
          <table:table-cell office:value-type="float" office:value="6141">
            <text:p>6141</text:p>
          </table:table-cell>
          <table:table-cell office:value-type="float" office:value="0.41">
            <text:p>0.41</text:p>
          </table:table-cell>
          <table:table-cell office:value-type="float" office:value="5.4">
            <text:p>5.4</text:p>
          </table:table-cell>
          <table:table-cell office:value-type="float" office:value="410.2">
            <text:p>410.2</text:p>
          </table:table-cell>
          <table:table-cell office:value-type="float" office:value="3943.4">
            <text:p>3943.4</text:p>
          </table:table-cell>
          <table:table-cell office:value-type="float" office:value="0.542">
            <text:p>0.542</text:p>
          </table:table-cell>
          <table:table-cell table:number-columns-repeated="3" office:value-type="float" office:value="2">
            <text:p>2</text:p>
          </table:table-cell>
          <table:table-cell office:value-type="float" office:value="35">
            <text:p>35</text:p>
          </table:table-cell>
          <table:table-cell table:number-columns-repeated="2" office:value-type="float" office:value="48">
            <text:p>48</text:p>
          </table:table-cell>
          <table:table-cell office:value-type="float" office:value="78">
            <text:p>78</text:p>
          </table:table-cell>
          <table:table-cell office:value-type="float" office:value="184">
            <text:p>184</text:p>
          </table:table-cell>
          <table:table-cell office:value-type="float" office:value="322">
            <text:p>322</text:p>
          </table:table-cell>
          <table:table-cell office:value-type="float" office:value="-14">
            <text:p>-14</text:p>
          </table:table-cell>
          <table:table-cell office:value-type="float" office:value="-14.25">
            <text:p>-14.25</text:p>
          </table:table-cell>
          <table:table-cell office:value-type="float" office:value="7.375">
            <text:p>7.375</text:p>
          </table:table-cell>
          <table:table-cell office:value-type="float" office:value="-0.179487179487179">
            <text:p>-0.1794871795</text:p>
          </table:table-cell>
          <table:table-cell office:value-type="float" office:value="-0.077445652173913">
            <text:p>-0.0774456522</text:p>
          </table:table-cell>
          <table:table-cell office:value-type="float" office:value="0.0229037267080745">
            <text:p>0.0229037267</text:p>
          </table:table-cell>
          <table:table-cell office:value-type="float" office:value="0.434937541091387">
            <text:p>0.4349375411</text:p>
          </table:table-cell>
          <table:table-cell office:value-type="float" office:value="0.740695962310964">
            <text:p>0.7406959623</text:p>
          </table:table-cell>
          <table:table-cell office:value-type="float" office:value="1.08119122164461">
            <text:p>1.0811912216</text:p>
          </table:table-cell>
          <table:table-cell office:value-type="float" office:value="-3.50382699891572">
            <text:p>-3.5038269989</text:p>
          </table:table-cell>
          <table:table-cell office:value-type="float" office:value="-8.59888171899567">
            <text:p>-8.598881719</text:p>
          </table:table-cell>
          <table:table-cell office:value-type="float" office:value="30.608776352064">
            <text:p>30.608776352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date" office:date-value="2020-05-30">
            <text:p>05/30/20</text:p>
          </table:table-cell>
          <table:table-cell office:value-type="float" office:value="7">
            <text:p>7</text:p>
          </table:table-cell>
          <table:table-cell office:value-type="float" office:value="414">
            <text:p>414</text:p>
          </table:table-cell>
          <table:table-cell office:value-type="float" office:value="3410">
            <text:p>3410</text:p>
          </table:table-cell>
          <table:table-cell office:value-type="float" office:value="0.76">
            <text:p>0.76</text:p>
          </table:table-cell>
          <table:table-cell office:value-type="float" office:value="4.4">
            <text:p>4.4</text:p>
          </table:table-cell>
          <table:table-cell office:value-type="float" office:value="407.6">
            <text:p>407.6</text:p>
          </table:table-cell>
          <table:table-cell office:value-type="float" office:value="3601">
            <text:p>3601</text:p>
          </table:table-cell>
          <table:table-cell office:value-type="float" office:value="0.584">
            <text:p>0.5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">
            <text:p>34</text:p>
          </table:table-cell>
          <table:table-cell office:value-type="float" office:value="47">
            <text:p>47</text:p>
          </table:table-cell>
          <table:table-cell office:value-type="float" office:value="70">
            <text:p>70</text:p>
          </table:table-cell>
          <table:table-cell office:value-type="float" office:value="165">
            <text:p>165</text:p>
          </table:table-cell>
          <table:table-cell office:value-type="float" office:value="302">
            <text:p>302</text:p>
          </table:table-cell>
          <table:table-cell office:value-type="float" office:value="-10.5">
            <text:p>-10.5</text:p>
          </table:table-cell>
          <table:table-cell office:value-type="float" office:value="3.625">
            <text:p>3.625</text:p>
          </table:table-cell>
          <table:table-cell office:value-type="float" office:value="-13.625">
            <text:p>-13.625</text:p>
          </table:table-cell>
          <table:table-cell office:value-type="float" office:value="-0.15">
            <text:p>-0.15</text:p>
          </table:table-cell>
          <table:table-cell office:value-type="float" office:value="0.021969696969697">
            <text:p>0.021969697</text:p>
          </table:table-cell>
          <table:table-cell office:value-type="float" office:value="-0.0451158940397351">
            <text:p>-0.045115894</text:p>
          </table:table-cell>
          <table:table-cell office:value-type="float" office:value="0.5191">
            <text:p>0.5191</text:p>
          </table:table-cell>
          <table:table-cell office:value-type="float" office:value="1.07783996786042">
            <text:p>1.0778399679</text:p>
          </table:table-cell>
          <table:table-cell office:value-type="float" office:value="0.846083840895136">
            <text:p>0.8460838409</text:p>
          </table:table-cell>
          <table:table-cell office:value-type="float" office:value="-4.26502428179873">
            <text:p>-4.2650242818</text:p>
          </table:table-cell>
          <table:table-cell office:value-type="float" office:value="31.8954658487576">
            <text:p>31.8954658488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date" office:date-value="2020-05-31">
            <text:p>05/31/20</text:p>
          </table:table-cell>
          <table:table-cell office:value-type="float" office:value="2">
            <text:p>2</text:p>
          </table:table-cell>
          <table:table-cell office:value-type="float" office:value="419">
            <text:p>419</text:p>
          </table:table-cell>
          <table:table-cell office:value-type="float" office:value="2418">
            <text:p>2418</text:p>
          </table:table-cell>
          <table:table-cell office:value-type="float" office:value="0.37">
            <text:p>0.37</text:p>
          </table:table-cell>
          <table:table-cell office:value-type="float" office:value="4.6">
            <text:p>4.6</text:p>
          </table:table-cell>
          <table:table-cell office:value-type="float" office:value="412.2">
            <text:p>412.2</text:p>
          </table:table-cell>
          <table:table-cell office:value-type="float" office:value="3191.6">
            <text:p>3191.6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1">
            <text:p>41</text:p>
          </table:table-cell>
          <table:table-cell office:value-type="float" office:value="53">
            <text:p>53</text:p>
          </table:table-cell>
          <table:table-cell office:value-type="float" office:value="52">
            <text:p>52</text:p>
          </table:table-cell>
          <table:table-cell office:value-type="float" office:value="180">
            <text:p>180</text:p>
          </table:table-cell>
          <table:table-cell office:value-type="float" office:value="398">
            <text:p>398</text:p>
          </table:table-cell>
          <table:table-cell office:value-type="float" office:value="-10.625">
            <text:p>-10.625</text:p>
          </table:table-cell>
          <table:table-cell office:value-type="float" office:value="-14.625">
            <text:p>-14.625</text:p>
          </table:table-cell>
          <table:table-cell office:value-type="float" office:value="-22.5">
            <text:p>-22.5</text:p>
          </table:table-cell>
          <table:table-cell office:value-type="float" office:value="-0.204326923076923">
            <text:p>-0.2043269231</text:p>
          </table:table-cell>
          <table:table-cell office:value-type="float" office:value="-0.08125">
            <text:p>-0.08125</text:p>
          </table:table-cell>
          <table:table-cell office:value-type="float" office:value="-0.0565326633165829">
            <text:p>-0.0565326633</text:p>
          </table:table-cell>
          <table:table-cell office:value-type="float" office:value="0.366684772559172">
            <text:p>0.3666847726</text:p>
          </table:table-cell>
          <table:table-cell office:value-type="float" office:value="0.7285640625">
            <text:p>0.7285640625</text:p>
          </table:table-cell>
          <table:table-cell office:value-type="float" office:value="0.808399724754425">
            <text:p>0.8083997248</text:p>
          </table:table-cell>
          <table:table-cell office:value-type="float" office:value="-3.03257919847452">
            <text:p>-3.0325791985</text:p>
          </table:table-cell>
          <table:table-cell office:value-type="float" office:value="-8.17957437243531">
            <text:p>-8.1795743724</text:p>
          </table:table-cell>
          <table:table-cell office:value-type="float" office:value="-11.9110686696584">
            <text:p>-11.911068669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date" office:date-value="2020-06-01">
            <text:p>06/01/20</text:p>
          </table:table-cell>
          <table:table-cell office:value-type="float" office:value="1">
            <text:p>1</text:p>
          </table:table-cell>
          <table:table-cell office:value-type="float" office:value="417">
            <text:p>417</text:p>
          </table:table-cell>
          <table:table-cell office:value-type="float" office:value="1985">
            <text:p>1985</text:p>
          </table:table-cell>
          <table:table-cell office:value-type="float" office:value="0.81">
            <text:p>0.81</text:p>
          </table:table-cell>
          <table:table-cell office:value-type="float" office:value="3.4">
            <text:p>3.4</text:p>
          </table:table-cell>
          <table:table-cell office:value-type="float" office:value="418.2">
            <text:p>418.2</text:p>
          </table:table-cell>
          <table:table-cell office:value-type="float" office:value="2284">
            <text:p>2284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office:value-type="float" office:value="41">
            <text:p>41</text:p>
          </table:table-cell>
          <table:table-cell table:number-columns-repeated="2" office:value-type="float" office:value="74">
            <text:p>74</text:p>
          </table:table-cell>
          <table:table-cell office:value-type="float" office:value="40">
            <text:p>40</text:p>
          </table:table-cell>
          <table:table-cell office:value-type="float" office:value="158">
            <text:p>158</text:p>
          </table:table-cell>
          <table:table-cell office:value-type="float" office:value="390">
            <text:p>390</text:p>
          </table:table-cell>
          <table:table-cell office:value-type="float" office:value="-6.875">
            <text:p>-6.875</text:p>
          </table:table-cell>
          <table:table-cell office:value-type="float" office:value="-11.5">
            <text:p>-11.5</text:p>
          </table:table-cell>
          <table:table-cell office:value-type="float" office:value="-1.5">
            <text:p>-1.5</text:p>
          </table:table-cell>
          <table:table-cell office:value-type="float" office:value="-0.171875">
            <text:p>-0.171875</text:p>
          </table:table-cell>
          <table:table-cell office:value-type="float" office:value="-0.0727848101265823">
            <text:p>-0.0727848101</text:p>
          </table:table-cell>
          <table:table-cell office:value-type="float" office:value="-0.00384615384615385">
            <text:p>-0.0038461538</text:p>
          </table:table-cell>
          <table:table-cell office:value-type="float" office:value="0.456337890625">
            <text:p>0.4563378906</text:p>
          </table:table-cell>
          <table:table-cell office:value-type="float" office:value="0.755636516583881">
            <text:p>0.7556365166</text:p>
          </table:table-cell>
          <table:table-cell office:value-type="float" office:value="0.986567455621302">
            <text:p>0.9865674556</text:p>
          </table:table-cell>
          <table:table-cell office:value-type="float" office:value="-3.67539573176875">
            <text:p>-3.6753957318</text:p>
          </table:table-cell>
          <table:table-cell office:value-type="float" office:value="-9.17230127781479">
            <text:p>-9.17230127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date" office:date-value="2020-06-02">
            <text:p>06/02/20</text:p>
          </table:table-cell>
          <table:table-cell office:value-type="float" office:value="5">
            <text:p>5</text:p>
          </table:table-cell>
          <table:table-cell office:value-type="float" office:value="427">
            <text:p>427</text:p>
          </table:table-cell>
          <table:table-cell office:value-type="float" office:value="2004">
            <text:p>2004</text:p>
          </table:table-cell>
          <table:table-cell office:value-type="float" office:value="1.45">
            <text:p>1.45</text:p>
          </table:table-cell>
          <table:table-cell office:value-type="float" office:value="3">
            <text:p>3</text:p>
          </table:table-cell>
          <table:table-cell office:value-type="float" office:value="416.6">
            <text:p>416.6</text:p>
          </table:table-cell>
          <table:table-cell office:value-type="float" office:value="2466.4">
            <text:p>2466.4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2">
            <text:p>32</text:p>
          </table:table-cell>
          <table:table-cell office:value-type="float" office:value="66">
            <text:p>66</text:p>
          </table:table-cell>
          <table:table-cell office:value-type="float" office:value="32">
            <text:p>32</text:p>
          </table:table-cell>
          <table:table-cell office:value-type="float" office:value="118">
            <text:p>118</text:p>
          </table:table-cell>
          <table:table-cell office:value-type="float" office:value="322">
            <text:p>322</text:p>
          </table:table-cell>
          <table:table-cell office:value-type="float" office:value="4.5">
            <text:p>4.5</text:p>
          </table:table-cell>
          <table:table-cell office:value-type="float" office:value="-10.25">
            <text:p>-10.25</text:p>
          </table:table-cell>
          <table:table-cell office:value-type="float" office:value="-16.875">
            <text:p>-16.875</text:p>
          </table:table-cell>
          <table:table-cell office:value-type="float" office:value="0.140625">
            <text:p>0.140625</text:p>
          </table:table-cell>
          <table:table-cell office:value-type="float" office:value="-0.086864406779661">
            <text:p>-0.0868644068</text:p>
          </table:table-cell>
          <table:table-cell office:value-type="float" office:value="-0.0524068322981366">
            <text:p>-0.0524068323</text:p>
          </table:table-cell>
          <table:table-cell office:value-type="float" office:value="1.530947265625">
            <text:p>1.5309472656</text:p>
          </table:table-cell>
          <table:table-cell office:value-type="float" office:value="0.710763609594944">
            <text:p>0.7107636096</text:p>
          </table:table-cell>
          <table:table-cell office:value-type="float" office:value="0.821959180056711">
            <text:p>0.8219591801</text:p>
          </table:table-cell>
          <table:table-cell office:value-type="float" office:value="5.26802225117811">
            <text:p>5.2680222512</text:p>
          </table:table-cell>
          <table:table-cell office:value-type="float" office:value="-7.62782381404741">
            <text:p>-7.627823814</text:p>
          </table:table-cell>
          <table:table-cell office:value-type="float" office:value="-12.8765923059699">
            <text:p>-12.876592306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date" office:date-value="2020-06-03">
            <text:p>06/03/20</text:p>
          </table:table-cell>
          <table:table-cell office:value-type="float" office:value="2">
            <text:p>2</text:p>
          </table:table-cell>
          <table:table-cell office:value-type="float" office:value="414">
            <text:p>414</text:p>
          </table:table-cell>
          <table:table-cell office:value-type="float" office:value="1603">
            <text:p>1603</text:p>
          </table:table-cell>
          <table:table-cell office:value-type="float" office:value="0.62">
            <text:p>0.62</text:p>
          </table:table-cell>
          <table:table-cell office:value-type="float" office:value="3.2">
            <text:p>3.2</text:p>
          </table:table-cell>
          <table:table-cell office:value-type="float" office:value="412.2">
            <text:p>412.2</text:p>
          </table:table-cell>
          <table:table-cell office:value-type="float" office:value="3325.2">
            <text:p>3325.2</text:p>
          </table:table-cell>
          <table:table-cell office:value-type="float" office:value="0.73">
            <text:p>0.73</text:p>
          </table:table-cell>
          <table:table-cell table:number-columns-repeated="3" office:value-type="float" office:value="2">
            <text:p>2</text:p>
          </table:table-cell>
          <table:table-cell office:value-type="float" office:value="30">
            <text:p>30</text:p>
          </table:table-cell>
          <table:table-cell table:number-columns-repeated="2" office:value-type="float" office:value="42">
            <text:p>42</text:p>
          </table:table-cell>
          <table:table-cell office:value-type="float" office:value="38">
            <text:p>38</text:p>
          </table:table-cell>
          <table:table-cell office:value-type="float" office:value="116">
            <text:p>116</text:p>
          </table:table-cell>
          <table:table-cell office:value-type="float" office:value="302">
            <text:p>302</text:p>
          </table:table-cell>
          <table:table-cell office:value-type="float" office:value="4.5">
            <text:p>4.5</text:p>
          </table:table-cell>
          <table:table-cell office:value-type="float" office:value="-26.125">
            <text:p>-26.125</text:p>
          </table:table-cell>
          <table:table-cell office:value-type="float" office:value="-13.625">
            <text:p>-13.625</text:p>
          </table:table-cell>
          <table:table-cell office:value-type="float" office:value="0.118421052631579">
            <text:p>0.1184210526</text:p>
          </table:table-cell>
          <table:table-cell office:value-type="float" office:value="-0.225215517241379">
            <text:p>-0.2252155172</text:p>
          </table:table-cell>
          <table:table-cell office:value-type="float" office:value="-0.0451158940397351">
            <text:p>-0.045115894</text:p>
          </table:table-cell>
          <table:table-cell office:value-type="float" office:value="1.44195983379501">
            <text:p>1.4419598338</text:p>
          </table:table-cell>
          <table:table-cell office:value-type="float" office:value="0.311160866899524">
            <text:p>0.3111608669</text:p>
          </table:table-cell>
          <table:table-cell office:value-type="float" office:value="0.846083840895136">
            <text:p>0.8460838409</text:p>
          </table:table-cell>
          <table:table-cell office:value-type="float" office:value="6.19335316515893">
            <text:p>6.1933531652</text:p>
          </table:table-cell>
          <table:table-cell office:value-type="float" office:value="-2.71640930254133">
            <text:p>-2.7164093025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date" office:date-value="2020-06-04">
            <text:p>06/04/20</text:p>
          </table:table-cell>
          <table:table-cell office:value-type="float" office:value="5">
            <text:p>5</text:p>
          </table:table-cell>
          <table:table-cell office:value-type="float" office:value="406">
            <text:p>406</text:p>
          </table:table-cell>
          <table:table-cell office:value-type="float" office:value="4322">
            <text:p>4322</text:p>
          </table:table-cell>
          <table:table-cell office:value-type="float" office:value="0.53">
            <text:p>0.53</text:p>
          </table:table-cell>
          <table:table-cell office:value-type="float" office:value="3.6">
            <text:p>3.6</text:p>
          </table:table-cell>
          <table:table-cell office:value-type="float" office:value="406.2">
            <text:p>406.2</text:p>
          </table:table-cell>
          <table:table-cell office:value-type="float" office:value="3777.6">
            <text:p>3777.6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table:number-columns-repeated="2" office:value-type="float" office:value="61">
            <text:p>61</text:p>
          </table:table-cell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float" office:value="352">
            <text:p>352</text:p>
          </table:table-cell>
          <table:table-cell office:value-type="float" office:value="-14.375">
            <text:p>-14.375</text:p>
          </table:table-cell>
          <table:table-cell office:value-type="float" office:value="-10.5">
            <text:p>-10.5</text:p>
          </table:table-cell>
          <table:table-cell office:value-type="float" office:value="-16.125">
            <text:p>-16.125</text:p>
          </table:table-cell>
          <table:table-cell office:value-type="float" office:value="-0.2875">
            <text:p>-0.2875</text:p>
          </table:table-cell>
          <table:table-cell office:value-type="float" office:value="-0.0875">
            <text:p>-0.0875</text:p>
          </table:table-cell>
          <table:table-cell office:value-type="float" office:value="-0.0458096590909091">
            <text:p>-0.0458096591</text:p>
          </table:table-cell>
          <table:table-cell office:value-type="float" office:value="0.15575625">
            <text:p>0.15575625</text:p>
          </table:table-cell>
          <table:table-cell office:value-type="float" office:value="0.70875625">
            <text:p>0.70875625</text:p>
          </table:table-cell>
          <table:table-cell office:value-type="float" office:value="0.843779301919228">
            <text:p>0.8437793019</text:p>
          </table:table-cell>
          <table:table-cell office:value-type="float" office:value="-2.04483053451045">
            <text:p>-2.0448305345</text:p>
          </table:table-cell>
          <table:table-cell office:value-type="float" office:value="-7.56982008372886">
            <text:p>-7.5698200837</text:p>
          </table:table-cell>
          <table:table-cell office:value-type="float" office:value="-14.7817447398164">
            <text:p>-14.7817447398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date" office:date-value="2020-06-05">
            <text:p>06/05/20</text:p>
          </table:table-cell>
          <table:table-cell office:value-type="float" office:value="3">
            <text:p>3</text:p>
          </table:table-cell>
          <table:table-cell office:value-type="float" office:value="397">
            <text:p>397</text:p>
          </table:table-cell>
          <table:table-cell office:value-type="float" office:value="6712">
            <text:p>6712</text:p>
          </table:table-cell>
          <table:table-cell office:value-type="float" office:value="0.24">
            <text:p>0.24</text:p>
          </table:table-cell>
          <table:table-cell office:value-type="float" office:value="2.8">
            <text:p>2.8</text:p>
          </table:table-cell>
          <table:table-cell office:value-type="float" office:value="398">
            <text:p>398</text:p>
          </table:table-cell>
          <table:table-cell office:value-type="float" office:value="4046.6">
            <text:p>4046.6</text:p>
          </table:table-cell>
          <table:table-cell office:value-type="float" office:value="0.48">
            <text:p>0.4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59">
            <text:p>59</text:p>
          </table:table-cell>
          <table:table-cell office:value-type="float" office:value="45">
            <text:p>45</text:p>
          </table:table-cell>
          <table:table-cell office:value-type="float" office:value="136">
            <text:p>136</text:p>
          </table:table-cell>
          <table:table-cell office:value-type="float" office:value="309">
            <text:p>309</text:p>
          </table:table-cell>
          <table:table-cell office:value-type="float" office:value="2.625">
            <text:p>2.625</text:p>
          </table:table-cell>
          <table:table-cell office:value-type="float" office:value="-12.5">
            <text:p>-12.5</text:p>
          </table:table-cell>
          <table:table-cell office:value-type="float" office:value="-20.5">
            <text:p>-20.5</text:p>
          </table:table-cell>
          <table:table-cell office:value-type="float" office:value="0.0583333333333333">
            <text:p>0.0583333333</text:p>
          </table:table-cell>
          <table:table-cell office:value-type="float" office:value="-0.0919117647058824">
            <text:p>-0.0919117647</text:p>
          </table:table-cell>
          <table:table-cell office:value-type="float" office:value="-0.0663430420711974">
            <text:p>-0.0663430421</text:p>
          </table:table-cell>
          <table:table-cell office:value-type="float" office:value="1.21083611111111">
            <text:p>1.2108361111</text:p>
          </table:table-cell>
          <table:table-cell office:value-type="float" office:value="0.694866457612457">
            <text:p>0.6948664576</text:p>
          </table:table-cell>
          <table:table-cell office:value-type="float" office:value="0.77642609524408">
            <text:p>0.7764260952</text:p>
          </table:table-cell>
          <table:table-cell office:value-type="float" office:value="12.2258220095542">
            <text:p>12.2258220096</text:p>
          </table:table-cell>
          <table:table-cell office:value-type="float" office:value="-7.18929952141306">
            <text:p>-7.1892995214</text:p>
          </table:table-cell>
          <table:table-cell office:value-type="float" office:value="-10.0973873564076">
            <text:p>-10.0973873564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date" office:date-value="2020-06-06">
            <text:p>06/06/20</text:p>
          </table:table-cell>
          <table:table-cell office:value-type="float" office:value="3">
            <text:p>3</text:p>
          </table:table-cell>
          <table:table-cell office:value-type="float" office:value="387">
            <text:p>387</text:p>
          </table:table-cell>
          <table:table-cell office:value-type="float" office:value="4247">
            <text:p>4247</text:p>
          </table:table-cell>
          <table:table-cell office:value-type="float" office:value="0.47">
            <text:p>0.47</text:p>
          </table:table-cell>
          <table:table-cell office:value-type="float" office:value="2.6">
            <text:p>2.6</text:p>
          </table:table-cell>
          <table:table-cell office:value-type="float" office:value="392.2">
            <text:p>392.2</text:p>
          </table:table-cell>
          <table:table-cell office:value-type="float" office:value="3835.4">
            <text:p>3835.4</text:p>
          </table:table-cell>
          <table:table-cell office:value-type="float" office:value="0.576">
            <text:p>0.576</text:p>
          </table:table-cell>
          <table:table-cell table:number-columns-repeated="3"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2">
            <text:p>32</text:p>
          </table:table-cell>
          <table:table-cell office:value-type="float" office:value="110">
            <text:p>110</text:p>
          </table:table-cell>
          <table:table-cell office:value-type="float" office:value="245">
            <text:p>245</text:p>
          </table:table-cell>
          <table:table-cell office:value-type="float" office:value="4.5">
            <text:p>4.5</text:p>
          </table:table-cell>
          <table:table-cell office:value-type="float" office:value="-15.375">
            <text:p>-15.375</text:p>
          </table:table-cell>
          <table:table-cell office:value-type="float" office:value="-5.25">
            <text:p>-5.25</text:p>
          </table:table-cell>
          <table:table-cell office:value-type="float" office:value="0.140625">
            <text:p>0.140625</text:p>
          </table:table-cell>
          <table:table-cell office:value-type="float" office:value="-0.139772727272727">
            <text:p>-0.1397727273</text:p>
          </table:table-cell>
          <table:table-cell office:value-type="float" office:value="-0.0214285714285714">
            <text:p>-0.0214285714</text:p>
          </table:table-cell>
          <table:table-cell office:value-type="float" office:value="1.530947265625">
            <text:p>1.5309472656</text:p>
          </table:table-cell>
          <table:table-cell office:value-type="float" office:value="0.549086828512397">
            <text:p>0.5490868285</text:p>
          </table:table-cell>
          <table:table-cell office:value-type="float" office:value="0.9259">
            <text:p>0.9259</text:p>
          </table:table-cell>
          <table:table-cell office:value-type="float" office:value="5.26802225117811">
            <text:p>5.2680222512</text:p>
          </table:table-cell>
          <table:table-cell office:value-type="float" office:value="-4.60383486424976">
            <text:p>-4.6038348642</text:p>
          </table:table-cell>
          <table:table-cell office:value-type="float" office:value="-31.9990436285172">
            <text:p>-31.999043628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date" office:date-value="2020-06-07">
            <text:p>06/07/20</text:p>
          </table:table-cell>
          <table:table-cell office:value-type="float" office:value="1">
            <text:p>1</text:p>
          </table:table-cell>
          <table:table-cell office:value-type="float" office:value="386">
            <text:p>386</text:p>
          </table:table-cell>
          <table:table-cell office:value-type="float" office:value="3349">
            <text:p>3349</text:p>
          </table:table-cell>
          <table:table-cell office:value-type="float" office:value="0.54">
            <text:p>0.54</text:p>
          </table:table-cell>
          <table:table-cell office:value-type="float" office:value="2">
            <text:p>2</text:p>
          </table:table-cell>
          <table:table-cell office:value-type="float" office:value="379.8">
            <text:p>379.8</text:p>
          </table:table-cell>
          <table:table-cell office:value-type="float" office:value="3714.8">
            <text:p>3714.8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0">
            <text:p>20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  <table:table-cell office:value-type="float" office:value="105">
            <text:p>105</text:p>
          </table:table-cell>
          <table:table-cell office:value-type="float" office:value="225">
            <text:p>225</text:p>
          </table:table-cell>
          <table:table-cell office:value-type="float" office:value="4.5">
            <text:p>4.5</text:p>
          </table:table-cell>
          <table:table-cell office:value-type="float" office:value="-2.875">
            <text:p>-2.875</text:p>
          </table:table-cell>
          <table:table-cell office:value-type="float" office:value="-7">
            <text:p>-7</text:p>
          </table:table-cell>
          <table:table-cell office:value-type="float" office:value="0.118421052631579">
            <text:p>0.1184210526</text:p>
          </table:table-cell>
          <table:table-cell office:value-type="float" office:value="-0.0273809523809524">
            <text:p>-0.0273809524</text:p>
          </table:table-cell>
          <table:table-cell office:value-type="float" office:value="-0.0311111111111111">
            <text:p>-0.0311111111</text:p>
          </table:table-cell>
          <table:table-cell office:value-type="float" office:value="1.44195983379501">
            <text:p>1.4419598338</text:p>
          </table:table-cell>
          <table:table-cell office:value-type="float" office:value="0.905636111111111">
            <text:p>0.9056361111</text:p>
          </table:table-cell>
          <table:table-cell office:value-type="float" office:value="0.893008197530864">
            <text:p>0.8930081975</text:p>
          </table:table-cell>
          <table:table-cell office:value-type="float" office:value="6.19335316515893">
            <text:p>6.1933531652</text:p>
          </table:table-cell>
          <table:table-cell office:value-type="float" office:value="-24.9667632956896">
            <text:p>-24.9667632957</text:p>
          </table:table-cell>
          <table:table-cell office:value-type="float" office:value="-21.9313316478327">
            <text:p>-21.9313316478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date" office:date-value="2020-06-08">
            <text:p>06/08/20</text:p>
          </table:table-cell>
          <table:table-cell office:value-type="float" office:value="1">
            <text:p>1</text:p>
          </table:table-cell>
          <table:table-cell office:value-type="float" office:value="385">
            <text:p>385</text:p>
          </table:table-cell>
          <table:table-cell office:value-type="float" office:value="547">
            <text:p>547</text:p>
          </table:table-cell>
          <table:table-cell office:value-type="float" office:value="1.1">
            <text:p>1.1</text:p>
          </table:table-cell>
          <table:table-cell office:value-type="float" office:value="1.6">
            <text:p>1.6</text:p>
          </table:table-cell>
          <table:table-cell office:value-type="float" office:value="364.6">
            <text:p>364.6</text:p>
          </table:table-cell>
          <table:table-cell office:value-type="float" office:value="3016.6">
            <text:p>3016.6</text:p>
          </table:table-cell>
          <table:table-cell office:value-type="float" office:value="0.5">
            <text:p>0.5</text:p>
          </table:table-cell>
          <table:table-cell table:number-columns-repeated="3"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98">
            <text:p>98</text:p>
          </table:table-cell>
          <table:table-cell office:value-type="float" office:value="179">
            <text:p>179</text:p>
          </table:table-cell>
          <table:table-cell office:value-type="float" office:value="-3.5">
            <text:p>-3.5</text:p>
          </table:table-cell>
          <table:table-cell office:value-type="float" office:value="-7.5">
            <text:p>-7.5</text:p>
          </table:table-cell>
          <table:table-cell office:value-type="float" office:value="0.875">
            <text:p>0.875</text:p>
          </table:table-cell>
          <table:table-cell office:value-type="float" office:value="-0.0636363636363636">
            <text:p>-0.0636363636</text:p>
          </table:table-cell>
          <table:table-cell office:value-type="float" office:value="-0.076530612244898">
            <text:p>-0.0765306122</text:p>
          </table:table-cell>
          <table:table-cell office:value-type="float" office:value="0.00488826815642458">
            <text:p>0.0048882682</text:p>
          </table:table-cell>
          <table:table-cell office:value-type="float" office:value="0.785209917355372">
            <text:p>0.7852099174</text:p>
          </table:table-cell>
          <table:table-cell office:value-type="float" office:value="0.743622448979592">
            <text:p>0.743622449</text:p>
          </table:table-cell>
          <table:table-cell office:value-type="float" office:value="1.017155773072">
            <text:p>1.0171557731</text:p>
          </table:table-cell>
          <table:table-cell office:value-type="float" office:value="-10.5419415722221">
            <text:p>-10.5419415722</text:p>
          </table:table-cell>
          <table:table-cell office:value-type="float" office:value="-8.70595116030509">
            <text:p>-8.7059511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date" office:date-value="2020-06-09">
            <text:p>06/09/20</text:p>
          </table:table-cell>
          <table:table-cell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3719">
            <text:p>3719</text:p>
          </table:table-cell>
          <table:table-cell office:value-type="float" office:value="0.08">
            <text:p>0.08</text:p>
          </table:table-cell>
          <table:table-cell office:value-type="float" office:value="1.4">
            <text:p>1.4</text:p>
          </table:table-cell>
          <table:table-cell office:value-type="float" office:value="345.2">
            <text:p>345.2</text:p>
          </table:table-cell>
          <table:table-cell office:value-type="float" office:value="3078.8">
            <text:p>3078.8</text:p>
          </table:table-cell>
          <table:table-cell office:value-type="float" office:value="0.458">
            <text:p>0.458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45">
            <text:p>45</text:p>
          </table:table-cell>
          <table:table-cell office:value-type="float" office:value="42">
            <text:p>42</text:p>
          </table:table-cell>
          <table:table-cell office:value-type="float" office:value="98">
            <text:p>98</text:p>
          </table:table-cell>
          <table:table-cell office:value-type="float" office:value="245">
            <text:p>245</text:p>
          </table:table-cell>
          <table:table-cell office:value-type="float" office:value="0.75">
            <text:p>0.75</text:p>
          </table:table-cell>
          <table:table-cell office:value-type="float" office:value="-1.75">
            <text:p>-1.75</text:p>
          </table:table-cell>
          <table:table-cell office:value-type="float" office:value="-3.125">
            <text:p>-3.125</text:p>
          </table:table-cell>
          <table:table-cell office:value-type="float" office:value="0.0178571428571429">
            <text:p>0.0178571429</text:p>
          </table:table-cell>
          <table:table-cell office:value-type="float" office:value="-0.0178571428571429">
            <text:p>-0.0178571429</text:p>
          </table:table-cell>
          <table:table-cell office:value-type="float" office:value="-0.0127551020408163">
            <text:p>-0.012755102</text:p>
          </table:table-cell>
          <table:table-cell office:value-type="float" office:value="1.063125">
            <text:p>1.063125</text:p>
          </table:table-cell>
          <table:table-cell office:value-type="float" office:value="0.938125">
            <text:p>0.938125</text:p>
          </table:table-cell>
          <table:table-cell office:value-type="float" office:value="0.955676020408163">
            <text:p>0.9556760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date" office:date-value="2020-06-10">
            <text:p>06/10/20</text:p>
          </table:table-cell>
          <table:table-cell office:value-type="float" office:value="1">
            <text:p>1</text:p>
          </table:table-cell>
          <table:table-cell office:value-type="float" office:value="321">
            <text:p>321</text:p>
          </table:table-cell>
          <table:table-cell office:value-type="float" office:value="3221">
            <text:p>3221</text:p>
          </table:table-cell>
          <table:table-cell office:value-type="float" office:value="0.31">
            <text:p>0.31</text:p>
          </table:table-cell>
          <table:table-cell office:value-type="float" office:value="1.6">
            <text:p>1.6</text:p>
          </table:table-cell>
          <table:table-cell office:value-type="float" office:value="324.6">
            <text:p>324.6</text:p>
          </table:table-cell>
          <table:table-cell office:value-type="float" office:value="3293.4">
            <text:p>3293.4</text:p>
          </table:table-cell>
          <table:table-cell office:value-type="float" office:value="0.414">
            <text:p>0.414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41">
            <text:p>41</text:p>
          </table:table-cell>
          <table:table-cell office:value-type="float" office:value="18">
            <text:p>18</text:p>
          </table:table-cell>
          <table:table-cell office:value-type="float" office:value="72">
            <text:p>72</text:p>
          </table:table-cell>
          <table:table-cell office:value-type="float" office:value="225">
            <text:p>225</text:p>
          </table:table-cell>
          <table:table-cell office:value-type="float" office:value="-9.5">
            <text:p>-9.5</text:p>
          </table:table-cell>
          <table:table-cell office:value-type="float" office:value="-8">
            <text:p>-8</text:p>
          </table:table-cell>
          <table:table-cell office:value-type="float" office:value="-5">
            <text:p>-5</text:p>
          </table:table-cell>
          <table:table-cell office:value-type="float" office:value="-0.527777777777778">
            <text:p>-0.5277777778</text:p>
          </table:table-cell>
          <table:table-cell office:value-type="float" office:value="-0.111111111111111">
            <text:p>-0.1111111111</text:p>
          </table:table-cell>
          <table:table-cell office:value-type="float" office:value="-0.0222222222222222">
            <text:p>-0.0222222222</text:p>
          </table:table-cell>
          <table:table-cell office:value-type="float" office:value="0">
            <text:p>0</text:p>
          </table:table-cell>
          <table:table-cell office:value-type="float" office:value="0.635308641975309">
            <text:p>0.635308642</text:p>
          </table:table-cell>
          <table:table-cell office:value-type="float" office:value="0.92319012345679">
            <text:p>0.9231901235</text:p>
          </table:table-cell>
          <table:table-cell office:value-type="float" office:value="-0.923819821861165">
            <text:p>-0.9238198219</text:p>
          </table:table-cell>
          <table:table-cell office:value-type="float" office:value="-5.88494919236172">
            <text:p>-5.8849491924</text:p>
          </table:table-cell>
          <table:table-cell office:value-type="float" office:value="-30.8437514627875">
            <text:p>-30.8437514628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date" office:date-value="2020-06-11">
            <text:p>06/11/20</text:p>
          </table:table-cell>
          <table:table-cell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4558">
            <text:p>4558</text:p>
          </table:table-cell>
          <table:table-cell office:value-type="float" office:value="0.26">
            <text:p>0.26</text:p>
          </table:table-cell>
          <table:table-cell office:value-type="float" office:value="2.2">
            <text:p>2.2</text:p>
          </table:table-cell>
          <table:table-cell office:value-type="float" office:value="302.6">
            <text:p>302.6</text:p>
          </table:table-cell>
          <table:table-cell office:value-type="float" office:value="3884">
            <text:p>3884</text:p>
          </table:table-cell>
          <table:table-cell office:value-type="float" office:value="0.256">
            <text:p>0.2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37">
            <text:p>37</text:p>
          </table:table-cell>
          <table:table-cell office:value-type="float" office:value="25">
            <text:p>25</text:p>
          </table:table-cell>
          <table:table-cell office:value-type="float" office:value="82">
            <text:p>82</text:p>
          </table:table-cell>
          <table:table-cell office:value-type="float" office:value="240">
            <text:p>240</text:p>
          </table:table-cell>
          <table:table-cell office:value-type="float" office:value="-8.5">
            <text:p>-8.5</text:p>
          </table:table-cell>
          <table:table-cell office:value-type="float" office:value="-6.875">
            <text:p>-6.875</text:p>
          </table:table-cell>
          <table:table-cell office:value-type="float" office:value="-6.375">
            <text:p>-6.375</text:p>
          </table:table-cell>
          <table:table-cell office:value-type="float" office:value="-0.34">
            <text:p>-0.34</text:p>
          </table:table-cell>
          <table:table-cell office:value-type="float" office:value="-0.0838414634146342">
            <text:p>-0.0838414634</text:p>
          </table:table-cell>
          <table:table-cell office:value-type="float" office:value="-0.0265625">
            <text:p>-0.0265625</text:p>
          </table:table-cell>
          <table:table-cell office:value-type="float" office:value="0.0365759999999999">
            <text:p>0.036576</text:p>
          </table:table-cell>
          <table:table-cell office:value-type="float" office:value="0.720332484384295">
            <text:p>0.7203324844</text:p>
          </table:table-cell>
          <table:table-cell office:value-type="float" office:value="0.90841416015625">
            <text:p>0.9084141602</text:p>
          </table:table-cell>
          <table:table-cell office:value-type="float" office:value="-1.66816225638028">
            <text:p>-1.6681622564</text:p>
          </table:table-cell>
          <table:table-cell office:value-type="float" office:value="-7.91572451658328">
            <text:p>-7.915724516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date" office:date-value="2020-06-12">
            <text:p>06/12/20</text:p>
          </table:table-cell>
          <table:table-cell office:value-type="float" office:value="2">
            <text:p>2</text:p>
          </table:table-cell>
          <table:table-cell office:value-type="float" office:value="283">
            <text:p>283</text:p>
          </table:table-cell>
          <table:table-cell office:value-type="float" office:value="4422">
            <text:p>4422</text:p>
          </table:table-cell>
          <table:table-cell office:value-type="float" office:value="0.32">
            <text:p>0.32</text:p>
          </table:table-cell>
          <table:table-cell office:value-type="float" office:value="2.4">
            <text:p>2.4</text:p>
          </table:table-cell>
          <table:table-cell office:value-type="float" office:value="288.8">
            <text:p>288.8</text:p>
          </table:table-cell>
          <table:table-cell office:value-type="float" office:value="3854.8">
            <text:p>3854.8</text:p>
          </table:table-cell>
          <table:table-cell office:value-type="float" office:value="0.268">
            <text:p>0.2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95">
            <text:p>95</text:p>
          </table:table-cell>
          <table:table-cell office:value-type="float" office:value="161">
            <text:p>161</text:p>
          </table:table-cell>
          <table:table-cell office:value-type="float" office:value="-6.25">
            <text:p>-6.25</text:p>
          </table:table-cell>
          <table:table-cell office:value-type="float" office:value="-7.25">
            <text:p>-7.25</text:p>
          </table:table-cell>
          <table:table-cell office:value-type="float" office:value="2.625">
            <text:p>2.625</text:p>
          </table:table-cell>
          <table:table-cell office:value-type="float" office:value="-0.148809523809524">
            <text:p>-0.1488095238</text:p>
          </table:table-cell>
          <table:table-cell office:value-type="float" office:value="-0.0763157894736842">
            <text:p>-0.0763157895</text:p>
          </table:table-cell>
          <table:table-cell office:value-type="float" office:value="0.016304347826087">
            <text:p>0.0163043478</text:p>
          </table:table-cell>
          <table:table-cell office:value-type="float" office:value="0.522569444444444">
            <text:p>0.5225694444</text:p>
          </table:table-cell>
          <table:table-cell office:value-type="float" office:value="0.744309972299169">
            <text:p>0.7443099723</text:p>
          </table:table-cell>
          <table:table-cell office:value-type="float" office:value="1.05758624763705">
            <text:p>1.0575862476</text:p>
          </table:table-cell>
          <table:table-cell office:value-type="float" office:value="-4.30207286862384">
            <text:p>-4.3020728686</text:p>
          </table:table-cell>
          <table:table-cell office:value-type="float" office:value="-8.73145966019885">
            <text:p>-8.73145966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date" office:date-value="2020-06-13">
            <text:p>06/13/20</text:p>
          </table:table-cell>
          <table:table-cell office:value-type="float" office:value="4">
            <text:p>4</text:p>
          </table:table-cell>
          <table:table-cell office:value-type="float" office:value="275">
            <text:p>275</text:p>
          </table:table-cell>
          <table:table-cell office:value-type="float" office:value="3500">
            <text:p>3500</text:p>
          </table:table-cell>
          <table:table-cell office:value-type="float" office:value="0.31">
            <text:p>0.31</text:p>
          </table:table-cell>
          <table:table-cell office:value-type="float" office:value="2.4">
            <text:p>2.4</text:p>
          </table:table-cell>
          <table:table-cell office:value-type="float" office:value="275.6">
            <text:p>275.6</text:p>
          </table:table-cell>
          <table:table-cell office:value-type="float" office:value="3537.6">
            <text:p>3537.6</text:p>
          </table:table-cell>
          <table:table-cell office:value-type="float" office:value="0.292">
            <text:p>0.292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42">
            <text:p>42</text:p>
          </table:table-cell>
          <table:table-cell office:value-type="float" office:value="88">
            <text:p>88</text:p>
          </table:table-cell>
          <table:table-cell office:value-type="float" office:value="230">
            <text:p>230</text:p>
          </table:table-cell>
          <table:table-cell office:value-type="float" office:value="-5.25">
            <text:p>-5.25</text:p>
          </table:table-cell>
          <table:table-cell office:value-type="float" office:value="-4.625">
            <text:p>-4.625</text:p>
          </table:table-cell>
          <table:table-cell office:value-type="float" office:value="-2.875">
            <text:p>-2.875</text:p>
          </table:table-cell>
          <table:table-cell office:value-type="float" office:value="-0.125">
            <text:p>-0.125</text:p>
          </table:table-cell>
          <table:table-cell office:value-type="float" office:value="-0.0525568181818182">
            <text:p>-0.0525568182</text:p>
          </table:table-cell>
          <table:table-cell office:value-type="float" office:value="-0.0125">
            <text:p>-0.0125</text:p>
          </table:table-cell>
          <table:table-cell office:value-type="float" office:value="0.593125">
            <text:p>0.593125</text:p>
          </table:table-cell>
          <table:table-cell office:value-type="float" office:value="0.821465085872934">
            <text:p>0.8214650859</text:p>
          </table:table-cell>
          <table:table-cell office:value-type="float" office:value="0.95655625">
            <text:p>0.95655625</text:p>
          </table:table-cell>
          <table:table-cell office:value-type="float" office:value="-5.19089306968443">
            <text:p>-5.1908930697</text:p>
          </table:table-cell>
          <table:table-cell office:value-type="float" office:value="-12.8388382123384">
            <text:p>-12.83883821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date" office:date-value="2020-06-14">
            <text:p>06/14/20</text:p>
          </table:table-cell>
          <table:table-cell office:value-type="float" office:value="3">
            <text:p>3</text:p>
          </table:table-cell>
          <table:table-cell office:value-type="float" office:value="275">
            <text:p>275</text:p>
          </table:table-cell>
          <table:table-cell office:value-type="float" office:value="3573">
            <text:p>3573</text:p>
          </table:table-cell>
          <table:table-cell office:value-type="float" office:value="0.14">
            <text:p>0.14</text:p>
          </table:table-cell>
          <table:table-cell office:value-type="float" office:value="2.4">
            <text:p>2.4</text:p>
          </table:table-cell>
          <table:table-cell office:value-type="float" office:value="259.6">
            <text:p>259.6</text:p>
          </table:table-cell>
          <table:table-cell office:value-type="float" office:value="2916.2">
            <text:p>2916.2</text:p>
          </table:table-cell>
          <table:table-cell office:value-type="float" office:value="0.254">
            <text:p>0.254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72">
            <text:p>72</text:p>
          </table:table-cell>
          <table:table-cell office:value-type="float" office:value="235">
            <text:p>235</text:p>
          </table:table-cell>
          <table:table-cell office:value-type="float" office:value="-17.25">
            <text:p>-17.25</text:p>
          </table:table-cell>
          <table:table-cell office:value-type="float" office:value="-9.75">
            <text:p>-9.75</text:p>
          </table:table-cell>
          <table:table-cell office:value-type="float" office:value="-4.25">
            <text:p>-4.25</text:p>
          </table:table-cell>
          <table:table-cell office:value-type="float" office:value="-0.5390625">
            <text:p>-0.5390625</text:p>
          </table:table-cell>
          <table:table-cell office:value-type="float" office:value="-0.135416666666667">
            <text:p>-0.1354166667</text:p>
          </table:table-cell>
          <table:table-cell office:value-type="float" office:value="-0.0180851063829787">
            <text:p>-0.0180851064</text:p>
          </table:table-cell>
          <table:table-cell office:value-type="float" office:value="0">
            <text:p>0</text:p>
          </table:table-cell>
          <table:table-cell office:value-type="float" office:value="0.561983506944445">
            <text:p>0.5619835069</text:p>
          </table:table-cell>
          <table:table-cell office:value-type="float" office:value="0.937343186962426">
            <text:p>0.937343187</text:p>
          </table:table-cell>
          <table:table-cell office:value-type="float" office:value="-0.894969149678505">
            <text:p>-0.8949691497</text:p>
          </table:table-cell>
          <table:table-cell office:value-type="float" office:value="-4.76364985983171">
            <text:p>-4.76364985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date" office:date-value="2020-06-15">
            <text:p>06/15/20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1635">
            <text:p>1635</text:p>
          </table:table-cell>
          <table:table-cell office:value-type="float" office:value="0.43">
            <text:p>0.43</text:p>
          </table:table-cell>
          <table:table-cell office:value-type="float" office:value="2.4">
            <text:p>2.4</text:p>
          </table:table-cell>
          <table:table-cell office:value-type="float" office:value="242.8">
            <text:p>242.8</text:p>
          </table:table-cell>
          <table:table-cell office:value-type="float" office:value="3094">
            <text:p>3094</text:p>
          </table:table-cell>
          <table:table-cell office:value-type="float" office:value="0.194">
            <text:p>0.19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70">
            <text:p>70</text:p>
          </table:table-cell>
          <table:table-cell office:value-type="float" office:value="240">
            <text:p>240</text:p>
          </table:table-cell>
          <table:table-cell office:value-type="float" office:value="-17.25">
            <text:p>-17.25</text:p>
          </table:table-cell>
          <table:table-cell office:value-type="float" office:value="-10">
            <text:p>-10</text:p>
          </table:table-cell>
          <table:table-cell office:value-type="float" office:value="-6.375">
            <text:p>-6.375</text:p>
          </table:table-cell>
          <table:table-cell office:value-type="float" office:value="-0.616071428571429">
            <text:p>-0.6160714286</text:p>
          </table:table-cell>
          <table:table-cell office:value-type="float" office:value="-0.142857142857143">
            <text:p>-0.1428571429</text:p>
          </table:table-cell>
          <table:table-cell office:value-type="float" office:value="-0.0265625">
            <text:p>-0.0265625</text:p>
          </table:table-cell>
          <table:table-cell office:value-type="float" office:value="0">
            <text:p>0</text:p>
          </table:table-cell>
          <table:table-cell office:value-type="float" office:value="0.54">
            <text:p>0.54</text:p>
          </table:table-cell>
          <table:table-cell office:value-type="float" office:value="0.90841416015625">
            <text:p>0.9084141602</text:p>
          </table:table-cell>
          <table:table-cell office:value-type="float" office:value="-0.724065686395253">
            <text:p>-0.7240656864</text:p>
          </table:table-cell>
          <table:table-cell office:value-type="float" office:value="-4.49655610560192">
            <text:p>-4.496556105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date" office:date-value="2020-06-16">
            <text:p>06/16/20</text:p>
          </table:table-cell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1451">
            <text:p>1451</text:p>
          </table:table-cell>
          <table:table-cell office:value-type="float" office:value="0.07">
            <text:p>0.07</text:p>
          </table:table-cell>
          <table:table-cell office:value-type="float" office:value="1.8">
            <text:p>1.8</text:p>
          </table:table-cell>
          <table:table-cell office:value-type="float" office:value="226.2">
            <text:p>226.2</text:p>
          </table:table-cell>
          <table:table-cell office:value-type="float" office:value="3085.8">
            <text:p>3085.8</text:p>
          </table:table-cell>
          <table:table-cell office:value-type="float" office:value="0.138">
            <text:p>0.138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72">
            <text:p>72</text:p>
          </table:table-cell>
          <table:table-cell office:value-type="float" office:value="161">
            <text:p>161</text:p>
          </table:table-cell>
          <table:table-cell office:value-type="float" office:value="-4.625">
            <text:p>-4.625</text:p>
          </table:table-cell>
          <table:table-cell office:value-type="float" office:value="-2.75">
            <text:p>-2.75</text:p>
          </table:table-cell>
          <table:table-cell office:value-type="float" office:value="-8.75">
            <text:p>-8.75</text:p>
          </table:table-cell>
          <table:table-cell office:value-type="float" office:value="-0.132142857142857">
            <text:p>-0.1321428571</text:p>
          </table:table-cell>
          <table:table-cell office:value-type="float" office:value="-0.0381944444444444">
            <text:p>-0.0381944444</text:p>
          </table:table-cell>
          <table:table-cell office:value-type="float" office:value="-0.0543478260869565">
            <text:p>-0.0543478261</text:p>
          </table:table-cell>
          <table:table-cell office:value-type="float" office:value="0.571725">
            <text:p>0.571725</text:p>
          </table:table-cell>
          <table:table-cell office:value-type="float" office:value="0.869178722993827">
            <text:p>0.869178723</text:p>
          </table:table-cell>
          <table:table-cell office:value-type="float" office:value="0.815571833648393">
            <text:p>0.8155718336</text:p>
          </table:table-cell>
          <table:table-cell office:value-type="float" office:value="-4.8906807327331">
            <text:p>-4.8906807327</text:p>
          </table:table-cell>
          <table:table-cell office:value-type="float" office:value="-17.799030486852">
            <text:p>-17.7990304869</text:p>
          </table:table-cell>
          <table:table-cell office:value-type="float" office:value="-12.4041069181477">
            <text:p>-12.404106918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date" office:date-value="2020-06-17">
            <text:p>06/17/20</text:p>
          </table:table-cell>
          <table:table-cell office:value-type="float" office:value="2">
            <text:p>2</text:p>
          </table:table-cell>
          <table:table-cell office:value-type="float" office:value="199">
            <text:p>199</text:p>
          </table:table-cell>
          <table:table-cell office:value-type="float" office:value="5311">
            <text:p>5311</text:p>
          </table:table-cell>
          <table:table-cell office:value-type="float" office:value="0.02">
            <text:p>0.02</text:p>
          </table:table-cell>
          <table:table-cell office:value-type="float" office:value="1.2">
            <text:p>1.2</text:p>
          </table:table-cell>
          <table:table-cell office:value-type="float" office:value="208.4">
            <text:p>208.4</text:p>
          </table:table-cell>
          <table:table-cell office:value-type="float" office:value="3129.8">
            <text:p>3129.8</text:p>
          </table:table-cell>
          <table:table-cell office:value-type="float" office:value="0.12">
            <text:p>0.1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6">
            <text:p>106</text:p>
          </table:table-cell>
          <table:table-cell office:value-type="float" office:value="-3.375">
            <text:p>-3.375</text:p>
          </table:table-cell>
          <table:table-cell office:value-type="float" office:value="-2.875">
            <text:p>-2.875</text:p>
          </table:table-cell>
          <table:table-cell office:value-type="float" office:value="-12.25">
            <text:p>-12.25</text:p>
          </table:table-cell>
          <table:table-cell office:value-type="float" office:value="-0.16875">
            <text:p>-0.16875</text:p>
          </table:table-cell>
          <table:table-cell office:value-type="float" office:value="-0.0522727272727273">
            <text:p>-0.0522727273</text:p>
          </table:table-cell>
          <table:table-cell office:value-type="float" office:value="-0.115566037735849">
            <text:p>-0.1155660377</text:p>
          </table:table-cell>
          <table:table-cell office:value-type="float" office:value="0.4651890625">
            <text:p>0.4651890625</text:p>
          </table:table-cell>
          <table:table-cell office:value-type="float" office:value="0.822401033057851">
            <text:p>0.8224010331</text:p>
          </table:table-cell>
          <table:table-cell office:value-type="float" office:value="0.621695665717337">
            <text:p>0.6216956657</text:p>
          </table:table-cell>
          <table:table-cell office:value-type="float" office:value="-3.75029543815577">
            <text:p>-3.7502954382</text:p>
          </table:table-cell>
          <table:table-cell office:value-type="float" office:value="-12.9105323214817">
            <text:p>-12.9105323215</text:p>
          </table:table-cell>
          <table:table-cell office:value-type="float" office:value="-5.64417954783279">
            <text:p>-5.6441795478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date" office:date-value="2020-06-18">
            <text:p>06/1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3459">
            <text:p>3459</text:p>
          </table:table-cell>
          <table:table-cell office:value-type="float" office:value="0.03">
            <text:p>0.03</text:p>
          </table:table-cell>
          <table:table-cell office:value-type="float" office:value="1.4">
            <text:p>1.4</text:p>
          </table:table-cell>
          <table:table-cell office:value-type="float" office:value="194.4">
            <text:p>194.4</text:p>
          </table:table-cell>
          <table:table-cell office:value-type="float" office:value="3544.6">
            <text:p>3544.6</text:p>
          </table:table-cell>
          <table:table-cell office:value-type="float" office:value="0.06">
            <text:p>0.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9">
            <text:p>49</text:p>
          </table:table-cell>
          <table:table-cell office:value-type="float" office:value="87">
            <text:p>87</text:p>
          </table:table-cell>
          <table:table-cell office:value-type="float" office:value="-15.125">
            <text:p>-15.125</text:p>
          </table:table-cell>
          <table:table-cell office:value-type="float" office:value="-2.25">
            <text:p>-2.25</text:p>
          </table:table-cell>
          <table:table-cell office:value-type="float" office:value="-2.125">
            <text:p>-2.125</text:p>
          </table:table-cell>
          <table:table-cell office:value-type="float" office:value="-0.75625">
            <text:p>-0.75625</text:p>
          </table:table-cell>
          <table:table-cell office:value-type="float" office:value="-0.0459183673469388">
            <text:p>-0.0459183673</text:p>
          </table:table-cell>
          <table:table-cell office:value-type="float" office:value="-0.0244252873563218">
            <text:p>-0.0244252874</text:p>
          </table:table-cell>
          <table:table-cell office:value-type="float" office:value="0">
            <text:p>0</text:p>
          </table:table-cell>
          <table:table-cell office:value-type="float" office:value="0.843418367346939">
            <text:p>0.8434183673</text:p>
          </table:table-cell>
          <table:table-cell office:value-type="float" office:value="0.915680819791254">
            <text:p>0.9156808198</text:p>
          </table:table-cell>
          <table:table-cell office:value-type="float" office:value="-0.491032307407651">
            <text:p>-0.4910323074</text:p>
          </table:table-cell>
          <table:table-cell office:value-type="float" office:value="-14.7459165997534">
            <text:p>-14.7459165998</text:p>
          </table:table-cell>
          <table:table-cell office:value-type="float" office:value="-28.0302590876083">
            <text:p>-28.0302590876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date" office:date-value="2020-06-19">
            <text:p>06/19/20</text:p>
          </table:table-cell>
          <table:table-cell office:value-type="float" office:value="0">
            <text:p>0</text:p>
          </table:table-cell>
          <table:table-cell office:value-type="float" office:value="186">
            <text:p>186</text:p>
          </table:table-cell>
          <table:table-cell office:value-type="float" office:value="3793">
            <text:p>3793</text:p>
          </table:table-cell>
          <table:table-cell office:value-type="float" office:value="0.05">
            <text:p>0.05</text:p>
          </table:table-cell>
          <table:table-cell office:value-type="float" office:value="1">
            <text:p>1</text:p>
          </table:table-cell>
          <table:table-cell office:value-type="float" office:value="189.2">
            <text:p>189.2</text:p>
          </table:table-cell>
          <table:table-cell office:value-type="float" office:value="3899.6">
            <text:p>3899.6</text:p>
          </table:table-cell>
          <table:table-cell office:value-type="float" office:value="0.096">
            <text:p>0.09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14.125">
            <text:p>-14.125</text:p>
          </table:table-cell>
          <table:table-cell office:value-type="float" office:value="-20.125">
            <text:p>-20.125</text:p>
          </table:table-cell>
          <table:table-cell office:value-type="float" office:value="-2.5">
            <text:p>-2.5</text:p>
          </table:table-cell>
          <table:table-cell office:value-type="float" office:value="-0.70625">
            <text:p>-0.70625</text:p>
          </table:table-cell>
          <table:table-cell office:value-type="float" office:value="-0.447222222222222">
            <text:p>-0.4472222222</text:p>
          </table:table-cell>
          <table:table-cell office:value-type="float" office:value="-0.0297619047619048">
            <text:p>-0.0297619048</text:p>
          </table:table-cell>
          <table:table-cell table:number-columns-repeated="2" office:value-type="float" office:value="0">
            <text:p>0</text:p>
          </table:table-cell>
          <table:table-cell office:value-type="float" office:value="0.897569444444445">
            <text:p>0.8975694444</text:p>
          </table:table-cell>
          <table:table-cell office:value-type="float" office:value="-0.565822325194265">
            <text:p>-0.5658223252</text:p>
          </table:table-cell>
          <table:table-cell office:value-type="float" office:value="-1.16927818508489">
            <text:p>-1.1692781851</text:p>
          </table:table-cell>
          <table:table-cell office:value-type="float" office:value="-22.9414264867989">
            <text:p>-22.9414264868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date" office:date-value="2020-06-20">
            <text:p>06/20/20</text:p>
          </table:table-cell>
          <table:table-cell office:value-type="float" office:value="2">
            <text:p>2</text:p>
          </table:table-cell>
          <table:table-cell office:value-type="float" office:value="185">
            <text:p>185</text:p>
          </table:table-cell>
          <table:table-cell office:value-type="float" office:value="3709">
            <text:p>3709</text:p>
          </table:table-cell>
          <table:table-cell office:value-type="float" office:value="0.13">
            <text:p>0.13</text:p>
          </table:table-cell>
          <table:table-cell office:value-type="float" office:value="1">
            <text:p>1</text:p>
          </table:table-cell>
          <table:table-cell office:value-type="float" office:value="186">
            <text:p>186</text:p>
          </table:table-cell>
          <table:table-cell office:value-type="float" office:value="3195.2">
            <text:p>3195.2</text:p>
          </table:table-cell>
          <table:table-cell office:value-type="float" office:value="0.182">
            <text:p>0.182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5.625">
            <text:p>-5.625</text:p>
          </table:table-cell>
          <table:table-cell office:value-type="float" office:value="-9">
            <text:p>-9</text:p>
          </table:table-cell>
          <table:table-cell office:value-type="float" office:value="-0.12">
            <text:p>-0.12</text:p>
          </table:table-cell>
          <table:table-cell office:value-type="float" office:value="-0.1125">
            <text:p>-0.1125</text:p>
          </table:table-cell>
          <table:table-cell office:value-type="float" office:value="-0.109756097560976">
            <text:p>-0.1097560976</text:p>
          </table:table-cell>
          <table:table-cell office:value-type="float" office:value="0.608224">
            <text:p>0.608224</text:p>
          </table:table-cell>
          <table:table-cell office:value-type="float" office:value="0.63105625">
            <text:p>0.63105625</text:p>
          </table:table-cell>
          <table:table-cell office:value-type="float" office:value="0.639464604402142">
            <text:p>0.6394646044</text:p>
          </table:table-cell>
          <table:table-cell office:value-type="float" office:value="-5.42227097958022">
            <text:p>-5.4222709796</text:p>
          </table:table-cell>
          <table:table-cell office:value-type="float" office:value="-5.80784257829561">
            <text:p>-5.8078425783</text:p>
          </table:table-cell>
          <table:table-cell office:value-type="float" office:value="-5.96205347073407">
            <text:p>-5.9620534707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date" office:date-value="2020-06-21">
            <text:p>06/21/20</text:p>
          </table:table-cell>
          <table:table-cell office:value-type="float" office:value="0">
            <text:p>0</text:p>
          </table:table-cell>
          <table:table-cell office:value-type="float" office:value="184">
            <text:p>184</text:p>
          </table:table-cell>
          <table:table-cell office:value-type="float" office:value="3226">
            <text:p>3226</text:p>
          </table:table-cell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office:value-type="float" office:value="184.2">
            <text:p>184.2</text:p>
          </table:table-cell>
          <table:table-cell office:value-type="float" office:value="2652.6">
            <text:p>2652.6</text:p>
          </table:table-cell>
          <table:table-cell office:value-type="float" office:value="0.31">
            <text:p>0.31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3.375">
            <text:p>-3.375</text:p>
          </table:table-cell>
          <table:table-cell office:value-type="float" office:value="-4">
            <text:p>-4</text:p>
          </table:table-cell>
          <table:table-cell office:value-type="float" office:value="-6.375">
            <text:p>-6.375</text:p>
          </table:table-cell>
          <table:table-cell office:value-type="float" office:value="-0.16875">
            <text:p>-0.16875</text:p>
          </table:table-cell>
          <table:table-cell office:value-type="float" office:value="-0.0888888888888889">
            <text:p>-0.0888888889</text:p>
          </table:table-cell>
          <table:table-cell office:value-type="float" office:value="-0.0758928571428571">
            <text:p>-0.0758928571</text:p>
          </table:table-cell>
          <table:table-cell office:value-type="float" office:value="0.4651890625">
            <text:p>0.4651890625</text:p>
          </table:table-cell>
          <table:table-cell office:value-type="float" office:value="0.704375308641975">
            <text:p>0.7043753086</text:p>
          </table:table-cell>
          <table:table-cell office:value-type="float" office:value="0.7456640625">
            <text:p>0.7456640625</text:p>
          </table:table-cell>
          <table:table-cell office:value-type="float" office:value="-3.75029543815577">
            <text:p>-3.7502954382</text:p>
          </table:table-cell>
          <table:table-cell office:value-type="float" office:value="-7.4459558537877">
            <text:p>-7.4459558538</text:p>
          </table:table-cell>
          <table:table-cell office:value-type="float" office:value="-8.782101303727">
            <text:p>-8.7821013037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date" office:date-value="2020-06-22">
            <text:p>06/22/20</text:p>
          </table:table-cell>
          <table:table-cell office:value-type="float" office:value="2">
            <text:p>2</text:p>
          </table:table-cell>
          <table:table-cell office:value-type="float" office:value="183">
            <text:p>183</text:p>
          </table:table-cell>
          <table:table-cell office:value-type="float" office:value="1789">
            <text:p>1789</text:p>
          </table:table-cell>
          <table:table-cell office:value-type="float" office:value="0.45">
            <text:p>0.45</text:p>
          </table:table-cell>
          <table:table-cell office:value-type="float" office:value="1.6">
            <text:p>1.6</text:p>
          </table:table-cell>
          <table:table-cell office:value-type="float" office:value="183.4">
            <text:p>183.4</text:p>
          </table:table-cell>
          <table:table-cell office:value-type="float" office:value="2405.8">
            <text:p>2405.8</text:p>
          </table:table-cell>
          <table:table-cell office:value-type="float" office:value="0.354">
            <text:p>0.354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82">
            <text:p>82</text:p>
          </table:table-cell>
          <table:table-cell office:value-type="float" office:value="-2.625">
            <text:p>-2.625</text:p>
          </table:table-cell>
          <table:table-cell office:value-type="float" office:value="-3.75">
            <text:p>-3.75</text:p>
          </table:table-cell>
          <table:table-cell office:value-type="float" office:value="-1.875">
            <text:p>-1.875</text:p>
          </table:table-cell>
          <table:table-cell office:value-type="float" office:value="-0.13125">
            <text:p>-0.13125</text:p>
          </table:table-cell>
          <table:table-cell office:value-type="float" office:value="-0.0892857142857143">
            <text:p>-0.0892857143</text:p>
          </table:table-cell>
          <table:table-cell office:value-type="float" office:value="-0.0228658536585366">
            <text:p>-0.0228658537</text:p>
          </table:table-cell>
          <table:table-cell office:value-type="float" office:value="0.5743890625">
            <text:p>0.5743890625</text:p>
          </table:table-cell>
          <table:table-cell office:value-type="float" office:value="0.703125">
            <text:p>0.703125</text:p>
          </table:table-cell>
          <table:table-cell office:value-type="float" office:value="0.920994292831648">
            <text:p>0.9209942928</text:p>
          </table:table-cell>
          <table:table-cell office:value-type="float" office:value="-4.92642332174705">
            <text:p>-4.9264233217</text:p>
          </table:table-cell>
          <table:table-cell office:value-type="float" office:value="-7.4112733424489">
            <text:p>-7.4112733424</text:p>
          </table:table-cell>
          <table:table-cell office:value-type="float" office:value="-29.965726999992">
            <text:p>-29.965727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date" office:date-value="2020-06-23">
            <text:p>06/23/20</text:p>
          </table:table-cell>
          <table:table-cell office:value-type="float" office:value="1">
            <text:p>1</text:p>
          </table:table-cell>
          <table:table-cell office:value-type="float" office:value="183">
            <text:p>183</text:p>
          </table:table-cell>
          <table:table-cell office:value-type="float" office:value="746">
            <text:p>746</text:p>
          </table:table-cell>
          <table:table-cell office:value-type="float" office:value="0.67">
            <text:p>0.67</text:p>
          </table:table-cell>
          <table:table-cell office:value-type="float" office:value="1.4">
            <text:p>1.4</text:p>
          </table:table-cell>
          <table:table-cell office:value-type="float" office:value="182.2">
            <text:p>182.2</text:p>
          </table:table-cell>
          <table:table-cell office:value-type="float" office:value="2405.8">
            <text:p>2405.8</text:p>
          </table:table-cell>
          <table:table-cell office:value-type="float" office:value="0.376">
            <text:p>0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7">
            <text:p>77</text:p>
          </table:table-cell>
          <table:table-cell office:value-type="float" office:value="-2.375">
            <text:p>-2.375</text:p>
          </table:table-cell>
          <table:table-cell office:value-type="float" office:value="0.375">
            <text:p>0.375</text:p>
          </table:table-cell>
          <table:table-cell office:value-type="float" office:value="-1.25">
            <text:p>-1.25</text:p>
          </table:table-cell>
          <table:table-cell office:value-type="float" office:value="-0.11875">
            <text:p>-0.11875</text:p>
          </table:table-cell>
          <table:table-cell office:value-type="float" office:value="0.00986842105263158">
            <text:p>0.0098684211</text:p>
          </table:table-cell>
          <table:table-cell office:value-type="float" office:value="-0.0162337662337662">
            <text:p>-0.0162337662</text:p>
          </table:table-cell>
          <table:table-cell office:value-type="float" office:value="0.6120140625">
            <text:p>0.6120140625</text:p>
          </table:table-cell>
          <table:table-cell office:value-type="float" office:value="1.03473034972299">
            <text:p>1.0347303497</text:p>
          </table:table-cell>
          <table:table-cell office:value-type="float" office:value="0.943698347107438">
            <text:p>0.9436983471</text:p>
          </table:table-cell>
          <table:table-cell office:value-type="float" office:value="-5.48315528808548">
            <text:p>-5.483155288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date" office:date-value="2020-06-24">
            <text:p>06/24/20</text:p>
          </table:table-cell>
          <table:table-cell office:value-type="float" office:value="3">
            <text:p>3</text:p>
          </table:table-cell>
          <table:table-cell office:value-type="float" office:value="182">
            <text:p>182</text:p>
          </table:table-cell>
          <table:table-cell office:value-type="float" office:value="2559">
            <text:p>2559</text:p>
          </table:table-cell>
          <table:table-cell office:value-type="float" office:value="0.27">
            <text:p>0.27</text:p>
          </table:table-cell>
          <table:table-cell office:value-type="float" office:value="1.6">
            <text:p>1.6</text:p>
          </table:table-cell>
          <table:table-cell office:value-type="float" office:value="180.2">
            <text:p>180.2</text:p>
          </table:table-cell>
          <table:table-cell office:value-type="float" office:value="2146">
            <text:p>2146</text:p>
          </table:table-cell>
          <table:table-cell office:value-type="float" office:value="0.368">
            <text:p>0.3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3.375">
            <text:p>-3.375</text:p>
          </table:table-cell>
          <table:table-cell office:value-type="float" office:value="-1.625">
            <text:p>-1.625</text:p>
          </table:table-cell>
          <table:table-cell office:value-type="float" office:value="-3.375">
            <text:p>-3.375</text:p>
          </table:table-cell>
          <table:table-cell office:value-type="float" office:value="-0.16875">
            <text:p>-0.16875</text:p>
          </table:table-cell>
          <table:table-cell office:value-type="float" office:value="-0.0427631578947368">
            <text:p>-0.0427631579</text:p>
          </table:table-cell>
          <table:table-cell office:value-type="float" office:value="-0.0456081081081081">
            <text:p>-0.0456081081</text:p>
          </table:table-cell>
          <table:table-cell office:value-type="float" office:value="0.4651890625">
            <text:p>0.4651890625</text:p>
          </table:table-cell>
          <table:table-cell office:value-type="float" office:value="0.853913175207756">
            <text:p>0.8539131752</text:p>
          </table:table-cell>
          <table:table-cell office:value-type="float" office:value="0.844448616691015">
            <text:p>0.8444486167</text:p>
          </table:table-cell>
          <table:table-cell office:value-type="float" office:value="-3.75029543815577">
            <text:p>-3.7502954382</text:p>
          </table:table-cell>
          <table:table-cell office:value-type="float" office:value="-15.8598822452927">
            <text:p>-15.8598822453</text:p>
          </table:table-cell>
          <table:table-cell office:value-type="float" office:value="-14.8486238496313">
            <text:p>-14.8486238496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date" office:date-value="2020-06-25">
            <text:p>06/25/20</text:p>
          </table:table-cell>
          <table:table-cell office:value-type="float" office:value="1">
            <text:p>1</text:p>
          </table:table-cell>
          <table:table-cell office:value-type="float" office:value="179">
            <text:p>179</text:p>
          </table:table-cell>
          <table:table-cell office:value-type="float" office:value="3709">
            <text:p>3709</text:p>
          </table:table-cell>
          <table:table-cell office:value-type="float" office:value="0.24">
            <text:p>0.24</text:p>
          </table:table-cell>
          <table:table-cell office:value-type="float" office:value="1.2">
            <text:p>1.2</text:p>
          </table:table-cell>
          <table:table-cell office:value-type="float" office:value="178">
            <text:p>178</text:p>
          </table:table-cell>
          <table:table-cell office:value-type="float" office:value="2429.6">
            <text:p>2429.6</text:p>
          </table:table-cell>
          <table:table-cell office:value-type="float" office:value="0.346">
            <text:p>0.346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-2.625">
            <text:p>-2.625</text:p>
          </table:table-cell>
          <table:table-cell office:value-type="float" office:value="0">
            <text:p>0</text:p>
          </table:table-cell>
          <table:table-cell office:value-type="float" office:value="-3.25">
            <text:p>-3.25</text:p>
          </table:table-cell>
          <table:table-cell office:value-type="float" office:value="-0.13125">
            <text:p>-0.13125</text:p>
          </table:table-cell>
          <table:table-cell office:value-type="float" office:value="0">
            <text:p>0</text:p>
          </table:table-cell>
          <table:table-cell office:value-type="float" office:value="-0.0590909090909091">
            <text:p>-0.0590909091</text:p>
          </table:table-cell>
          <table:table-cell office:value-type="float" office:value="0.5743890625">
            <text:p>0.5743890625</text:p>
          </table:table-cell>
          <table:table-cell office:value-type="float" office:value="1">
            <text:p>1</text:p>
          </table:table-cell>
          <table:table-cell office:value-type="float" office:value="0.800025619834711">
            <text:p>0.8000256198</text:p>
          </table:table-cell>
          <table:table-cell office:value-type="float" office:value="-4.92642332174705">
            <text:p>-4.9264233217</text:p>
          </table:table-cell>
          <table:table-cell office:value-type="float" office:value="0">
            <text:p>0</text:p>
          </table:table-cell>
          <table:table-cell office:value-type="float" office:value="-11.3800914553277">
            <text:p>-11.3800914553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date" office:date-value="2020-06-26">
            <text:p>06/26/20</text:p>
          </table:table-cell>
          <table:table-cell office:value-type="float" office:value="1">
            <text:p>1</text:p>
          </table:table-cell>
          <table:table-cell office:value-type="float" office:value="174">
            <text:p>174</text:p>
          </table:table-cell>
          <table:table-cell office:value-type="float" office:value="1927">
            <text:p>1927</text:p>
          </table:table-cell>
          <table:table-cell office:value-type="float" office:value="0.21">
            <text:p>0.21</text:p>
          </table:table-cell>
          <table:table-cell office:value-type="float" office:value="1.6">
            <text:p>1.6</text:p>
          </table:table-cell>
          <table:table-cell office:value-type="float" office:value="175.4">
            <text:p>175.4</text:p>
          </table:table-cell>
          <table:table-cell office:value-type="float" office:value="2466.6">
            <text:p>2466.6</text:p>
          </table:table-cell>
          <table:table-cell office:value-type="float" office:value="0.298">
            <text:p>0.2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74">
            <text:p>74</text:p>
          </table:table-cell>
          <table:table-cell office:value-type="float" office:value="-2.375">
            <text:p>-2.375</text:p>
          </table:table-cell>
          <table:table-cell office:value-type="float" office:value="5.625">
            <text:p>5.625</text:p>
          </table:table-cell>
          <table:table-cell office:value-type="float" office:value="5.875">
            <text:p>5.875</text:p>
          </table:table-cell>
          <table:table-cell office:value-type="float" office:value="-0.11875">
            <text:p>-0.11875</text:p>
          </table:table-cell>
          <table:table-cell office:value-type="float" office:value="0.140625">
            <text:p>0.140625</text:p>
          </table:table-cell>
          <table:table-cell office:value-type="float" office:value="0.0793918918918919">
            <text:p>0.0793918919</text:p>
          </table:table-cell>
          <table:table-cell office:value-type="float" office:value="0.6120140625">
            <text:p>0.6120140625</text:p>
          </table:table-cell>
          <table:table-cell office:value-type="float" office:value="1.530947265625">
            <text:p>1.5309472656</text:p>
          </table:table-cell>
          <table:table-cell office:value-type="float" office:value="1.29022564371804">
            <text:p>1.2902256437</text:p>
          </table:table-cell>
          <table:table-cell office:value-type="float" office:value="-5.48315528808548">
            <text:p>-5.4831552881</text:p>
          </table:table-cell>
          <table:table-cell office:value-type="float" office:value="5.26802225117811">
            <text:p>5.2680222512</text:p>
          </table:table-cell>
          <table:table-cell office:value-type="float" office:value="9.07286602098185">
            <text:p>9.072866021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date" office:date-value="2020-06-27">
            <text:p>06/27/20</text:p>
          </table:table-cell>
          <table:table-cell office:value-type="float" office:value="0">
            <text:p>0</text:p>
          </table:table-cell>
          <table:table-cell office:value-type="float" office:value="172">
            <text:p>172</text:p>
          </table:table-cell>
          <table:table-cell office:value-type="float" office:value="3207">
            <text:p>3207</text:p>
          </table:table-cell>
          <table:table-cell office:value-type="float" office:value="0.34">
            <text:p>0.34</text:p>
          </table:table-cell>
          <table:table-cell office:value-type="float" office:value="1.8">
            <text:p>1.8</text:p>
          </table:table-cell>
          <table:table-cell office:value-type="float" office:value="172.8">
            <text:p>172.8</text:p>
          </table:table-cell>
          <table:table-cell office:value-type="float" office:value="2491.8">
            <text:p>2491.8</text:p>
          </table:table-cell>
          <table:table-cell office:value-type="float" office:value="0.266">
            <text:p>0.26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2.5">
            <text:p>-2.5</text:p>
          </table:table-cell>
          <table:table-cell office:value-type="float" office:value="0.875">
            <text:p>0.875</text:p>
          </table:table-cell>
          <table:table-cell office:value-type="float" office:value="5">
            <text:p>5</text:p>
          </table:table-cell>
          <table:table-cell office:value-type="float" office:value="-0.1">
            <text:p>-0.1</text:p>
          </table:table-cell>
          <table:table-cell office:value-type="float" office:value="0.0230263157894737">
            <text:p>0.0230263158</text:p>
          </table:table-cell>
          <table:table-cell office:value-type="float" office:value="0.0675675675675676">
            <text:p>0.0675675676</text:p>
          </table:table-cell>
          <table:table-cell office:value-type="float" office:value="0.6696">
            <text:p>0.6696</text:p>
          </table:table-cell>
          <table:table-cell office:value-type="float" office:value="1.08163131925208">
            <text:p>1.0816313193</text:p>
          </table:table-cell>
          <table:table-cell office:value-type="float" office:value="1.245434623813">
            <text:p>1.2454346238</text:p>
          </table:table-cell>
          <table:table-cell office:value-type="float" office:value="-6.57881347896059">
            <text:p>-6.578813479</text:p>
          </table:table-cell>
          <table:table-cell office:value-type="float" office:value="30.44765047296">
            <text:p>30.447650473</text:p>
          </table:table-cell>
          <table:table-cell office:value-type="float" office:value="10.6013754753506">
            <text:p>10.6013754754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date" office:date-value="2020-06-28">
            <text:p>06/28/20</text:p>
          </table:table-cell>
          <table:table-cell office:value-type="float" office:value="3">
            <text:p>3</text:p>
          </table:table-cell>
          <table:table-cell office:value-type="float" office:value="170">
            <text:p>170</text:p>
          </table:table-cell>
          <table:table-cell office:value-type="float" office:value="931">
            <text:p>931</text:p>
          </table:table-cell>
          <table:table-cell office:value-type="float" office:value="0.43">
            <text:p>0.43</text:p>
          </table:table-cell>
          <table:table-cell office:value-type="float" office:value="1.6">
            <text:p>1.6</text:p>
          </table:table-cell>
          <table:table-cell office:value-type="float" office:value="170.8">
            <text:p>170.8</text:p>
          </table:table-cell>
          <table:table-cell office:value-type="float" office:value="1963.2">
            <text:p>1963.2</text:p>
          </table:table-cell>
          <table:table-cell office:value-type="float" office:value="0.406">
            <text:p>0.406</text:p>
          </table:table-cell>
          <table:table-cell table:number-columns-repeated="3"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-1.875">
            <text:p>-1.875</text:p>
          </table:table-cell>
          <table:table-cell office:value-type="float" office:value="-2">
            <text:p>-2</text:p>
          </table:table-cell>
          <table:table-cell office:value-type="float" office:value="13.5">
            <text:p>13.5</text:p>
          </table:table-cell>
          <table:table-cell office:value-type="float" office:value="-0.0852272727272727">
            <text:p>-0.0852272727</text:p>
          </table:table-cell>
          <table:table-cell office:value-type="float" office:value="-0.0571428571428571">
            <text:p>-0.0571428571</text:p>
          </table:table-cell>
          <table:table-cell office:value-type="float" office:value="0.195652173913043">
            <text:p>0.1956521739</text:p>
          </table:table-cell>
          <table:table-cell office:value-type="float" office:value="0.715941373966942">
            <text:p>0.715941374</text:p>
          </table:table-cell>
          <table:table-cell office:value-type="float" office:value="0.8064">
            <text:p>0.8064</text:p>
          </table:table-cell>
          <table:table-cell office:value-type="float" office:value="1.75981096408318">
            <text:p>1.7598109641</text:p>
          </table:table-cell>
          <table:table-cell office:value-type="float" office:value="-7.78120856746017">
            <text:p>-7.7812085675</text:p>
          </table:table-cell>
          <table:table-cell office:value-type="float" office:value="-11.7801035050652">
            <text:p>-11.7801035051</text:p>
          </table:table-cell>
          <table:table-cell office:value-type="float" office:value="3.87900969280347">
            <text:p>3.8790096928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date" office:date-value="2020-06-29">
            <text:p>06/29/20</text:p>
          </table:table-cell>
          <table:table-cell office:value-type="float" office:value="4">
            <text:p>4</text:p>
          </table:table-cell>
          <table:table-cell office:value-type="float" office:value="169">
            <text:p>169</text:p>
          </table:table-cell>
          <table:table-cell office:value-type="float" office:value="2685">
            <text:p>2685</text:p>
          </table:table-cell>
          <table:table-cell office:value-type="float" office:value="0.11">
            <text:p>0.11</text:p>
          </table:table-cell>
          <table:table-cell office:value-type="float" office:value="1.6">
            <text:p>1.6</text:p>
          </table:table-cell>
          <table:table-cell office:value-type="float" office:value="167.4">
            <text:p>167.4</text:p>
          </table:table-cell>
          <table:table-cell office:value-type="float" office:value="2138.8">
            <text:p>2138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42">
            <text:p>42</text:p>
          </table:table-cell>
          <table:table-cell office:value-type="float" office:value="91">
            <text:p>91</text:p>
          </table:table-cell>
          <table:table-cell office:value-type="float" office:value="-2.125">
            <text:p>-2.125</text:p>
          </table:table-cell>
          <table:table-cell office:value-type="float" office:value="0.25">
            <text:p>0.25</text:p>
          </table:table-cell>
          <table:table-cell office:value-type="float" office:value="14">
            <text:p>14</text:p>
          </table:table-cell>
          <table:table-cell office:value-type="float" office:value="-0.118055555555556">
            <text:p>-0.1180555556</text:p>
          </table:table-cell>
          <table:table-cell office:value-type="float" office:value="0.00595238095238095">
            <text:p>0.005952381</text:p>
          </table:table-cell>
          <table:table-cell office:value-type="float" office:value="0.153846153846154">
            <text:p>0.1538461538</text:p>
          </table:table-cell>
          <table:table-cell office:value-type="float" office:value="0.614122299382716">
            <text:p>0.6141222994</text:p>
          </table:table-cell>
          <table:table-cell office:value-type="float" office:value="1.02090277777778">
            <text:p>1.0209027778</text:p>
          </table:table-cell>
          <table:table-cell office:value-type="float" office:value="1.58485207100592">
            <text:p>1.584852071</text:p>
          </table:table-cell>
          <table:table-cell office:value-type="float" office:value="-5.51753621604541">
            <text:p>-5.517536216</text:p>
          </table:table-cell>
          <table:table-cell office:value-type="float" office:value="0">
            <text:p>0</text:p>
          </table:table-cell>
          <table:table-cell office:value-type="float" office:value="4.84376725479299">
            <text:p>4.8437672548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date" office:date-value="2020-06-30">
            <text:p>06/30/20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1066">
            <text:p>1066</text:p>
          </table:table-cell>
          <table:table-cell office:value-type="float" office:value="0.94">
            <text:p>0.94</text:p>
          </table:table-cell>
          <table:table-cell office:value-type="float" office:value="1.8">
            <text:p>1.8</text:p>
          </table:table-cell>
          <table:table-cell office:value-type="float" office:value="163">
            <text:p>163</text:p>
          </table:table-cell>
          <table:table-cell office:value-type="float" office:value="1885.4">
            <text:p>1885.4</text:p>
          </table:table-cell>
          <table:table-cell office:value-type="float" office:value="0.402">
            <text:p>0.402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105">
            <text:p>105</text:p>
          </table:table-cell>
          <table:table-cell office:value-type="float" office:value="-0.5">
            <text:p>-0.5</text:p>
          </table:table-cell>
          <table:table-cell office:value-type="float" office:value="4.5">
            <text:p>4.5</text:p>
          </table:table-cell>
          <table:table-cell office:value-type="float" office:value="9">
            <text:p>9</text:p>
          </table:table-cell>
          <table:table-cell office:value-type="float" office:value="-0.1">
            <text:p>-0.1</text:p>
          </table:table-cell>
          <table:table-cell office:value-type="float" office:value="0.09375">
            <text:p>0.09375</text:p>
          </table:table-cell>
          <table:table-cell office:value-type="float" office:value="0.0857142857142857">
            <text:p>0.0857142857</text:p>
          </table:table-cell>
          <table:table-cell office:value-type="float" office:value="0.6696">
            <text:p>0.6696</text:p>
          </table:table-cell>
          <table:table-cell office:value-type="float" office:value="1.3453515625">
            <text:p>1.3453515625</text:p>
          </table:table-cell>
          <table:table-cell office:value-type="float" office:value="1.3144">
            <text:p>1.3144</text:p>
          </table:table-cell>
          <table:table-cell office:value-type="float" office:value="-6.57881347896059">
            <text:p>-6.578813479</text:p>
          </table:table-cell>
          <table:table-cell office:value-type="float" office:value="7.73496800763617">
            <text:p>7.7349680076</text:p>
          </table:table-cell>
          <table:table-cell office:value-type="float" office:value="8.42854097334081">
            <text:p>8.4285409733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date" office:date-value="2020-07-01">
            <text:p>07/01/20</text:p>
          </table:table-cell>
          <table:table-cell office:value-type="float" office:value="1">
            <text:p>1</text:p>
          </table:table-cell>
          <table:table-cell office:value-type="float" office:value="157">
            <text:p>157</text:p>
          </table:table-cell>
          <table:table-cell office:value-type="float" office:value="2805">
            <text:p>2805</text:p>
          </table:table-cell>
          <table:table-cell office:value-type="float" office:value="0.07">
            <text:p>0.07</text:p>
          </table:table-cell>
          <table:table-cell office:value-type="float" office:value="1.4">
            <text:p>1.4</text:p>
          </table:table-cell>
          <table:table-cell office:value-type="float" office:value="157">
            <text:p>157</text:p>
          </table:table-cell>
          <table:table-cell office:value-type="float" office:value="2086.8">
            <text:p>2086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105">
            <text:p>105</text:p>
          </table:table-cell>
          <table:table-cell office:value-type="float" office:value="1.125">
            <text:p>1.125</text:p>
          </table:table-cell>
          <table:table-cell office:value-type="float" office:value="3">
            <text:p>3</text:p>
          </table:table-cell>
          <table:table-cell office:value-type="float" office:value="10.375">
            <text:p>10.375</text:p>
          </table:table-cell>
          <table:table-cell office:value-type="float" office:value="0.5625">
            <text:p>0.5625</text:p>
          </table:table-cell>
          <table:table-cell office:value-type="float" office:value="0.0666666666666667">
            <text:p>0.0666666667</text:p>
          </table:table-cell>
          <table:table-cell office:value-type="float" office:value="0.0988095238095238">
            <text:p>0.0988095238</text:p>
          </table:table-cell>
          <table:table-cell office:value-type="float" office:value="3.58890625">
            <text:p>3.58890625</text:p>
          </table:table-cell>
          <table:table-cell office:value-type="float" office:value="1.24204444444444">
            <text:p>1.2420444444</text:p>
          </table:table-cell>
          <table:table-cell office:value-type="float" office:value="1.36496944444444">
            <text:p>1.3649694444</text:p>
          </table:table-cell>
          <table:table-cell office:value-type="float" office:value="1.55314185975269">
            <text:p>1.5531418598</text:p>
          </table:table-cell>
          <table:table-cell office:value-type="float" office:value="10.7400536662813">
            <text:p>10.7400536663</text:p>
          </table:table-cell>
          <table:table-cell office:value-type="float" office:value="7.35611512489127">
            <text:p>7.3561151249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date" office:date-value="2020-07-02">
            <text:p>07/02/2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1940">
            <text:p>1940</text:p>
          </table:table-cell>
          <table:table-cell office:value-type="float" office:value="0.46">
            <text:p>0.46</text:p>
          </table:table-cell>
          <table:table-cell office:value-type="float" office:value="0.8">
            <text:p>0.8</text:p>
          </table:table-cell>
          <table:table-cell office:value-type="float" office:value="152">
            <text:p>152</text:p>
          </table:table-cell>
          <table:table-cell office:value-type="float" office:value="1925.8">
            <text:p>1925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63">
            <text:p>163</text:p>
          </table:table-cell>
          <table:table-cell office:value-type="float" office:value="1.875">
            <text:p>1.875</text:p>
          </table:table-cell>
          <table:table-cell office:value-type="float" office:value="4.875">
            <text:p>4.875</text:p>
          </table:table-cell>
          <table:table-cell office:value-type="float" office:value="10.25">
            <text:p>10.25</text:p>
          </table:table-cell>
          <table:table-cell office:value-type="float" office:value="0">
            <text:p>0</text:p>
          </table:table-cell>
          <table:table-cell office:value-type="float" office:value="0.108333333333333">
            <text:p>0.1083333333</text:p>
          </table:table-cell>
          <table:table-cell office:value-type="float" office:value="0.0628834355828221">
            <text:p>0.0628834356</text:p>
          </table:table-cell>
          <table:table-cell office:value-type="float" office:value="1">
            <text:p>1</text:p>
          </table:table-cell>
          <table:table-cell office:value-type="float" office:value="1.40216944444444">
            <text:p>1.4021694444</text:p>
          </table:table-cell>
          <table:table-cell office:value-type="float" office:value="1.22784250442245">
            <text:p>1.2278425044</text:p>
          </table:table-cell>
          <table:table-cell office:value-type="float" office:value="0">
            <text:p>0</text:p>
          </table:table-cell>
          <table:table-cell office:value-type="float" office:value="6.73891502877301">
            <text:p>6.7389150288</text:p>
          </table:table-cell>
          <table:table-cell office:value-type="float" office:value="11.3657819254111">
            <text:p>11.3657819254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date" office:date-value="2020-07-03">
            <text:p>07/03/20</text:p>
          </table:table-cell>
          <table:table-cell office:value-type="float" office:value="1">
            <text:p>1</text:p>
          </table:table-cell>
          <table:table-cell office:value-type="float" office:value="140">
            <text:p>140</text:p>
          </table:table-cell>
          <table:table-cell office:value-type="float" office:value="1938">
            <text:p>1938</text:p>
          </table:table-cell>
          <table:table-cell office:value-type="float" office:value="0.31">
            <text:p>0.31</text:p>
          </table:table-cell>
          <table:table-cell office:value-type="float" office:value="0.8">
            <text:p>0.8</text:p>
          </table:table-cell>
          <table:table-cell office:value-type="float" office:value="147">
            <text:p>147</text:p>
          </table:table-cell>
          <table:table-cell office:value-type="float" office:value="2129">
            <text:p>2129</text:p>
          </table:table-cell>
          <table:table-cell office:value-type="float" office:value="0.276">
            <text:p>0.27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office:value-type="float" office:value="167">
            <text:p>167</text:p>
          </table:table-cell>
          <table:table-cell office:value-type="float" office:value="3.75">
            <text:p>3.75</text:p>
          </table:table-cell>
          <table:table-cell office:value-type="float" office:value="5.75">
            <text:p>5.75</text:p>
          </table:table-cell>
          <table:table-cell office:value-type="float" office:value="-1.375">
            <text:p>-1.375</text:p>
          </table:table-cell>
          <table:table-cell office:value-type="float" office:value="0.75">
            <text:p>0.75</text:p>
          </table:table-cell>
          <table:table-cell office:value-type="float" office:value="0.110576923076923">
            <text:p>0.1105769231</text:p>
          </table:table-cell>
          <table:table-cell office:value-type="float" office:value="-0.00823353293413174">
            <text:p>-0.0082335329</text:p>
          </table:table-cell>
          <table:table-cell office:value-type="float" office:value="4.7275">
            <text:p>4.7275</text:p>
          </table:table-cell>
          <table:table-cell office:value-type="float" office:value="1.41098465236686">
            <text:p>1.4109846524</text:p>
          </table:table-cell>
          <table:table-cell office:value-type="float" office:value="0.971315505217111">
            <text:p>0.9713155052</text:p>
          </table:table-cell>
          <table:table-cell office:value-type="float" office:value="1.23861262584667">
            <text:p>1.2386126258</text:p>
          </table:table-cell>
          <table:table-cell office:value-type="float" office:value="6.60897807455499">
            <text:p>6.60897807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date" office:date-value="2020-07-04">
            <text:p>07/04/20</text:p>
          </table:table-cell>
          <table:table-cell office:value-type="float" office:value="1">
            <text:p>1</text:p>
          </table:table-cell>
          <table:table-cell office:value-type="float" office:value="144">
            <text:p>144</text:p>
          </table:table-cell>
          <table:table-cell office:value-type="float" office:value="1880">
            <text:p>1880</text:p>
          </table:table-cell>
          <table:table-cell office:value-type="float" office:value="0.11">
            <text:p>0.11</text:p>
          </table:table-cell>
          <table:table-cell office:value-type="float" office:value="0.6">
            <text:p>0.6</text:p>
          </table:table-cell>
          <table:table-cell office:value-type="float" office:value="144">
            <text:p>144</text:p>
          </table:table-cell>
          <table:table-cell office:value-type="float" office:value="1666.6">
            <text:p>1666.6</text:p>
          </table:table-cell>
          <table:table-cell office:value-type="float" office:value="0.506">
            <text:p>0.5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office:value-type="float" office:value="144">
            <text:p>144</text:p>
          </table:table-cell>
          <table:table-cell office:value-type="float" office:value="1.25">
            <text:p>1.25</text:p>
          </table:table-cell>
          <table:table-cell office:value-type="float" office:value="4.125">
            <text:p>4.125</text:p>
          </table:table-cell>
          <table:table-cell office:value-type="float" office:value="2.75">
            <text:p>2.75</text:p>
          </table:table-cell>
          <table:table-cell office:value-type="float" office:value="0.0833333333333333">
            <text:p>0.0833333333</text:p>
          </table:table-cell>
          <table:table-cell office:value-type="float" office:value="0.0711206896551724">
            <text:p>0.0711206897</text:p>
          </table:table-cell>
          <table:table-cell office:value-type="float" office:value="0.0190972222222222">
            <text:p>0.0190972222</text:p>
          </table:table-cell>
          <table:table-cell office:value-type="float" office:value="1.30527777777778">
            <text:p>1.3052777778</text:p>
          </table:table-cell>
          <table:table-cell office:value-type="float" office:value="1.25883639268728">
            <text:p>1.2588363927</text:p>
          </table:table-cell>
          <table:table-cell office:value-type="float" office:value="1.06755509741512">
            <text:p>1.0675550974</text:p>
          </table:table-cell>
          <table:table-cell office:value-type="float" office:value="8.65971680252282">
            <text:p>8.6597168025</text:p>
          </table:table-cell>
          <table:table-cell office:value-type="float" office:value="10.0886747665507">
            <text:p>10.08867476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date" office:date-value="2020-07-05">
            <text:p>07/05/20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2082">
            <text:p>2082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140.4">
            <text:p>140.4</text:p>
          </table:table-cell>
          <table:table-cell office:value-type="float" office:value="1458.6">
            <text:p>1458.6</text:p>
          </table:table-cell>
          <table:table-cell office:value-type="float" office:value="0.77">
            <text:p>0.7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63">
            <text:p>63</text:p>
          </table:table-cell>
          <table:table-cell office:value-type="float" office:value="200">
            <text:p>200</text:p>
          </table:table-cell>
          <table:table-cell office:value-type="float" office:value="2.75">
            <text:p>2.75</text:p>
          </table:table-cell>
          <table:table-cell office:value-type="float" office:value="1.5">
            <text:p>1.5</text:p>
          </table:table-cell>
          <table:table-cell office:value-type="float" office:value="2.875">
            <text:p>2.875</text:p>
          </table:table-cell>
          <table:table-cell office:value-type="float" office:value="0.229166666666667">
            <text:p>0.2291666667</text:p>
          </table:table-cell>
          <table:table-cell office:value-type="float" office:value="0.0238095238095238">
            <text:p>0.0238095238</text:p>
          </table:table-cell>
          <table:table-cell office:value-type="float" office:value="0.014375">
            <text:p>0.014375</text:p>
          </table:table-cell>
          <table:table-cell office:value-type="float" office:value="1.90501736111111">
            <text:p>1.9050173611</text:p>
          </table:table-cell>
          <table:table-cell office:value-type="float" office:value="1.08444444444444">
            <text:p>1.0844444444</text:p>
          </table:table-cell>
          <table:table-cell office:value-type="float" office:value="1.050717515625">
            <text:p>1.0507175156</text:p>
          </table:table-cell>
          <table:table-cell office:value-type="float" office:value="3.35930582151355">
            <text:p>3.3593058215</text:p>
          </table:table-cell>
          <table:table-cell office:value-type="float" office:value="29.4573960115121">
            <text:p>29.45739601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date" office:date-value="2020-07-06">
            <text:p>07/06/20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493">
            <text:p>493</text:p>
          </table:table-cell>
          <table:table-cell office:value-type="float" office:value="1.22">
            <text:p>1.22</text:p>
          </table:table-cell>
          <table:table-cell office:value-type="float" office:value="0.2">
            <text:p>0.2</text:p>
          </table:table-cell>
          <table:table-cell office:value-type="float" office:value="138.6">
            <text:p>138.6</text:p>
          </table:table-cell>
          <table:table-cell office:value-type="float" office:value="1413">
            <text:p>1413</text:p>
          </table:table-cell>
          <table:table-cell office:value-type="float" office:value="0.766">
            <text:p>0.76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151">
            <text:p>151</text:p>
          </table:table-cell>
          <table:table-cell office:value-type="float" office:value="6">
            <text:p>6</text:p>
          </table:table-cell>
          <table:table-cell office:value-type="float" office:value="3.5">
            <text:p>3.5</text:p>
          </table:table-cell>
          <table:table-cell office:value-type="float" office:value="7.5">
            <text:p>7.5</text:p>
          </table:table-cell>
          <table:table-cell office:value-type="float" office:value="0.6">
            <text:p>0.6</text:p>
          </table:table-cell>
          <table:table-cell office:value-type="float" office:value="0.0466666666666667">
            <text:p>0.0466666667</text:p>
          </table:table-cell>
          <table:table-cell office:value-type="float" office:value="0.0496688741721854">
            <text:p>0.0496688742</text:p>
          </table:table-cell>
          <table:table-cell office:value-type="float" office:value="3.8056">
            <text:p>3.8056</text:p>
          </table:table-cell>
          <table:table-cell office:value-type="float" office:value="1.16760177777778">
            <text:p>1.1676017778</text:p>
          </table:table-cell>
          <table:table-cell office:value-type="float" office:value="1.17867637384325">
            <text:p>1.1786763738</text:p>
          </table:table-cell>
          <table:table-cell office:value-type="float" office:value="1.47476984735695">
            <text:p>1.4747698474</text:p>
          </table:table-cell>
          <table:table-cell office:value-type="float" office:value="15.1970929843229">
            <text:p>15.1970929843</text:p>
          </table:table-cell>
          <table:table-cell office:value-type="float" office:value="14.2991369234721">
            <text:p>14.299136923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date" office:date-value="2020-07-07">
            <text:p>07/07/20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900">
            <text:p>900</text:p>
          </table:table-cell>
          <table:table-cell office:value-type="float" office:value="1.78">
            <text:p>1.78</text:p>
          </table:table-cell>
          <table:table-cell office:value-type="float" office:value="0.4">
            <text:p>0.4</text:p>
          </table:table-cell>
          <table:table-cell office:value-type="float" office:value="136.4">
            <text:p>136.4</text:p>
          </table:table-cell>
          <table:table-cell office:value-type="float" office:value="1218.8">
            <text:p>1218.8</text:p>
          </table:table-cell>
          <table:table-cell office:value-type="float" office:value="0.964">
            <text:p>0.96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office:value-type="float" office:value="135">
            <text:p>135</text:p>
          </table:table-cell>
          <table:table-cell office:value-type="float" office:value="3.75">
            <text:p>3.75</text:p>
          </table:table-cell>
          <table:table-cell office:value-type="float" office:value="-2.25">
            <text:p>-2.25</text:p>
          </table:table-cell>
          <table:table-cell office:value-type="float" office:value="2.375">
            <text:p>2.375</text:p>
          </table:table-cell>
          <table:table-cell office:value-type="float" office:value="0.15">
            <text:p>0.15</text:p>
          </table:table-cell>
          <table:table-cell office:value-type="float" office:value="-0.0375">
            <text:p>-0.0375</text:p>
          </table:table-cell>
          <table:table-cell office:value-type="float" office:value="0.0175925925925926">
            <text:p>0.0175925926</text:p>
          </table:table-cell>
          <table:table-cell office:value-type="float" office:value="1.5691">
            <text:p>1.5691</text:p>
          </table:table-cell>
          <table:table-cell office:value-type="float" office:value="0.87150625">
            <text:p>0.87150625</text:p>
          </table:table-cell>
          <table:table-cell office:value-type="float" office:value="1.06218069272977">
            <text:p>1.0621806927</text:p>
          </table:table-cell>
          <table:table-cell office:value-type="float" office:value="4.95948445464039">
            <text:p>4.9594844546</text:p>
          </table:table-cell>
          <table:table-cell office:value-type="float" office:value="-18.1351435345782">
            <text:p>-18.1351435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date" office:date-value="2020-07-08">
            <text:p>07/08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710">
            <text:p>1710</text:p>
          </table:table-cell>
          <table:table-cell office:value-type="float" office:value="0.29">
            <text:p>0.29</text:p>
          </table:table-cell>
          <table:table-cell office:value-type="float" office:value="0.8">
            <text:p>0.8</text:p>
          </table:table-cell>
          <table:table-cell office:value-type="float" office:value="133.4">
            <text:p>133.4</text:p>
          </table:table-cell>
          <table:table-cell office:value-type="float" office:value="1289.4">
            <text:p>1289.4</text:p>
          </table:table-cell>
          <table:table-cell office:value-type="float" office:value="0.902">
            <text:p>0.90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68">
            <text:p>68</text:p>
          </table:table-cell>
          <table:table-cell office:value-type="float" office:value="131">
            <text:p>131</text:p>
          </table:table-cell>
          <table:table-cell office:value-type="float" office:value="2.75">
            <text:p>2.75</text:p>
          </table:table-cell>
          <table:table-cell office:value-type="float" office:value="0.625">
            <text:p>0.625</text:p>
          </table:table-cell>
          <table:table-cell office:value-type="float" office:value="-3.875">
            <text:p>-3.875</text:p>
          </table:table-cell>
          <table:table-cell office:value-type="float" office:value="0.0859375">
            <text:p>0.0859375</text:p>
          </table:table-cell>
          <table:table-cell office:value-type="float" office:value="0.00919117647058824">
            <text:p>0.0091911765</text:p>
          </table:table-cell>
          <table:table-cell office:value-type="float" office:value="-0.0295801526717557">
            <text:p>-0.0295801527</text:p>
          </table:table-cell>
          <table:table-cell office:value-type="float" office:value="1.31525634765625">
            <text:p>1.3152563477</text:p>
          </table:table-cell>
          <table:table-cell office:value-type="float" office:value="1.03233469398789">
            <text:p>1.032334694</text:p>
          </table:table-cell>
          <table:table-cell office:value-type="float" office:value="0.89818443709574">
            <text:p>0.8981844371</text:p>
          </table:table-cell>
          <table:table-cell office:value-type="float" office:value="8.40752464310305">
            <text:p>8.4075246431</text:p>
          </table:table-cell>
          <table:table-cell office:value-type="float" office:value="0">
            <text:p>0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date" office:date-value="2020-07-09">
            <text:p>07/09/20</text:p>
          </table:table-cell>
          <table:table-cell office:value-type="float" office:value="2">
            <text:p>2</text:p>
          </table:table-cell>
          <table:table-cell office:value-type="float" office:value="133">
            <text:p>133</text:p>
          </table:table-cell>
          <table:table-cell office:value-type="float" office:value="909">
            <text:p>909</text:p>
          </table:table-cell>
          <table:table-cell office:value-type="float" office:value="1.1">
            <text:p>1.1</text:p>
          </table:table-cell>
          <table:table-cell office:value-type="float" office:value="1.2">
            <text:p>1.2</text:p>
          </table:table-cell>
          <table:table-cell office:value-type="float" office:value="130.6">
            <text:p>130.6</text:p>
          </table:table-cell>
          <table:table-cell office:value-type="float" office:value="1427.4">
            <text:p>1427.4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6">
            <text:p>6</text:p>
          </table:table-cell>
          <table:table-cell office:value-type="float" office:value="4.125">
            <text:p>4.125</text:p>
          </table:table-cell>
          <table:table-cell office:value-type="float" office:value="6.125">
            <text:p>6.125</text:p>
          </table:table-cell>
          <table:table-cell office:value-type="float" office:value="0.2">
            <text:p>0.2</text:p>
          </table:table-cell>
          <table:table-cell office:value-type="float" office:value="0.0515625">
            <text:p>0.0515625</text:p>
          </table:table-cell>
          <table:table-cell office:value-type="float" office:value="0.0340277777777778">
            <text:p>0.0340277778</text:p>
          </table:table-cell>
          <table:table-cell office:value-type="float" office:value="1.7784">
            <text:p>1.7784</text:p>
          </table:table-cell>
          <table:table-cell office:value-type="float" office:value="1.18567978515625">
            <text:p>1.1856797852</text:p>
          </table:table-cell>
          <table:table-cell office:value-type="float" office:value="1.12136668595679">
            <text:p>1.121366686</text:p>
          </table:table-cell>
          <table:table-cell office:value-type="float" office:value="3.80178401692393">
            <text:p>3.8017840169</text:p>
          </table:table-cell>
          <table:table-cell office:value-type="float" office:value="13.7865240012283">
            <text:p>13.7865240012</text:p>
          </table:table-cell>
          <table:table-cell office:value-type="float" office:value="20.7146803981886">
            <text:p>20.714680398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date" office:date-value="2020-07-10">
            <text:p>07/10/20</text:p>
          </table:table-cell>
          <table:table-cell office:value-type="float" office:value="2">
            <text:p>2</text:p>
          </table:table-cell>
          <table:table-cell office:value-type="float" office:value="129">
            <text:p>129</text:p>
          </table:table-cell>
          <table:table-cell office:value-type="float" office:value="2435">
            <text:p>2435</text:p>
          </table:table-cell>
          <table:table-cell office:value-type="float" office:value="0.12">
            <text:p>0.12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488.4">
            <text:p>1488.4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78">
            <text:p>78</text:p>
          </table:table-cell>
          <table:table-cell office:value-type="float" office:value="143">
            <text:p>143</text:p>
          </table:table-cell>
          <table:table-cell office:value-type="float" office:value="-4.125">
            <text:p>-4.125</text:p>
          </table:table-cell>
          <table:table-cell office:value-type="float" office:value="6">
            <text:p>6</text:p>
          </table:table-cell>
          <table:table-cell office:value-type="float" office:value="11.125">
            <text:p>11.125</text:p>
          </table:table-cell>
          <table:table-cell office:value-type="float" office:value="-0.165">
            <text:p>-0.165</text:p>
          </table:table-cell>
          <table:table-cell office:value-type="float" office:value="0.0769230769230769">
            <text:p>0.0769230769</text:p>
          </table:table-cell>
          <table:table-cell office:value-type="float" office:value="0.0777972027972028">
            <text:p>0.0777972028</text:p>
          </table:table-cell>
          <table:table-cell office:value-type="float" office:value="0.475861">
            <text:p>0.475861</text:p>
          </table:table-cell>
          <table:table-cell office:value-type="float" office:value="1.28082840236686">
            <text:p>1.2808284024</text:p>
          </table:table-cell>
          <table:table-cell office:value-type="float" office:value="1.28415292312583">
            <text:p>1.2841529231</text:p>
          </table:table-cell>
          <table:table-cell office:value-type="float" office:value="-3.8439081566422">
            <text:p>-3.8439081566</text:p>
          </table:table-cell>
          <table:table-cell office:value-type="float" office:value="9.35320668499947">
            <text:p>9.353206685</text:p>
          </table:table-cell>
          <table:table-cell office:value-type="float" office:value="9.25191361468452">
            <text:p>9.251913614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date" office:date-value="2020-07-11">
            <text:p>07/11/20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1183">
            <text:p>1183</text:p>
          </table:table-cell>
          <table:table-cell office:value-type="float" office:value="0.51">
            <text:p>0.51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373.6">
            <text:p>1373.6</text:p>
          </table:table-cell>
          <table:table-cell office:value-type="float" office:value="0.656">
            <text:p>0.65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1.625">
            <text:p>-1.625</text:p>
          </table:table-cell>
          <table:table-cell office:value-type="float" office:value="-2">
            <text:p>-2</text:p>
          </table:table-cell>
          <table:table-cell office:value-type="float" office:value="2.375">
            <text:p>2.375</text:p>
          </table:table-cell>
          <table:table-cell office:value-type="float" office:value="-0.0427631578947368">
            <text:p>-0.0427631579</text:p>
          </table:table-cell>
          <table:table-cell office:value-type="float" office:value="-0.0294117647058824">
            <text:p>-0.0294117647</text:p>
          </table:table-cell>
          <table:table-cell office:value-type="float" office:value="0.0175925925925926">
            <text:p>0.0175925926</text:p>
          </table:table-cell>
          <table:table-cell office:value-type="float" office:value="0.853913175207756">
            <text:p>0.8539131752</text:p>
          </table:table-cell>
          <table:table-cell office:value-type="float" office:value="0.898754325259516">
            <text:p>0.8987543253</text:p>
          </table:table-cell>
          <table:table-cell office:value-type="float" office:value="1.06218069272977">
            <text:p>1.0621806927</text:p>
          </table:table-cell>
          <table:table-cell office:value-type="float" office:value="-15.8598822452927">
            <text:p>-15.8598822453</text:p>
          </table:table-cell>
          <table:table-cell office:value-type="float" office:value="-23.2187061996004">
            <text:p>-23.218706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date" office:date-value="2020-07-12">
            <text:p>07/12/20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office:value-type="float" office:value="1205">
            <text:p>1205</text:p>
          </table:table-cell>
          <table:table-cell office:value-type="float" office:value="0.41">
            <text:p>0.41</text:p>
          </table:table-cell>
          <table:table-cell office:value-type="float" office:value="0.8">
            <text:p>0.8</text:p>
          </table:table-cell>
          <table:table-cell office:value-type="float" office:value="128">
            <text:p>128</text:p>
          </table:table-cell>
          <table:table-cell office:value-type="float" office:value="1351.2">
            <text:p>1351.2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75">
            <text:p>75</text:p>
          </table:table-cell>
          <table:table-cell office:value-type="float" office:value="147">
            <text:p>147</text:p>
          </table:table-cell>
          <table:table-cell office:value-type="float" office:value="-1">
            <text:p>-1</text:p>
          </table:table-cell>
          <table:table-cell office:value-type="float" office:value="3.125">
            <text:p>3.125</text:p>
          </table:table-cell>
          <table:table-cell office:value-type="float" office:value="-3.375">
            <text:p>-3.375</text:p>
          </table:table-cell>
          <table:table-cell office:value-type="float" office:value="-0.0238095238095238">
            <text:p>-0.0238095238</text:p>
          </table:table-cell>
          <table:table-cell office:value-type="float" office:value="0.0416666666666667">
            <text:p>0.0416666667</text:p>
          </table:table-cell>
          <table:table-cell office:value-type="float" office:value="-0.0229591836734694">
            <text:p>-0.0229591837</text:p>
          </table:table-cell>
          <table:table-cell office:value-type="float" office:value="0.917777777777778">
            <text:p>0.9177777778</text:p>
          </table:table-cell>
          <table:table-cell office:value-type="float" office:value="1.14923611111111">
            <text:p>1.1492361111</text:p>
          </table:table-cell>
          <table:table-cell office:value-type="float" office:value="0.920676020408163">
            <text:p>0.9206760204</text:p>
          </table:table-cell>
          <table:table-cell office:value-type="float" office:value="-28.7642160775476">
            <text:p>-28.7642160775</text:p>
          </table:table-cell>
          <table:table-cell office:value-type="float" office:value="16.9797480183389">
            <text:p>16.9797480183</text:p>
          </table:table-cell>
          <table:table-cell office:value-type="float" office:value="-29.8424953173374">
            <text:p>-29.8424953173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date" office:date-value="2020-07-13">
            <text:p>07/13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136">
            <text:p>1136</text:p>
          </table:table-cell>
          <table:table-cell office:value-type="float" office:value="1.14">
            <text:p>1.14</text:p>
          </table:table-cell>
          <table:table-cell office:value-type="float" office:value="0.4">
            <text:p>0.4</text:p>
          </table:table-cell>
          <table:table-cell office:value-type="float" office:value="124">
            <text:p>124</text:p>
          </table:table-cell>
          <table:table-cell office:value-type="float" office:value="1429.6">
            <text:p>1429.6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82">
            <text:p>82</text:p>
          </table:table-cell>
          <table:table-cell office:value-type="float" office:value="175">
            <text:p>175</text:p>
          </table:table-cell>
          <table:table-cell office:value-type="float" office:value="-2.25">
            <text:p>-2.25</text:p>
          </table:table-cell>
          <table:table-cell office:value-type="float" office:value="2.125">
            <text:p>2.125</text:p>
          </table:table-cell>
          <table:table-cell office:value-type="float" office:value="7">
            <text:p>7</text:p>
          </table:table-cell>
          <table:table-cell office:value-type="float" office:value="-0.0642857142857143">
            <text:p>-0.0642857143</text:p>
          </table:table-cell>
          <table:table-cell office:value-type="float" office:value="0.0259146341463415">
            <text:p>0.0259146341</text:p>
          </table:table-cell>
          <table:table-cell office:value-type="float" office:value="0.04">
            <text:p>0.04</text:p>
          </table:table-cell>
          <table:table-cell office:value-type="float" office:value="0.7831">
            <text:p>0.7831</text:p>
          </table:table-cell>
          <table:table-cell office:value-type="float" office:value="1.09201749330756">
            <text:p>1.0920174933</text:p>
          </table:table-cell>
          <table:table-cell office:value-type="float" office:value="1.143136">
            <text:p>1.143136</text:p>
          </table:table-cell>
          <table:table-cell office:value-type="float" office:value="-10.4318781480354">
            <text:p>-10.431878148</text:p>
          </table:table-cell>
          <table:table-cell office:value-type="float" office:value="27.0924222822824">
            <text:p>27.0924222823</text:p>
          </table:table-cell>
          <table:table-cell office:value-type="float" office:value="17.6729876851297">
            <text:p>17.672987685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date" office:date-value="2020-07-14">
            <text:p>07/14/20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797">
            <text:p>797</text:p>
          </table:table-cell>
          <table:table-cell office:value-type="float" office:value="1.38">
            <text:p>1.38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1482.4">
            <text:p>1482.4</text:p>
          </table:table-cell>
          <table:table-cell office:value-type="float" office:value="0.844">
            <text:p>0.844</text:p>
          </table:table-cell>
          <table:table-cell table:number-columns-repeated="4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6">
            <text:p>56</text:p>
          </table:table-cell>
          <table:table-cell office:value-type="float" office:value="135">
            <text:p>135</text:p>
          </table:table-cell>
          <table:table-cell office:value-type="float" office:value="-2.125">
            <text:p>-2.125</text:p>
          </table:table-cell>
          <table:table-cell office:value-type="float" office:value="-5.875">
            <text:p>-5.875</text:p>
          </table:table-cell>
          <table:table-cell office:value-type="float" office:value="-8">
            <text:p>-8</text:p>
          </table:table-cell>
          <table:table-cell office:value-type="float" office:value="-0.0607142857142857">
            <text:p>-0.0607142857</text:p>
          </table:table-cell>
          <table:table-cell office:value-type="float" office:value="-0.104910714285714">
            <text:p>-0.1049107143</text:p>
          </table:table-cell>
          <table:table-cell office:value-type="float" office:value="-0.0592592592592593">
            <text:p>-0.0592592593</text:p>
          </table:table-cell>
          <table:table-cell office:value-type="float" office:value="0.794725">
            <text:p>0.794725</text:p>
          </table:table-cell>
          <table:table-cell office:value-type="float" office:value="0.654384765625">
            <text:p>0.6543847656</text:p>
          </table:table-cell>
          <table:table-cell office:value-type="float" office:value="0.799475445816186">
            <text:p>0.7994754458</text:p>
          </table:table-cell>
          <table:table-cell office:value-type="float" office:value="-11.0663504712709">
            <text:p>-11.0663504713</text:p>
          </table:table-cell>
          <table:table-cell office:value-type="float" office:value="-6.25404575773089">
            <text:p>-6.2540457577</text:p>
          </table:table-cell>
          <table:table-cell office:value-type="float" office:value="-11.3467567376537">
            <text:p>-11.3467567377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date" office:date-value="2020-07-15">
            <text:p>07/15/20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2827">
            <text:p>2827</text:p>
          </table:table-cell>
          <table:table-cell office:value-type="float" office:value="0.18">
            <text:p>0.18</text:p>
          </table:table-cell>
          <table:table-cell office:value-type="float" office:value="0">
            <text:p>0</text:p>
          </table:table-cell>
          <table:table-cell office:value-type="float" office:value="106.2">
            <text:p>106.2</text:p>
          </table:table-cell>
          <table:table-cell office:value-type="float" office:value="1664.8">
            <text:p>1664.8</text:p>
          </table:table-cell>
          <table:table-cell office:value-type="float" office:value="0.894">
            <text:p>0.89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float" office:value="2.75">
            <text:p>2.75</text:p>
          </table:table-cell>
          <table:table-cell office:value-type="float" office:value="-1.5">
            <text:p>-1.5</text:p>
          </table:table-cell>
          <table:table-cell office:value-type="float" office:value="-6.875">
            <text:p>-6.875</text:p>
          </table:table-cell>
          <table:table-cell office:value-type="float" office:value="0.0859375">
            <text:p>0.0859375</text:p>
          </table:table-cell>
          <table:table-cell office:value-type="float" office:value="-0.0272727272727273">
            <text:p>-0.0272727273</text:p>
          </table:table-cell>
          <table:table-cell office:value-type="float" office:value="-0.0859375">
            <text:p>-0.0859375</text:p>
          </table:table-cell>
          <table:table-cell office:value-type="float" office:value="1.31525634765625">
            <text:p>1.3152563477</text:p>
          </table:table-cell>
          <table:table-cell office:value-type="float" office:value="0.906003305785124">
            <text:p>0.9060033058</text:p>
          </table:table-cell>
          <table:table-cell office:value-type="float" office:value="0.71369384765625">
            <text:p>0.7136938477</text:p>
          </table:table-cell>
          <table:table-cell office:value-type="float" office:value="8.40752464310305">
            <text:p>8.4075246431</text:p>
          </table:table-cell>
          <table:table-cell office:value-type="float" office:value="-25.0672258355234">
            <text:p>-25.0672258355</text:p>
          </table:table-cell>
          <table:table-cell office:value-type="float" office:value="-7.71394944945854">
            <text:p>-7.7139494495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date" office:date-value="2020-07-16">
            <text:p>07/16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1447">
            <text:p>1447</text:p>
          </table:table-cell>
          <table:table-cell office:value-type="float" office:value="1.11">
            <text:p>1.11</text:p>
          </table:table-cell>
          <table:table-cell office:value-type="float" office:value="0.2">
            <text:p>0.2</text:p>
          </table:table-cell>
          <table:table-cell office:value-type="float" office:value="96.4">
            <text:p>96.4</text:p>
          </table:table-cell>
          <table:table-cell office:value-type="float" office:value="1914.4">
            <text:p>1914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3.375">
            <text:p>-3.37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25">
            <text:p>-0.025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913725">
            <text:p>0.913725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7.3778512338056">
            <text:p>-27.3778512338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date" office:date-value="2020-07-17">
            <text:p>07/17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117">
            <text:p>2117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8">
            <text:p>88</text:p>
          </table:table-cell>
          <table:table-cell office:value-type="float" office:value="2297.6">
            <text:p>2297.6</text:p>
          </table:table-cell>
          <table:table-cell office:value-type="float" office:value="0.706">
            <text:p>0.706</text:p>
          </table:table-cell>
          <table:table-cell table:number-columns-repeated="5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62">
            <text:p>62</text:p>
          </table:table-cell>
          <table:table-cell office:value-type="float" office:value="139">
            <text:p>139</text:p>
          </table:table-cell>
          <table:table-cell office:value-type="float" office:value="-3">
            <text:p>-3</text:p>
          </table:table-cell>
          <table:table-cell office:value-type="float" office:value="-5.5">
            <text:p>-5.5</text:p>
          </table:table-cell>
          <table:table-cell office:value-type="float" office:value="-11.75">
            <text:p>-11.75</text:p>
          </table:table-cell>
          <table:table-cell office:value-type="float" office:value="-0.09375">
            <text:p>-0.09375</text:p>
          </table:table-cell>
          <table:table-cell office:value-type="float" office:value="-0.0887096774193548">
            <text:p>-0.0887096774</text:p>
          </table:table-cell>
          <table:table-cell office:value-type="float" office:value="-0.0845323741007194">
            <text:p>-0.0845323741</text:p>
          </table:table-cell>
          <table:table-cell office:value-type="float" office:value="0.6891015625">
            <text:p>0.6891015625</text:p>
          </table:table-cell>
          <table:table-cell office:value-type="float" office:value="0.704940166493236">
            <text:p>0.7049401665</text:p>
          </table:table-cell>
          <table:table-cell office:value-type="float" office:value="0.718142306298846">
            <text:p>0.7181423063</text:p>
          </table:table-cell>
          <table:table-cell office:value-type="float" office:value="-7.04131113225497">
            <text:p>-7.0413111323</text:p>
          </table:table-cell>
          <table:table-cell office:value-type="float" office:value="-7.46172055435136">
            <text:p>-7.4617205544</text:p>
          </table:table-cell>
          <table:table-cell office:value-type="float" office:value="-7.84810916145338">
            <text:p>-7.8481091615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date" office:date-value="2020-07-18">
            <text:p>07/18/20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2384">
            <text:p>2384</text:p>
          </table:table-cell>
          <table:table-cell office:value-type="float" office:value="0.92">
            <text:p>0.92</text:p>
          </table:table-cell>
          <table:table-cell office:value-type="float" office:value="0.2">
            <text:p>0.2</text:p>
          </table:table-cell>
          <table:table-cell office:value-type="float" office:value="81.8">
            <text:p>81.8</text:p>
          </table:table-cell>
          <table:table-cell office:value-type="float" office:value="2177">
            <text:p>2177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112">
            <text:p>112</text:p>
          </table:table-cell>
          <table:table-cell office:value-type="float" office:value="-4.125">
            <text:p>-4.125</text:p>
          </table:table-cell>
          <table:table-cell office:value-type="float" office:value="-5.875">
            <text:p>-5.875</text:p>
          </table:table-cell>
          <table:table-cell office:value-type="float" office:value="2.125">
            <text:p>2.125</text:p>
          </table:table-cell>
          <table:table-cell office:value-type="float" office:value="-0.117857142857143">
            <text:p>-0.1178571429</text:p>
          </table:table-cell>
          <table:table-cell office:value-type="float" office:value="-0.106818181818182">
            <text:p>-0.1068181818</text:p>
          </table:table-cell>
          <table:table-cell office:value-type="float" office:value="0.0189732142857143">
            <text:p>0.0189732143</text:p>
          </table:table-cell>
          <table:table-cell office:value-type="float" office:value="0.614725">
            <text:p>0.614725</text:p>
          </table:table-cell>
          <table:table-cell office:value-type="float" office:value="0.64850020661157">
            <text:p>0.6485002066</text:p>
          </table:table-cell>
          <table:table-cell office:value-type="float" office:value="1.06711181640625">
            <text:p>1.0671118164</text:p>
          </table:table-cell>
          <table:table-cell office:value-type="float" office:value="-5.52743365101352">
            <text:p>-5.527433651</text:p>
          </table:table-cell>
          <table:table-cell office:value-type="float" office:value="-6.13594011120885">
            <text:p>-6.13594011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date" office:date-value="2020-07-19">
            <text:p>07/19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713">
            <text:p>2713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0.4">
            <text:p>80.4</text:p>
          </table:table-cell>
          <table:table-cell office:value-type="float" office:value="2039.6">
            <text:p>2039.6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12">
            <text:p>112</text:p>
          </table:table-cell>
          <table:table-cell office:value-type="float" office:value="0.875">
            <text:p>0.875</text:p>
          </table:table-cell>
          <table:table-cell office:value-type="float" office:value="-1.5">
            <text:p>-1.5</text:p>
          </table:table-cell>
          <table:table-cell office:value-type="float" office:value="-2.125">
            <text:p>-2.125</text:p>
          </table:table-cell>
          <table:table-cell office:value-type="float" office:value="0.025">
            <text:p>0.025</text:p>
          </table:table-cell>
          <table:table-cell office:value-type="float" office:value="-0.025">
            <text:p>-0.025</text:p>
          </table:table-cell>
          <table:table-cell office:value-type="float" office:value="-0.0189732142857143">
            <text:p>-0.0189732143</text:p>
          </table:table-cell>
          <table:table-cell office:value-type="float" office:value="1.088725">
            <text:p>1.088725</text:p>
          </table:table-cell>
          <table:table-cell office:value-type="float" office:value="0.913725">
            <text:p>0.913725</text:p>
          </table:table-cell>
          <table:table-cell office:value-type="float" office:value="0.93429931640625">
            <text:p>0.9342993164</text:p>
          </table:table-cell>
          <table:table-cell office:value-type="float" office:value="28.0710345259387">
            <text:p>28.0710345259</text:p>
          </table:table-cell>
          <table:table-cell office:value-type="float" office:value="-27.3778512338056">
            <text:p>-27.37785123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date" office:date-value="2020-07-20">
            <text:p>07/20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2224">
            <text:p>2224</text:p>
          </table:table-cell>
          <table:table-cell office:value-type="float" office:value="0.27">
            <text:p>0.27</text:p>
          </table:table-cell>
          <table:table-cell office:value-type="float" office:value="0.2">
            <text:p>0.2</text:p>
          </table:table-cell>
          <table:table-cell office:value-type="float" office:value="79">
            <text:p>79</text:p>
          </table:table-cell>
          <table:table-cell office:value-type="float" office:value="2047.8">
            <text:p>2047.8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9">
            <text:p>139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4.25">
            <text:p>-4.2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305755395683453">
            <text:p>-0.0305755396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894817944205786">
            <text:p>0.8948179442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2.3216229035762">
            <text:p>-22.3216229036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date" office:date-value="2020-07-21">
            <text:p>07/21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760">
            <text:p>760</text:p>
          </table:table-cell>
          <table:table-cell office:value-type="float" office:value="1.05">
            <text:p>1.05</text:p>
          </table:table-cell>
          <table:table-cell office:value-type="float" office:value="0">
            <text:p>0</text:p>
          </table:table-cell>
          <table:table-cell office:value-type="float" office:value="76.6">
            <text:p>76.6</text:p>
          </table:table-cell>
          <table:table-cell office:value-type="float" office:value="2197.4">
            <text:p>2197.4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office:value-type="float" office:value="56">
            <text:p>56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4.125">
            <text:p>-4.125</text:p>
          </table:table-cell>
          <table:table-cell office:value-type="float" office:value="2.125">
            <text:p>2.125</text:p>
          </table:table-cell>
          <table:table-cell office:value-type="float" office:value="-0.09375">
            <text:p>-0.09375</text:p>
          </table:table-cell>
          <table:table-cell office:value-type="float" office:value="-0.0736607142857143">
            <text:p>-0.0736607143</text:p>
          </table:table-cell>
          <table:table-cell office:value-type="float" office:value="0.0259146341463415">
            <text:p>0.0259146341</text:p>
          </table:table-cell>
          <table:table-cell office:value-type="float" office:value="0.6891015625">
            <text:p>0.6891015625</text:p>
          </table:table-cell>
          <table:table-cell office:value-type="float" office:value="0.752822265625">
            <text:p>0.7528222656</text:p>
          </table:table-cell>
          <table:table-cell office:value-type="float" office:value="1.09201749330756">
            <text:p>1.0920174933</text:p>
          </table:table-cell>
          <table:table-cell office:value-type="float" office:value="-7.04131113225497">
            <text:p>-7.0413111323</text:p>
          </table:table-cell>
          <table:table-cell office:value-type="float" office:value="-9.05900526542516">
            <text:p>-9.0590052654</text:p>
          </table:table-cell>
          <table:table-cell office:value-type="float" office:value="27.0924222822824">
            <text:p>27.0924222823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date" office:date-value="2020-07-22">
            <text:p>07/22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158">
            <text:p>2158</text:p>
          </table:table-cell>
          <table:table-cell office:value-type="float" office:value="0.88">
            <text:p>0.88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401.6">
            <text:p>2401.6</text:p>
          </table:table-cell>
          <table:table-cell office:value-type="float" office:value="0.626">
            <text:p>0.62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09">
            <text:p>109</text:p>
          </table:table-cell>
          <table:table-cell office:value-type="float" office:value="2.125">
            <text:p>2.125</text:p>
          </table:table-cell>
          <table:table-cell office:value-type="float" office:value="-4">
            <text:p>-4</text:p>
          </table:table-cell>
          <table:table-cell office:value-type="float" office:value="2.125">
            <text:p>2.125</text:p>
          </table:table-cell>
          <table:table-cell office:value-type="float" office:value="0.0607142857142857">
            <text:p>0.0607142857</text:p>
          </table:table-cell>
          <table:table-cell office:value-type="float" office:value="-0.0666666666666667">
            <text:p>-0.0666666667</text:p>
          </table:table-cell>
          <table:table-cell office:value-type="float" office:value="0.0194954128440367">
            <text:p>0.0194954128</text:p>
          </table:table-cell>
          <table:table-cell office:value-type="float" office:value="1.219725">
            <text:p>1.219725</text:p>
          </table:table-cell>
          <table:table-cell office:value-type="float" office:value="0.775377777777778">
            <text:p>0.7753777778</text:p>
          </table:table-cell>
          <table:table-cell office:value-type="float" office:value="1.06897888435317">
            <text:p>1.0689788844</text:p>
          </table:table-cell>
          <table:table-cell office:value-type="float" office:value="11.7597109304979">
            <text:p>11.7597109305</text:p>
          </table:table-cell>
          <table:table-cell office:value-type="float" office:value="-10.0466492497133">
            <text:p>-10.04664924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date" office:date-value="2020-07-23">
            <text:p>07/23/2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3132">
            <text:p>3132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71.8">
            <text:p>71.8</text:p>
          </table:table-cell>
          <table:table-cell office:value-type="float" office:value="2720.6">
            <text:p>2720.6</text:p>
          </table:table-cell>
          <table:table-cell office:value-type="float" office:value="0.708">
            <text:p>0.708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47">
            <text:p>47</text:p>
          </table:table-cell>
          <table:table-cell office:value-type="float" office:value="109">
            <text:p>109</text:p>
          </table:table-cell>
          <table:table-cell office:value-type="float" office:value="-3.125">
            <text:p>-3.125</text:p>
          </table:table-cell>
          <table:table-cell office:value-type="float" office:value="-6">
            <text:p>-6</text:p>
          </table:table-cell>
          <table:table-cell office:value-type="float" office:value="-2.375">
            <text:p>-2.375</text:p>
          </table:table-cell>
          <table:table-cell office:value-type="float" office:value="-0.142045454545455">
            <text:p>-0.1420454545</text:p>
          </table:table-cell>
          <table:table-cell office:value-type="float" office:value="-0.127659574468085">
            <text:p>-0.1276595745</text:p>
          </table:table-cell>
          <table:table-cell office:value-type="float" office:value="-0.0217889908256881">
            <text:p>-0.0217889908</text:p>
          </table:table-cell>
          <table:table-cell office:value-type="float" office:value="0.542387654958678">
            <text:p>0.542387655</text:p>
          </table:table-cell>
          <table:table-cell office:value-type="float" office:value="0.585133544590312">
            <text:p>0.5851335446</text:p>
          </table:table-cell>
          <table:table-cell office:value-type="float" office:value="0.924669061947648">
            <text:p>0.9246690619</text:p>
          </table:table-cell>
          <table:table-cell office:value-type="float" office:value="-4.52433660155613">
            <text:p>-4.5243366016</text:p>
          </table:table-cell>
          <table:table-cell office:value-type="float" office:value="-5.07519286328082">
            <text:p>-5.0751928633</text:p>
          </table:table-cell>
          <table:table-cell office:value-type="float" office:value="-31.4639613690979">
            <text:p>-31.463961369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date" office:date-value="2020-07-24">
            <text:p>07/24/20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3734">
            <text:p>3734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44.8">
            <text:p>3144.8</text:p>
          </table:table-cell>
          <table:table-cell office:value-type="float" office:value="0.574">
            <text:p>0.574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60">
            <text:p>60</text:p>
          </table:table-cell>
          <table:table-cell office:value-type="float" office:value="131">
            <text:p>131</text:p>
          </table:table-cell>
          <table:table-cell office:value-type="float" office:value="-0.5">
            <text:p>-0.5</text:p>
          </table:table-cell>
          <table:table-cell office:value-type="float" office:value="2.75">
            <text:p>2.75</text:p>
          </table:table-cell>
          <table:table-cell office:value-type="float" office:value="-3.875">
            <text:p>-3.875</text:p>
          </table:table-cell>
          <table:table-cell office:value-type="float" office:value="-0.0227272727272727">
            <text:p>-0.0227272727</text:p>
          </table:table-cell>
          <table:table-cell office:value-type="float" office:value="0.0458333333333333">
            <text:p>0.0458333333</text:p>
          </table:table-cell>
          <table:table-cell office:value-type="float" office:value="-0.0295801526717557">
            <text:p>-0.0295801527</text:p>
          </table:table-cell>
          <table:table-cell office:value-type="float" office:value="0.92146694214876">
            <text:p>0.9214669421</text:p>
          </table:table-cell>
          <table:table-cell office:value-type="float" office:value="1.16453402777778">
            <text:p>1.1645340278</text:p>
          </table:table-cell>
          <table:table-cell office:value-type="float" office:value="0.89818443709574">
            <text:p>0.8981844371</text:p>
          </table:table-cell>
          <table:table-cell office:value-type="float" office:value="-30.1505744394097">
            <text:p>-30.1505744394</text:p>
          </table:table-cell>
          <table:table-cell office:value-type="float" office:value="15.4671963300782">
            <text:p>15.4671963301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date" office:date-value="2020-07-25">
            <text:p>07/25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819">
            <text:p>3819</text:p>
          </table:table-cell>
          <table:table-cell office:value-type="float" office:value="0.68">
            <text:p>0.6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19">
            <text:p>3119</text:p>
          </table:table-cell>
          <table:table-cell office:value-type="float" office:value="0.526">
            <text:p>0.526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float" office:value="1.75">
            <text:p>1.75</text:p>
          </table:table-cell>
          <table:table-cell office:value-type="float" office:value="0.5">
            <text:p>0.5</text:p>
          </table:table-cell>
          <table:table-cell office:value-type="float" office:value="0.00961538461538462">
            <text:p>0.0096153846</text:p>
          </table:table-cell>
          <table:table-cell office:value-type="float" office:value="0.0213414634146341">
            <text:p>0.0213414634</text:p>
          </table:table-cell>
          <table:table-cell office:value-type="float" office:value="3.24">
            <text:p>3.24</text:p>
          </table:table-cell>
          <table:table-cell office:value-type="float" office:value="1.0338350591716">
            <text:p>1.0338350592</text:p>
          </table:table-cell>
          <table:table-cell office:value-type="float" office:value="1.07558781975015">
            <text:p>1.0755878198</text:p>
          </table:table-cell>
          <table:table-cell office:value-type="float" office:value="1.70951129135145">
            <text:p>1.7095112914</text:p>
          </table:table-cell>
          <table:table-cell office:value-type="float" office:value="0">
            <text:p>0</text:p>
          </table:table-cell>
          <table:table-cell office:value-type="float" office:value="32.8242502985398">
            <text:p>32.8242502985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date" office:date-value="2020-07-26">
            <text:p>07/26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881">
            <text:p>2881</text:p>
          </table:table-cell>
          <table:table-cell office:value-type="float" office:value="0.38">
            <text:p>0.38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2823.8">
            <text:p>2823.8</text:p>
          </table:table-cell>
          <table:table-cell office:value-type="float" office:value="0.532">
            <text:p>0.53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9">
            <text:p>109</text:p>
          </table:table-cell>
          <table:table-cell office:value-type="float" office:value="4.625">
            <text:p>4.625</text:p>
          </table:table-cell>
          <table:table-cell office:value-type="float" office:value="-4">
            <text:p>-4</text:p>
          </table:table-cell>
          <table:table-cell office:value-type="float" office:value="1.875">
            <text:p>1.875</text:p>
          </table:table-cell>
          <table:table-cell office:value-type="float" office:value="0.23125">
            <text:p>0.23125</text:p>
          </table:table-cell>
          <table:table-cell office:value-type="float" office:value="-0.0727272727272727">
            <text:p>-0.0727272727</text:p>
          </table:table-cell>
          <table:table-cell office:value-type="float" office:value="0.0172018348623853">
            <text:p>0.0172018349</text:p>
          </table:table-cell>
          <table:table-cell office:value-type="float" office:value="1.9141890625">
            <text:p>1.9141890625</text:p>
          </table:table-cell>
          <table:table-cell office:value-type="float" office:value="0.755821487603306">
            <text:p>0.7558214876</text:p>
          </table:table-cell>
          <table:table-cell office:value-type="float" office:value="1.06078639213871">
            <text:p>1.0607863921</text:p>
          </table:table-cell>
          <table:table-cell office:value-type="float" office:value="3.33195918262053">
            <text:p>3.3319591826</text:p>
          </table:table-cell>
          <table:table-cell office:value-type="float" office:value="-9.17983906954439">
            <text:p>-9.17983906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date" office:date-value="2020-07-27">
            <text:p>07/27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029">
            <text:p>2029</text:p>
          </table:table-cell>
          <table:table-cell office:value-type="float" office:value="0.64">
            <text:p>0.64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718.4">
            <text:p>2718.4</text:p>
          </table:table-cell>
          <table:table-cell office:value-type="float" office:value="0.492">
            <text:p>0.49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109">
            <text:p>109</text:p>
          </table:table-cell>
          <table:table-cell office:value-type="float" office:value="-2.5">
            <text:p>-2.5</text:p>
          </table:table-cell>
          <table:table-cell office:value-type="float" office:value="16">
            <text:p>16</text:p>
          </table:table-cell>
          <table:table-cell office:value-type="float" office:value="-1.75">
            <text:p>-1.75</text:p>
          </table:table-cell>
          <table:table-cell office:value-type="float" office:value="-0.125">
            <text:p>-0.125</text:p>
          </table:table-cell>
          <table:table-cell office:value-type="float" office:value="0.347826086956522">
            <text:p>0.347826087</text:p>
          </table:table-cell>
          <table:table-cell office:value-type="float" office:value="-0.0160550458715596">
            <text:p>-0.0160550459</text:p>
          </table:table-cell>
          <table:table-cell office:value-type="float" office:value="0.593125">
            <text:p>0.593125</text:p>
          </table:table-cell>
          <table:table-cell office:value-type="float" office:value="2.4545179584121">
            <text:p>2.4545179584</text:p>
          </table:table-cell>
          <table:table-cell office:value-type="float" office:value="0.9443125578655">
            <text:p>0.9443125579</text:p>
          </table:table-cell>
          <table:table-cell office:value-type="float" office:value="-5.19089306968443">
            <text:p>-5.1908930697</text:p>
          </table:table-cell>
          <table:table-cell office:value-type="float" office:value="2.32215565234261">
            <text:p>2.32215565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date" office:date-value="2020-07-28">
            <text:p>07/28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1656">
            <text:p>1656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4.4">
            <text:p>74.4</text:p>
          </table:table-cell>
          <table:table-cell office:value-type="float" office:value="2557.6">
            <text:p>2557.6</text:p>
          </table:table-cell>
          <table:table-cell office:value-type="float" office:value="0.482">
            <text:p>0.48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72">
            <text:p>72</text:p>
          </table:table-cell>
          <table:table-cell office:value-type="float" office:value="135">
            <text:p>135</text:p>
          </table:table-cell>
          <table:table-cell office:value-type="float" office:value="-0.375">
            <text:p>-0.375</text:p>
          </table:table-cell>
          <table:table-cell office:value-type="float" office:value="8.375">
            <text:p>8.375</text:p>
          </table:table-cell>
          <table:table-cell office:value-type="float" office:value="-4.5">
            <text:p>-4.5</text:p>
          </table:table-cell>
          <table:table-cell office:value-type="float" office:value="-0.01875">
            <text:p>-0.01875</text:p>
          </table:table-cell>
          <table:table-cell office:value-type="float" office:value="0.116319444444444">
            <text:p>0.1163194444</text:p>
          </table:table-cell>
          <table:table-cell office:value-type="float" office:value="-0.0333333333333333">
            <text:p>-0.0333333333</text:p>
          </table:table-cell>
          <table:table-cell office:value-type="float" office:value="0.9350640625">
            <text:p>0.9350640625</text:p>
          </table:table-cell>
          <table:table-cell office:value-type="float" office:value="1.43363727334105">
            <text:p>1.4336372733</text:p>
          </table:table-cell>
          <table:table-cell office:value-type="float" office:value="0.885511111111111">
            <text:p>0.8855111111</text:p>
          </table:table-cell>
          <table:table-cell office:value-type="float" office:value="0">
            <text:p>0</text:p>
          </table:table-cell>
          <table:table-cell office:value-type="float" office:value="6.29921553929046">
            <text:p>6.2992155393</text:p>
          </table:table-cell>
          <table:table-cell office:value-type="float" office:value="-20.4458836336144">
            <text:p>-20.4458836336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date" office:date-value="2020-07-29">
            <text:p>07/29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3207">
            <text:p>3207</text:p>
          </table:table-cell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 office:value-type="float" office:value="74.8">
            <text:p>74.8</text:p>
          </table:table-cell>
          <table:table-cell office:value-type="float" office:value="2521.8">
            <text:p>2521.8</text:p>
          </table:table-cell>
          <table:table-cell office:value-type="float" office:value="0.562">
            <text:p>0.5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58">
            <text:p>58</text:p>
          </table:table-cell>
          <table:table-cell office:value-type="float" office:value="160">
            <text:p>160</text:p>
          </table:table-cell>
          <table:table-cell office:value-type="float" office:value="6.25">
            <text:p>6.25</text:p>
          </table:table-cell>
          <table:table-cell office:value-type="float" office:value="-6.25">
            <text:p>-6.25</text:p>
          </table:table-cell>
          <table:table-cell office:value-type="float" office:value="15">
            <text:p>15</text:p>
          </table:table-cell>
          <table:table-cell office:value-type="float" office:value="0.78125">
            <text:p>0.78125</text:p>
          </table:table-cell>
          <table:table-cell office:value-type="float" office:value="-0.107758620689655">
            <text:p>-0.1077586207</text:p>
          </table:table-cell>
          <table:table-cell office:value-type="float" office:value="0.09375">
            <text:p>0.09375</text:p>
          </table:table-cell>
          <table:table-cell office:value-type="float" office:value="4.9306640625">
            <text:p>4.9306640625</text:p>
          </table:table-cell>
          <table:table-cell office:value-type="float" office:value="0.645604191438763">
            <text:p>0.6456041914</text:p>
          </table:table-cell>
          <table:table-cell office:value-type="float" office:value="1.3453515625">
            <text:p>1.3453515625</text:p>
          </table:table-cell>
          <table:table-cell office:value-type="float" office:value="1.20063871939063">
            <text:p>1.2006387194</text:p>
          </table:table-cell>
          <table:table-cell office:value-type="float" office:value="-6.07924770051532">
            <text:p>-6.0792477005</text:p>
          </table:table-cell>
          <table:table-cell office:value-type="float" office:value="7.73496800763617">
            <text:p>7.7349680076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date" office:date-value="2020-07-30">
            <text:p>07/30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3015">
            <text:p>3015</text:p>
          </table:table-cell>
          <table:table-cell office:value-type="float" office:value="0.63">
            <text:p>0.63</text:p>
          </table:table-cell>
          <table:table-cell office:value-type="float" office:value="0.2">
            <text:p>0.2</text:p>
          </table:table-cell>
          <table:table-cell office:value-type="float" office:value="73.8">
            <text:p>73.8</text:p>
          </table:table-cell>
          <table:table-cell office:value-type="float" office:value="2860.8">
            <text:p>2860.8</text:p>
          </table:table-cell>
          <table:table-cell office:value-type="float" office:value="0.546">
            <text:p>0.54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office:value-type="float" office:value="183">
            <text:p>183</text:p>
          </table:table-cell>
          <table:table-cell office:value-type="float" office:value="4.625">
            <text:p>4.625</text:p>
          </table:table-cell>
          <table:table-cell office:value-type="float" office:value="-4.375">
            <text:p>-4.375</text:p>
          </table:table-cell>
          <table:table-cell office:value-type="float" office:value="12.875">
            <text:p>12.875</text:p>
          </table:table-cell>
          <table:table-cell office:value-type="float" office:value="0.23125">
            <text:p>0.23125</text:p>
          </table:table-cell>
          <table:table-cell office:value-type="float" office:value="-0.0754310344827586">
            <text:p>-0.0754310345</text:p>
          </table:table-cell>
          <table:table-cell office:value-type="float" office:value="0.0703551912568306">
            <text:p>0.0703551913</text:p>
          </table:table-cell>
          <table:table-cell office:value-type="float" office:value="1.9141890625">
            <text:p>1.9141890625</text:p>
          </table:table-cell>
          <table:table-cell office:value-type="float" office:value="0.747143467598098">
            <text:p>0.7471434676</text:p>
          </table:table-cell>
          <table:table-cell office:value-type="float" office:value="1.25594488115501">
            <text:p>1.2559448812</text:p>
          </table:table-cell>
          <table:table-cell office:value-type="float" office:value="3.33195918262053">
            <text:p>3.3319591826</text:p>
          </table:table-cell>
          <table:table-cell office:value-type="float" office:value="-8.8380479100281">
            <text:p>-8.83804791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date" office:date-value="2020-07-31">
            <text:p>07/31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702">
            <text:p>2702</text:p>
          </table:table-cell>
          <table:table-cell office:value-type="float" office:value="0.78">
            <text:p>0.78</text:p>
          </table:table-cell>
          <table:table-cell office:value-type="float" office:value="0.2">
            <text:p>0.2</text:p>
          </table:table-cell>
          <table:table-cell office:value-type="float" office:value="72.8">
            <text:p>72.8</text:p>
          </table:table-cell>
          <table:table-cell office:value-type="float" office:value="2951.6">
            <text:p>2951.6</text:p>
          </table:table-cell>
          <table:table-cell office:value-type="float" office:value="0.536">
            <text:p>0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240">
            <text:p>240</text:p>
          </table:table-cell>
          <table:table-cell office:value-type="float" office:value="-2.5">
            <text:p>-2.5</text:p>
          </table:table-cell>
          <table:table-cell office:value-type="float" office:value="16.625">
            <text:p>16.625</text:p>
          </table:table-cell>
          <table:table-cell office:value-type="float" office:value="14.25">
            <text:p>14.25</text:p>
          </table:table-cell>
          <table:table-cell office:value-type="float" office:value="-0.125">
            <text:p>-0.125</text:p>
          </table:table-cell>
          <table:table-cell office:value-type="float" office:value="0.361413043478261">
            <text:p>0.3614130435</text:p>
          </table:table-cell>
          <table:table-cell office:value-type="float" office:value="0.059375">
            <text:p>0.059375</text:p>
          </table:table-cell>
          <table:table-cell office:value-type="float" office:value="0.593125">
            <text:p>0.593125</text:p>
          </table:table-cell>
          <table:table-cell office:value-type="float" office:value="2.5209596526465">
            <text:p>2.5209596526</text:p>
          </table:table-cell>
          <table:table-cell office:value-type="float" office:value="1.214722265625">
            <text:p>1.2147222656</text:p>
          </table:table-cell>
          <table:table-cell office:value-type="float" office:value="-5.19089306968443">
            <text:p>-5.1908930697</text:p>
          </table:table-cell>
          <table:table-cell office:value-type="float" office:value="2.24666172227987">
            <text:p>2.2466617223</text:p>
          </table:table-cell>
          <table:table-cell office:value-type="float" office:value="12.0172998767207">
            <text:p>12.0172998767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date" office:date-value="2020-08-01">
            <text:p>08/01/20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3724">
            <text:p>3724</text:p>
          </table:table-cell>
          <table:table-cell office:value-type="float" office:value="0.56">
            <text:p>0.56</text:p>
          </table:table-cell>
          <table:table-cell office:value-type="float" office:value="0.2">
            <text:p>0.2</text:p>
          </table:table-cell>
          <table:table-cell office:value-type="float" office:value="72.4">
            <text:p>72.4</text:p>
          </table:table-cell>
          <table:table-cell office:value-type="float" office:value="2703.2">
            <text:p>2703.2</text:p>
          </table:table-cell>
          <table:table-cell office:value-type="float" office:value="0.572">
            <text:p>0.57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205">
            <text:p>205</text:p>
          </table:table-cell>
          <table:table-cell office:value-type="float" office:value="-1.25">
            <text:p>-1.25</text:p>
          </table:table-cell>
          <table:table-cell office:value-type="float" office:value="10.75">
            <text:p>10.75</text:p>
          </table:table-cell>
          <table:table-cell office:value-type="float" office:value="2.75">
            <text:p>2.75</text:p>
          </table:table-cell>
          <table:table-cell office:value-type="float" office:value="-0.0625">
            <text:p>-0.0625</text:p>
          </table:table-cell>
          <table:table-cell office:value-type="float" office:value="0.134375">
            <text:p>0.134375</text:p>
          </table:table-cell>
          <table:table-cell office:value-type="float" office:value="0.0134146341463415">
            <text:p>0.0134146341</text:p>
          </table:table-cell>
          <table:table-cell office:value-type="float" office:value="0.78890625">
            <text:p>0.78890625</text:p>
          </table:table-cell>
          <table:table-cell office:value-type="float" office:value="1.505703515625">
            <text:p>1.5057035156</text:p>
          </table:table-cell>
          <table:table-cell office:value-type="float" office:value="1.04730392623438">
            <text:p>1.0473039262</text:p>
          </table:table-cell>
          <table:table-cell office:value-type="float" office:value="-10.7400536662813">
            <text:p>-10.7400536663</text:p>
          </table:table-cell>
          <table:table-cell office:value-type="float" office:value="5.49759734602017">
            <text:p>5.497597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date" office:date-value="2020-08-02">
            <text:p>08/02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110">
            <text:p>2110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72.8">
            <text:p>72.8</text:p>
          </table:table-cell>
          <table:table-cell office:value-type="float" office:value="2334.2">
            <text:p>2334.2</text:p>
          </table:table-cell>
          <table:table-cell office:value-type="float" office:value="0.6">
            <text:p>0.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82">
            <text:p>82</text:p>
          </table:table-cell>
          <table:table-cell office:value-type="float" office:value="150">
            <text:p>150</text:p>
          </table:table-cell>
          <table:table-cell office:value-type="float" office:value="6.25">
            <text:p>6.25</text:p>
          </table:table-cell>
          <table:table-cell office:value-type="float" office:value="1.5">
            <text:p>1.5</text:p>
          </table:table-cell>
          <table:table-cell office:value-type="float" office:value="15.625">
            <text:p>15.625</text:p>
          </table:table-cell>
          <table:table-cell office:value-type="float" office:value="0.78125">
            <text:p>0.78125</text:p>
          </table:table-cell>
          <table:table-cell office:value-type="float" office:value="0.0182926829268293">
            <text:p>0.0182926829</text:p>
          </table:table-cell>
          <table:table-cell office:value-type="float" office:value="0.104166666666667">
            <text:p>0.1041666667</text:p>
          </table:table-cell>
          <table:table-cell office:value-type="float" office:value="4.9306640625">
            <text:p>4.9306640625</text:p>
          </table:table-cell>
          <table:table-cell office:value-type="float" office:value="1.06468024985128">
            <text:p>1.0646802499</text:p>
          </table:table-cell>
          <table:table-cell office:value-type="float" office:value="1.38585069444444">
            <text:p>1.3858506944</text:p>
          </table:table-cell>
          <table:table-cell office:value-type="float" office:value="1.20063871939063">
            <text:p>1.2006387194</text:p>
          </table:table-cell>
          <table:table-cell office:value-type="float" office:value="0">
            <text:p>0</text:p>
          </table:table-cell>
          <table:table-cell office:value-type="float" office:value="6.99506374514089">
            <text:p>6.9950637451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date" office:date-value="2020-08-03">
            <text:p>08/03/20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1965">
            <text:p>1965</text:p>
          </table:table-cell>
          <table:table-cell office:value-type="float" office:value="0.46">
            <text:p>0.46</text:p>
          </table:table-cell>
          <table:table-cell office:value-type="float" office:value="0.6">
            <text:p>0.6</text:p>
          </table:table-cell>
          <table:table-cell office:value-type="float" office:value="72.6">
            <text:p>72.6</text:p>
          </table:table-cell>
          <table:table-cell office:value-type="float" office:value="2189">
            <text:p>2189</text:p>
          </table:table-cell>
          <table:table-cell office:value-type="float" office:value="0.556">
            <text:p>0.556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7">
            <text:p>87</text:p>
          </table:table-cell>
          <table:table-cell office:value-type="float" office:value="183">
            <text:p>183</text:p>
          </table:table-cell>
          <table:table-cell office:value-type="float" office:value="5">
            <text:p>5</text:p>
          </table:table-cell>
          <table:table-cell office:value-type="float" office:value="-0.375">
            <text:p>-0.375</text:p>
          </table:table-cell>
          <table:table-cell office:value-type="float" office:value="12.875">
            <text:p>12.875</text:p>
          </table:table-cell>
          <table:table-cell office:value-type="float" office:value="0.25">
            <text:p>0.25</text:p>
          </table:table-cell>
          <table:table-cell office:value-type="float" office:value="-0.00431034482758621">
            <text:p>-0.0043103448</text:p>
          </table:table-cell>
          <table:table-cell office:value-type="float" office:value="0.0703551912568306">
            <text:p>0.0703551913</text:p>
          </table:table-cell>
          <table:table-cell office:value-type="float" office:value="1.9975">
            <text:p>1.9975</text:p>
          </table:table-cell>
          <table:table-cell office:value-type="float" office:value="0.984950208085612">
            <text:p>0.9849502081</text:p>
          </table:table-cell>
          <table:table-cell office:value-type="float" office:value="1.25594488115501">
            <text:p>1.2559448812</text:p>
          </table:table-cell>
          <table:table-cell office:value-type="float" office:value="3.10628371950539">
            <text:p>3.1062837195</text:p>
          </table:table-cell>
          <table:table-cell office:value-type="float" office:value="0">
            <text:p>0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date" office:date-value="2020-08-04">
            <text:p>08/04/2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1170">
            <text:p>1170</text:p>
          </table:table-cell>
          <table:table-cell office:value-type="float" office:value="0.77">
            <text:p>0.77</text:p>
          </table:table-cell>
          <table:table-cell office:value-type="float" office:value="0.6">
            <text:p>0.6</text:p>
          </table:table-cell>
          <table:table-cell office:value-type="float" office:value="73.2">
            <text:p>73.2</text:p>
          </table:table-cell>
          <table:table-cell office:value-type="float" office:value="1931.8">
            <text:p>1931.8</text:p>
          </table:table-cell>
          <table:table-cell office:value-type="float" office:value="0.714">
            <text:p>0.71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102">
            <text:p>102</text:p>
          </table:table-cell>
          <table:table-cell office:value-type="float" office:value="232">
            <text:p>232</text:p>
          </table:table-cell>
          <table:table-cell office:value-type="float" office:value="9.625">
            <text:p>9.625</text:p>
          </table:table-cell>
          <table:table-cell office:value-type="float" office:value="-0.625">
            <text:p>-0.625</text:p>
          </table:table-cell>
          <table:table-cell office:value-type="float" office:value="14.125">
            <text:p>14.125</text:p>
          </table:table-cell>
          <table:table-cell office:value-type="float" office:value="0.320833333333333">
            <text:p>0.3208333333</text:p>
          </table:table-cell>
          <table:table-cell office:value-type="float" office:value="-0.00612745098039216">
            <text:p>-0.006127451</text:p>
          </table:table-cell>
          <table:table-cell office:value-type="float" office:value="0.0608836206896552">
            <text:p>0.0608836207</text:p>
          </table:table-cell>
          <table:table-cell office:value-type="float" office:value="2.32466736111111">
            <text:p>2.3246673611</text:p>
          </table:table-cell>
          <table:table-cell office:value-type="float" office:value="0.978627511053441">
            <text:p>0.9786275111</text:p>
          </table:table-cell>
          <table:table-cell office:value-type="float" office:value="1.22035803033963">
            <text:p>1.2203580303</text:p>
          </table:table-cell>
          <table:table-cell office:value-type="float" office:value="2.49097994657408">
            <text:p>2.4909799466</text:p>
          </table:table-cell>
          <table:table-cell office:value-type="float" office:value="0">
            <text:p>0</text:p>
          </table:table-cell>
          <table:table-cell office:value-type="float" office:value="11.7279490036261">
            <text:p>11.7279490036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date" office:date-value="2020-08-05">
            <text:p>08/05/2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1976">
            <text:p>1976</text:p>
          </table:table-cell>
          <table:table-cell office:value-type="float" office:value="0.56">
            <text:p>0.56</text:p>
          </table:table-cell>
          <table:table-cell office:value-type="float" office:value="1">
            <text:p>1</text:p>
          </table:table-cell>
          <table:table-cell office:value-type="float" office:value="73.4">
            <text:p>73.4</text:p>
          </table:table-cell>
          <table:table-cell office:value-type="float" office:value="2094">
            <text:p>2094</text:p>
          </table:table-cell>
          <table:table-cell office:value-type="float" office:value="0.792">
            <text:p>0.79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58">
            <text:p>58</text:p>
          </table:table-cell>
          <table:table-cell office:value-type="float" office:value="96">
            <text:p>96</text:p>
          </table:table-cell>
          <table:table-cell office:value-type="float" office:value="205">
            <text:p>205</text:p>
          </table:table-cell>
          <table:table-cell office:value-type="float" office:value="8.75">
            <text:p>8.75</text:p>
          </table:table-cell>
          <table:table-cell office:value-type="float" office:value="13.375">
            <text:p>13.375</text:p>
          </table:table-cell>
          <table:table-cell office:value-type="float" office:value="2.75">
            <text:p>2.75</text:p>
          </table:table-cell>
          <table:table-cell office:value-type="float" office:value="0.150862068965517">
            <text:p>0.150862069</text:p>
          </table:table-cell>
          <table:table-cell office:value-type="float" office:value="0.139322916666667">
            <text:p>0.1393229167</text:p>
          </table:table-cell>
          <table:table-cell office:value-type="float" office:value="0.0134146341463415">
            <text:p>0.0134146341</text:p>
          </table:table-cell>
          <table:table-cell office:value-type="float" office:value="1.57262559453032">
            <text:p>1.5726255945</text:p>
          </table:table-cell>
          <table:table-cell office:value-type="float" office:value="1.52567552354601">
            <text:p>1.5256755235</text:p>
          </table:table-cell>
          <table:table-cell office:value-type="float" office:value="1.04730392623438">
            <text:p>1.0473039262</text:p>
          </table:table-cell>
          <table:table-cell office:value-type="float" office:value="4.93303560640243">
            <text:p>4.9330356064</text:p>
          </table:table-cell>
          <table:table-cell office:value-type="float" office:value="5.31415402716096">
            <text:p>5.31415402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date" office:date-value="2020-08-06">
            <text:p>08/06/20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2438">
            <text:p>2438</text:p>
          </table:table-cell>
          <table:table-cell office:value-type="float" office:value="1.35">
            <text:p>1.35</text:p>
          </table:table-cell>
          <table:table-cell office:value-type="float" office:value="1">
            <text:p>1</text:p>
          </table:table-cell>
          <table:table-cell office:value-type="float" office:value="72.4">
            <text:p>72.4</text:p>
          </table:table-cell>
          <table:table-cell office:value-type="float" office:value="2295">
            <text:p>2295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183">
            <text:p>183</text:p>
          </table:table-cell>
          <table:table-cell office:value-type="float" office:value="8">
            <text:p>8</text:p>
          </table:table-cell>
          <table:table-cell office:value-type="float" office:value="0.625">
            <text:p>0.625</text:p>
          </table:table-cell>
          <table:table-cell office:value-type="float" office:value="30.375">
            <text:p>30.375</text:p>
          </table:table-cell>
          <table:table-cell office:value-type="float" office:value="0.114285714285714">
            <text:p>0.1142857143</text:p>
          </table:table-cell>
          <table:table-cell office:value-type="float" office:value="0.00625">
            <text:p>0.00625</text:p>
          </table:table-cell>
          <table:table-cell office:value-type="float" office:value="0.165983606557377">
            <text:p>0.1659836066</text:p>
          </table:table-cell>
          <table:table-cell office:value-type="float" office:value="1.4256">
            <text:p>1.4256</text:p>
          </table:table-cell>
          <table:table-cell office:value-type="float" office:value="1.0219515625">
            <text:p>1.0219515625</text:p>
          </table:table-cell>
          <table:table-cell office:value-type="float" office:value="1.63494171593658">
            <text:p>1.6349417159</text:p>
          </table:table-cell>
          <table:table-cell office:value-type="float" office:value="6.40536197802138">
            <text:p>6.405361978</text:p>
          </table:table-cell>
          <table:table-cell office:value-type="float" office:value="0">
            <text:p>0</text:p>
          </table:table-cell>
          <table:table-cell office:value-type="float" office:value="4.51370463935887">
            <text:p>4.5137046394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date" office:date-value="2020-08-07">
            <text:p>08/07/20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2921">
            <text:p>2921</text:p>
          </table:table-cell>
          <table:table-cell office:value-type="float" office:value="0.82">
            <text:p>0.82</text:p>
          </table:table-cell>
          <table:table-cell office:value-type="float" office:value="0.8">
            <text:p>0.8</text:p>
          </table:table-cell>
          <table:table-cell office:value-type="float" office:value="72">
            <text:p>72</text:p>
          </table:table-cell>
          <table:table-cell office:value-type="float" office:value="2528">
            <text:p>2528</text:p>
          </table:table-cell>
          <table:table-cell office:value-type="float" office:value="1.13">
            <text:p>1.1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70">
            <text:p>70</text:p>
          </table:table-cell>
          <table:table-cell office:value-type="float" office:value="110">
            <text:p>110</text:p>
          </table:table-cell>
          <table:table-cell office:value-type="float" office:value="210">
            <text:p>210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2.25">
            <text:p>52.25</text:p>
          </table:table-cell>
          <table:table-cell office:value-type="float" office:value="0.0178571428571429">
            <text:p>0.0178571429</text:p>
          </table:table-cell>
          <table:table-cell office:value-type="float" office:value="0.240909090909091">
            <text:p>0.2409090909</text:p>
          </table:table-cell>
          <table:table-cell office:value-type="float" office:value="0.248809523809524">
            <text:p>0.2488095238</text:p>
          </table:table-cell>
          <table:table-cell office:value-type="float" office:value="1.063125">
            <text:p>1.063125</text:p>
          </table:table-cell>
          <table:table-cell office:value-type="float" office:value="1.9569347107438">
            <text:p>1.9569347107</text:p>
          </table:table-cell>
          <table:table-cell office:value-type="float" office:value="1.99216944444444">
            <text:p>1.9921694444</text:p>
          </table:table-cell>
          <table:table-cell office:value-type="float" office:value="0">
            <text:p>0</text:p>
          </table:table-cell>
          <table:table-cell office:value-type="float" office:value="3.21133031947276">
            <text:p>3.2113303195</text:p>
          </table:table-cell>
          <table:table-cell office:value-type="float" office:value="3.11960459597367">
            <text:p>3.119604596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date" office:date-value="2020-08-08">
            <text:p>08/08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2970">
            <text:p>2970</text:p>
          </table:table-cell>
          <table:table-cell office:value-type="float" office:value="1.08">
            <text:p>1.08</text:p>
          </table:table-cell>
          <table:table-cell office:value-type="float" office:value="1.2">
            <text:p>1.2</text:p>
          </table:table-cell>
          <table:table-cell office:value-type="float" office:value="69.8">
            <text:p>69.8</text:p>
          </table:table-cell>
          <table:table-cell office:value-type="float" office:value="2510.4">
            <text:p>2510.4</text:p>
          </table:table-cell>
          <table:table-cell office:value-type="float" office:value="1.388">
            <text:p>1.38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office:value-type="float" office:value="132">
            <text:p>132</text:p>
          </table:table-cell>
          <table:table-cell office:value-type="float" office:value="288">
            <text:p>288</text:p>
          </table:table-cell>
          <table:table-cell office:value-type="float" office:value="2.5">
            <text:p>2.5</text:p>
          </table:table-cell>
          <table:table-cell office:value-type="float" office:value="3.875">
            <text:p>3.875</text:p>
          </table:table-cell>
          <table:table-cell office:value-type="float" office:value="70.75">
            <text:p>70.75</text:p>
          </table:table-cell>
          <table:table-cell office:value-type="float" office:value="0.03125">
            <text:p>0.03125</text:p>
          </table:table-cell>
          <table:table-cell office:value-type="float" office:value="0.0293560606060606">
            <text:p>0.0293560606</text:p>
          </table:table-cell>
          <table:table-cell office:value-type="float" office:value="0.245659722222222">
            <text:p>0.2456597222</text:p>
          </table:table-cell>
          <table:table-cell office:value-type="float" office:value="1.1112890625">
            <text:p>1.1112890625</text:p>
          </table:table-cell>
          <table:table-cell office:value-type="float" office:value="1.10443529757805">
            <text:p>1.1044352976</text:p>
          </table:table-cell>
          <table:table-cell office:value-type="float" office:value="1.97809247805748">
            <text:p>1.9780924781</text:p>
          </table:table-cell>
          <table:table-cell office:value-type="float" office:value="22.5255059555446">
            <text:p>22.5255059555</text:p>
          </table:table-cell>
          <table:table-cell office:value-type="float" office:value="23.9566256655354">
            <text:p>23.9566256655</text:p>
          </table:table-cell>
          <table:table-cell office:value-type="float" office:value="3.15546980691559">
            <text:p>3.1554698069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date" office:date-value="2020-08-09">
            <text:p>08/09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335">
            <text:p>2335</text:p>
          </table:table-cell>
          <table:table-cell office:value-type="float" office:value="1.84">
            <text:p>1.84</text:p>
          </table:table-cell>
          <table:table-cell office:value-type="float" office:value="1">
            <text:p>1</text:p>
          </table:table-cell>
          <table:table-cell office:value-type="float" office:value="67.4">
            <text:p>67.4</text:p>
          </table:table-cell>
          <table:table-cell office:value-type="float" office:value="2182.6">
            <text:p>2182.6</text:p>
          </table:table-cell>
          <table:table-cell office:value-type="float" office:value="1.494">
            <text:p>1.494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353">
            <text:p>353</text:p>
          </table:table-cell>
          <table:table-cell office:value-type="float" office:value="8">
            <text:p>8</text:p>
          </table:table-cell>
          <table:table-cell office:value-type="float" office:value="3.125">
            <text:p>3.125</text:p>
          </table:table-cell>
          <table:table-cell office:value-type="float" office:value="51.625">
            <text:p>51.625</text:p>
          </table:table-cell>
          <table:table-cell office:value-type="float" office:value="0.114285714285714">
            <text:p>0.1142857143</text:p>
          </table:table-cell>
          <table:table-cell office:value-type="float" office:value="0.025">
            <text:p>0.025</text:p>
          </table:table-cell>
          <table:table-cell office:value-type="float" office:value="0.146246458923513">
            <text:p>0.1462464589</text:p>
          </table:table-cell>
          <table:table-cell office:value-type="float" office:value="1.4256">
            <text:p>1.4256</text:p>
          </table:table-cell>
          <table:table-cell office:value-type="float" office:value="1.088725">
            <text:p>1.088725</text:p>
          </table:table-cell>
          <table:table-cell office:value-type="float" office:value="1.55378313865772">
            <text:p>1.5537831387</text:p>
          </table:table-cell>
          <table:table-cell office:value-type="float" office:value="6.40536197802138">
            <text:p>6.405361978</text:p>
          </table:table-cell>
          <table:table-cell office:value-type="float" office:value="28.0710345259387">
            <text:p>28.0710345259</text:p>
          </table:table-cell>
          <table:table-cell office:value-type="float" office:value="5.07827457067107">
            <text:p>5.0782745707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date" office:date-value="2020-08-10">
            <text:p>08/10/20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float" office:value="1888">
            <text:p>1888</text:p>
          </table:table-cell>
          <table:table-cell office:value-type="float" office:value="1.85">
            <text:p>1.85</text:p>
          </table:table-cell>
          <table:table-cell office:value-type="float" office:value="0.6">
            <text:p>0.6</text:p>
          </table:table-cell>
          <table:table-cell office:value-type="float" office:value="65.8">
            <text:p>65.8</text:p>
          </table:table-cell>
          <table:table-cell office:value-type="float" office:value="2177.8">
            <text:p>2177.8</text:p>
          </table:table-cell>
          <table:table-cell office:value-type="float" office:value="1.482">
            <text:p>1.48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0">
            <text:p>120</text:p>
          </table:table-cell>
          <table:table-cell office:value-type="float" office:value="393">
            <text:p>393</text:p>
          </table:table-cell>
          <table:table-cell office:value-type="float" office:value="1.25">
            <text:p>1.25</text:p>
          </table:table-cell>
          <table:table-cell office:value-type="float" office:value="4.25">
            <text:p>4.25</text:p>
          </table:table-cell>
          <table:table-cell office:value-type="float" office:value="49">
            <text:p>49</text:p>
          </table:table-cell>
          <table:table-cell office:value-type="float" office:value="0.0178571428571429">
            <text:p>0.0178571429</text:p>
          </table:table-cell>
          <table:table-cell office:value-type="float" office:value="0.0354166666666667">
            <text:p>0.0354166667</text:p>
          </table:table-cell>
          <table:table-cell office:value-type="float" office:value="0.124681933842239">
            <text:p>0.1246819338</text:p>
          </table:table-cell>
          <table:table-cell office:value-type="float" office:value="1.063125">
            <text:p>1.063125</text:p>
          </table:table-cell>
          <table:table-cell office:value-type="float" office:value="1.12641684027778">
            <text:p>1.1264168403</text:p>
          </table:table-cell>
          <table:table-cell office:value-type="float" office:value="1.46685611431605">
            <text:p>1.4668561143</text:p>
          </table:table-cell>
          <table:table-cell office:value-type="float" office:value="0">
            <text:p>0</text:p>
          </table:table-cell>
          <table:table-cell office:value-type="float" office:value="19.9157777874143">
            <text:p>19.9157777874</text:p>
          </table:table-cell>
          <table:table-cell office:value-type="float" office:value="5.89911137506623">
            <text:p>5.8991113751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date" office:date-value="2020-08-11">
            <text:p>08/11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799">
            <text:p>799</text:p>
          </table:table-cell>
          <table:table-cell office:value-type="float" office:value="1.88">
            <text:p>1.88</text:p>
          </table:table-cell>
          <table:table-cell office:value-type="float" office:value="1">
            <text:p>1</text:p>
          </table:table-cell>
          <table:table-cell office:value-type="float" office:value="65.2">
            <text:p>65.2</text:p>
          </table:table-cell>
          <table:table-cell office:value-type="float" office:value="2221.6">
            <text:p>2221.6</text:p>
          </table:table-cell>
          <table:table-cell office:value-type="float" office:value="1.548">
            <text:p>1.54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568">
            <text:p>568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4">
            <text:p>54</text:p>
          </table:table-cell>
          <table:table-cell office:value-type="float" office:value="0.0178571428571429">
            <text:p>0.0178571429</text:p>
          </table:table-cell>
          <table:table-cell office:value-type="float" office:value="0.212">
            <text:p>0.212</text:p>
          </table:table-cell>
          <table:table-cell office:value-type="float" office:value="0.0950704225352113">
            <text:p>0.0950704225</text:p>
          </table:table-cell>
          <table:table-cell office:value-type="float" office:value="1.063125">
            <text:p>1.063125</text:p>
          </table:table-cell>
          <table:table-cell office:value-type="float" office:value="1.83009024">
            <text:p>1.83009024</text:p>
          </table:table-cell>
          <table:table-cell office:value-type="float" office:value="1.35046171394565">
            <text:p>1.3504617139</text:p>
          </table:table-cell>
          <table:table-cell office:value-type="float" office:value="0">
            <text:p>0</text:p>
          </table:table-cell>
          <table:table-cell office:value-type="float" office:value="3.6050365398819">
            <text:p>3.6050365399</text:p>
          </table:table-cell>
          <table:table-cell office:value-type="float" office:value="7.63220987373534">
            <text:p>7.6322098737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date" office:date-value="2020-08-12">
            <text:p>08/12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2897">
            <text:p>2897</text:p>
          </table:table-cell>
          <table:table-cell office:value-type="float" office:value="0.76">
            <text:p>0.76</text:p>
          </table:table-cell>
          <table:table-cell office:value-type="float" office:value="1">
            <text:p>1</text:p>
          </table:table-cell>
          <table:table-cell office:value-type="float" office:value="63.4">
            <text:p>63.4</text:p>
          </table:table-cell>
          <table:table-cell office:value-type="float" office:value="2383">
            <text:p>2383</text:p>
          </table:table-cell>
          <table:table-cell office:value-type="float" office:value="1.434">
            <text:p>1.43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9">
            <text:p>9</text:p>
          </table:table-cell>
          <table:table-cell office:value-type="float" office:value="80">
            <text:p>80</text:p>
          </table:table-cell>
          <table:table-cell office:value-type="float" office:value="162">
            <text:p>162</text:p>
          </table:table-cell>
          <table:table-cell office:value-type="float" office:value="743">
            <text:p>743</text:p>
          </table:table-cell>
          <table:table-cell office:value-type="float" office:value="2.5">
            <text:p>2.5</text:p>
          </table:table-cell>
          <table:table-cell office:value-type="float" office:value="35.25">
            <text:p>35.25</text:p>
          </table:table-cell>
          <table:table-cell office:value-type="float" office:value="33.75">
            <text:p>33.75</text:p>
          </table:table-cell>
          <table:table-cell office:value-type="float" office:value="0.03125">
            <text:p>0.03125</text:p>
          </table:table-cell>
          <table:table-cell office:value-type="float" office:value="0.217592592592593">
            <text:p>0.2175925926</text:p>
          </table:table-cell>
          <table:table-cell office:value-type="float" office:value="0.0454239569313594">
            <text:p>0.0454239569</text:p>
          </table:table-cell>
          <table:table-cell office:value-type="float" office:value="1.1112890625">
            <text:p>1.1112890625</text:p>
          </table:table-cell>
          <table:table-cell office:value-type="float" office:value="1.85437328532236">
            <text:p>1.8543732853</text:p>
          </table:table-cell>
          <table:table-cell office:value-type="float" office:value="1.16302798755183">
            <text:p>1.1630279876</text:p>
          </table:table-cell>
          <table:table-cell office:value-type="float" office:value="22.5255059555446">
            <text:p>22.5255059555</text:p>
          </table:table-cell>
          <table:table-cell office:value-type="float" office:value="3.52073641591156">
            <text:p>3.5207364159</text:p>
          </table:table-cell>
          <table:table-cell office:value-type="float" office:value="15.603514549682">
            <text:p>15.6035145497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date" office:date-value="2020-08-13">
            <text:p>08/13/20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float" office:value="3189">
            <text:p>3189</text:p>
          </table:table-cell>
          <table:table-cell office:value-type="float" office:value="1.41">
            <text:p>1.41</text:p>
          </table:table-cell>
          <table:table-cell office:value-type="float" office:value="0.4">
            <text:p>0.4</text:p>
          </table:table-cell>
          <table:table-cell office:value-type="float" office:value="63.8">
            <text:p>63.8</text:p>
          </table:table-cell>
          <table:table-cell office:value-type="float" office:value="2605">
            <text:p>2605</text:p>
          </table:table-cell>
          <table:table-cell office:value-type="float" office:value="1.224">
            <text:p>1.22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200">
            <text:p>200</text:p>
          </table:table-cell>
          <table:table-cell office:value-type="float" office:value="573">
            <text:p>573</text:p>
          </table:table-cell>
          <table:table-cell office:value-type="float" office:value="8.125">
            <text:p>8.125</text:p>
          </table:table-cell>
          <table:table-cell office:value-type="float" office:value="41.125">
            <text:p>41.125</text:p>
          </table:table-cell>
          <table:table-cell office:value-type="float" office:value="91.375">
            <text:p>91.375</text:p>
          </table:table-cell>
          <table:table-cell office:value-type="float" office:value="0.112847222222222">
            <text:p>0.1128472222</text:p>
          </table:table-cell>
          <table:table-cell office:value-type="float" office:value="0.205625">
            <text:p>0.205625</text:p>
          </table:table-cell>
          <table:table-cell office:value-type="float" office:value="0.159467713787086">
            <text:p>0.1594677138</text:p>
          </table:table-cell>
          <table:table-cell office:value-type="float" office:value="1.41992488908179">
            <text:p>1.4199248891</text:p>
          </table:table-cell>
          <table:table-cell office:value-type="float" office:value="1.802559515625">
            <text:p>1.8025595156</text:p>
          </table:table-cell>
          <table:table-cell office:value-type="float" office:value="1.60797970366614">
            <text:p>1.6079797037</text:p>
          </table:table-cell>
          <table:table-cell office:value-type="float" office:value="6.48274912163615">
            <text:p>6.4827491216</text:p>
          </table:table-cell>
          <table:table-cell office:value-type="float" office:value="3.70670698376348">
            <text:p>3.7067069838</text:p>
          </table:table-cell>
          <table:table-cell office:value-type="float" office:value="4.68466034200731">
            <text:p>4.684660342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date" office:date-value="2020-08-14">
            <text:p>08/14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3142">
            <text:p>314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3.8">
            <text:p>63.8</text:p>
          </table:table-cell>
          <table:table-cell office:value-type="float" office:value="3029.8">
            <text:p>3029.8</text:p>
          </table:table-cell>
          <table:table-cell office:value-type="float" office:value="1.114">
            <text:p>1.1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 office:value-type="float" office:value="230">
            <text:p>230</text:p>
          </table:table-cell>
          <table:table-cell office:value-type="float" office:value="1060">
            <text:p>1060</text:p>
          </table:table-cell>
          <table:table-cell office:value-type="float" office:value="13.5">
            <text:p>13.5</text:p>
          </table:table-cell>
          <table:table-cell office:value-type="float" office:value="41">
            <text:p>41</text:p>
          </table:table-cell>
          <table:table-cell office:value-type="float" office:value="91">
            <text:p>91</text:p>
          </table:table-cell>
          <table:table-cell office:value-type="float" office:value="0.164634146341463">
            <text:p>0.1646341463</text:p>
          </table:table-cell>
          <table:table-cell office:value-type="float" office:value="0.178260869565217">
            <text:p>0.1782608696</text:p>
          </table:table-cell>
          <table:table-cell office:value-type="float" office:value="0.0858490566037736">
            <text:p>0.0858490566</text:p>
          </table:table-cell>
          <table:table-cell office:value-type="float" office:value="1.62934414039262">
            <text:p>1.6293441404</text:p>
          </table:table-cell>
          <table:table-cell office:value-type="float" office:value="1.68619584120983">
            <text:p>1.6861958412</text:p>
          </table:table-cell>
          <table:table-cell office:value-type="float" office:value="1.31491701673193">
            <text:p>1.3149170167</text:p>
          </table:table-cell>
          <table:table-cell office:value-type="float" office:value="4.54800094187489">
            <text:p>4.5480009419</text:p>
          </table:table-cell>
          <table:table-cell office:value-type="float" office:value="4.22548916595003">
            <text:p>4.225489166</text:p>
          </table:table-cell>
          <table:table-cell office:value-type="float" office:value="8.41583880281381">
            <text:p>8.4158388028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date" office:date-value="2020-08-15">
            <text:p>08/15/20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2998">
            <text:p>2998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63.4">
            <text:p>63.4</text:p>
          </table:table-cell>
          <table:table-cell office:value-type="float" office:value="2915.2">
            <text:p>2915.2</text:p>
          </table:table-cell>
          <table:table-cell office:value-type="float" office:value="1.22">
            <text:p>1.2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92">
            <text:p>92</text:p>
          </table:table-cell>
          <table:table-cell office:value-type="float" office:value="320">
            <text:p>320</text:p>
          </table:table-cell>
          <table:table-cell office:value-type="float" office:value="1272">
            <text:p>1272</text:p>
          </table:table-cell>
          <table:table-cell office:value-type="float" office:value="22.75">
            <text:p>22.75</text:p>
          </table:table-cell>
          <table:table-cell office:value-type="float" office:value="46.75">
            <text:p>46.75</text:p>
          </table:table-cell>
          <table:table-cell office:value-type="float" office:value="101.75">
            <text:p>101.75</text:p>
          </table:table-cell>
          <table:table-cell office:value-type="float" office:value="0.247282608695652">
            <text:p>0.2472826087</text:p>
          </table:table-cell>
          <table:table-cell office:value-type="float" office:value="0.14609375">
            <text:p>0.14609375</text:p>
          </table:table-cell>
          <table:table-cell office:value-type="float" office:value="0.0799921383647799">
            <text:p>0.0799921384</text:p>
          </table:table-cell>
          <table:table-cell office:value-type="float" office:value="1.9853405600189">
            <text:p>1.98534056</text:p>
          </table:table-cell>
          <table:table-cell office:value-type="float" office:value="1.55316115722656">
            <text:p>1.5531611572</text:p>
          </table:table-cell>
          <table:table-cell office:value-type="float" office:value="1.29251401898906">
            <text:p>1.292514019</text:p>
          </table:table-cell>
          <table:table-cell office:value-type="float" office:value="3.13687712495242">
            <text:p>3.136877125</text:p>
          </table:table-cell>
          <table:table-cell office:value-type="float" office:value="5.08323645195196">
            <text:p>5.083236452</text:p>
          </table:table-cell>
          <table:table-cell office:value-type="float" office:value="9.00732029450888">
            <text:p>9.0073202945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date" office:date-value="2020-08-16">
            <text:p>08/16/2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2923">
            <text:p>2923</text:p>
          </table:table-cell>
          <table:table-cell office:value-type="float" office:value="1.33">
            <text:p>1.33</text:p>
          </table:table-cell>
          <table:table-cell office:value-type="float" office:value="0.4">
            <text:p>0.4</text:p>
          </table:table-cell>
          <table:table-cell office:value-type="float" office:value="62.2">
            <text:p>62.2</text:p>
          </table:table-cell>
          <table:table-cell office:value-type="float" office:value="2773.2">
            <text:p>2773.2</text:p>
          </table:table-cell>
          <table:table-cell office:value-type="float" office:value="1.132">
            <text:p>1.13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22">
            <text:p>122</text:p>
          </table:table-cell>
          <table:table-cell office:value-type="float" office:value="350">
            <text:p>350</text:p>
          </table:table-cell>
          <table:table-cell office:value-type="float" office:value="1043">
            <text:p>1043</text:p>
          </table:table-cell>
          <table:table-cell office:value-type="float" office:value="31">
            <text:p>31</text:p>
          </table:table-cell>
          <table:table-cell office:value-type="float" office:value="7.75">
            <text:p>7.75</text:p>
          </table:table-cell>
          <table:table-cell office:value-type="float" office:value="100.875">
            <text:p>100.875</text:p>
          </table:table-cell>
          <table:table-cell office:value-type="float" office:value="0.254098360655738">
            <text:p>0.2540983607</text:p>
          </table:table-cell>
          <table:table-cell office:value-type="float" office:value="0.0221428571428571">
            <text:p>0.0221428571</text:p>
          </table:table-cell>
          <table:table-cell office:value-type="float" office:value="0.0967162032598274">
            <text:p>0.0967162033</text:p>
          </table:table-cell>
          <table:table-cell office:value-type="float" office:value="2.01589357699543">
            <text:p>2.015893577</text:p>
          </table:table-cell>
          <table:table-cell office:value-type="float" office:value="1.078461">
            <text:p>1.078461</text:p>
          </table:table-cell>
          <table:table-cell office:value-type="float" office:value="1.35684059839647">
            <text:p>1.3568405984</text:p>
          </table:table-cell>
          <table:table-cell office:value-type="float" office:value="3.06137594859294">
            <text:p>3.0613759486</text:p>
          </table:table-cell>
          <table:table-cell office:value-type="float" office:value="31.6487295913258">
            <text:p>31.6487295913</text:p>
          </table:table-cell>
          <table:table-cell office:value-type="float" office:value="7.50805716758926">
            <text:p>7.5080571676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date" office:date-value="2020-08-17">
            <text:p>08/17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2324">
            <text:p>2324</text:p>
          </table:table-cell>
          <table:table-cell office:value-type="float" office:value="1.29">
            <text:p>1.29</text:p>
          </table:table-cell>
          <table:table-cell office:value-type="float" office:value="0.4">
            <text:p>0.4</text:p>
          </table:table-cell>
          <table:table-cell office:value-type="float" office:value="60.8">
            <text:p>60.8</text:p>
          </table:table-cell>
          <table:table-cell office:value-type="float" office:value="2884.8">
            <text:p>2884.8</text:p>
          </table:table-cell>
          <table:table-cell office:value-type="float" office:value="1.05">
            <text:p>1.05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9">
            <text:p>9</text:p>
          </table:table-cell>
          <table:table-cell office:value-type="float" office:value="155">
            <text:p>155</text:p>
          </table:table-cell>
          <table:table-cell office:value-type="float" office:value="360">
            <text:p>360</text:p>
          </table:table-cell>
          <table:table-cell office:value-type="float" office:value="997">
            <text:p>997</text:p>
          </table:table-cell>
          <table:table-cell office:value-type="float" office:value="34.75">
            <text:p>34.75</text:p>
          </table:table-cell>
          <table:table-cell office:value-type="float" office:value="53.125">
            <text:p>53.125</text:p>
          </table:table-cell>
          <table:table-cell office:value-type="float" office:value="79.375">
            <text:p>79.375</text:p>
          </table:table-cell>
          <table:table-cell office:value-type="float" office:value="0.224193548387097">
            <text:p>0.2241935484</text:p>
          </table:table-cell>
          <table:table-cell office:value-type="float" office:value="0.147569444444444">
            <text:p>0.1475694444</text:p>
          </table:table-cell>
          <table:table-cell office:value-type="float" office:value="0.0796138415245737">
            <text:p>0.0796138415</text:p>
          </table:table-cell>
          <table:table-cell office:value-type="float" office:value="1.8831924037461">
            <text:p>1.8831924037</text:p>
          </table:table-cell>
          <table:table-cell office:value-type="float" office:value="1.55917546778549">
            <text:p>1.5591754678</text:p>
          </table:table-cell>
          <table:table-cell office:value-type="float" office:value="1.29107163831012">
            <text:p>1.2910716383</text:p>
          </table:table-cell>
          <table:table-cell office:value-type="float" office:value="3.42663289257146">
            <text:p>3.4266328926</text:p>
          </table:table-cell>
          <table:table-cell office:value-type="float" office:value="5.03571682709337">
            <text:p>5.0357168271</text:p>
          </table:table-cell>
          <table:table-cell office:value-type="float" office:value="9.04851445172213">
            <text:p>9.0485144517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date" office:date-value="2020-08-18">
            <text:p>08/18/2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2479">
            <text:p>2479</text:p>
          </table:table-cell>
          <table:table-cell office:value-type="float" office:value="0.97">
            <text:p>0.97</text:p>
          </table:table-cell>
          <table:table-cell office:value-type="float" office:value="0.4">
            <text:p>0.4</text:p>
          </table:table-cell>
          <table:table-cell office:value-type="float" office:value="59.6">
            <text:p>59.6</text:p>
          </table:table-cell>
          <table:table-cell office:value-type="float" office:value="2878.8">
            <text:p>2878.8</text:p>
          </table:table-cell>
          <table:table-cell office:value-type="float" office:value="1.186">
            <text:p>1.1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78">
            <text:p>178</text:p>
          </table:table-cell>
          <table:table-cell office:value-type="float" office:value="430">
            <text:p>430</text:p>
          </table:table-cell>
          <table:table-cell office:value-type="float" office:value="1086">
            <text:p>1086</text:p>
          </table:table-cell>
          <table:table-cell office:value-type="float" office:value="35">
            <text:p>35</text:p>
          </table:table-cell>
          <table:table-cell office:value-type="float" office:value="75.75">
            <text:p>75.75</text:p>
          </table:table-cell>
          <table:table-cell office:value-type="float" office:value="94">
            <text:p>94</text:p>
          </table:table-cell>
          <table:table-cell office:value-type="float" office:value="0.196629213483146">
            <text:p>0.1966292135</text:p>
          </table:table-cell>
          <table:table-cell office:value-type="float" office:value="0.176162790697674">
            <text:p>0.1761627907</text:p>
          </table:table-cell>
          <table:table-cell office:value-type="float" office:value="0.0865561694290976">
            <text:p>0.0865561694</text:p>
          </table:table-cell>
          <table:table-cell office:value-type="float" office:value="1.76398182047721">
            <text:p>1.7639818205</text:p>
          </table:table-cell>
          <table:table-cell office:value-type="float" office:value="1.67739509194159">
            <text:p>1.6773950919</text:p>
          </table:table-cell>
          <table:table-cell office:value-type="float" office:value="1.31763085511567">
            <text:p>1.3176308551</text:p>
          </table:table-cell>
          <table:table-cell office:value-type="float" office:value="3.86135884870175">
            <text:p>3.8613588487</text:p>
          </table:table-cell>
          <table:table-cell office:value-type="float" office:value="4.27190221946119">
            <text:p>4.2719022195</text:p>
          </table:table-cell>
          <table:table-cell office:value-type="float" office:value="8.34984121679396">
            <text:p>8.3498412168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date" office:date-value="2020-08-19">
            <text:p>08/19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3700">
            <text:p>3700</text:p>
          </table:table-cell>
          <table:table-cell office:value-type="float" office:value="0.86">
            <text:p>0.86</text:p>
          </table:table-cell>
          <table:table-cell office:value-type="float" office:value="0.6">
            <text:p>0.6</text:p>
          </table:table-cell>
          <table:table-cell office:value-type="float" office:value="58.8">
            <text:p>58.8</text:p>
          </table:table-cell>
          <table:table-cell office:value-type="float" office:value="2964.6">
            <text:p>2964.6</text:p>
          </table:table-cell>
          <table:table-cell office:value-type="float" office:value="1.23">
            <text:p>1.23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52">
            <text:p>252</text:p>
          </table:table-cell>
          <table:table-cell office:value-type="float" office:value="462">
            <text:p>462</text:p>
          </table:table-cell>
          <table:table-cell office:value-type="float" office:value="1307">
            <text:p>1307</text:p>
          </table:table-cell>
          <table:table-cell office:value-type="float" office:value="37.875">
            <text:p>37.875</text:p>
          </table:table-cell>
          <table:table-cell office:value-type="float" office:value="76.25">
            <text:p>76.25</text:p>
          </table:table-cell>
          <table:table-cell office:value-type="float" office:value="48.5">
            <text:p>48.5</text:p>
          </table:table-cell>
          <table:table-cell office:value-type="float" office:value="0.150297619047619">
            <text:p>0.150297619</text:p>
          </table:table-cell>
          <table:table-cell office:value-type="float" office:value="0.16504329004329">
            <text:p>0.16504329</text:p>
          </table:table-cell>
          <table:table-cell office:value-type="float" office:value="0.0371078806426932">
            <text:p>0.0371078806</text:p>
          </table:table-cell>
          <table:table-cell office:value-type="float" office:value="1.57031684027778">
            <text:p>1.5703168403</text:p>
          </table:table-cell>
          <table:table-cell office:value-type="float" office:value="1.63104051882461">
            <text:p>1.6310405188</text:p>
          </table:table-cell>
          <table:table-cell office:value-type="float" office:value="1.13257649206878">
            <text:p>1.1325764921</text:p>
          </table:table-cell>
          <table:table-cell office:value-type="float" office:value="4.95031906453277">
            <text:p>4.9503190645</text:p>
          </table:table-cell>
          <table:table-cell office:value-type="float" office:value="4.53754348789183">
            <text:p>4.5375434879</text:p>
          </table:table-cell>
          <table:table-cell office:value-type="float" office:value="19.0237136525451">
            <text:p>19.0237136525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date" office:date-value="2020-08-20">
            <text:p>08/20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968">
            <text:p>2968</text:p>
          </table:table-cell>
          <table:table-cell office:value-type="float" office:value="1.48">
            <text:p>1.48</text:p>
          </table:table-cell>
          <table:table-cell office:value-type="float" office:value="0.6">
            <text:p>0.6</text:p>
          </table:table-cell>
          <table:table-cell office:value-type="float" office:value="58.4">
            <text:p>58.4</text:p>
          </table:table-cell>
          <table:table-cell office:value-type="float" office:value="2795.8">
            <text:p>2795.8</text:p>
          </table:table-cell>
          <table:table-cell office:value-type="float" office:value="1.444">
            <text:p>1.44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25">
            <text:p>325</text:p>
          </table:table-cell>
          <table:table-cell office:value-type="float" office:value="525">
            <text:p>525</text:p>
          </table:table-cell>
          <table:table-cell office:value-type="float" office:value="1342">
            <text:p>1342</text:p>
          </table:table-cell>
          <table:table-cell office:value-type="float" office:value="27.5">
            <text:p>27.5</text:p>
          </table:table-cell>
          <table:table-cell office:value-type="float" office:value="45">
            <text:p>45</text:p>
          </table:table-cell>
          <table:table-cell office:value-type="float" office:value="92.125">
            <text:p>92.125</text:p>
          </table:table-cell>
          <table:table-cell office:value-type="float" office:value="0.0846153846153846">
            <text:p>0.0846153846</text:p>
          </table:table-cell>
          <table:table-cell office:value-type="float" office:value="0.0857142857142857">
            <text:p>0.0857142857</text:p>
          </table:table-cell>
          <table:table-cell office:value-type="float" office:value="0.0686475409836066">
            <text:p>0.068647541</text:p>
          </table:table-cell>
          <table:table-cell office:value-type="float" office:value="1.31018698224852">
            <text:p>1.3101869822</text:p>
          </table:table-cell>
          <table:table-cell office:value-type="float" office:value="1.3144">
            <text:p>1.3144</text:p>
          </table:table-cell>
          <table:table-cell office:value-type="float" office:value="1.24950286381349">
            <text:p>1.2495028638</text:p>
          </table:table-cell>
          <table:table-cell office:value-type="float" office:value="8.53362174733149">
            <text:p>8.5336217473</text:p>
          </table:table-cell>
          <table:table-cell office:value-type="float" office:value="8.42854097334081">
            <text:p>8.4285409733</text:p>
          </table:table-cell>
          <table:table-cell office:value-type="float" office:value="10.4399275912741">
            <text:p>10.4399275913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date" office:date-value="2020-08-21">
            <text:p>08/21/20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3352">
            <text:p>3352</text:p>
          </table:table-cell>
          <table:table-cell office:value-type="float" office:value="1.55">
            <text:p>1.55</text:p>
          </table:table-cell>
          <table:table-cell office:value-type="float" office:value="0.8">
            <text:p>0.8</text:p>
          </table:table-cell>
          <table:table-cell office:value-type="float" office:value="58.2">
            <text:p>58.2</text:p>
          </table:table-cell>
          <table:table-cell office:value-type="float" office:value="2736.2">
            <text:p>2736.2</text:p>
          </table:table-cell>
          <table:table-cell office:value-type="float" office:value="1.452">
            <text:p>1.45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office:value-type="float" office:value="332">
            <text:p>332</text:p>
          </table:table-cell>
          <table:table-cell office:value-type="float" office:value="688">
            <text:p>688</text:p>
          </table:table-cell>
          <table:table-cell office:value-type="float" office:value="1647">
            <text:p>1647</text:p>
          </table:table-cell>
          <table:table-cell office:value-type="float" office:value="66.75">
            <text:p>66.75</text:p>
          </table:table-cell>
          <table:table-cell office:value-type="float" office:value="53.5">
            <text:p>53.5</text:p>
          </table:table-cell>
          <table:table-cell office:value-type="float" office:value="127.5">
            <text:p>127.5</text:p>
          </table:table-cell>
          <table:table-cell office:value-type="float" office:value="0.20105421686747">
            <text:p>0.2010542169</text:p>
          </table:table-cell>
          <table:table-cell office:value-type="float" office:value="0.0777616279069767">
            <text:p>0.0777616279</text:p>
          </table:table-cell>
          <table:table-cell office:value-type="float" office:value="0.0774134790528233">
            <text:p>0.0774134791</text:p>
          </table:table-cell>
          <table:table-cell office:value-type="float" office:value="1.78291844335172">
            <text:p>1.7829184434</text:p>
          </table:table-cell>
          <table:table-cell office:value-type="float" office:value="1.28401756439292">
            <text:p>1.2840175644</text:p>
          </table:table-cell>
          <table:table-cell office:value-type="float" office:value="1.28269315629344">
            <text:p>1.2826931563</text:p>
          </table:table-cell>
          <table:table-cell office:value-type="float" office:value="3.78356098084555">
            <text:p>3.7835609808</text:p>
          </table:table-cell>
          <table:table-cell office:value-type="float" office:value="9.25599157262847">
            <text:p>9.2559915726</text:p>
          </table:table-cell>
          <table:table-cell office:value-type="float" office:value="9.29609768586402">
            <text:p>9.2960976859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date" office:date-value="2020-08-22">
            <text:p>08/22/2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480">
            <text:p>1480</text:p>
          </table:table-cell>
          <table:table-cell office:value-type="float" office:value="2.36">
            <text:p>2.36</text:p>
          </table:table-cell>
          <table:table-cell office:value-type="float" office:value="0.8">
            <text:p>0.8</text:p>
          </table:table-cell>
          <table:table-cell office:value-type="float" office:value="58.6">
            <text:p>58.6</text:p>
          </table:table-cell>
          <table:table-cell office:value-type="float" office:value="2287.8">
            <text:p>2287.8</text:p>
          </table:table-cell>
          <table:table-cell office:value-type="float" office:value="1.774">
            <text:p>1.77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48">
            <text:p>348</text:p>
          </table:table-cell>
          <table:table-cell office:value-type="float" office:value="672">
            <text:p>672</text:p>
          </table:table-cell>
          <table:table-cell office:value-type="float" office:value="1498">
            <text:p>1498</text:p>
          </table:table-cell>
          <table:table-cell office:value-type="float" office:value="60.25">
            <text:p>60.25</text:p>
          </table:table-cell>
          <table:table-cell office:value-type="float" office:value="107.75">
            <text:p>107.75</text:p>
          </table:table-cell>
          <table:table-cell office:value-type="float" office:value="168.75">
            <text:p>168.75</text:p>
          </table:table-cell>
          <table:table-cell office:value-type="float" office:value="0.173132183908046">
            <text:p>0.1731321839</text:p>
          </table:table-cell>
          <table:table-cell office:value-type="float" office:value="0.160342261904762">
            <text:p>0.1603422619</text:p>
          </table:table-cell>
          <table:table-cell office:value-type="float" office:value="0.112650200267023">
            <text:p>0.1126502003</text:p>
          </table:table-cell>
          <table:table-cell office:value-type="float" office:value="1.66471315976351">
            <text:p>1.6647131598</text:p>
          </table:table-cell>
          <table:table-cell office:value-type="float" office:value="1.61158881293403">
            <text:p>1.6115888129</text:p>
          </table:table-cell>
          <table:table-cell office:value-type="float" office:value="1.41914823347017">
            <text:p>1.4191482335</text:p>
          </table:table-cell>
          <table:table-cell office:value-type="float" office:value="4.34092628441276">
            <text:p>4.3409262844</text:p>
          </table:table-cell>
          <table:table-cell office:value-type="float" office:value="4.66090919416699">
            <text:p>4.6609091942</text:p>
          </table:table-cell>
          <table:table-cell office:value-type="float" office:value="6.49350213702949">
            <text:p>6.493502137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date" office:date-value="2020-08-23">
            <text:p>08/23/20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2181">
            <text:p>2181</text:p>
          </table:table-cell>
          <table:table-cell office:value-type="float" office:value="1.01">
            <text:p>1.01</text:p>
          </table:table-cell>
          <table:table-cell office:value-type="float" office:value="1">
            <text:p>1</text:p>
          </table:table-cell>
          <table:table-cell office:value-type="float" office:value="58.6">
            <text:p>58.6</text:p>
          </table:table-cell>
          <table:table-cell office:value-type="float" office:value="2072.6">
            <text:p>2072.6</text:p>
          </table:table-cell>
          <table:table-cell office:value-type="float" office:value="1.732">
            <text:p>1.73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365">
            <text:p>365</text:p>
          </table:table-cell>
          <table:table-cell office:value-type="float" office:value="813">
            <text:p>813</text:p>
          </table:table-cell>
          <table:table-cell office:value-type="float" office:value="1983">
            <text:p>1983</text:p>
          </table:table-cell>
          <table:table-cell office:value-type="float" office:value="13.75">
            <text:p>13.75</text:p>
          </table:table-cell>
          <table:table-cell office:value-type="float" office:value="59.875">
            <text:p>59.875</text:p>
          </table:table-cell>
          <table:table-cell office:value-type="float" office:value="351.5">
            <text:p>351.5</text:p>
          </table:table-cell>
          <table:table-cell office:value-type="float" office:value="0.0376712328767123">
            <text:p>0.0376712329</text:p>
          </table:table-cell>
          <table:table-cell office:value-type="float" office:value="0.0736469864698647">
            <text:p>0.0736469865</text:p>
          </table:table-cell>
          <table:table-cell office:value-type="float" office:value="0.17725668179526">
            <text:p>0.1772566818</text:p>
          </table:table-cell>
          <table:table-cell office:value-type="float" office:value="1.13463079376994">
            <text:p>1.1346307938</text:p>
          </table:table-cell>
          <table:table-cell office:value-type="float" office:value="1.26839525473207">
            <text:p>1.2683952547</text:p>
          </table:table-cell>
          <table:table-cell office:value-type="float" office:value="1.6819814515159">
            <text:p>1.6819814515</text:p>
          </table:table-cell>
          <table:table-cell office:value-type="float" office:value="18.7443446228369">
            <text:p>18.7443446228</text:p>
          </table:table-cell>
          <table:table-cell office:value-type="float" office:value="9.7542213903333">
            <text:p>9.7542213903</text:p>
          </table:table-cell>
          <table:table-cell office:value-type="float" office:value="4.24756668879691">
            <text:p>4.2475666888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date" office:date-value="2020-08-24">
            <text:p>08/24/20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1458">
            <text:p>1458</text:p>
          </table:table-cell>
          <table:table-cell office:value-type="float" office:value="2.47">
            <text:p>2.47</text:p>
          </table:table-cell>
          <table:table-cell office:value-type="float" office:value="0.6">
            <text:p>0.6</text:p>
          </table:table-cell>
          <table:table-cell office:value-type="float" office:value="59.8">
            <text:p>59.8</text:p>
          </table:table-cell>
          <table:table-cell office:value-type="float" office:value="2327.2">
            <text:p>2327.2</text:p>
          </table:table-cell>
          <table:table-cell office:value-type="float" office:value="1.738">
            <text:p>1.7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">
            <text:p>6</text:p>
          </table:table-cell>
          <table:table-cell office:value-type="float" office:value="342">
            <text:p>342</text:p>
          </table:table-cell>
          <table:table-cell office:value-type="float" office:value="822">
            <text:p>822</text:p>
          </table:table-cell>
          <table:table-cell office:value-type="float" office:value="2186">
            <text:p>2186</text:p>
          </table:table-cell>
          <table:table-cell office:value-type="float" office:value="46.25">
            <text:p>46.25</text:p>
          </table:table-cell>
          <table:table-cell office:value-type="float" office:value="199.375">
            <text:p>199.375</text:p>
          </table:table-cell>
          <table:table-cell office:value-type="float" office:value="177.5">
            <text:p>177.5</text:p>
          </table:table-cell>
          <table:table-cell office:value-type="float" office:value="0.135233918128655">
            <text:p>0.1352339181</text:p>
          </table:table-cell>
          <table:table-cell office:value-type="float" office:value="0.242548661800487">
            <text:p>0.2425486618</text:p>
          </table:table-cell>
          <table:table-cell office:value-type="float" office:value="0.0811985361390668">
            <text:p>0.0811985361</text:p>
          </table:table-cell>
          <table:table-cell office:value-type="float" office:value="1.50916361017065">
            <text:p>1.5091636102</text:p>
          </table:table-cell>
          <table:table-cell office:value-type="float" office:value="1.96422682885047">
            <text:p>1.9642268289</text:p>
          </table:table-cell>
          <table:table-cell office:value-type="float" office:value="1.29711755293814">
            <text:p>1.2971175529</text:p>
          </table:table-cell>
          <table:table-cell office:value-type="float" office:value="5.46479145658948">
            <text:p>5.4647914566</text:p>
          </table:table-cell>
          <table:table-cell office:value-type="float" office:value="3.19180494626491">
            <text:p>3.1918049463</text:p>
          </table:table-cell>
          <table:table-cell office:value-type="float" office:value="8.87851375865307">
            <text:p>8.8785137587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date" office:date-value="2020-08-25">
            <text:p>08/25/2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892">
            <text:p>189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1.6">
            <text:p>61.6</text:p>
          </table:table-cell>
          <table:table-cell office:value-type="float" office:value="2777.6">
            <text:p>2777.6</text:p>
          </table:table-cell>
          <table:table-cell office:value-type="float" office:value="1.754">
            <text:p>1.75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7">
            <text:p>7</text:p>
          </table:table-cell>
          <table:table-cell office:value-type="float" office:value="328">
            <text:p>328</text:p>
          </table:table-cell>
          <table:table-cell office:value-type="float" office:value="982">
            <text:p>982</text:p>
          </table:table-cell>
          <table:table-cell office:value-type="float" office:value="2106">
            <text:p>2106</text:p>
          </table:table-cell>
          <table:table-cell office:value-type="float" office:value="69.75">
            <text:p>69.75</text:p>
          </table:table-cell>
          <table:table-cell office:value-type="float" office:value="24.5">
            <text:p>24.5</text:p>
          </table:table-cell>
          <table:table-cell office:value-type="float" office:value="62.25">
            <text:p>62.25</text:p>
          </table:table-cell>
          <table:table-cell office:value-type="float" office:value="0.21265243902439">
            <text:p>0.212652439</text:p>
          </table:table-cell>
          <table:table-cell office:value-type="float" office:value="0.024949083503055">
            <text:p>0.0249490835</text:p>
          </table:table-cell>
          <table:table-cell office:value-type="float" office:value="0.0295584045584046">
            <text:p>0.0295584046</text:p>
          </table:table-cell>
          <table:table-cell office:value-type="float" office:value="1.83291681383849">
            <text:p>1.8329168138</text:p>
          </table:table-cell>
          <table:table-cell office:value-type="float" office:value="1.08854180752527">
            <text:p>1.0885418075</text:p>
          </table:table-cell>
          <table:table-cell office:value-type="float" office:value="1.10516686654329">
            <text:p>1.1051668665</text:p>
          </table:table-cell>
          <table:table-cell office:value-type="float" office:value="3.5949741665584">
            <text:p>3.5949741666</text:p>
          </table:table-cell>
          <table:table-cell office:value-type="float" office:value="28.1276208385528">
            <text:p>28.1276208386</text:p>
          </table:table-cell>
          <table:table-cell office:value-type="float" office:value="23.7949787477677">
            <text:p>23.7949787478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date" office:date-value="2020-08-26">
            <text:p>08/26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4625">
            <text:p>4625</text:p>
          </table:table-cell>
          <table:table-cell office:value-type="float" office:value="1.58">
            <text:p>1.58</text:p>
          </table:table-cell>
          <table:table-cell office:value-type="float" office:value="0.2">
            <text:p>0.2</text:p>
          </table:table-cell>
          <table:table-cell office:value-type="float" office:value="65.4">
            <text:p>65.4</text:p>
          </table:table-cell>
          <table:table-cell office:value-type="float" office:value="3510.6">
            <text:p>3510.6</text:p>
          </table:table-cell>
          <table:table-cell office:value-type="float" office:value="2.004">
            <text:p>2.004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360">
            <text:p>360</text:p>
          </table:table-cell>
          <table:table-cell office:value-type="float" office:value="1078">
            <text:p>1078</text:p>
          </table:table-cell>
          <table:table-cell office:value-type="float" office:value="2524">
            <text:p>2524</text:p>
          </table:table-cell>
          <table:table-cell office:value-type="float" office:value="87">
            <text:p>87</text:p>
          </table:table-cell>
          <table:table-cell office:value-type="float" office:value="169.25">
            <text:p>169.25</text:p>
          </table:table-cell>
          <table:table-cell office:value-type="float" office:value="87.875">
            <text:p>87.875</text:p>
          </table:table-cell>
          <table:table-cell office:value-type="float" office:value="0.241666666666667">
            <text:p>0.2416666667</text:p>
          </table:table-cell>
          <table:table-cell office:value-type="float" office:value="0.157003710575139">
            <text:p>0.1570037106</text:p>
          </table:table-cell>
          <table:table-cell office:value-type="float" office:value="0.0348157686212361">
            <text:p>0.0348157686</text:p>
          </table:table-cell>
          <table:table-cell office:value-type="float" office:value="1.96030277777778">
            <text:p>1.9603027778</text:p>
          </table:table-cell>
          <table:table-cell office:value-type="float" office:value="1.59782731067634">
            <text:p>1.5978273107</text:p>
          </table:table-cell>
          <table:table-cell office:value-type="float" office:value="1.12423098015391">
            <text:p>1.1242309802</text:p>
          </table:table-cell>
          <table:table-cell office:value-type="float" office:value="3.20227566667953">
            <text:p>3.2022756667</text:p>
          </table:table-cell>
          <table:table-cell office:value-type="float" office:value="4.75299874549643">
            <text:p>4.7529987455</text:p>
          </table:table-cell>
          <table:table-cell office:value-type="float" office:value="20.2535980445785">
            <text:p>20.2535980446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date" office:date-value="2020-08-27">
            <text:p>08/27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732">
            <text:p>3732</text:p>
          </table:table-cell>
          <table:table-cell office:value-type="float" office:value="2.44">
            <text:p>2.44</text:p>
          </table:table-cell>
          <table:table-cell office:value-type="float" office:value="0.2">
            <text:p>0.2</text:p>
          </table:table-cell>
          <table:table-cell office:value-type="float" office:value="71.6">
            <text:p>71.6</text:p>
          </table:table-cell>
          <table:table-cell office:value-type="float" office:value="3868">
            <text:p>3868</text:p>
          </table:table-cell>
          <table:table-cell office:value-type="float" office:value="2.484">
            <text:p>2.484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372">
            <text:p>372</text:p>
          </table:table-cell>
          <table:table-cell office:value-type="float" office:value="1293">
            <text:p>1293</text:p>
          </table:table-cell>
          <table:table-cell office:value-type="float" office:value="3409">
            <text:p>3409</text:p>
          </table:table-cell>
          <table:table-cell office:value-type="float" office:value="109.125">
            <text:p>109.125</text:p>
          </table:table-cell>
          <table:table-cell office:value-type="float" office:value="67.5">
            <text:p>67.5</text:p>
          </table:table-cell>
          <table:table-cell office:value-type="float" office:value="38.875">
            <text:p>38.875</text:p>
          </table:table-cell>
          <table:table-cell office:value-type="float" office:value="0.293346774193548">
            <text:p>0.2933467742</text:p>
          </table:table-cell>
          <table:table-cell office:value-type="float" office:value="0.0522041763341067">
            <text:p>0.0522041763</text:p>
          </table:table-cell>
          <table:table-cell office:value-type="float" office:value="0.0114036374303315">
            <text:p>0.0114036374</text:p>
          </table:table-cell>
          <table:table-cell office:value-type="float" office:value="2.19537627633975">
            <text:p>2.1953762763</text:p>
          </table:table-cell>
          <table:table-cell office:value-type="float" office:value="1.18805615818175">
            <text:p>1.1880561582</text:p>
          </table:table-cell>
          <table:table-cell office:value-type="float" office:value="1.04016761518158">
            <text:p>1.0401676152</text:p>
          </table:table-cell>
          <table:table-cell office:value-type="float" office:value="2.6946250564664">
            <text:p>2.6946250565</text:p>
          </table:table-cell>
          <table:table-cell office:value-type="float" office:value="13.621253683776">
            <text:p>13.62125368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date" office:date-value="2020-08-28">
            <text:p>08/28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5846">
            <text:p>5846</text:p>
          </table:table-cell>
          <table:table-cell office:value-type="float" office:value="2.26">
            <text:p>2.26</text:p>
          </table:table-cell>
          <table:table-cell office:value-type="float" office:value="0">
            <text:p>0</text:p>
          </table:table-cell>
          <table:table-cell office:value-type="float" office:value="78.2">
            <text:p>78.2</text:p>
          </table:table-cell>
          <table:table-cell office:value-type="float" office:value="4765.6">
            <text:p>4765.6</text:p>
          </table:table-cell>
          <table:table-cell office:value-type="float" office:value="3.146">
            <text:p>3.14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634">
            <text:p>634</text:p>
          </table:table-cell>
          <table:table-cell office:value-type="float" office:value="1266">
            <text:p>1266</text:p>
          </table:table-cell>
          <table:table-cell office:value-type="float" office:value="2954">
            <text:p>2954</text:p>
          </table:table-cell>
          <table:table-cell office:value-type="float" office:value="60.875">
            <text:p>60.875</text:p>
          </table:table-cell>
          <table:table-cell office:value-type="float" office:value="100">
            <text:p>100</text:p>
          </table:table-cell>
          <table:table-cell office:value-type="float" office:value="223.75">
            <text:p>223.75</text:p>
          </table:table-cell>
          <table:table-cell office:value-type="float" office:value="0.0960173501577287">
            <text:p>0.0960173502</text:p>
          </table:table-cell>
          <table:table-cell office:value-type="float" office:value="0.0789889415481833">
            <text:p>0.0789889415</text:p>
          </table:table-cell>
          <table:table-cell office:value-type="float" office:value="0.0757447528774543">
            <text:p>0.0757447529</text:p>
          </table:table-cell>
          <table:table-cell office:value-type="float" office:value="1.35413061535342">
            <text:p>1.3541306154</text:p>
          </table:table-cell>
          <table:table-cell office:value-type="float" office:value="1.28869023107697">
            <text:p>1.2886902311</text:p>
          </table:table-cell>
          <table:table-cell office:value-type="float" office:value="1.27635167954448">
            <text:p>1.2763516795</text:p>
          </table:table-cell>
          <table:table-cell office:value-type="float" office:value="7.56025695223612">
            <text:p>7.5602569522</text:p>
          </table:table-cell>
          <table:table-cell office:value-type="float" office:value="9.11742597541794">
            <text:p>9.1174259754</text:p>
          </table:table-cell>
          <table:table-cell office:value-type="float" office:value="9.49344827190099">
            <text:p>9.4934482719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date" office:date-value="2020-08-29">
            <text:p>08/29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3245">
            <text:p>3245</text:p>
          </table:table-cell>
          <table:table-cell office:value-type="float" office:value="4.87">
            <text:p>4.87</text:p>
          </table:table-cell>
          <table:table-cell office:value-type="float" office:value="0.2">
            <text:p>0.2</text:p>
          </table:table-cell>
          <table:table-cell office:value-type="float" office:value="86">
            <text:p>86</text:p>
          </table:table-cell>
          <table:table-cell office:value-type="float" office:value="4616.6">
            <text:p>4616.6</text:p>
          </table:table-cell>
          <table:table-cell office:value-type="float" office:value="3.748">
            <text:p>3.74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office:value-type="float" office:value="726">
            <text:p>726</text:p>
          </table:table-cell>
          <table:table-cell office:value-type="float" office:value="1346">
            <text:p>1346</text:p>
          </table:table-cell>
          <table:table-cell office:value-type="float" office:value="3014">
            <text:p>3014</text:p>
          </table:table-cell>
          <table:table-cell office:value-type="float" office:value="83.875">
            <text:p>83.875</text:p>
          </table:table-cell>
          <table:table-cell office:value-type="float" office:value="80.5">
            <text:p>80.5</text:p>
          </table:table-cell>
          <table:table-cell office:value-type="float" office:value="133.375">
            <text:p>133.375</text:p>
          </table:table-cell>
          <table:table-cell office:value-type="float" office:value="0.115530303030303">
            <text:p>0.115530303</text:p>
          </table:table-cell>
          <table:table-cell office:value-type="float" office:value="0.0598068350668648">
            <text:p>0.0598068351</text:p>
          </table:table-cell>
          <table:table-cell office:value-type="float" office:value="0.0442518248175183">
            <text:p>0.0442518248</text:p>
          </table:table-cell>
          <table:table-cell office:value-type="float" office:value="1.43051667240588">
            <text:p>1.4305166724</text:p>
          </table:table-cell>
          <table:table-cell office:value-type="float" office:value="1.21633456347463">
            <text:p>1.2163345635</text:p>
          </table:table-cell>
          <table:table-cell office:value-type="float" office:value="1.15871950590069">
            <text:p>1.1587195059</text:p>
          </table:table-cell>
          <table:table-cell office:value-type="float" office:value="6.33995989117873">
            <text:p>6.3399598912</text:p>
          </table:table-cell>
          <table:table-cell office:value-type="float" office:value="11.9329838417883">
            <text:p>11.9329838418</text:p>
          </table:table-cell>
          <table:table-cell office:value-type="float" office:value="16.0077696347593">
            <text:p>16.0077696348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date" office:date-value="2020-08-30">
            <text:p>08/30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6380">
            <text:p>6380</text:p>
          </table:table-cell>
          <table:table-cell office:value-type="float" office:value="4.58">
            <text:p>4.58</text:p>
          </table:table-cell>
          <table:table-cell office:value-type="float" office:value="0.4">
            <text:p>0.4</text:p>
          </table:table-cell>
          <table:table-cell office:value-type="float" office:value="91.4">
            <text:p>91.4</text:p>
          </table:table-cell>
          <table:table-cell office:value-type="float" office:value="4228.6">
            <text:p>4228.6</text:p>
          </table:table-cell>
          <table:table-cell office:value-type="float" office:value="4.576">
            <text:p>4.576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758">
            <text:p>758</text:p>
          </table:table-cell>
          <table:table-cell office:value-type="float" office:value="1477">
            <text:p>1477</text:p>
          </table:table-cell>
          <table:table-cell office:value-type="float" office:value="3474">
            <text:p>3474</text:p>
          </table:table-cell>
          <table:table-cell office:value-type="float" office:value="22.875">
            <text:p>22.875</text:p>
          </table:table-cell>
          <table:table-cell office:value-type="float" office:value="111.625">
            <text:p>111.625</text:p>
          </table:table-cell>
          <table:table-cell office:value-type="float" office:value="142.375">
            <text:p>142.375</text:p>
          </table:table-cell>
          <table:table-cell office:value-type="float" office:value="0.0301781002638522">
            <text:p>0.0301781003</text:p>
          </table:table-cell>
          <table:table-cell office:value-type="float" office:value="0.075575490859851">
            <text:p>0.0755754909</text:p>
          </table:table-cell>
          <table:table-cell office:value-type="float" office:value="0.0409830166954519">
            <text:p>0.0409830167</text:p>
          </table:table-cell>
          <table:table-cell office:value-type="float" office:value="1.10740835768513">
            <text:p>1.1074083577</text:p>
          </table:table-cell>
          <table:table-cell office:value-type="float" office:value="1.27570906145415">
            <text:p>1.2757090615</text:p>
          </table:table-cell>
          <table:table-cell office:value-type="float" office:value="1.1467325894427">
            <text:p>1.1467325894</text:p>
          </table:table-cell>
          <table:table-cell office:value-type="float" office:value="23.3134054414954">
            <text:p>23.3134054415</text:p>
          </table:table-cell>
          <table:table-cell office:value-type="float" office:value="9.51395252496326">
            <text:p>9.513952525</text:p>
          </table:table-cell>
          <table:table-cell office:value-type="float" office:value="17.2572882325696">
            <text:p>17.2572882326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date" office:date-value="2020-08-31">
            <text:p>08/31/20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office:value-type="float" office:value="3880">
            <text:p>3880</text:p>
          </table:table-cell>
          <table:table-cell office:value-type="float" office:value="4.59">
            <text:p>4.59</text:p>
          </table:table-cell>
          <table:table-cell office:value-type="float" office:value="1">
            <text:p>1</text:p>
          </table:table-cell>
          <table:table-cell office:value-type="float" office:value="95.4">
            <text:p>95.4</text:p>
          </table:table-cell>
          <table:table-cell office:value-type="float" office:value="4577.2">
            <text:p>4577.2</text:p>
          </table:table-cell>
          <table:table-cell office:value-type="float" office:value="5.086">
            <text:p>5.086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862">
            <text:p>862</text:p>
          </table:table-cell>
          <table:table-cell office:value-type="float" office:value="1749">
            <text:p>1749</text:p>
          </table:table-cell>
          <table:table-cell office:value-type="float" office:value="4116">
            <text:p>4116</text:p>
          </table:table-cell>
          <table:table-cell office:value-type="float" office:value="42.5">
            <text:p>42.5</text:p>
          </table:table-cell>
          <table:table-cell office:value-type="float" office:value="134.75">
            <text:p>134.75</text:p>
          </table:table-cell>
          <table:table-cell office:value-type="float" office:value="73.75">
            <text:p>73.75</text:p>
          </table:table-cell>
          <table:table-cell office:value-type="float" office:value="0.0493039443155452">
            <text:p>0.0493039443</text:p>
          </table:table-cell>
          <table:table-cell office:value-type="float" office:value="0.0770440251572327">
            <text:p>0.0770440252</text:p>
          </table:table-cell>
          <table:table-cell office:value-type="float" office:value="0.0179178814382896">
            <text:p>0.0179178814</text:p>
          </table:table-cell>
          <table:table-cell office:value-type="float" office:value="1.17732832779755">
            <text:p>1.1773283278</text:p>
          </table:table-cell>
          <table:table-cell office:value-type="float" office:value="1.28128822040267">
            <text:p>1.2812882204</text:p>
          </table:table-cell>
          <table:table-cell office:value-type="float" office:value="1.06334184396548">
            <text:p>1.063341844</text:p>
          </table:table-cell>
          <table:table-cell office:value-type="float" office:value="14.4024495273835">
            <text:p>14.4024495274</text:p>
          </table:table-cell>
          <table:table-cell office:value-type="float" office:value="9.33905433909304">
            <text:p>9.339054339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date" office:date-value="2020-09-01">
            <text:p>09/01/20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float" office:value="1792">
            <text:p>1792</text:p>
          </table:table-cell>
          <table:table-cell office:value-type="float" office:value="6.58">
            <text:p>6.58</text:p>
          </table:table-cell>
          <table:table-cell office:value-type="float" office:value="1.2">
            <text:p>1.2</text:p>
          </table:table-cell>
          <table:table-cell office:value-type="float" office:value="97.4">
            <text:p>97.4</text:p>
          </table:table-cell>
          <table:table-cell office:value-type="float" office:value="5431.4">
            <text:p>5431.4</text:p>
          </table:table-cell>
          <table:table-cell office:value-type="float" office:value="4.912">
            <text:p>4.91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840">
            <text:p>840</text:p>
          </table:table-cell>
          <table:table-cell office:value-type="float" office:value="1654">
            <text:p>1654</text:p>
          </table:table-cell>
          <table:table-cell office:value-type="float" office:value="3747">
            <text:p>3747</text:p>
          </table:table-cell>
          <table:table-cell office:value-type="float" office:value="78">
            <text:p>78</text:p>
          </table:table-cell>
          <table:table-cell office:value-type="float" office:value="94.75">
            <text:p>94.75</text:p>
          </table:table-cell>
          <table:table-cell office:value-type="float" office:value="125.25">
            <text:p>125.25</text:p>
          </table:table-cell>
          <table:table-cell office:value-type="float" office:value="0.0928571428571429">
            <text:p>0.0928571429</text:p>
          </table:table-cell>
          <table:table-cell office:value-type="float" office:value="0.0572853688029021">
            <text:p>0.0572853688</text:p>
          </table:table-cell>
          <table:table-cell office:value-type="float" office:value="0.0334267413931145">
            <text:p>0.0334267414</text:p>
          </table:table-cell>
          <table:table-cell office:value-type="float" office:value="1.3419">
            <text:p>1.3419</text:p>
          </table:table-cell>
          <table:table-cell office:value-type="float" office:value="1.20693075322877">
            <text:p>1.2069307532</text:p>
          </table:table-cell>
          <table:table-cell office:value-type="float" office:value="1.11918359507462">
            <text:p>1.1191835951</text:p>
          </table:table-cell>
          <table:table-cell office:value-type="float" office:value="7.8061071795187">
            <text:p>7.8061071795</text:p>
          </table:table-cell>
          <table:table-cell office:value-type="float" office:value="12.4432551973981">
            <text:p>12.4432551974</text:p>
          </table:table-cell>
          <table:table-cell office:value-type="float" office:value="21.0809816588108">
            <text:p>21.0809816588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date" office:date-value="2020-09-02">
            <text:p>09/02/20</text:p>
          </table:table-cell>
          <table:table-cell office:value-type="float" office:value="3">
            <text:p>3</text:p>
          </table:table-cell>
          <table:table-cell office:value-type="float" office:value="98">
            <text:p>98</text:p>
          </table:table-cell>
          <table:table-cell office:value-type="float" office:value="7589">
            <text:p>7589</text:p>
          </table:table-cell>
          <table:table-cell office:value-type="float" office:value="4.81">
            <text:p>4.81</text:p>
          </table:table-cell>
          <table:table-cell office:value-type="float" office:value="1.4">
            <text:p>1.4</text:p>
          </table:table-cell>
          <table:table-cell office:value-type="float" office:value="103.4">
            <text:p>103.4</text:p>
          </table:table-cell>
          <table:table-cell office:value-type="float" office:value="5573.6">
            <text:p>5573.6</text:p>
          </table:table-cell>
          <table:table-cell office:value-type="float" office:value="5.29">
            <text:p>5.29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832">
            <text:p>832</text:p>
          </table:table-cell>
          <table:table-cell office:value-type="float" office:value="1850">
            <text:p>1850</text:p>
          </table:table-cell>
          <table:table-cell office:value-type="float" office:value="4518">
            <text:p>4518</text:p>
          </table:table-cell>
          <table:table-cell office:value-type="float" office:value="29.875">
            <text:p>29.875</text:p>
          </table:table-cell>
          <table:table-cell office:value-type="float" office:value="135">
            <text:p>135</text:p>
          </table:table-cell>
          <table:table-cell office:value-type="float" office:value="82.375">
            <text:p>82.375</text:p>
          </table:table-cell>
          <table:table-cell office:value-type="float" office:value="0.0359074519230769">
            <text:p>0.0359074519</text:p>
          </table:table-cell>
          <table:table-cell office:value-type="float" office:value="0.072972972972973">
            <text:p>0.072972973</text:p>
          </table:table-cell>
          <table:table-cell office:value-type="float" office:value="0.0182326250553342">
            <text:p>0.0182326251</text:p>
          </table:table-cell>
          <table:table-cell office:value-type="float" office:value="1.12820319813384">
            <text:p>1.1282031981</text:p>
          </table:table-cell>
          <table:table-cell office:value-type="float" office:value="1.26584251278305">
            <text:p>1.2658425128</text:p>
          </table:table-cell>
          <table:table-cell office:value-type="float" office:value="1.06446574778183">
            <text:p>1.0644657478</text:p>
          </table:table-cell>
          <table:table-cell office:value-type="float" office:value="19.6482498554485">
            <text:p>19.6482498554</text:p>
          </table:table-cell>
          <table:table-cell office:value-type="float" office:value="9.84118912656713">
            <text:p>9.84118912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date" office:date-value="2020-09-03">
            <text:p>09/03/2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7516">
            <text:p>7516</text:p>
          </table:table-cell>
          <table:table-cell office:value-type="float" office:value="4">
            <text:p>4</text:p>
          </table:table-cell>
          <table:table-cell office:value-type="float" office:value="1.8">
            <text:p>1.8</text:p>
          </table:table-cell>
          <table:table-cell office:value-type="float" office:value="110.6">
            <text:p>110.6</text:p>
          </table:table-cell>
          <table:table-cell office:value-type="float" office:value="6417">
            <text:p>6417</text:p>
          </table:table-cell>
          <table:table-cell office:value-type="float" office:value="5.632">
            <text:p>5.632</text:p>
          </table:table-cell>
          <table:table-cell table:number-columns-repeated="3"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942">
            <text:p>942</text:p>
          </table:table-cell>
          <table:table-cell office:value-type="float" office:value="1964">
            <text:p>1964</text:p>
          </table:table-cell>
          <table:table-cell office:value-type="float" office:value="5369">
            <text:p>5369</text:p>
          </table:table-cell>
          <table:table-cell office:value-type="float" office:value="37.75">
            <text:p>37.75</text:p>
          </table:table-cell>
          <table:table-cell office:value-type="float" office:value="110.125">
            <text:p>110.125</text:p>
          </table:table-cell>
          <table:table-cell office:value-type="float" office:value="32.375">
            <text:p>32.375</text:p>
          </table:table-cell>
          <table:table-cell office:value-type="float" office:value="0.0400743099787686">
            <text:p>0.04007431</text:p>
          </table:table-cell>
          <table:table-cell office:value-type="float" office:value="0.0560717922606925">
            <text:p>0.0560717923</text:p>
          </table:table-cell>
          <table:table-cell office:value-type="float" office:value="0.00602998696219035">
            <text:p>0.006029987</text:p>
          </table:table-cell>
          <table:table-cell office:value-type="float" office:value="1.14340774755343">
            <text:p>1.1434077476</text:p>
          </table:table-cell>
          <table:table-cell office:value-type="float" office:value="1.20241360285158">
            <text:p>1.2024136029</text:p>
          </table:table-cell>
          <table:table-cell office:value-type="float" office:value="1.02117622142348">
            <text:p>1.0211762214</text:p>
          </table:table-cell>
          <table:table-cell office:value-type="float" office:value="17.640850907617">
            <text:p>17.6408509076</text:p>
          </table:table-cell>
          <table:table-cell office:value-type="float" office:value="12.7052028230635">
            <text:p>12.705202823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date" office:date-value="2020-09-04">
            <text:p>09/04/20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7091">
            <text:p>7091</text:p>
          </table:table-cell>
          <table:table-cell office:value-type="float" office:value="6.47">
            <text:p>6.47</text:p>
          </table:table-cell>
          <table:table-cell office:value-type="float" office:value="1.6">
            <text:p>1.6</text:p>
          </table:table-cell>
          <table:table-cell office:value-type="float" office:value="121.6">
            <text:p>121.6</text:p>
          </table:table-cell>
          <table:table-cell office:value-type="float" office:value="8011.6">
            <text:p>8011.6</text:p>
          </table:table-cell>
          <table:table-cell office:value-type="float" office:value="5.33">
            <text:p>5.33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 office:value-type="float" office:value="17">
            <text:p>17</text:p>
          </table:table-cell>
          <table:table-cell office:value-type="float" office:value="1160">
            <text:p>1160</text:p>
          </table:table-cell>
          <table:table-cell office:value-type="float" office:value="2152">
            <text:p>2152</text:p>
          </table:table-cell>
          <table:table-cell office:value-type="float" office:value="3987">
            <text:p>3987</text:p>
          </table:table-cell>
          <table:table-cell office:value-type="float" office:value="22.5">
            <text:p>22.5</text:p>
          </table:table-cell>
          <table:table-cell office:value-type="float" office:value="103.5">
            <text:p>103.5</text:p>
          </table:table-cell>
          <table:table-cell office:value-type="float" office:value="279.5">
            <text:p>279.5</text:p>
          </table:table-cell>
          <table:table-cell office:value-type="float" office:value="0.0193965517241379">
            <text:p>0.0193965517</text:p>
          </table:table-cell>
          <table:table-cell office:value-type="float" office:value="0.0480947955390335">
            <text:p>0.0480947955</text:p>
          </table:table-cell>
          <table:table-cell office:value-type="float" office:value="0.0701028342111863">
            <text:p>0.0701028342</text:p>
          </table:table-cell>
          <table:table-cell office:value-type="float" office:value="1.06862533442331">
            <text:p>1.0686253344</text:p>
          </table:table-cell>
          <table:table-cell office:value-type="float" office:value="1.17286547872818">
            <text:p>1.1728654787</text:p>
          </table:table-cell>
          <table:table-cell office:value-type="float" office:value="1.25499215817346">
            <text:p>1.2549921582</text:p>
          </table:table-cell>
          <table:table-cell office:value-type="float" office:value="0">
            <text:p>0</text:p>
          </table:table-cell>
          <table:table-cell office:value-type="float" office:value="14.7559640596475">
            <text:p>14.7559640596</text:p>
          </table:table-cell>
          <table:table-cell office:value-type="float" office:value="10.2302373556104">
            <text:p>10.2302373556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date" office:date-value="2020-09-05">
            <text:p>09/05/20</text:p>
          </table:table-cell>
          <table:table-cell office:value-type="float" office:value="3">
            <text:p>3</text:p>
          </table:table-cell>
          <table:table-cell office:value-type="float" office:value="139">
            <text:p>139</text:p>
          </table:table-cell>
          <table:table-cell office:value-type="float" office:value="8097">
            <text:p>8097</text:p>
          </table:table-cell>
          <table:table-cell office:value-type="float" office:value="6.3">
            <text:p>6.3</text:p>
          </table:table-cell>
          <table:table-cell office:value-type="float" office:value="1.2">
            <text:p>1.2</text:p>
          </table:table-cell>
          <table:table-cell office:value-type="float" office:value="132.2">
            <text:p>132.2</text:p>
          </table:table-cell>
          <table:table-cell office:value-type="float" office:value="8778.6">
            <text:p>8778.6</text:p>
          </table:table-cell>
          <table:table-cell office:value-type="float" office:value="5.376">
            <text:p>5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8">
            <text:p>28</text:p>
          </table:table-cell>
          <table:table-cell office:value-type="float" office:value="22">
            <text:p>22</text:p>
          </table:table-cell>
          <table:table-cell office:value-type="float" office:value="1122">
            <text:p>1122</text:p>
          </table:table-cell>
          <table:table-cell office:value-type="float" office:value="2135">
            <text:p>2135</text:p>
          </table:table-cell>
          <table:table-cell office:value-type="float" office:value="3757">
            <text:p>3757</text:p>
          </table:table-cell>
          <table:table-cell office:value-type="float" office:value="92.375">
            <text:p>92.375</text:p>
          </table:table-cell>
          <table:table-cell office:value-type="float" office:value="144.625">
            <text:p>144.625</text:p>
          </table:table-cell>
          <table:table-cell office:value-type="float" office:value="170.5">
            <text:p>170.5</text:p>
          </table:table-cell>
          <table:table-cell office:value-type="float" office:value="0.0823306595365419">
            <text:p>0.0823306595</text:p>
          </table:table-cell>
          <table:table-cell office:value-type="float" office:value="0.0677400468384075">
            <text:p>0.0677400468</text:p>
          </table:table-cell>
          <table:table-cell office:value-type="float" office:value="0.045381953686452">
            <text:p>0.0453819537</text:p>
          </table:table-cell>
          <table:table-cell office:value-type="float" office:value="1.30144284987735">
            <text:p>1.3014428499</text:p>
          </table:table-cell>
          <table:table-cell office:value-type="float" office:value="1.24608404326794">
            <text:p>1.2460840433</text:p>
          </table:table-cell>
          <table:table-cell office:value-type="float" office:value="1.16287350047456">
            <text:p>1.1628735005</text:p>
          </table:table-cell>
          <table:table-cell office:value-type="float" office:value="8.7610691832919">
            <text:p>8.7610691833</text:p>
          </table:table-cell>
          <table:table-cell office:value-type="float" office:value="10.5752458199614">
            <text:p>10.57524582</text:p>
          </table:table-cell>
          <table:table-cell office:value-type="float" office:value="15.6176402993126">
            <text:p>15.6176402993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date" office:date-value="2020-09-06">
            <text:p>09/06/20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9765">
            <text:p>9765</text:p>
          </table:table-cell>
          <table:table-cell office:value-type="float" office:value="5.07">
            <text:p>5.07</text:p>
          </table:table-cell>
          <table:table-cell office:value-type="float" office:value="1.2">
            <text:p>1.2</text:p>
          </table:table-cell>
          <table:table-cell office:value-type="float" office:value="150.6">
            <text:p>150.6</text:p>
          </table:table-cell>
          <table:table-cell office:value-type="float" office:value="8419.8">
            <text:p>8419.8</text:p>
          </table:table-cell>
          <table:table-cell office:value-type="float" office:value="5.768">
            <text:p>5.76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1230">
            <text:p>1230</text:p>
          </table:table-cell>
          <table:table-cell office:value-type="float" office:value="2247">
            <text:p>2247</text:p>
          </table:table-cell>
          <table:table-cell office:value-type="float" office:value="4037">
            <text:p>4037</text:p>
          </table:table-cell>
          <table:table-cell office:value-type="float" office:value="73.25">
            <text:p>73.25</text:p>
          </table:table-cell>
          <table:table-cell office:value-type="float" office:value="153.375">
            <text:p>153.375</text:p>
          </table:table-cell>
          <table:table-cell office:value-type="float" office:value="210.5">
            <text:p>210.5</text:p>
          </table:table-cell>
          <table:table-cell office:value-type="float" office:value="0.0595528455284553">
            <text:p>0.0595528455</text:p>
          </table:table-cell>
          <table:table-cell office:value-type="float" office:value="0.0682576769025367">
            <text:p>0.0682576769</text:p>
          </table:table-cell>
          <table:table-cell office:value-type="float" office:value="0.0521426802080753">
            <text:p>0.0521426802</text:p>
          </table:table-cell>
          <table:table-cell office:value-type="float" office:value="1.21538618051424">
            <text:p>1.2153861805</text:p>
          </table:table-cell>
          <table:table-cell office:value-type="float" office:value="1.2480337256529">
            <text:p>1.2480337257</text:p>
          </table:table-cell>
          <table:table-cell office:value-type="float" office:value="1.18782834456286">
            <text:p>1.1878283446</text:p>
          </table:table-cell>
          <table:table-cell office:value-type="float" office:value="11.9824273816197">
            <text:p>11.9824273816</text:p>
          </table:table-cell>
          <table:table-cell office:value-type="float" office:value="10.4976202894944">
            <text:p>10.4976202895</text:p>
          </table:table-cell>
          <table:table-cell office:value-type="float" office:value="13.6369164414246">
            <text:p>13.6369164414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date" office:date-value="2020-09-07">
            <text:p>09/07/20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office:value-type="float" office:value="11424">
            <text:p>11424</text:p>
          </table:table-cell>
          <table:table-cell office:value-type="float" office:value="5.04">
            <text:p>5.04</text:p>
          </table:table-cell>
          <table:table-cell office:value-type="float" office:value="1.4">
            <text:p>1.4</text:p>
          </table:table-cell>
          <table:table-cell office:value-type="float" office:value="170.8">
            <text:p>170.8</text:p>
          </table:table-cell>
          <table:table-cell office:value-type="float" office:value="8668.6">
            <text:p>8668.6</text:p>
          </table:table-cell>
          <table:table-cell office:value-type="float" office:value="5.46">
            <text:p>5.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8">
            <text:p>28</text:p>
          </table:table-cell>
          <table:table-cell office:value-type="float" office:value="1288">
            <text:p>1288</text:p>
          </table:table-cell>
          <table:table-cell office:value-type="float" office:value="2450">
            <text:p>2450</text:p>
          </table:table-cell>
          <table:table-cell office:value-type="float" office:value="4063">
            <text:p>4063</text:p>
          </table:table-cell>
          <table:table-cell office:value-type="float" office:value="59.75">
            <text:p>59.75</text:p>
          </table:table-cell>
          <table:table-cell office:value-type="float" office:value="134.75">
            <text:p>134.75</text:p>
          </table:table-cell>
          <table:table-cell office:value-type="float" office:value="221">
            <text:p>221</text:p>
          </table:table-cell>
          <table:table-cell office:value-type="float" office:value="0.046389751552795">
            <text:p>0.0463897516</text:p>
          </table:table-cell>
          <table:table-cell office:value-type="float" office:value="0.055">
            <text:p>0.055</text:p>
          </table:table-cell>
          <table:table-cell office:value-type="float" office:value="0.0543933054393305">
            <text:p>0.0543933054</text:p>
          </table:table-cell>
          <table:table-cell office:value-type="float" office:value="1.16658206817108">
            <text:p>1.1665820682</text:p>
          </table:table-cell>
          <table:table-cell office:value-type="float" office:value="1.198429">
            <text:p>1.198429</text:p>
          </table:table-cell>
          <table:table-cell office:value-type="float" office:value="1.19617548712382">
            <text:p>1.1961754871</text:p>
          </table:table-cell>
          <table:table-cell office:value-type="float" office:value="15.2857714447527">
            <text:p>15.2857714448</text:p>
          </table:table-cell>
          <table:table-cell office:value-type="float" office:value="12.9461571122372">
            <text:p>12.9461571122</text:p>
          </table:table-cell>
          <table:table-cell office:value-type="float" office:value="13.0867586435362">
            <text:p>13.0867586435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date" office:date-value="2020-09-08">
            <text:p>09/0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5722">
            <text:p>5722</text:p>
          </table:table-cell>
          <table:table-cell office:value-type="float" office:value="5.96">
            <text:p>5.96</text:p>
          </table:table-cell>
          <table:table-cell office:value-type="float" office:value="1.2">
            <text:p>1.2</text:p>
          </table:table-cell>
          <table:table-cell office:value-type="float" office:value="189.8">
            <text:p>189.8</text:p>
          </table:table-cell>
          <table:table-cell office:value-type="float" office:value="9070">
            <text:p>9070</text:p>
          </table:table-cell>
          <table:table-cell office:value-type="float" office:value="5.142">
            <text:p>5.142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41">
            <text:p>41</text:p>
          </table:table-cell>
          <table:table-cell office:value-type="float" office:value="27">
            <text:p>27</text:p>
          </table:table-cell>
          <table:table-cell office:value-type="float" office:value="1308">
            <text:p>1308</text:p>
          </table:table-cell>
          <table:table-cell office:value-type="float" office:value="2635">
            <text:p>2635</text:p>
          </table:table-cell>
          <table:table-cell office:value-type="float" office:value="4544">
            <text:p>4544</text:p>
          </table:table-cell>
          <table:table-cell office:value-type="float" office:value="119">
            <text:p>119</text:p>
          </table:table-cell>
          <table:table-cell office:value-type="float" office:value="178.75">
            <text:p>178.75</text:p>
          </table:table-cell>
          <table:table-cell office:value-type="float" office:value="369.875">
            <text:p>369.875</text:p>
          </table:table-cell>
          <table:table-cell office:value-type="float" office:value="0.0909785932721713">
            <text:p>0.0909785933</text:p>
          </table:table-cell>
          <table:table-cell office:value-type="float" office:value="0.0678368121442125">
            <text:p>0.0678368121</text:p>
          </table:table-cell>
          <table:table-cell office:value-type="float" office:value="0.0813985475352113">
            <text:p>0.0813985475</text:p>
          </table:table-cell>
          <table:table-cell office:value-type="float" office:value="1.33464820114281">
            <text:p>1.3346482011</text:p>
          </table:table-cell>
          <table:table-cell office:value-type="float" office:value="1.24644843534525">
            <text:p>1.2464484353</text:p>
          </table:table-cell>
          <table:table-cell office:value-type="float" office:value="1.29788133451329">
            <text:p>1.2978813345</text:p>
          </table:table-cell>
          <table:table-cell office:value-type="float" office:value="7.96033879152272">
            <text:p>7.9603387915</text:p>
          </table:table-cell>
          <table:table-cell office:value-type="float" office:value="10.5606445745715">
            <text:p>10.5606445746</text:p>
          </table:table-cell>
          <table:table-cell office:value-type="float" office:value="8.85752743132958">
            <text:p>8.8575274313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date" office:date-value="2020-09-09">
            <text:p>09/09/20</text:p>
          </table:table-cell>
          <table:table-cell office:value-type="float" office:value="2">
            <text:p>2</text:p>
          </table:table-cell>
          <table:table-cell office:value-type="float" office:value="221">
            <text:p>221</text:p>
          </table:table-cell>
          <table:table-cell office:value-type="float" office:value="8335">
            <text:p>8335</text:p>
          </table:table-cell>
          <table:table-cell office:value-type="float" office:value="4.93">
            <text:p>4.93</text:p>
          </table:table-cell>
          <table:table-cell office:value-type="float" office:value="1.4">
            <text:p>1.4</text:p>
          </table:table-cell>
          <table:table-cell office:value-type="float" office:value="211.4">
            <text:p>211.4</text:p>
          </table:table-cell>
          <table:table-cell office:value-type="float" office:value="9444.4">
            <text:p>9444.4</text:p>
          </table:table-cell>
          <table:table-cell office:value-type="float" office:value="5.362">
            <text:p>5.362</text:p>
          </table:table-cell>
          <table:table-cell table:number-columns-repeated="3"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46">
            <text:p>46</text:p>
          </table:table-cell>
          <table:table-cell office:value-type="float" office:value="37">
            <text:p>37</text:p>
          </table:table-cell>
          <table:table-cell office:value-type="float" office:value="1614">
            <text:p>1614</text:p>
          </table:table-cell>
          <table:table-cell office:value-type="float" office:value="2822">
            <text:p>2822</text:p>
          </table:table-cell>
          <table:table-cell office:value-type="float" office:value="5426">
            <text:p>5426</text:p>
          </table:table-cell>
          <table:table-cell office:value-type="float" office:value="138.375">
            <text:p>138.375</text:p>
          </table:table-cell>
          <table:table-cell office:value-type="float" office:value="159.625">
            <text:p>159.625</text:p>
          </table:table-cell>
          <table:table-cell office:value-type="float" office:value="240">
            <text:p>240</text:p>
          </table:table-cell>
          <table:table-cell office:value-type="float" office:value="0.0857342007434944">
            <text:p>0.0857342007</text:p>
          </table:table-cell>
          <table:table-cell office:value-type="float" office:value="0.0565644932671864">
            <text:p>0.0565644933</text:p>
          </table:table-cell>
          <table:table-cell office:value-type="float" office:value="0.0442314780685588">
            <text:p>0.0442314781</text:p>
          </table:table-cell>
          <table:table-cell office:value-type="float" office:value="1.3144763948294">
            <text:p>1.3144763948</text:p>
          </table:table-cell>
          <table:table-cell office:value-type="float" office:value="1.20424682855636">
            <text:p>1.2042468286</text:p>
          </table:table-cell>
          <table:table-cell office:value-type="float" office:value="1.15864476359813">
            <text:p>1.1586447636</text:p>
          </table:table-cell>
          <table:table-cell office:value-type="float" office:value="8.42666146654388">
            <text:p>8.4266614665</text:p>
          </table:table-cell>
          <table:table-cell office:value-type="float" office:value="12.5974994738701">
            <text:p>12.5974994739</text:p>
          </table:table-cell>
          <table:table-cell office:value-type="float" office:value="16.0149761560841">
            <text:p>16.0149761561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date" office:date-value="2020-09-10">
            <text:p>09/10/20</text:p>
          </table:table-cell>
          <table:table-cell office:value-type="float" office:value="2">
            <text:p>2</text:p>
          </table:table-cell>
          <table:table-cell office:value-type="float" office:value="234">
            <text:p>234</text:p>
          </table:table-cell>
          <table:table-cell office:value-type="float" office:value="10104">
            <text:p>10104</text:p>
          </table:table-cell>
          <table:table-cell office:value-type="float" office:value="4.71">
            <text:p>4.71</text:p>
          </table:table-cell>
          <table:table-cell office:value-type="float" office:value="1.6">
            <text:p>1.6</text:p>
          </table:table-cell>
          <table:table-cell office:value-type="float" office:value="237.6">
            <text:p>237.6</text:p>
          </table:table-cell>
          <table:table-cell office:value-type="float" office:value="9527.8">
            <text:p>9527.8</text:p>
          </table:table-cell>
          <table:table-cell office:value-type="float" office:value="5.902">
            <text:p>5.902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42">
            <text:p>42</text:p>
          </table:table-cell>
          <table:table-cell office:value-type="float" office:value="36">
            <text:p>36</text:p>
          </table:table-cell>
          <table:table-cell office:value-type="float" office:value="1655">
            <text:p>1655</text:p>
          </table:table-cell>
          <table:table-cell office:value-type="float" office:value="2868">
            <text:p>2868</text:p>
          </table:table-cell>
          <table:table-cell office:value-type="float" office:value="5347">
            <text:p>5347</text:p>
          </table:table-cell>
          <table:table-cell office:value-type="float" office:value="76.25">
            <text:p>76.25</text:p>
          </table:table-cell>
          <table:table-cell office:value-type="float" office:value="128.375">
            <text:p>128.375</text:p>
          </table:table-cell>
          <table:table-cell office:value-type="float" office:value="503.875">
            <text:p>503.875</text:p>
          </table:table-cell>
          <table:table-cell office:value-type="float" office:value="0.0460725075528701">
            <text:p>0.0460725076</text:p>
          </table:table-cell>
          <table:table-cell office:value-type="float" office:value="0.0447611576011158">
            <text:p>0.0447611576</text:p>
          </table:table-cell>
          <table:table-cell office:value-type="float" office:value="0.0942350850944455">
            <text:p>0.0942350851</text:p>
          </table:table-cell>
          <table:table-cell office:value-type="float" office:value="1.16541422130138">
            <text:p>1.1654142213</text:p>
          </table:table-cell>
          <table:table-cell office:value-type="float" office:value="1.1605910316143">
            <text:p>1.1605910316</text:p>
          </table:table-cell>
          <table:table-cell office:value-type="float" office:value="1.34722809030556">
            <text:p>1.3472280903</text:p>
          </table:table-cell>
          <table:table-cell office:value-type="float" office:value="15.3886746496197">
            <text:p>15.3886746496</text:p>
          </table:table-cell>
          <table:table-cell office:value-type="float" office:value="15.8295058111756">
            <text:p>15.8295058112</text:p>
          </table:table-cell>
          <table:table-cell office:value-type="float" office:value="7.69688322040927">
            <text:p>7.6968832204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date" office:date-value="2020-09-11">
            <text:p>09/11/20</text:p>
          </table:table-cell>
          <table:table-cell office:value-type="float" office:value="1">
            <text:p>1</text:p>
          </table:table-cell>
          <table:table-cell office:value-type="float" office:value="259">
            <text:p>259</text:p>
          </table:table-cell>
          <table:table-cell office:value-type="float" office:value="11637">
            <text:p>11637</text:p>
          </table:table-cell>
          <table:table-cell office:value-type="float" office:value="6.17">
            <text:p>6.17</text:p>
          </table:table-cell>
          <table:table-cell office:value-type="float" office:value="2.2">
            <text:p>2.2</text:p>
          </table:table-cell>
          <table:table-cell office:value-type="float" office:value="255.6">
            <text:p>255.6</text:p>
          </table:table-cell>
          <table:table-cell office:value-type="float" office:value="10150.2">
            <text:p>10150.2</text:p>
          </table:table-cell>
          <table:table-cell office:value-type="float" office:value="5.806">
            <text:p>5.806</text:p>
          </table:table-cell>
          <table:table-cell table:number-columns-repeated="3" office:value-type="float" office:value="2">
            <text:p>2</text:p>
          </table:table-cell>
          <table:table-cell office:value-type="float" office:value="48">
            <text:p>48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1908">
            <text:p>1908</text:p>
          </table:table-cell>
          <table:table-cell office:value-type="float" office:value="3230">
            <text:p>3230</text:p>
          </table:table-cell>
          <table:table-cell office:value-type="float" office:value="6070">
            <text:p>6070</text:p>
          </table:table-cell>
          <table:table-cell office:value-type="float" office:value="61.375">
            <text:p>61.375</text:p>
          </table:table-cell>
          <table:table-cell office:value-type="float" office:value="173.25">
            <text:p>173.25</text:p>
          </table:table-cell>
          <table:table-cell office:value-type="float" office:value="358">
            <text:p>358</text:p>
          </table:table-cell>
          <table:table-cell office:value-type="float" office:value="0.0321671907756813">
            <text:p>0.0321671908</text:p>
          </table:table-cell>
          <table:table-cell office:value-type="float" office:value="0.0536377708978328">
            <text:p>0.0536377709</text:p>
          </table:table-cell>
          <table:table-cell office:value-type="float" office:value="0.0589785831960461">
            <text:p>0.0589785832</text:p>
          </table:table-cell>
          <table:table-cell office:value-type="float" office:value="1.11461323491319">
            <text:p>1.1146132349</text:p>
          </table:table-cell>
          <table:table-cell office:value-type="float" office:value="1.19337113865752">
            <text:p>1.1933711387</text:p>
          </table:table-cell>
          <table:table-cell office:value-type="float" office:value="1.21324284880675">
            <text:p>1.2132428488</text:p>
          </table:table-cell>
          <table:table-cell office:value-type="float" office:value="21.8930107439654">
            <text:p>21.893010744</text:p>
          </table:table-cell>
          <table:table-cell office:value-type="float" office:value="13.2662996955077">
            <text:p>13.2662996955</text:p>
          </table:table-cell>
          <table:table-cell office:value-type="float" office:value="12.0957871384871">
            <text:p>12.0957871385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date" office:date-value="2020-09-12">
            <text:p>09/12/20</text:p>
          </table:table-cell>
          <table:table-cell office:value-type="float" office:value="2">
            <text:p>2</text:p>
          </table:table-cell>
          <table:table-cell office:value-type="float" office:value="282">
            <text:p>282</text:p>
          </table:table-cell>
          <table:table-cell office:value-type="float" office:value="11841">
            <text:p>11841</text:p>
          </table:table-cell>
          <table:table-cell office:value-type="float" office:value="7.74">
            <text:p>7.74</text:p>
          </table:table-cell>
          <table:table-cell office:value-type="float" office:value="2.8">
            <text:p>2.8</text:p>
          </table:table-cell>
          <table:table-cell office:value-type="float" office:value="268.8">
            <text:p>268.8</text:p>
          </table:table-cell>
          <table:table-cell office:value-type="float" office:value="10746">
            <text:p>10746</text:p>
          </table:table-cell>
          <table:table-cell office:value-type="float" office:value="6.312">
            <text:p>6.312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46">
            <text:p>46</text:p>
          </table:table-cell>
          <table:table-cell office:value-type="float" office:value="25">
            <text:p>25</text:p>
          </table:table-cell>
          <table:table-cell office:value-type="float" office:value="2062">
            <text:p>2062</text:p>
          </table:table-cell>
          <table:table-cell office:value-type="float" office:value="3352">
            <text:p>3352</text:p>
          </table:table-cell>
          <table:table-cell office:value-type="float" office:value="6232">
            <text:p>6232</text:p>
          </table:table-cell>
          <table:table-cell office:value-type="float" office:value="99.5">
            <text:p>99.5</text:p>
          </table:table-cell>
          <table:table-cell office:value-type="float" office:value="253.75">
            <text:p>253.75</text:p>
          </table:table-cell>
          <table:table-cell office:value-type="float" office:value="360.25">
            <text:p>360.25</text:p>
          </table:table-cell>
          <table:table-cell office:value-type="float" office:value="0.0482541222114452">
            <text:p>0.0482541222</text:p>
          </table:table-cell>
          <table:table-cell office:value-type="float" office:value="0.0757010739856802">
            <text:p>0.075701074</text:p>
          </table:table-cell>
          <table:table-cell office:value-type="float" office:value="0.0578064826700899">
            <text:p>0.0578064827</text:p>
          </table:table-cell>
          <table:table-cell office:value-type="float" office:value="1.17345320994844">
            <text:p>1.1734532099</text:p>
          </table:table-cell>
          <table:table-cell office:value-type="float" office:value="1.27618583805095">
            <text:p>1.2761858381</text:p>
          </table:table-cell>
          <table:table-cell office:value-type="float" office:value="1.20887220464514">
            <text:p>1.2088722046</text:p>
          </table:table-cell>
          <table:table-cell office:value-type="float" office:value="14.7083690346439">
            <text:p>14.7083690346</text:p>
          </table:table-cell>
          <table:table-cell office:value-type="float" office:value="9.49873072068276">
            <text:p>9.4987307207</text:p>
          </table:table-cell>
          <table:table-cell office:value-type="float" office:value="12.3341485716156">
            <text:p>12.3341485716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date" office:date-value="2020-09-13">
            <text:p>09/13/20</text:p>
          </table:table-cell>
          <table:table-cell office:value-type="float" office:value="4">
            <text:p>4</text:p>
          </table:table-cell>
          <table:table-cell office:value-type="float" office:value="282">
            <text:p>282</text:p>
          </table:table-cell>
          <table:table-cell office:value-type="float" office:value="8834">
            <text:p>8834</text:p>
          </table:table-cell>
          <table:table-cell office:value-type="float" office:value="5.48">
            <text:p>5.48</text:p>
          </table:table-cell>
          <table:table-cell office:value-type="float" office:value="3.2">
            <text:p>3.2</text:p>
          </table:table-cell>
          <table:table-cell office:value-type="float" office:value="283.2">
            <text:p>283.2</text:p>
          </table:table-cell>
          <table:table-cell office:value-type="float" office:value="10455.8">
            <text:p>10455.8</text:p>
          </table:table-cell>
          <table:table-cell office:value-type="float" office:value="7.048">
            <text:p>7.048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35">
            <text:p>35</text:p>
          </table:table-cell>
          <table:table-cell office:value-type="float" office:value="27">
            <text:p>27</text:p>
          </table:table-cell>
          <table:table-cell office:value-type="float" office:value="2098">
            <text:p>2098</text:p>
          </table:table-cell>
          <table:table-cell office:value-type="float" office:value="3545">
            <text:p>3545</text:p>
          </table:table-cell>
          <table:table-cell office:value-type="float" office:value="6747">
            <text:p>6747</text:p>
          </table:table-cell>
          <table:table-cell office:value-type="float" office:value="37">
            <text:p>37</text:p>
          </table:table-cell>
          <table:table-cell office:value-type="float" office:value="97">
            <text:p>97</text:p>
          </table:table-cell>
          <table:table-cell office:value-type="float" office:value="460.125">
            <text:p>460.125</text:p>
          </table:table-cell>
          <table:table-cell office:value-type="float" office:value="0.0176358436606292">
            <text:p>0.0176358437</text:p>
          </table:table-cell>
          <table:table-cell office:value-type="float" office:value="0.0273624823695346">
            <text:p>0.0273624824</text:p>
          </table:table-cell>
          <table:table-cell office:value-type="float" office:value="0.0681969764339707">
            <text:p>0.0681969764</text:p>
          </table:table-cell>
          <table:table-cell office:value-type="float" office:value="1.06233505785618">
            <text:p>1.0623350579</text:p>
          </table:table-cell>
          <table:table-cell office:value-type="float" office:value="1.09723615095856">
            <text:p>1.097236151</text:p>
          </table:table-cell>
          <table:table-cell office:value-type="float" office:value="1.24780503960458">
            <text:p>1.2478050396</text:p>
          </table:table-cell>
          <table:table-cell office:value-type="float" office:value="0">
            <text:p>0</text:p>
          </table:table-cell>
          <table:table-cell office:value-type="float" office:value="25.6770427301317">
            <text:p>25.6770427301</text:p>
          </table:table-cell>
          <table:table-cell office:value-type="float" office:value="10.5066621650781">
            <text:p>10.5066621651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date" office:date-value="2020-09-14">
            <text:p>09/14/20</text:p>
          </table:table-cell>
          <table:table-cell office:value-type="float" office:value="5">
            <text:p>5</text:p>
          </table:table-cell>
          <table:table-cell office:value-type="float" office:value="287">
            <text:p>287</text:p>
          </table:table-cell>
          <table:table-cell office:value-type="float" office:value="11314">
            <text:p>11314</text:p>
          </table:table-cell>
          <table:table-cell office:value-type="float" office:value="7.46">
            <text:p>7.46</text:p>
          </table:table-cell>
          <table:table-cell office:value-type="float" office:value="4.6">
            <text:p>4.6</text:p>
          </table:table-cell>
          <table:table-cell office:value-type="float" office:value="296.2">
            <text:p>296.2</text:p>
          </table:table-cell>
          <table:table-cell office:value-type="float" office:value="10093.8">
            <text:p>10093.8</text:p>
          </table:table-cell>
          <table:table-cell office:value-type="float" office:value="6.996">
            <text:p>6.99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7">
            <text:p>27</text:p>
          </table:table-cell>
          <table:table-cell office:value-type="float" office:value="1784">
            <text:p>1784</text:p>
          </table:table-cell>
          <table:table-cell office:value-type="float" office:value="3550">
            <text:p>3550</text:p>
          </table:table-cell>
          <table:table-cell office:value-type="float" office:value="7060">
            <text:p>7060</text:p>
          </table:table-cell>
          <table:table-cell office:value-type="float" office:value="130.375">
            <text:p>130.375</text:p>
          </table:table-cell>
          <table:table-cell office:value-type="float" office:value="173.5">
            <text:p>173.5</text:p>
          </table:table-cell>
          <table:table-cell office:value-type="float" office:value="415.25">
            <text:p>415.25</text:p>
          </table:table-cell>
          <table:table-cell office:value-type="float" office:value="0.0730801569506726">
            <text:p>0.073080157</text:p>
          </table:table-cell>
          <table:table-cell office:value-type="float" office:value="0.0488732394366197">
            <text:p>0.0488732394</text:p>
          </table:table-cell>
          <table:table-cell office:value-type="float" office:value="0.0588172804532578">
            <text:p>0.0588172805</text:p>
          </table:table-cell>
          <table:table-cell office:value-type="float" office:value="1.26624833963363">
            <text:p>1.2662483396</text:p>
          </table:table-cell>
          <table:table-cell office:value-type="float" office:value="1.17573798135291">
            <text:p>1.1757379814</text:p>
          </table:table-cell>
          <table:table-cell office:value-type="float" office:value="1.21264104764704">
            <text:p>1.2126410476</text:p>
          </table:table-cell>
          <table:table-cell office:value-type="float" office:value="9.82725198838843">
            <text:p>9.8272519884</text:p>
          </table:table-cell>
          <table:table-cell office:value-type="float" office:value="14.5263678630797">
            <text:p>14.5263678631</text:p>
          </table:table-cell>
          <table:table-cell office:value-type="float" office:value="12.1280265024162">
            <text:p>12.1280265024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date" office:date-value="2020-09-15">
            <text:p>09/15/20</text:p>
          </table:table-cell>
          <table:table-cell office:value-type="float" office:value="4">
            <text:p>4</text:p>
          </table:table-cell>
          <table:table-cell office:value-type="float" office:value="306">
            <text:p>306</text:p>
          </table:table-cell>
          <table:table-cell office:value-type="float" office:value="8653">
            <text:p>8653</text:p>
          </table:table-cell>
          <table:table-cell office:value-type="float" office:value="8.39">
            <text:p>8.39</text:p>
          </table:table-cell>
          <table:table-cell office:value-type="float" office:value="6">
            <text:p>6</text:p>
          </table:table-cell>
          <table:table-cell office:value-type="float" office:value="305.4">
            <text:p>305.4</text:p>
          </table:table-cell>
          <table:table-cell office:value-type="float" office:value="10201.8">
            <text:p>10201.8</text:p>
          </table:table-cell>
          <table:table-cell office:value-type="float" office:value="6.594">
            <text:p>6.594</text:p>
          </table:table-cell>
          <table:table-cell table:number-columns-repeated="3" office:value-type="float" office:value="2">
            <text:p>2</text:p>
          </table:table-cell>
          <table:table-cell office:value-type="float" office:value="34">
            <text:p>34</text:p>
          </table:table-cell>
          <table:table-cell table:number-columns-repeated="2" office:value-type="float" office:value="24">
            <text:p>24</text:p>
          </table:table-cell>
          <table:table-cell office:value-type="float" office:value="1978">
            <text:p>1978</text:p>
          </table:table-cell>
          <table:table-cell office:value-type="float" office:value="3864">
            <text:p>3864</text:p>
          </table:table-cell>
          <table:table-cell office:value-type="float" office:value="7656">
            <text:p>7656</text:p>
          </table:table-cell>
          <table:table-cell office:value-type="float" office:value="100.5">
            <text:p>100.5</text:p>
          </table:table-cell>
          <table:table-cell office:value-type="float" office:value="127">
            <text:p>127</text:p>
          </table:table-cell>
          <table:table-cell office:value-type="float" office:value="293.75">
            <text:p>293.75</text:p>
          </table:table-cell>
          <table:table-cell office:value-type="float" office:value="0.0508088978766431">
            <text:p>0.0508088979</text:p>
          </table:table-cell>
          <table:table-cell office:value-type="float" office:value="0.0328674948240166">
            <text:p>0.0328674948</text:p>
          </table:table-cell>
          <table:table-cell office:value-type="float" office:value="0.0383685997910136">
            <text:p>0.0383685998</text:p>
          </table:table-cell>
          <table:table-cell office:value-type="float" office:value="1.18289096901099">
            <text:p>1.182890969</text:p>
          </table:table-cell>
          <table:table-cell office:value-type="float" office:value="1.11715356542743">
            <text:p>1.1171535654</text:p>
          </table:table-cell>
          <table:table-cell office:value-type="float" office:value="1.1371755121904">
            <text:p>1.1371755122</text:p>
          </table:table-cell>
          <table:table-cell office:value-type="float" office:value="13.9859510266883">
            <text:p>13.9859510267</text:p>
          </table:table-cell>
          <table:table-cell office:value-type="float" office:value="21.4338450689953">
            <text:p>21.433845069</text:p>
          </table:table-cell>
          <table:table-cell office:value-type="float" office:value="18.4098790637063">
            <text:p>18.4098790637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date" office:date-value="2020-09-16">
            <text:p>09/16/20</text:p>
          </table:table-cell>
          <table:table-cell office:value-type="float" office:value="8">
            <text:p>8</text:p>
          </table:table-cell>
          <table:table-cell office:value-type="float" office:value="324">
            <text:p>324</text:p>
          </table:table-cell>
          <table:table-cell office:value-type="float" office:value="9827">
            <text:p>9827</text:p>
          </table:table-cell>
          <table:table-cell office:value-type="float" office:value="5.91">
            <text:p>5.91</text:p>
          </table:table-cell>
          <table:table-cell office:value-type="float" office:value="6.4">
            <text:p>6.4</text:p>
          </table:table-cell>
          <table:table-cell office:value-type="float" office:value="323.8">
            <text:p>323.8</text:p>
          </table:table-cell>
          <table:table-cell office:value-type="float" office:value="10744.2">
            <text:p>10744.2</text:p>
          </table:table-cell>
          <table:table-cell office:value-type="float" office:value="7.128">
            <text:p>7.128</text:p>
          </table:table-cell>
          <table:table-cell table:number-columns-repeated="3" office:value-type="float" office:value="2">
            <text:p>2</text:p>
          </table:table-cell>
          <table:table-cell office:value-type="float" office:value="34">
            <text:p>34</text:p>
          </table:table-cell>
          <table:table-cell office:value-type="float" office:value="63">
            <text:p>63</text:p>
          </table:table-cell>
          <table:table-cell office:value-type="float" office:value="34">
            <text:p>34</text:p>
          </table:table-cell>
          <table:table-cell office:value-type="float" office:value="2339">
            <text:p>2339</text:p>
          </table:table-cell>
          <table:table-cell office:value-type="float" office:value="4225">
            <text:p>4225</text:p>
          </table:table-cell>
          <table:table-cell office:value-type="float" office:value="9095">
            <text:p>9095</text:p>
          </table:table-cell>
          <table:table-cell office:value-type="float" office:value="119.5">
            <text:p>119.5</text:p>
          </table:table-cell>
          <table:table-cell office:value-type="float" office:value="247.875">
            <text:p>247.875</text:p>
          </table:table-cell>
          <table:table-cell office:value-type="float" office:value="360.625">
            <text:p>360.625</text:p>
          </table:table-cell>
          <table:table-cell office:value-type="float" office:value="0.0510902094912356">
            <text:p>0.0510902095</text:p>
          </table:table-cell>
          <table:table-cell office:value-type="float" office:value="0.0586686390532544">
            <text:p>0.0586686391</text:p>
          </table:table-cell>
          <table:table-cell office:value-type="float" office:value="0.0396509070918087">
            <text:p>0.0396509071</text:p>
          </table:table-cell>
          <table:table-cell office:value-type="float" office:value="1.18393174385081">
            <text:p>1.1839317439</text:p>
          </table:table-cell>
          <table:table-cell office:value-type="float" office:value="1.21208657473478">
            <text:p>1.2120865747</text:p>
          </table:table-cell>
          <table:table-cell office:value-type="float" office:value="1.14185967591041">
            <text:p>1.1418596759</text:p>
          </table:table-cell>
          <table:table-cell office:value-type="float" office:value="13.910819011398">
            <text:p>13.9108190114</text:p>
          </table:table-cell>
          <table:table-cell office:value-type="float" office:value="12.1578921692417">
            <text:p>12.1578921692</text:p>
          </table:table-cell>
          <table:table-cell office:value-type="float" office:value="17.8255715331688">
            <text:p>17.8255715332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date" office:date-value="2020-09-17">
            <text:p>09/17/20</text:p>
          </table:table-cell>
          <table:table-cell office:value-type="float" office:value="9">
            <text:p>9</text:p>
          </table:table-cell>
          <table:table-cell office:value-type="float" office:value="328">
            <text:p>328</text:p>
          </table:table-cell>
          <table:table-cell office:value-type="float" office:value="12381">
            <text:p>12381</text:p>
          </table:table-cell>
          <table:table-cell office:value-type="float" office:value="5.73">
            <text:p>5.73</text:p>
          </table:table-cell>
          <table:table-cell office:value-type="float" office:value="6.6">
            <text:p>6.6</text:p>
          </table:table-cell>
          <table:table-cell office:value-type="float" office:value="343.6">
            <text:p>343.6</text:p>
          </table:table-cell>
          <table:table-cell office:value-type="float" office:value="10982.2">
            <text:p>10982.2</text:p>
          </table:table-cell>
          <table:table-cell office:value-type="float" office:value="6.93">
            <text:p>6.93</text:p>
          </table:table-cell>
          <table:table-cell table:number-columns-repeated="3"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49">
            <text:p>49</text:p>
          </table:table-cell>
          <table:table-cell office:value-type="float" office:value="67">
            <text:p>67</text:p>
          </table:table-cell>
          <table:table-cell office:value-type="float" office:value="2202">
            <text:p>2202</text:p>
          </table:table-cell>
          <table:table-cell office:value-type="float" office:value="4298">
            <text:p>4298</text:p>
          </table:table-cell>
          <table:table-cell office:value-type="float" office:value="8498">
            <text:p>8498</text:p>
          </table:table-cell>
          <table:table-cell office:value-type="float" office:value="171.25">
            <text:p>171.25</text:p>
          </table:table-cell>
          <table:table-cell office:value-type="float" office:value="270.375">
            <text:p>270.375</text:p>
          </table:table-cell>
          <table:table-cell office:value-type="float" office:value="419.375">
            <text:p>419.375</text:p>
          </table:table-cell>
          <table:table-cell office:value-type="float" office:value="0.0777702089009991">
            <text:p>0.0777702089</text:p>
          </table:table-cell>
          <table:table-cell office:value-type="float" office:value="0.0629071661237785">
            <text:p>0.0629071661</text:p>
          </table:table-cell>
          <table:table-cell office:value-type="float" office:value="0.0493498470228289">
            <text:p>0.049349847</text:p>
          </table:table-cell>
          <table:table-cell office:value-type="float" office:value="1.28405021372281">
            <text:p>1.2840502137</text:p>
          </table:table-cell>
          <table:table-cell office:value-type="float" office:value="1.22793141207069">
            <text:p>1.2279314121</text:p>
          </table:table-cell>
          <table:table-cell office:value-type="float" office:value="1.17749786308621">
            <text:p>1.1774978631</text:p>
          </table:table-cell>
          <table:table-cell office:value-type="float" office:value="9.25500759002081">
            <text:p>9.25500759</text:p>
          </table:table-cell>
          <table:table-cell office:value-type="float" office:value="11.3616225189178">
            <text:p>11.3616225189</text:p>
          </table:table-cell>
          <table:table-cell office:value-type="float" office:value="14.3893703572968">
            <text:p>14.3893703573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date" office:date-value="2020-09-18">
            <text:p>09/18/20</text:p>
          </table:table-cell>
          <table:table-cell office:value-type="float" office:value="6">
            <text:p>6</text:p>
          </table:table-cell>
          <table:table-cell office:value-type="float" office:value="374">
            <text:p>374</text:p>
          </table:table-cell>
          <table:table-cell office:value-type="float" office:value="11546">
            <text:p>11546</text:p>
          </table:table-cell>
          <table:table-cell office:value-type="float" office:value="8.15">
            <text:p>8.15</text:p>
          </table:table-cell>
          <table:table-cell office:value-type="float" office:value="7.4">
            <text:p>7.4</text:p>
          </table:table-cell>
          <table:table-cell office:value-type="float" office:value="363.2">
            <text:p>363.2</text:p>
          </table:table-cell>
          <table:table-cell office:value-type="float" office:value="11627">
            <text:p>11627</text:p>
          </table:table-cell>
          <table:table-cell office:value-type="float" office:value="7.054">
            <text:p>7.054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70">
            <text:p>70</text:p>
          </table:table-cell>
          <table:table-cell office:value-type="float" office:value="51">
            <text:p>51</text:p>
          </table:table-cell>
          <table:table-cell office:value-type="float" office:value="2330">
            <text:p>2330</text:p>
          </table:table-cell>
          <table:table-cell office:value-type="float" office:value="4710">
            <text:p>4710</text:p>
          </table:table-cell>
          <table:table-cell office:value-type="float" office:value="8855">
            <text:p>8855</text:p>
          </table:table-cell>
          <table:table-cell office:value-type="float" office:value="190.375">
            <text:p>190.375</text:p>
          </table:table-cell>
          <table:table-cell office:value-type="float" office:value="297">
            <text:p>297</text:p>
          </table:table-cell>
          <table:table-cell office:value-type="float" office:value="284">
            <text:p>284</text:p>
          </table:table-cell>
          <table:table-cell office:value-type="float" office:value="0.081706008583691">
            <text:p>0.0817060086</text:p>
          </table:table-cell>
          <table:table-cell office:value-type="float" office:value="0.0630573248407643">
            <text:p>0.0630573248</text:p>
          </table:table-cell>
          <table:table-cell office:value-type="float" office:value="0.0320722755505364">
            <text:p>0.0320722756</text:p>
          </table:table-cell>
          <table:table-cell office:value-type="float" office:value="1.29905573884673">
            <text:p>1.2990557388</text:p>
          </table:table-cell>
          <table:table-cell office:value-type="float" office:value="1.22849404032618">
            <text:p>1.2284940403</text:p>
          </table:table-cell>
          <table:table-cell office:value-type="float" office:value="1.1142690809105">
            <text:p>1.1142690809</text:p>
          </table:table-cell>
          <table:table-cell office:value-type="float" office:value="8.82546714933023">
            <text:p>8.8254671493</text:p>
          </table:table-cell>
          <table:table-cell office:value-type="float" office:value="11.3353757797202">
            <text:p>11.3353757797</text:p>
          </table:table-cell>
          <table:table-cell office:value-type="float" office:value="21.9567863517734">
            <text:p>21.9567863518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date" office:date-value="2020-09-19">
            <text:p>09/19/20</text:p>
          </table:table-cell>
          <table:table-cell office:value-type="float" office:value="6">
            <text:p>6</text:p>
          </table:table-cell>
          <table:table-cell office:value-type="float" office:value="386">
            <text:p>386</text:p>
          </table:table-cell>
          <table:table-cell office:value-type="float" office:value="12504">
            <text:p>12504</text:p>
          </table:table-cell>
          <table:table-cell office:value-type="float" office:value="6.47">
            <text:p>6.47</text:p>
          </table:table-cell>
          <table:table-cell office:value-type="float" office:value="6.4">
            <text:p>6.4</text:p>
          </table:table-cell>
          <table:table-cell office:value-type="float" office:value="391">
            <text:p>391</text:p>
          </table:table-cell>
          <table:table-cell office:value-type="float" office:value="11666">
            <text:p>11666</text:p>
          </table:table-cell>
          <table:table-cell office:value-type="float" office:value="7.62">
            <text:p>7.62</text:p>
          </table:table-cell>
          <table:table-cell table:number-columns-repeated="3" office:value-type="float" office:value="2">
            <text:p>2</text:p>
          </table:table-cell>
          <table:table-cell office:value-type="float" office:value="48">
            <text:p>48</text:p>
          </table:table-cell>
          <table:table-cell table:number-columns-repeated="2" office:value-type="float" office:value="81">
            <text:p>81</text:p>
          </table:table-cell>
          <table:table-cell office:value-type="float" office:value="2586">
            <text:p>2586</text:p>
          </table:table-cell>
          <table:table-cell office:value-type="float" office:value="4902">
            <text:p>4902</text:p>
          </table:table-cell>
          <table:table-cell office:value-type="float" office:value="8682">
            <text:p>8682</text:p>
          </table:table-cell>
          <table:table-cell office:value-type="float" office:value="225.75">
            <text:p>225.75</text:p>
          </table:table-cell>
          <table:table-cell office:value-type="float" office:value="285.625">
            <text:p>285.625</text:p>
          </table:table-cell>
          <table:table-cell office:value-type="float" office:value="115.875">
            <text:p>115.875</text:p>
          </table:table-cell>
          <table:table-cell office:value-type="float" office:value="0.0872969837587007">
            <text:p>0.0872969838</text:p>
          </table:table-cell>
          <table:table-cell office:value-type="float" office:value="0.0582670338637291">
            <text:p>0.0582670339</text:p>
          </table:table-cell>
          <table:table-cell office:value-type="float" office:value="0.0133465791292329">
            <text:p>0.0133465791</text:p>
          </table:table-cell>
          <table:table-cell office:value-type="float" office:value="1.32047613936725">
            <text:p>1.3204761394</text:p>
          </table:table-cell>
          <table:table-cell office:value-type="float" office:value="1.21058891110419">
            <text:p>1.2105889111</text:p>
          </table:table-cell>
          <table:table-cell office:value-type="float" office:value="1.04706216405424">
            <text:p>1.0470621641</text:p>
          </table:table-cell>
          <table:table-cell office:value-type="float" office:value="8.28184433420498">
            <text:p>8.2818443342</text:p>
          </table:table-cell>
          <table:table-cell office:value-type="float" office:value="12.2393462228204">
            <text:p>12.23934622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date" office:date-value="2020-09-20">
            <text:p>09/20/20</text:p>
          </table:table-cell>
          <table:table-cell office:value-type="float" office:value="8">
            <text:p>8</text:p>
          </table:table-cell>
          <table:table-cell office:value-type="float" office:value="404">
            <text:p>404</text:p>
          </table:table-cell>
          <table:table-cell office:value-type="float" office:value="11877">
            <text:p>11877</text:p>
          </table:table-cell>
          <table:table-cell office:value-type="float" office:value="9.01">
            <text:p>9.01</text:p>
          </table:table-cell>
          <table:table-cell office:value-type="float" office:value="6.2">
            <text:p>6.2</text:p>
          </table:table-cell>
          <table:table-cell office:value-type="float" office:value="432.2">
            <text:p>432.2</text:p>
          </table:table-cell>
          <table:table-cell office:value-type="float" office:value="10391.8">
            <text:p>10391.8</text:p>
          </table:table-cell>
          <table:table-cell office:value-type="float" office:value="8.58">
            <text:p>8.58</text:p>
          </table:table-cell>
          <table:table-cell table:number-columns-repeated="3" office:value-type="float" office:value="2">
            <text:p>2</text:p>
          </table:table-cell>
          <table:table-cell office:value-type="float" office:value="63">
            <text:p>63</text:p>
          </table:table-cell>
          <table:table-cell office:value-type="float" office:value="76">
            <text:p>76</text:p>
          </table:table-cell>
          <table:table-cell office:value-type="float" office:value="97">
            <text:p>97</text:p>
          </table:table-cell>
          <table:table-cell office:value-type="float" office:value="2758">
            <text:p>2758</text:p>
          </table:table-cell>
          <table:table-cell office:value-type="float" office:value="5326">
            <text:p>5326</text:p>
          </table:table-cell>
          <table:table-cell office:value-type="float" office:value="8839">
            <text:p>8839</text:p>
          </table:table-cell>
          <table:table-cell office:value-type="float" office:value="245.625">
            <text:p>245.625</text:p>
          </table:table-cell>
          <table:table-cell office:value-type="float" office:value="329.25">
            <text:p>329.25</text:p>
          </table:table-cell>
          <table:table-cell office:value-type="float" office:value="-208.125">
            <text:p>-208.125</text:p>
          </table:table-cell>
          <table:table-cell office:value-type="float" office:value="0.0890591007976795">
            <text:p>0.0890591008</text:p>
          </table:table-cell>
          <table:table-cell office:value-type="float" office:value="0.061819376642884">
            <text:p>0.0618193766</text:p>
          </table:table-cell>
          <table:table-cell office:value-type="float" office:value="-0.0235462156352529">
            <text:p>-0.0235462156</text:p>
          </table:table-cell>
          <table:table-cell office:value-type="float" office:value="1.32725263872426">
            <text:p>1.3272526387</text:p>
          </table:table-cell>
          <table:table-cell office:value-type="float" office:value="1.22385822349398">
            <text:p>1.2238582235</text:p>
          </table:table-cell>
          <table:table-cell office:value-type="float" office:value="0.918674916847269">
            <text:p>0.9186749168</text:p>
          </table:table-cell>
          <table:table-cell office:value-type="float" office:value="8.12464848660877">
            <text:p>8.1246484866</text:p>
          </table:table-cell>
          <table:table-cell office:value-type="float" office:value="11.5555672608889">
            <text:p>11.5555672609</text:p>
          </table:table-cell>
          <table:table-cell office:value-type="float" office:value="-29.0897818625601">
            <text:p>-29.0897818626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date" office:date-value="2020-09-21">
            <text:p>09/21/20</text:p>
          </table:table-cell>
          <table:table-cell office:value-type="float" office:value="3">
            <text:p>3</text:p>
          </table:table-cell>
          <table:table-cell office:value-type="float" office:value="463">
            <text:p>463</text:p>
          </table:table-cell>
          <table:table-cell office:value-type="float" office:value="10022">
            <text:p>10022</text:p>
          </table:table-cell>
          <table:table-cell office:value-type="float" office:value="8.74">
            <text:p>8.74</text:p>
          </table:table-cell>
          <table:table-cell office:value-type="float" office:value="6.6">
            <text:p>6.6</text:p>
          </table:table-cell>
          <table:table-cell office:value-type="float" office:value="469">
            <text:p>469</text:p>
          </table:table-cell>
          <table:table-cell office:value-type="float" office:value="10774.8">
            <text:p>10774.8</text:p>
          </table:table-cell>
          <table:table-cell office:value-type="float" office:value="8.362">
            <text:p>8.362</text:p>
          </table:table-cell>
          <table:table-cell table:number-columns-repeated="3"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97">
            <text:p>97</text:p>
          </table:table-cell>
          <table:table-cell office:value-type="float" office:value="74">
            <text:p>74</text:p>
          </table:table-cell>
          <table:table-cell office:value-type="float" office:value="2842">
            <text:p>2842</text:p>
          </table:table-cell>
          <table:table-cell office:value-type="float" office:value="5559">
            <text:p>5559</text:p>
          </table:table-cell>
          <table:table-cell office:value-type="float" office:value="9702">
            <text:p>9702</text:p>
          </table:table-cell>
          <table:table-cell office:value-type="float" office:value="308.25">
            <text:p>308.25</text:p>
          </table:table-cell>
          <table:table-cell office:value-type="float" office:value="410.75">
            <text:p>410.75</text:p>
          </table:table-cell>
          <table:table-cell office:value-type="float" office:value="-412.75">
            <text:p>-412.75</text:p>
          </table:table-cell>
          <table:table-cell office:value-type="float" office:value="0.108462350457424">
            <text:p>0.1084623505</text:p>
          </table:table-cell>
          <table:table-cell office:value-type="float" office:value="0.0738891887030041">
            <text:p>0.0738891887</text:p>
          </table:table-cell>
          <table:table-cell office:value-type="float" office:value="-0.0425427746856318">
            <text:p>-0.0425427747</text:p>
          </table:table-cell>
          <table:table-cell office:value-type="float" office:value="1.40267582627581">
            <text:p>1.4026758263</text:p>
          </table:table-cell>
          <table:table-cell office:value-type="float" office:value="1.2693130003866">
            <text:p>1.2693130004</text:p>
          </table:table-cell>
          <table:table-cell office:value-type="float" office:value="0.854647668449075">
            <text:p>0.8546476684</text:p>
          </table:table-cell>
          <table:table-cell office:value-type="float" office:value="6.73129748445756">
            <text:p>6.7312974845</text:p>
          </table:table-cell>
          <table:table-cell office:value-type="float" office:value="9.72335747262279">
            <text:p>9.7233574726</text:p>
          </table:table-cell>
          <table:table-cell office:value-type="float" office:value="-15.9438624920257">
            <text:p>-15.943862492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date" office:date-value="2020-09-22">
            <text:p>09/22/20</text:p>
          </table:table-cell>
          <table:table-cell office:value-type="float" office:value="8">
            <text:p>8</text:p>
          </table:table-cell>
          <table:table-cell office:value-type="float" office:value="534">
            <text:p>534</text:p>
          </table:table-cell>
          <table:table-cell office:value-type="float" office:value="6010">
            <text:p>6010</text:p>
          </table:table-cell>
          <table:table-cell office:value-type="float" office:value="10.53">
            <text:p>10.53</text:p>
          </table:table-cell>
          <table:table-cell office:value-type="float" office:value="6.8">
            <text:p>6.8</text:p>
          </table:table-cell>
          <table:table-cell office:value-type="float" office:value="501.6">
            <text:p>501.6</text:p>
          </table:table-cell>
          <table:table-cell office:value-type="float" office:value="10663">
            <text:p>10663</text:p>
          </table:table-cell>
          <table:table-cell office:value-type="float" office:value="8.324">
            <text:p>8.324</text:p>
          </table:table-cell>
          <table:table-cell table:number-columns-repeated="3" office:value-type="float" office:value="2">
            <text:p>2</text:p>
          </table:table-cell>
          <table:table-cell office:value-type="float" office:value="58">
            <text:p>58</text:p>
          </table:table-cell>
          <table:table-cell table:number-columns-repeated="2" office:value-type="float" office:value="97">
            <text:p>97</text:p>
          </table:table-cell>
          <table:table-cell office:value-type="float" office:value="2910">
            <text:p>2910</text:p>
          </table:table-cell>
          <table:table-cell office:value-type="float" office:value="5642">
            <text:p>5642</text:p>
          </table:table-cell>
          <table:table-cell office:value-type="float" office:value="8405">
            <text:p>8405</text:p>
          </table:table-cell>
          <table:table-cell office:value-type="float" office:value="256.5">
            <text:p>256.5</text:p>
          </table:table-cell>
          <table:table-cell office:value-type="float" office:value="430.375">
            <text:p>430.375</text:p>
          </table:table-cell>
          <table:table-cell office:value-type="float" office:value="251.125">
            <text:p>251.125</text:p>
          </table:table-cell>
          <table:table-cell office:value-type="float" office:value="0.0881443298969072">
            <text:p>0.0881443299</text:p>
          </table:table-cell>
          <table:table-cell office:value-type="float" office:value="0.0762805742644452">
            <text:p>0.0762805743</text:p>
          </table:table-cell>
          <table:table-cell office:value-type="float" office:value="0.0298780487804878">
            <text:p>0.0298780488</text:p>
          </table:table-cell>
          <table:table-cell office:value-type="float" office:value="1.32373322350941">
            <text:p>1.3237332235</text:p>
          </table:table-cell>
          <table:table-cell office:value-type="float" office:value="1.27838671290538">
            <text:p>1.2783867129</text:p>
          </table:table-cell>
          <table:table-cell office:value-type="float" office:value="1.10632285841761">
            <text:p>1.1063228584</text:p>
          </table:table-cell>
          <table:table-cell office:value-type="float" office:value="8.20546980362201">
            <text:p>8.2054698036</text:p>
          </table:table-cell>
          <table:table-cell office:value-type="float" office:value="9.42913905246355">
            <text:p>9.4291390525</text:p>
          </table:table-cell>
          <table:table-cell office:value-type="float" office:value="23.5440848284052">
            <text:p>23.5440848284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date" office:date-value="2020-09-23">
            <text:p>09/23/20</text:p>
          </table:table-cell>
          <table:table-cell office:value-type="float" office:value="8">
            <text:p>8</text:p>
          </table:table-cell>
          <table:table-cell office:value-type="float" office:value="558">
            <text:p>558</text:p>
          </table:table-cell>
          <table:table-cell office:value-type="float" office:value="13461">
            <text:p>13461</text:p>
          </table:table-cell>
          <table:table-cell office:value-type="float" office:value="7.06">
            <text:p>7.06</text:p>
          </table:table-cell>
          <table:table-cell office:value-type="float" office:value="7">
            <text:p>7</text:p>
          </table:table-cell>
          <table:table-cell office:value-type="float" office:value="536.2">
            <text:p>536.2</text:p>
          </table:table-cell>
          <table:table-cell office:value-type="float" office:value="10510.8">
            <text:p>10510.8</text:p>
          </table:table-cell>
          <table:table-cell office:value-type="float" office:value="8.19">
            <text:p>8.19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2">
            <text:p>62</text:p>
          </table:table-cell>
          <table:table-cell office:value-type="float" office:value="104">
            <text:p>104</text:p>
          </table:table-cell>
          <table:table-cell office:value-type="float" office:value="3284">
            <text:p>3284</text:p>
          </table:table-cell>
          <table:table-cell office:value-type="float" office:value="5483">
            <text:p>5483</text:p>
          </table:table-cell>
          <table:table-cell office:value-type="float" office:value="8751">
            <text:p>8751</text:p>
          </table:table-cell>
          <table:table-cell office:value-type="float" office:value="234.75">
            <text:p>234.75</text:p>
          </table:table-cell>
          <table:table-cell office:value-type="float" office:value="386.625">
            <text:p>386.625</text:p>
          </table:table-cell>
          <table:table-cell office:value-type="float" office:value="104.125">
            <text:p>104.125</text:p>
          </table:table-cell>
          <table:table-cell office:value-type="float" office:value="0.0714829476248477">
            <text:p>0.0714829476</text:p>
          </table:table-cell>
          <table:table-cell office:value-type="float" office:value="0.070513405070217">
            <text:p>0.0705134051</text:p>
          </table:table-cell>
          <table:table-cell office:value-type="float" office:value="0.0118986401554108">
            <text:p>0.0118986402</text:p>
          </table:table-cell>
          <table:table-cell office:value-type="float" office:value="1.2602055478172">
            <text:p>1.2602055478</text:p>
          </table:table-cell>
          <table:table-cell office:value-type="float" office:value="1.25654231272317">
            <text:p>1.2565423127</text:p>
          </table:table-cell>
          <table:table-cell office:value-type="float" office:value="1.04192273271353">
            <text:p>1.0419227327</text:p>
          </table:table-cell>
          <table:table-cell office:value-type="float" office:value="10.0392645598749">
            <text:p>10.0392645599</text:p>
          </table:table-cell>
          <table:table-cell office:value-type="float" office:value="10.1726438656403">
            <text:p>10.17264386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date" office:date-value="2020-09-24">
            <text:p>09/24/20</text:p>
          </table:table-cell>
          <table:table-cell office:value-type="float" office:value="7">
            <text:p>7</text:p>
          </table:table-cell>
          <table:table-cell office:value-type="float" office:value="549">
            <text:p>549</text:p>
          </table:table-cell>
          <table:table-cell office:value-type="float" office:value="11945">
            <text:p>11945</text:p>
          </table:table-cell>
          <table:table-cell office:value-type="float" office:value="6.28">
            <text:p>6.28</text:p>
          </table:table-cell>
          <table:table-cell office:value-type="float" office:value="8.8">
            <text:p>8.8</text:p>
          </table:table-cell>
          <table:table-cell office:value-type="float" office:value="561.4">
            <text:p>561.4</text:p>
          </table:table-cell>
          <table:table-cell office:value-type="float" office:value="10862.8">
            <text:p>10862.8</text:p>
          </table:table-cell>
          <table:table-cell office:value-type="float" office:value="8.054">
            <text:p>8.05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3">
            <text:p>53</text:p>
          </table:table-cell>
          <table:table-cell office:value-type="float" office:value="70">
            <text:p>70</text:p>
          </table:table-cell>
          <table:table-cell office:value-type="float" office:value="53">
            <text:p>53</text:p>
          </table:table-cell>
          <table:table-cell office:value-type="float" office:value="3124">
            <text:p>3124</text:p>
          </table:table-cell>
          <table:table-cell office:value-type="float" office:value="5390">
            <text:p>5390</text:p>
          </table:table-cell>
          <table:table-cell office:value-type="float" office:value="9322">
            <text:p>9322</text:p>
          </table:table-cell>
          <table:table-cell office:value-type="float" office:value="-352.5">
            <text:p>-352.5</text:p>
          </table:table-cell>
          <table:table-cell office:value-type="float" office:value="259.75">
            <text:p>259.75</text:p>
          </table:table-cell>
          <table:table-cell office:value-type="float" office:value="387.125">
            <text:p>387.125</text:p>
          </table:table-cell>
          <table:table-cell office:value-type="float" office:value="-0.112836107554417">
            <text:p>-0.1128361076</text:p>
          </table:table-cell>
          <table:table-cell office:value-type="float" office:value="0.0481910946196661">
            <text:p>0.0481910946</text:p>
          </table:table-cell>
          <table:table-cell office:value-type="float" office:value="0.0415281055567475">
            <text:p>0.0415281056</text:p>
          </table:table-cell>
          <table:table-cell office:value-type="float" office:value="0.630028318408882">
            <text:p>0.6300283184</text:p>
          </table:table-cell>
          <table:table-cell office:value-type="float" office:value="1.17322069910609">
            <text:p>1.1732206991</text:p>
          </table:table-cell>
          <table:table-cell office:value-type="float" office:value="1.14872855320884">
            <text:p>1.1487285532</text:p>
          </table:table-cell>
          <table:table-cell office:value-type="float" office:value="-5.78946788132006">
            <text:p>-5.7894678813</text:p>
          </table:table-cell>
          <table:table-cell office:value-type="float" office:value="14.7271594004704">
            <text:p>14.7271594005</text:p>
          </table:table-cell>
          <table:table-cell office:value-type="float" office:value="17.0352611911058">
            <text:p>17.0352611911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date" office:date-value="2020-09-25">
            <text:p>09/25/20</text:p>
          </table:table-cell>
          <table:table-cell office:value-type="float" office:value="9">
            <text:p>9</text:p>
          </table:table-cell>
          <table:table-cell office:value-type="float" office:value="577">
            <text:p>577</text:p>
          </table:table-cell>
          <table:table-cell office:value-type="float" office:value="11116">
            <text:p>11116</text:p>
          </table:table-cell>
          <table:table-cell office:value-type="float" office:value="8.34">
            <text:p>8.34</text:p>
          </table:table-cell>
          <table:table-cell office:value-type="float" office:value="8.4">
            <text:p>8.4</text:p>
          </table:table-cell>
          <table:table-cell office:value-type="float" office:value="578.6">
            <text:p>578.6</text:p>
          </table:table-cell>
          <table:table-cell office:value-type="float" office:value="11675.4">
            <text:p>11675.4</text:p>
          </table:table-cell>
          <table:table-cell office:value-type="float" office:value="7.808">
            <text:p>7.80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7">
            <text:p>47</text:p>
          </table:table-cell>
          <table:table-cell office:value-type="float" office:value="65">
            <text:p>65</text:p>
          </table:table-cell>
          <table:table-cell office:value-type="float" office:value="47">
            <text:p>47</text:p>
          </table:table-cell>
          <table:table-cell office:value-type="float" office:value="2130">
            <text:p>2130</text:p>
          </table:table-cell>
          <table:table-cell office:value-type="float" office:value="5902">
            <text:p>5902</text:p>
          </table:table-cell>
          <table:table-cell office:value-type="float" office:value="10620">
            <text:p>10620</text:p>
          </table:table-cell>
          <table:table-cell office:value-type="float" office:value="-74">
            <text:p>-74</text:p>
          </table:table-cell>
          <table:table-cell office:value-type="float" office:value="277.875">
            <text:p>277.875</text:p>
          </table:table-cell>
          <table:table-cell office:value-type="float" office:value="-133.75">
            <text:p>-133.75</text:p>
          </table:table-cell>
          <table:table-cell office:value-type="float" office:value="-0.0347417840375587">
            <text:p>-0.034741784</text:p>
          </table:table-cell>
          <table:table-cell office:value-type="float" office:value="0.0470814977973568">
            <text:p>0.0470814978</text:p>
          </table:table-cell>
          <table:table-cell office:value-type="float" office:value="-0.0125941619585687">
            <text:p>-0.012594162</text:p>
          </table:table-cell>
          <table:table-cell office:value-type="float" office:value="0.880769459322445">
            <text:p>0.8807694593</text:p>
          </table:table-cell>
          <table:table-cell office:value-type="float" office:value="1.16912991046304">
            <text:p>1.1691299105</text:p>
          </table:table-cell>
          <table:table-cell office:value-type="float" office:value="0.956231314459269">
            <text:p>0.9562313145</text:p>
          </table:table-cell>
          <table:table-cell office:value-type="float" office:value="-19.602782575414">
            <text:p>-19.6027825754</text:p>
          </table:table-cell>
          <table:table-cell office:value-type="float" office:value="15.0662002042852">
            <text:p>15.066200204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date" office:date-value="2020-09-26">
            <text:p>09/26/20</text:p>
          </table:table-cell>
          <table:table-cell office:value-type="float" office:value="12">
            <text:p>12</text:p>
          </table:table-cell>
          <table:table-cell office:value-type="float" office:value="589">
            <text:p>589</text:p>
          </table:table-cell>
          <table:table-cell office:value-type="float" office:value="11782">
            <text:p>11782</text:p>
          </table:table-cell>
          <table:table-cell office:value-type="float" office:value="8.06">
            <text:p>8.06</text:p>
          </table:table-cell>
          <table:table-cell office:value-type="float" office:value="9.4">
            <text:p>9.4</text:p>
          </table:table-cell>
          <table:table-cell office:value-type="float" office:value="605.6">
            <text:p>605.6</text:p>
          </table:table-cell>
          <table:table-cell office:value-type="float" office:value="10396.2">
            <text:p>10396.2</text:p>
          </table:table-cell>
          <table:table-cell office:value-type="float" office:value="8.384">
            <text:p>8.38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9">
            <text:p>59</text:p>
          </table:table-cell>
          <table:table-cell office:value-type="float" office:value="110">
            <text:p>110</text:p>
          </table:table-cell>
          <table:table-cell office:value-type="float" office:value="59">
            <text:p>59</text:p>
          </table:table-cell>
          <table:table-cell office:value-type="float" office:value="1491">
            <text:p>1491</text:p>
          </table:table-cell>
          <table:table-cell office:value-type="float" office:value="6108">
            <text:p>6108</text:p>
          </table:table-cell>
          <table:table-cell office:value-type="float" office:value="16590">
            <text:p>16590</text:p>
          </table:table-cell>
          <table:table-cell office:value-type="float" office:value="401.875">
            <text:p>401.875</text:p>
          </table:table-cell>
          <table:table-cell office:value-type="float" office:value="524.75">
            <text:p>524.75</text:p>
          </table:table-cell>
          <table:table-cell office:value-type="float" office:value="5377.25">
            <text:p>5377.25</text:p>
          </table:table-cell>
          <table:table-cell office:value-type="float" office:value="0.269533869885983">
            <text:p>0.2695338699</text:p>
          </table:table-cell>
          <table:table-cell office:value-type="float" office:value="0.0859119187950229">
            <text:p>0.0859119188</text:p>
          </table:table-cell>
          <table:table-cell office:value-type="float" office:value="0.324125979505726">
            <text:p>0.3241259795</text:p>
          </table:table-cell>
          <table:table-cell office:value-type="float" office:value="2.08575961835174">
            <text:p>2.0857596184</text:p>
          </table:table-cell>
          <table:table-cell office:value-type="float" office:value="1.31515819705302">
            <text:p>1.3151581971</text:p>
          </table:table-cell>
          <table:table-cell office:value-type="float" office:value="2.34035392342751">
            <text:p>2.3403539234</text:p>
          </table:table-cell>
          <table:table-cell office:value-type="float" office:value="2.90445320368245">
            <text:p>2.9044532037</text:p>
          </table:table-cell>
          <table:table-cell office:value-type="float" office:value="8.40992765671129">
            <text:p>8.4099276567</text:p>
          </table:table-cell>
          <table:table-cell office:value-type="float" office:value="2.46888958995675">
            <text:p>2.46888959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date" office:date-value="2020-09-27">
            <text:p>09/27/20</text:p>
          </table:table-cell>
          <table:table-cell office:value-type="float" office:value="6">
            <text:p>6</text:p>
          </table:table-cell>
          <table:table-cell office:value-type="float" office:value="620">
            <text:p>620</text:p>
          </table:table-cell>
          <table:table-cell office:value-type="float" office:value="10073">
            <text:p>10073</text:p>
          </table:table-cell>
          <table:table-cell office:value-type="float" office:value="9.3">
            <text:p>9.3</text:p>
          </table:table-cell>
          <table:table-cell office:value-type="float" office:value="9.6">
            <text:p>9.6</text:p>
          </table:table-cell>
          <table:table-cell office:value-type="float" office:value="646.8">
            <text:p>646.8</text:p>
          </table:table-cell>
          <table:table-cell office:value-type="float" office:value="9414.6">
            <text:p>9414.6</text:p>
          </table:table-cell>
          <table:table-cell office:value-type="float" office:value="9.546">
            <text:p>9.54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5">
            <text:p>75</text:p>
          </table:table-cell>
          <table:table-cell office:value-type="float" office:value="95">
            <text:p>95</text:p>
          </table:table-cell>
          <table:table-cell office:value-type="float" office:value="75">
            <text:p>75</text:p>
          </table:table-cell>
          <table:table-cell office:value-type="float" office:value="1562">
            <text:p>1562</text:p>
          </table:table-cell>
          <table:table-cell office:value-type="float" office:value="6105">
            <text:p>6105</text:p>
          </table:table-cell>
          <table:table-cell office:value-type="float" office:value="26781">
            <text:p>26781</text:p>
          </table:table-cell>
          <table:table-cell office:value-type="float" office:value="816.125">
            <text:p>816.125</text:p>
          </table:table-cell>
          <table:table-cell office:value-type="float" office:value="123.5">
            <text:p>123.5</text:p>
          </table:table-cell>
          <table:table-cell office:value-type="float" office:value="5229">
            <text:p>5229</text:p>
          </table:table-cell>
          <table:table-cell office:value-type="float" office:value="0.522487195902689">
            <text:p>0.5224871959</text:p>
          </table:table-cell>
          <table:table-cell office:value-type="float" office:value="0.0202293202293202">
            <text:p>0.0202293202</text:p>
          </table:table-cell>
          <table:table-cell office:value-type="float" office:value="0.195250364064075">
            <text:p>0.1952503641</text:p>
          </table:table-cell>
          <table:table-cell office:value-type="float" office:value="3.36377121062863">
            <text:p>3.3637712106</text:p>
          </table:table-cell>
          <table:table-cell office:value-type="float" office:value="1.07160470258062">
            <text:p>1.0716047026</text:p>
          </table:table-cell>
          <table:table-cell office:value-type="float" office:value="1.75809677537189">
            <text:p>1.7580967754</text:p>
          </table:table-cell>
          <table:table-cell office:value-type="float" office:value="1.64899467889247">
            <text:p>1.6489946789</text:p>
          </table:table-cell>
          <table:table-cell office:value-type="float" office:value="34.6098988520874">
            <text:p>34.6098988521</text:p>
          </table:table-cell>
          <table:table-cell office:value-type="float" office:value="3.88631978141471">
            <text:p>3.8863197814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date" office:date-value="2020-09-28">
            <text:p>09/28/20</text:p>
          </table:table-cell>
          <table:table-cell office:value-type="float" office:value="13">
            <text:p>13</text:p>
          </table:table-cell>
          <table:table-cell office:value-type="float" office:value="693">
            <text:p>693</text:p>
          </table:table-cell>
          <table:table-cell office:value-type="float" office:value="7065">
            <text:p>7065</text:p>
          </table:table-cell>
          <table:table-cell office:value-type="float" office:value="9.94">
            <text:p>9.94</text:p>
          </table:table-cell>
          <table:table-cell office:value-type="float" office:value="9.4">
            <text:p>9.4</text:p>
          </table:table-cell>
          <table:table-cell office:value-type="float" office:value="686">
            <text:p>686</text:p>
          </table:table-cell>
          <table:table-cell office:value-type="float" office:value="9424.8">
            <text:p>9424.8</text:p>
          </table:table-cell>
          <table:table-cell office:value-type="float" office:value="9.48">
            <text:p>9.4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5">
            <text:p>75</text:p>
          </table:table-cell>
          <table:table-cell office:value-type="float" office:value="133">
            <text:p>133</text:p>
          </table:table-cell>
          <table:table-cell office:value-type="float" office:value="75">
            <text:p>75</text:p>
          </table:table-cell>
          <table:table-cell office:value-type="float" office:value="2272">
            <text:p>2272</text:p>
          </table:table-cell>
          <table:table-cell office:value-type="float" office:value="6128">
            <text:p>6128</text:p>
          </table:table-cell>
          <table:table-cell office:value-type="float" office:value="37446">
            <text:p>37446</text:p>
          </table:table-cell>
          <table:table-cell office:value-type="float" office:value="1207">
            <text:p>1207</text:p>
          </table:table-cell>
          <table:table-cell office:value-type="float" office:value="11.375">
            <text:p>11.375</text:p>
          </table:table-cell>
          <table:table-cell office:value-type="float" office:value="4503">
            <text:p>4503</text:p>
          </table:table-cell>
          <table:table-cell office:value-type="float" office:value="0.53125">
            <text:p>0.53125</text:p>
          </table:table-cell>
          <table:table-cell office:value-type="float" office:value="0.00185623368146214">
            <text:p>0.0018562337</text:p>
          </table:table-cell>
          <table:table-cell office:value-type="float" office:value="0.120253164556962">
            <text:p>0.1202531646</text:p>
          </table:table-cell>
          <table:table-cell office:value-type="float" office:value="3.4125390625">
            <text:p>3.4125390625</text:p>
          </table:table-cell>
          <table:table-cell office:value-type="float" office:value="1.00650357126794">
            <text:p>1.0065035713</text:p>
          </table:table-cell>
          <table:table-cell office:value-type="float" office:value="1.44922929017786">
            <text:p>1.4492292902</text:p>
          </table:table-cell>
          <table:table-cell office:value-type="float" office:value="1.62678377379716">
            <text:p>1.6267837738</text:p>
          </table:table-cell>
          <table:table-cell office:value-type="float" office:value="0">
            <text:p>0</text:p>
          </table:table-cell>
          <table:table-cell office:value-type="float" office:value="6.10408185064938">
            <text:p>6.1040818506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date" office:date-value="2020-09-29">
            <text:p>09/29/20</text:p>
          </table:table-cell>
          <table:table-cell office:value-type="float" office:value="8">
            <text:p>8</text:p>
          </table:table-cell>
          <table:table-cell office:value-type="float" office:value="755">
            <text:p>755</text:p>
          </table:table-cell>
          <table:table-cell office:value-type="float" office:value="7037">
            <text:p>7037</text:p>
          </table:table-cell>
          <table:table-cell office:value-type="float" office:value="12.09">
            <text:p>12.09</text:p>
          </table:table-cell>
          <table:table-cell office:value-type="float" office:value="10.2">
            <text:p>10.2</text:p>
          </table:table-cell>
          <table:table-cell office:value-type="float" office:value="719.6">
            <text:p>719.6</text:p>
          </table:table-cell>
          <table:table-cell office:value-type="float" office:value="9462.8">
            <text:p>9462.8</text:p>
          </table:table-cell>
          <table:table-cell office:value-type="float" office:value="9.284">
            <text:p>9.28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2">
            <text:p>72</text:p>
          </table:table-cell>
          <table:table-cell office:value-type="float" office:value="133">
            <text:p>133</text:p>
          </table:table-cell>
          <table:table-cell office:value-type="float" office:value="72">
            <text:p>72</text:p>
          </table:table-cell>
          <table:table-cell office:value-type="float" office:value="2610">
            <text:p>2610</text:p>
          </table:table-cell>
          <table:table-cell office:value-type="float" office:value="6547">
            <text:p>6547</text:p>
          </table:table-cell>
          <table:table-cell office:value-type="float" office:value="42660">
            <text:p>42660</text:p>
          </table:table-cell>
          <table:table-cell office:value-type="float" office:value="-278.5">
            <text:p>-278.5</text:p>
          </table:table-cell>
          <table:table-cell office:value-type="float" office:value="50">
            <text:p>50</text:p>
          </table:table-cell>
          <table:table-cell office:value-type="float" office:value="3347.625">
            <text:p>3347.625</text:p>
          </table:table-cell>
          <table:table-cell office:value-type="float" office:value="-0.106704980842912">
            <text:p>-0.1067049808</text:p>
          </table:table-cell>
          <table:table-cell office:value-type="float" office:value="0.00763708568810142">
            <text:p>0.0076370857</text:p>
          </table:table-cell>
          <table:table-cell office:value-type="float" office:value="0.0784722222222222">
            <text:p>0.0784722222</text:p>
          </table:table-cell>
          <table:table-cell office:value-type="float" office:value="0.648849034805713">
            <text:p>0.6488490348</text:p>
          </table:table-cell>
          <table:table-cell office:value-type="float" office:value="1.02684411706086">
            <text:p>1.0268441171</text:p>
          </table:table-cell>
          <table:table-cell office:value-type="float" office:value="1.28672224151235">
            <text:p>1.2867222415</text:p>
          </table:table-cell>
          <table:table-cell office:value-type="float" office:value="-6.14283150439304">
            <text:p>-6.1428315044</text:p>
          </table:table-cell>
          <table:table-cell office:value-type="float" office:value="0">
            <text:p>0</text:p>
          </table:table-cell>
          <table:table-cell office:value-type="float" office:value="9.17523634786087">
            <text:p>9.1752363479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date" office:date-value="2020-09-30">
            <text:p>09/30/20</text:p>
          </table:table-cell>
          <table:table-cell office:value-type="float" office:value="8">
            <text:p>8</text:p>
          </table:table-cell>
          <table:table-cell office:value-type="float" office:value="773">
            <text:p>773</text:p>
          </table:table-cell>
          <table:table-cell office:value-type="float" office:value="11167">
            <text:p>11167</text:p>
          </table:table-cell>
          <table:table-cell office:value-type="float" office:value="8.01">
            <text:p>8.01</text:p>
          </table:table-cell>
          <table:table-cell office:value-type="float" office:value="12.4">
            <text:p>12.4</text:p>
          </table:table-cell>
          <table:table-cell office:value-type="float" office:value="743.6">
            <text:p>743.6</text:p>
          </table:table-cell>
          <table:table-cell office:value-type="float" office:value="9927">
            <text:p>9927</text:p>
          </table:table-cell>
          <table:table-cell office:value-type="float" office:value="9.558">
            <text:p>9.55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4">
            <text:p>64</text:p>
          </table:table-cell>
          <table:table-cell office:value-type="float" office:value="89">
            <text:p>89</text:p>
          </table:table-cell>
          <table:table-cell office:value-type="float" office:value="64">
            <text:p>64</text:p>
          </table:table-cell>
          <table:table-cell office:value-type="float" office:value="2718">
            <text:p>2718</text:p>
          </table:table-cell>
          <table:table-cell office:value-type="float" office:value="7364">
            <text:p>7364</text:p>
          </table:table-cell>
          <table:table-cell office:value-type="float" office:value="49770">
            <text:p>49770</text:p>
          </table:table-cell>
          <table:table-cell office:value-type="float" office:value="-185.5">
            <text:p>-185.5</text:p>
          </table:table-cell>
          <table:table-cell office:value-type="float" office:value="-53.875">
            <text:p>-53.875</text:p>
          </table:table-cell>
          <table:table-cell office:value-type="float" office:value="2399.625">
            <text:p>2399.625</text:p>
          </table:table-cell>
          <table:table-cell office:value-type="float" office:value="-0.0682487122884474">
            <text:p>-0.0682487123</text:p>
          </table:table-cell>
          <table:table-cell office:value-type="float" office:value="-0.00731599674090168">
            <text:p>-0.0073159967</text:p>
          </table:table-cell>
          <table:table-cell office:value-type="float" office:value="0.0482142857142857">
            <text:p>0.0482142857</text:p>
          </table:table-cell>
          <table:table-cell office:value-type="float" office:value="0.770258964979335">
            <text:p>0.770258965</text:p>
          </table:table-cell>
          <table:table-cell office:value-type="float" office:value="0.974498918071137">
            <text:p>0.9744989181</text:p>
          </table:table-cell>
          <table:table-cell office:value-type="float" office:value="1.17330625">
            <text:p>1.17330625</text:p>
          </table:table-cell>
          <table:table-cell office:value-type="float" office:value="-9.80553784053084">
            <text:p>-9.8055378405</text:p>
          </table:table-cell>
          <table:table-cell office:value-type="float" office:value="0">
            <text:p>0</text:p>
          </table:table-cell>
          <table:table-cell office:value-type="float" office:value="14.7202397463358">
            <text:p>14.7202397463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date" office:date-value="2020-10-01">
            <text:p>10/01/20</text:p>
          </table:table-cell>
          <table:table-cell office:value-type="float" office:value="16">
            <text:p>16</text:p>
          </table:table-cell>
          <table:table-cell office:value-type="float" office:value="757">
            <text:p>757</text:p>
          </table:table-cell>
          <table:table-cell office:value-type="float" office:value="11972">
            <text:p>11972</text:p>
          </table:table-cell>
          <table:table-cell office:value-type="float" office:value="7.08">
            <text:p>7.08</text:p>
          </table:table-cell>
          <table:table-cell office:value-type="float" office:value="12.6">
            <text:p>12.6</text:p>
          </table:table-cell>
          <table:table-cell office:value-type="float" office:value="745.8">
            <text:p>745.8</text:p>
          </table:table-cell>
          <table:table-cell office:value-type="float" office:value="10748.8">
            <text:p>10748.8</text:p>
          </table:table-cell>
          <table:table-cell office:value-type="float" office:value="9.514">
            <text:p>9.51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44">
            <text:p>44</text:p>
          </table:table-cell>
          <table:table-cell office:value-type="float" office:value="2376">
            <text:p>2376</text:p>
          </table:table-cell>
          <table:table-cell office:value-type="float" office:value="7088">
            <text:p>7088</text:p>
          </table:table-cell>
          <table:table-cell office:value-type="float" office:value="48348">
            <text:p>48348</text:p>
          </table:table-cell>
          <table:table-cell office:value-type="float" office:value="-140.125">
            <text:p>-140.125</text:p>
          </table:table-cell>
          <table:table-cell office:value-type="float" office:value="-522.875">
            <text:p>-522.875</text:p>
          </table:table-cell>
          <table:table-cell office:value-type="float" office:value="562.875">
            <text:p>562.875</text:p>
          </table:table-cell>
          <table:table-cell office:value-type="float" office:value="-0.0589751683501683">
            <text:p>-0.0589751684</text:p>
          </table:table-cell>
          <table:table-cell office:value-type="float" office:value="-0.073769046275395">
            <text:p>-0.0737690463</text:p>
          </table:table-cell>
          <table:table-cell office:value-type="float" office:value="0.0116421568627451">
            <text:p>0.0116421569</text:p>
          </table:table-cell>
          <table:table-cell office:value-type="float" office:value="0.800403928918995">
            <text:p>0.8004039289</text:p>
          </table:table-cell>
          <table:table-cell office:value-type="float" office:value="0.752474407525345">
            <text:p>0.7524744075</text:p>
          </table:table-cell>
          <table:table-cell office:value-type="float" office:value="1.04101320705978">
            <text:p>1.0410132071</text:p>
          </table:table-cell>
          <table:table-cell office:value-type="float" office:value="-11.40311943553">
            <text:p>-11.4031194355</text:p>
          </table:table-cell>
          <table:table-cell office:value-type="float" office:value="-9.04517965608755">
            <text:p>-9.045179656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date" office:date-value="2020-10-02">
            <text:p>10/02/20</text:p>
          </table:table-cell>
          <table:table-cell office:value-type="float" office:value="17">
            <text:p>17</text:p>
          </table:table-cell>
          <table:table-cell office:value-type="float" office:value="740">
            <text:p>740</text:p>
          </table:table-cell>
          <table:table-cell office:value-type="float" office:value="12394">
            <text:p>12394</text:p>
          </table:table-cell>
          <table:table-cell office:value-type="float" office:value="10.67">
            <text:p>10.67</text:p>
          </table:table-cell>
          <table:table-cell office:value-type="float" office:value="13">
            <text:p>13</text:p>
          </table:table-cell>
          <table:table-cell office:value-type="float" office:value="731.8">
            <text:p>731.8</text:p>
          </table:table-cell>
          <table:table-cell office:value-type="float" office:value="10932.8">
            <text:p>10932.8</text:p>
          </table:table-cell>
          <table:table-cell office:value-type="float" office:value="9.252">
            <text:p>9.252</text:p>
          </table:table-cell>
          <table:table-cell table:number-columns-repeated="3"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97">
            <text:p>97</text:p>
          </table:table-cell>
          <table:table-cell office:value-type="float" office:value="30">
            <text:p>30</text:p>
          </table:table-cell>
          <table:table-cell office:value-type="float" office:value="2178">
            <text:p>2178</text:p>
          </table:table-cell>
          <table:table-cell office:value-type="float" office:value="5852">
            <text:p>5852</text:p>
          </table:table-cell>
          <table:table-cell office:value-type="float" office:value="42660">
            <text:p>42660</text:p>
          </table:table-cell>
          <table:table-cell office:value-type="float" office:value="42.75">
            <text:p>42.75</text:p>
          </table:table-cell>
          <table:table-cell office:value-type="float" office:value="107.25">
            <text:p>107.25</text:p>
          </table:table-cell>
          <table:table-cell office:value-type="float" office:value="3347.625">
            <text:p>3347.625</text:p>
          </table:table-cell>
          <table:table-cell office:value-type="float" office:value="0.0196280991735537">
            <text:p>0.0196280992</text:p>
          </table:table-cell>
          <table:table-cell office:value-type="float" office:value="0.0183270676691729">
            <text:p>0.0183270677</text:p>
          </table:table-cell>
          <table:table-cell office:value-type="float" office:value="0.0784722222222222">
            <text:p>0.0784722222</text:p>
          </table:table-cell>
          <table:table-cell office:value-type="float" office:value="1.06945346117069">
            <text:p>1.0694534612</text:p>
          </table:table-cell>
          <table:table-cell office:value-type="float" office:value="1.06480306440443">
            <text:p>1.0648030644</text:p>
          </table:table-cell>
          <table:table-cell office:value-type="float" office:value="1.28672224151235">
            <text:p>1.2867222415</text:p>
          </table:table-cell>
          <table:table-cell table:number-columns-repeated="2" office:value-type="float" office:value="0">
            <text:p>0</text:p>
          </table:table-cell>
          <table:table-cell office:value-type="float" office:value="9.17523634786087">
            <text:p>9.1752363479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date" office:date-value="2020-10-03">
            <text:p>10/03/20</text:p>
          </table:table-cell>
          <table:table-cell office:value-type="float" office:value="14">
            <text:p>14</text:p>
          </table:table-cell>
          <table:table-cell office:value-type="float" office:value="704">
            <text:p>704</text:p>
          </table:table-cell>
          <table:table-cell office:value-type="float" office:value="11174">
            <text:p>11174</text:p>
          </table:table-cell>
          <table:table-cell office:value-type="float" office:value="9.72">
            <text:p>9.72</text:p>
          </table:table-cell>
          <table:table-cell office:value-type="float" office:value="13.6">
            <text:p>13.6</text:p>
          </table:table-cell>
          <table:table-cell office:value-type="float" office:value="707">
            <text:p>707</text:p>
          </table:table-cell>
          <table:table-cell office:value-type="float" office:value="9984.2">
            <text:p>9984.2</text:p>
          </table:table-cell>
          <table:table-cell office:value-type="float" office:value="10.468">
            <text:p>10.468</text:p>
          </table:table-cell>
          <table:table-cell table:number-columns-repeated="3"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89">
            <text:p>89</text:p>
          </table:table-cell>
          <table:table-cell office:value-type="float" office:value="21">
            <text:p>21</text:p>
          </table:table-cell>
          <table:table-cell office:value-type="float" office:value="2610">
            <text:p>2610</text:p>
          </table:table-cell>
          <table:table-cell office:value-type="float" office:value="6842">
            <text:p>6842</text:p>
          </table:table-cell>
          <table:table-cell office:value-type="float" office:value="49770">
            <text:p>49770</text:p>
          </table:table-cell>
          <table:table-cell office:value-type="float" office:value="-278.5">
            <text:p>-278.5</text:p>
          </table:table-cell>
          <table:table-cell office:value-type="float" office:value="22.125">
            <text:p>22.125</text:p>
          </table:table-cell>
          <table:table-cell office:value-type="float" office:value="2399.625">
            <text:p>2399.625</text:p>
          </table:table-cell>
          <table:table-cell office:value-type="float" office:value="-0.106704980842912">
            <text:p>-0.1067049808</text:p>
          </table:table-cell>
          <table:table-cell office:value-type="float" office:value="0.00323370359543993">
            <text:p>0.0032337036</text:p>
          </table:table-cell>
          <table:table-cell office:value-type="float" office:value="0.0482142857142857">
            <text:p>0.0482142857</text:p>
          </table:table-cell>
          <table:table-cell office:value-type="float" office:value="0.648849034805713">
            <text:p>0.6488490348</text:p>
          </table:table-cell>
          <table:table-cell office:value-type="float" office:value="1.01133845798837">
            <text:p>1.011338458</text:p>
          </table:table-cell>
          <table:table-cell office:value-type="float" office:value="1.17330625">
            <text:p>1.17330625</text:p>
          </table:table-cell>
          <table:table-cell office:value-type="float" office:value="-6.14283150439304">
            <text:p>-6.1428315044</text:p>
          </table:table-cell>
          <table:table-cell office:value-type="float" office:value="0">
            <text:p>0</text:p>
          </table:table-cell>
          <table:table-cell office:value-type="float" office:value="14.7202397463358">
            <text:p>14.7202397463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date" office:date-value="2020-10-04">
            <text:p>10/04/20</text:p>
          </table:table-cell>
          <table:table-cell office:value-type="float" office:value="10">
            <text:p>10</text:p>
          </table:table-cell>
          <table:table-cell office:value-type="float" office:value="685">
            <text:p>685</text:p>
          </table:table-cell>
          <table:table-cell office:value-type="float" office:value="7957">
            <text:p>7957</text:p>
          </table:table-cell>
          <table:table-cell office:value-type="float" office:value="10.78">
            <text:p>10.78</text:p>
          </table:table-cell>
          <table:table-cell office:value-type="float" office:value="14.4">
            <text:p>14.4</text:p>
          </table:table-cell>
          <table:table-cell office:value-type="float" office:value="681">
            <text:p>681</text:p>
          </table:table-cell>
          <table:table-cell office:value-type="float" office:value="8729.6">
            <text:p>8729.6</text:p>
          </table:table-cell>
          <table:table-cell office:value-type="float" office:value="11.922">
            <text:p>11.922</text:p>
          </table:table-cell>
          <table:table-cell table:number-columns-repeated="3"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90">
            <text:p>90</text:p>
          </table:table-cell>
          <table:table-cell office:value-type="float" office:value="22">
            <text:p>22</text:p>
          </table:table-cell>
          <table:table-cell office:value-type="float" office:value="2718">
            <text:p>2718</text:p>
          </table:table-cell>
          <table:table-cell office:value-type="float" office:value="7326">
            <text:p>7326</text:p>
          </table:table-cell>
          <table:table-cell office:value-type="float" office:value="48348">
            <text:p>48348</text:p>
          </table:table-cell>
          <table:table-cell office:value-type="float" office:value="-185.5">
            <text:p>-185.5</text:p>
          </table:table-cell>
          <table:table-cell office:value-type="float" office:value="84.25">
            <text:p>84.25</text:p>
          </table:table-cell>
          <table:table-cell office:value-type="float" office:value="562.875">
            <text:p>562.875</text:p>
          </table:table-cell>
          <table:table-cell office:value-type="float" office:value="-0.0682487122884474">
            <text:p>-0.0682487123</text:p>
          </table:table-cell>
          <table:table-cell office:value-type="float" office:value="0.0115001365001365">
            <text:p>0.0115001365</text:p>
          </table:table-cell>
          <table:table-cell office:value-type="float" office:value="0.0116421568627451">
            <text:p>0.0116421569</text:p>
          </table:table-cell>
          <table:table-cell office:value-type="float" office:value="0.770258964979335">
            <text:p>0.770258965</text:p>
          </table:table-cell>
          <table:table-cell office:value-type="float" office:value="1.04050969390394">
            <text:p>1.0405096939</text:p>
          </table:table-cell>
          <table:table-cell office:value-type="float" office:value="1.04101320705978">
            <text:p>1.0410132071</text:p>
          </table:table-cell>
          <table:table-cell office:value-type="float" office:value="-9.80553784053084">
            <text:p>-9.805537840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date" office:date-value="2020-10-05">
            <text:p>10/05/20</text:p>
          </table:table-cell>
          <table:table-cell office:value-type="float" office:value="11">
            <text:p>11</text:p>
          </table:table-cell>
          <table:table-cell office:value-type="float" office:value="649">
            <text:p>649</text:p>
          </table:table-cell>
          <table:table-cell office:value-type="float" office:value="6424">
            <text:p>6424</text:p>
          </table:table-cell>
          <table:table-cell office:value-type="float" office:value="14.09">
            <text:p>14.09</text:p>
          </table:table-cell>
          <table:table-cell office:value-type="float" office:value="15.8">
            <text:p>15.8</text:p>
          </table:table-cell>
          <table:table-cell office:value-type="float" office:value="664.2">
            <text:p>664.2</text:p>
          </table:table-cell>
          <table:table-cell office:value-type="float" office:value="8196">
            <text:p>8196</text:p>
          </table:table-cell>
          <table:table-cell office:value-type="float" office:value="11.466">
            <text:p>11.466</text:p>
          </table:table-cell>
          <table:table-cell table:number-columns-repeated="3"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float" office:value="58">
            <text:p>58</text:p>
          </table:table-cell>
          <table:table-cell office:value-type="float" office:value="32">
            <text:p>32</text:p>
          </table:table-cell>
          <table:table-cell office:value-type="float" office:value="2376">
            <text:p>2376</text:p>
          </table:table-cell>
          <table:table-cell office:value-type="float" office:value="7452">
            <text:p>7452</text:p>
          </table:table-cell>
          <table:table-cell office:value-type="float" office:value="41238">
            <text:p>41238</text:p>
          </table:table-cell>
          <table:table-cell office:value-type="float" office:value="-140.125">
            <text:p>-140.125</text:p>
          </table:table-cell>
          <table:table-cell office:value-type="float" office:value="-150.25">
            <text:p>-150.25</text:p>
          </table:table-cell>
          <table:table-cell office:value-type="float" office:value="-1096.125">
            <text:p>-1096.125</text:p>
          </table:table-cell>
          <table:table-cell office:value-type="float" office:value="-0.0589751683501683">
            <text:p>-0.0589751684</text:p>
          </table:table-cell>
          <table:table-cell office:value-type="float" office:value="-0.020162372517445">
            <text:p>-0.0201623725</text:p>
          </table:table-cell>
          <table:table-cell office:value-type="float" office:value="-0.0265804597701149">
            <text:p>-0.0265804598</text:p>
          </table:table-cell>
          <table:table-cell office:value-type="float" office:value="0.800403928918995">
            <text:p>0.8004039289</text:p>
          </table:table-cell>
          <table:table-cell office:value-type="float" office:value="0.930228477869386">
            <text:p>0.9302284779</text:p>
          </table:table-cell>
          <table:table-cell office:value-type="float" office:value="0.908353171654115">
            <text:p>0.9083531717</text:p>
          </table:table-cell>
          <table:table-cell office:value-type="float" office:value="-11.40311943553">
            <text:p>-11.4031194355</text:p>
          </table:table-cell>
          <table:table-cell office:value-type="float" office:value="-34.0305047313348">
            <text:p>-34.0305047313</text:p>
          </table:table-cell>
          <table:table-cell office:value-type="float" office:value="-25.7291912620285">
            <text:p>-25.729191262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date" office:date-value="2020-10-06">
            <text:p>10/06/20</text:p>
          </table:table-cell>
          <table:table-cell office:value-type="float" office:value="20">
            <text:p>20</text:p>
          </table:table-cell>
          <table:table-cell office:value-type="float" office:value="627">
            <text:p>627</text:p>
          </table:table-cell>
          <table:table-cell office:value-type="float" office:value="5699">
            <text:p>5699</text:p>
          </table:table-cell>
          <table:table-cell office:value-type="float" office:value="14.35">
            <text:p>14.35</text:p>
          </table:table-cell>
          <table:table-cell office:value-type="float" office:value="17.2">
            <text:p>17.2</text:p>
          </table:table-cell>
          <table:table-cell office:value-type="float" office:value="684.2">
            <text:p>684.2</text:p>
          </table:table-cell>
          <table:table-cell office:value-type="float" office:value="8253.6">
            <text:p>8253.6</text:p>
          </table:table-cell>
          <table:table-cell office:value-type="float" office:value="11.148">
            <text:p>11.148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70">
            <text:p>70</text:p>
          </table:table-cell>
          <table:table-cell office:value-type="float" office:value="2178">
            <text:p>2178</text:p>
          </table:table-cell>
          <table:table-cell office:value-type="float" office:value="7139">
            <text:p>7139</text:p>
          </table:table-cell>
          <table:table-cell office:value-type="float" office:value="34365">
            <text:p>34365</text:p>
          </table:table-cell>
          <table:table-cell office:value-type="float" office:value="42.75">
            <text:p>42.75</text:p>
          </table:table-cell>
          <table:table-cell office:value-type="float" office:value="140.125">
            <text:p>140.125</text:p>
          </table:table-cell>
          <table:table-cell office:value-type="float" office:value="-622.125">
            <text:p>-622.125</text:p>
          </table:table-cell>
          <table:table-cell table:number-columns-repeated="2" office:value-type="float" office:value="0.0196280991735537">
            <text:p>0.0196280992</text:p>
          </table:table-cell>
          <table:table-cell office:value-type="float" office:value="-0.0181034482758621">
            <text:p>-0.0181034483</text:p>
          </table:table-cell>
          <table:table-cell table:number-columns-repeated="2" office:value-type="float" office:value="1.06945346117069">
            <text:p>1.0694534612</text:p>
          </table:table-cell>
          <table:table-cell office:value-type="float" office:value="0.937280291319857">
            <text:p>0.937280291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date" office:date-value="2020-10-07">
            <text:p>10/07/20</text:p>
          </table:table-cell>
          <table:table-cell office:value-type="float" office:value="24">
            <text:p>24</text:p>
          </table:table-cell>
          <table:table-cell office:value-type="float" office:value="656">
            <text:p>656</text:p>
          </table:table-cell>
          <table:table-cell office:value-type="float" office:value="9726">
            <text:p>9726</text:p>
          </table:table-cell>
          <table:table-cell office:value-type="float" office:value="8.39">
            <text:p>8.39</text:p>
          </table:table-cell>
          <table:table-cell office:value-type="float" office:value="18.2">
            <text:p>18.2</text:p>
          </table:table-cell>
          <table:table-cell office:value-type="float" office:value="745.8">
            <text:p>745.8</text:p>
          </table:table-cell>
          <table:table-cell office:value-type="float" office:value="8894.8">
            <text:p>8894.8</text:p>
          </table:table-cell>
          <table:table-cell office:value-type="float" office:value="11.098">
            <text:p>11.098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113">
            <text:p>113</text:p>
          </table:table-cell>
          <table:table-cell office:value-type="float" office:value="2862">
            <text:p>2862</text:p>
          </table:table-cell>
          <table:table-cell office:value-type="float" office:value="8229">
            <text:p>8229</text:p>
          </table:table-cell>
          <table:table-cell office:value-type="float" office:value="37683">
            <text:p>37683</text:p>
          </table:table-cell>
          <table:table-cell office:value-type="float" office:value="148.5">
            <text:p>148.5</text:p>
          </table:table-cell>
          <table:table-cell office:value-type="float" office:value="643.5">
            <text:p>643.5</text:p>
          </table:table-cell>
          <table:table-cell office:value-type="float" office:value="1955.25">
            <text:p>1955.25</text:p>
          </table:table-cell>
          <table:table-cell office:value-type="float" office:value="0.0518867924528302">
            <text:p>0.0518867925</text:p>
          </table:table-cell>
          <table:table-cell office:value-type="float" office:value="0.0781990521327014">
            <text:p>0.0781990521</text:p>
          </table:table-cell>
          <table:table-cell office:value-type="float" office:value="0.0518867924528302">
            <text:p>0.0518867925</text:p>
          </table:table-cell>
          <table:table-cell office:value-type="float" office:value="1.18688056247775">
            <text:p>1.1868805625</text:p>
          </table:table-cell>
          <table:table-cell office:value-type="float" office:value="1.28568226230318">
            <text:p>1.2856822623</text:p>
          </table:table-cell>
          <table:table-cell office:value-type="float" office:value="1.18688056247775">
            <text:p>1.1868805625</text:p>
          </table:table-cell>
          <table:table-cell office:value-type="float" office:value="13.7024883528063">
            <text:p>13.7024883528</text:p>
          </table:table-cell>
          <table:table-cell office:value-type="float" office:value="9.20610708576988">
            <text:p>9.2061070858</text:p>
          </table:table-cell>
          <table:table-cell office:value-type="float" office:value="13.7024883528063">
            <text:p>13.7024883528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date" office:date-value="2020-10-08">
            <text:p>10/08/20</text:p>
          </table:table-cell>
          <table:table-cell office:value-type="float" office:value="21">
            <text:p>21</text:p>
          </table:table-cell>
          <table:table-cell office:value-type="float" office:value="804">
            <text:p>804</text:p>
          </table:table-cell>
          <table:table-cell office:value-type="float" office:value="11462">
            <text:p>11462</text:p>
          </table:table-cell>
          <table:table-cell office:value-type="float" office:value="8.13">
            <text:p>8.13</text:p>
          </table:table-cell>
          <table:table-cell office:value-type="float" office:value="20">
            <text:p>20</text:p>
          </table:table-cell>
          <table:table-cell office:value-type="float" office:value="850.8">
            <text:p>850.8</text:p>
          </table:table-cell>
          <table:table-cell office:value-type="float" office:value="9953.8">
            <text:p>9953.8</text:p>
          </table:table-cell>
          <table:table-cell office:value-type="float" office:value="10.624">
            <text:p>10.624</text:p>
          </table:table-cell>
          <table:table-cell table:number-columns-repeated="3" office:value-type="float" office:value="3">
            <text:p>3</text:p>
          </table:table-cell>
          <table:table-cell office:value-type="float" office:value="158">
            <text:p>158</text:p>
          </table:table-cell>
          <table:table-cell office:value-type="float" office:value="224">
            <text:p>224</text:p>
          </table:table-cell>
          <table:table-cell office:value-type="float" office:value="158">
            <text:p>158</text:p>
          </table:table-cell>
          <table:table-cell office:value-type="float" office:value="3114">
            <text:p>3114</text:p>
          </table:table-cell>
          <table:table-cell office:value-type="float" office:value="8118">
            <text:p>8118</text:p>
          </table:table-cell>
          <table:table-cell office:value-type="float" office:value="41001">
            <text:p>41001</text:p>
          </table:table-cell>
          <table:table-cell office:value-type="float" office:value="85.5">
            <text:p>85.5</text:p>
          </table:table-cell>
          <table:table-cell office:value-type="float" office:value="255.75">
            <text:p>255.75</text:p>
          </table:table-cell>
          <table:table-cell office:value-type="float" office:value="1125.75">
            <text:p>1125.75</text:p>
          </table:table-cell>
          <table:table-cell office:value-type="float" office:value="0.0274566473988439">
            <text:p>0.0274566474</text:p>
          </table:table-cell>
          <table:table-cell office:value-type="float" office:value="0.0315040650406504">
            <text:p>0.031504065</text:p>
          </table:table-cell>
          <table:table-cell office:value-type="float" office:value="0.0274566473988439">
            <text:p>0.0274566474</text:p>
          </table:table-cell>
          <table:table-cell office:value-type="float" office:value="1.09757584616927">
            <text:p>1.0975758462</text:p>
          </table:table-cell>
          <table:table-cell office:value-type="float" office:value="1.11220953962588">
            <text:p>1.1122095396</text:p>
          </table:table-cell>
          <table:table-cell office:value-type="float" office:value="1.09757584616927">
            <text:p>1.0975758462</text:p>
          </table:table-cell>
          <table:table-cell office:value-type="float" office:value="25.5901589779144">
            <text:p>25.5901589779</text:p>
          </table:table-cell>
          <table:table-cell office:value-type="float" office:value="22.346615035555">
            <text:p>22.3466150356</text:p>
          </table:table-cell>
          <table:table-cell office:value-type="float" office:value="25.5901589779144">
            <text:p>25.5901589779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date" office:date-value="2020-10-09">
            <text:p>10/09/20</text:p>
          </table:table-cell>
          <table:table-cell office:value-type="float" office:value="15">
            <text:p>15</text:p>
          </table:table-cell>
          <table:table-cell office:value-type="float" office:value="993">
            <text:p>993</text:p>
          </table:table-cell>
          <table:table-cell office:value-type="float" office:value="11163">
            <text:p>11163</text:p>
          </table:table-cell>
          <table:table-cell office:value-type="float" office:value="10.53">
            <text:p>10.53</text:p>
          </table:table-cell>
          <table:table-cell office:value-type="float" office:value="20.2">
            <text:p>20.2</text:p>
          </table:table-cell>
          <table:table-cell office:value-type="float" office:value="975.8">
            <text:p>975.8</text:p>
          </table:table-cell>
          <table:table-cell office:value-type="float" office:value="10854.6">
            <text:p>10854.6</text:p>
          </table:table-cell>
          <table:table-cell office:value-type="float" office:value="9.848">
            <text:p>9.848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180">
            <text:p>180</text:p>
          </table:table-cell>
          <table:table-cell office:value-type="float" office:value="3132">
            <text:p>3132</text:p>
          </table:table-cell>
          <table:table-cell office:value-type="float" office:value="8591">
            <text:p>8591</text:p>
          </table:table-cell>
          <table:table-cell office:value-type="float" office:value="41238">
            <text:p>41238</text:p>
          </table:table-cell>
          <table:table-cell office:value-type="float" office:value="207">
            <text:p>207</text:p>
          </table:table-cell>
          <table:table-cell office:value-type="float" office:value="168.625">
            <text:p>168.625</text:p>
          </table:table-cell>
          <table:table-cell office:value-type="float" office:value="2725.5">
            <text:p>2725.5</text:p>
          </table:table-cell>
          <table:table-cell office:value-type="float" office:value="0.0660919540229885">
            <text:p>0.066091954</text:p>
          </table:table-cell>
          <table:table-cell office:value-type="float" office:value="0.0196280991735537">
            <text:p>0.0196280992</text:p>
          </table:table-cell>
          <table:table-cell office:value-type="float" office:value="0.0660919540229885">
            <text:p>0.066091954</text:p>
          </table:table-cell>
          <table:table-cell office:value-type="float" office:value="1.23988340599815">
            <text:p>1.239883406</text:p>
          </table:table-cell>
          <table:table-cell office:value-type="float" office:value="1.06945346117069">
            <text:p>1.0694534612</text:p>
          </table:table-cell>
          <table:table-cell office:value-type="float" office:value="1.23988340599815">
            <text:p>1.239883406</text:p>
          </table:table-cell>
          <table:table-cell office:value-type="float" office:value="10.8304952919625">
            <text:p>10.830495292</text:p>
          </table:table-cell>
          <table:table-cell office:value-type="float" office:value="0">
            <text:p>0</text:p>
          </table:table-cell>
          <table:table-cell office:value-type="float" office:value="10.8304952919625">
            <text:p>10.830495292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date" office:date-value="2020-10-10">
            <text:p>10/10/20</text:p>
          </table:table-cell>
          <table:table-cell office:value-type="float" office:value="20">
            <text:p>20</text:p>
          </table:table-cell>
          <table:table-cell office:value-type="float" office:value="1174">
            <text:p>1174</text:p>
          </table:table-cell>
          <table:table-cell office:value-type="float" office:value="11719">
            <text:p>11719</text:p>
          </table:table-cell>
          <table:table-cell office:value-type="float" office:value="11.72">
            <text:p>11.72</text:p>
          </table:table-cell>
          <table:table-cell office:value-type="float" office:value="18.2">
            <text:p>18.2</text:p>
          </table:table-cell>
          <table:table-cell office:value-type="float" office:value="1128.2">
            <text:p>1128.2</text:p>
          </table:table-cell>
          <table:table-cell office:value-type="float" office:value="10614.8">
            <text:p>10614.8</text:p>
          </table:table-cell>
          <table:table-cell office:value-type="float" office:value="10.922">
            <text:p>10.922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210">
            <text:p>210</text:p>
          </table:table-cell>
          <table:table-cell office:value-type="float" office:value="3474">
            <text:p>3474</text:p>
          </table:table-cell>
          <table:table-cell office:value-type="float" office:value="9672">
            <text:p>9672</text:p>
          </table:table-cell>
          <table:table-cell office:value-type="float" office:value="45741">
            <text:p>45741</text:p>
          </table:table-cell>
          <table:table-cell office:value-type="float" office:value="285.75">
            <text:p>285.75</text:p>
          </table:table-cell>
          <table:table-cell office:value-type="float" office:value="174.125">
            <text:p>174.125</text:p>
          </table:table-cell>
          <table:table-cell office:value-type="float" office:value="3762.375">
            <text:p>3762.375</text:p>
          </table:table-cell>
          <table:table-cell office:value-type="float" office:value="0.0822538860103627">
            <text:p>0.082253886</text:p>
          </table:table-cell>
          <table:table-cell office:value-type="float" office:value="0.0180029983457403">
            <text:p>0.0180029983</text:p>
          </table:table-cell>
          <table:table-cell office:value-type="float" office:value="0.0822538860103627">
            <text:p>0.082253886</text:p>
          </table:table-cell>
          <table:table-cell office:value-type="float" office:value="1.30114937649333">
            <text:p>1.3011493765</text:p>
          </table:table-cell>
          <table:table-cell office:value-type="float" office:value="1.06364574579099">
            <text:p>1.0636457458</text:p>
          </table:table-cell>
          <table:table-cell office:value-type="float" office:value="1.30114937649333">
            <text:p>1.3011493765</text:p>
          </table:table-cell>
          <table:table-cell office:value-type="float" office:value="8.76893140437852">
            <text:p>8.7689314044</text:p>
          </table:table-cell>
          <table:table-cell office:value-type="float" office:value="0">
            <text:p>0</text:p>
          </table:table-cell>
          <table:table-cell office:value-type="float" office:value="8.76893140437852">
            <text:p>8.7689314044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date" office:date-value="2020-10-11">
            <text:p>10/11/20</text:p>
          </table:table-cell>
          <table:table-cell office:value-type="float" office:value="21">
            <text:p>21</text:p>
          </table:table-cell>
          <table:table-cell office:value-type="float" office:value="1252">
            <text:p>1252</text:p>
          </table:table-cell>
          <table:table-cell office:value-type="float" office:value="10203">
            <text:p>10203</text:p>
          </table:table-cell>
          <table:table-cell office:value-type="float" office:value="10.47">
            <text:p>10.47</text:p>
          </table:table-cell>
          <table:table-cell office:value-type="float" office:value="19.6">
            <text:p>19.6</text:p>
          </table:table-cell>
          <table:table-cell office:value-type="float" office:value="1271.2">
            <text:p>1271.2</text:p>
          </table:table-cell>
          <table:table-cell office:value-type="float" office:value="9747">
            <text:p>9747</text:p>
          </table:table-cell>
          <table:table-cell office:value-type="float" office:value="12.174">
            <text:p>12.174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204">
            <text:p>204</text:p>
          </table:table-cell>
          <table:table-cell office:value-type="float" office:value="3798">
            <text:p>3798</text:p>
          </table:table-cell>
          <table:table-cell office:value-type="float" office:value="10476">
            <text:p>10476</text:p>
          </table:table-cell>
          <table:table-cell office:value-type="float" office:value="50007">
            <text:p>50007</text:p>
          </table:table-cell>
          <table:table-cell office:value-type="float" office:value="297">
            <text:p>297</text:p>
          </table:table-cell>
          <table:table-cell office:value-type="float" office:value="97.75">
            <text:p>97.75</text:p>
          </table:table-cell>
          <table:table-cell office:value-type="float" office:value="3910.5">
            <text:p>3910.5</text:p>
          </table:table-cell>
          <table:table-cell office:value-type="float" office:value="0.0781990521327014">
            <text:p>0.0781990521</text:p>
          </table:table-cell>
          <table:table-cell office:value-type="float" office:value="0.00933085147002673">
            <text:p>0.0093308515</text:p>
          </table:table-cell>
          <table:table-cell office:value-type="float" office:value="0.0781990521327014">
            <text:p>0.0781990521</text:p>
          </table:table-cell>
          <table:table-cell office:value-type="float" office:value="1.28568226230318">
            <text:p>1.2856822623</text:p>
          </table:table-cell>
          <table:table-cell office:value-type="float" office:value="1.03282862713184">
            <text:p>1.0328286271</text:p>
          </table:table-cell>
          <table:table-cell office:value-type="float" office:value="1.28568226230318">
            <text:p>1.2856822623</text:p>
          </table:table-cell>
          <table:table-cell office:value-type="float" office:value="9.20610708576988">
            <text:p>9.2061070858</text:p>
          </table:table-cell>
          <table:table-cell office:value-type="float" office:value="0">
            <text:p>0</text:p>
          </table:table-cell>
          <table:table-cell office:value-type="float" office:value="9.20610708576988">
            <text:p>9.2061070858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date" office:date-value="2020-10-12">
            <text:p>10/12/20</text:p>
          </table:table-cell>
          <table:table-cell office:value-type="float" office:value="14">
            <text:p>14</text:p>
          </table:table-cell>
          <table:table-cell office:value-type="float" office:value="1418">
            <text:p>1418</text:p>
          </table:table-cell>
          <table:table-cell office:value-type="float" office:value="8527">
            <text:p>8527</text:p>
          </table:table-cell>
          <table:table-cell office:value-type="float" office:value="13.76">
            <text:p>13.76</text:p>
          </table:table-cell>
          <table:table-cell office:value-type="float" office:value="22">
            <text:p>22</text:p>
          </table:table-cell>
          <table:table-cell office:value-type="float" office:value="1380.2">
            <text:p>1380.2</text:p>
          </table:table-cell>
          <table:table-cell office:value-type="float" office:value="9446">
            <text:p>9446</text:p>
          </table:table-cell>
          <table:table-cell office:value-type="float" office:value="11.974">
            <text:p>11.974</text:p>
          </table:table-cell>
          <table:table-cell table:number-columns-repeated="3" office:value-type="float" office:value="3">
            <text:p>3</text:p>
          </table:table-cell>
          <table:table-cell office:value-type="float" office:value="174">
            <text:p>174</text:p>
          </table:table-cell>
          <table:table-cell office:value-type="float" office:value="207">
            <text:p>207</text:p>
          </table:table-cell>
          <table:table-cell office:value-type="float" office:value="174">
            <text:p>174</text:p>
          </table:table-cell>
          <table:table-cell office:value-type="float" office:value="3402">
            <text:p>3402</text:p>
          </table:table-cell>
          <table:table-cell office:value-type="float" office:value="9360">
            <text:p>9360</text:p>
          </table:table-cell>
          <table:table-cell office:value-type="float" office:value="44793">
            <text:p>44793</text:p>
          </table:table-cell>
          <table:table-cell office:value-type="float" office:value="92.25">
            <text:p>92.25</text:p>
          </table:table-cell>
          <table:table-cell office:value-type="float" office:value="270">
            <text:p>270</text:p>
          </table:table-cell>
          <table:table-cell office:value-type="float" office:value="1214.625">
            <text:p>1214.625</text:p>
          </table:table-cell>
          <table:table-cell office:value-type="float" office:value="0.0271164021164021">
            <text:p>0.0271164021</text:p>
          </table:table-cell>
          <table:table-cell office:value-type="float" office:value="0.0288461538461538">
            <text:p>0.0288461538</text:p>
          </table:table-cell>
          <table:table-cell office:value-type="float" office:value="0.0271164021164021">
            <text:p>0.0271164021</text:p>
          </table:table-cell>
          <table:table-cell office:value-type="float" office:value="1.09634859396433">
            <text:p>1.096348594</text:p>
          </table:table-cell>
          <table:table-cell office:value-type="float" office:value="1.1025924556213">
            <text:p>1.1025924556</text:p>
          </table:table-cell>
          <table:table-cell office:value-type="float" office:value="1.09634859396433">
            <text:p>1.096348594</text:p>
          </table:table-cell>
          <table:table-cell office:value-type="float" office:value="25.9069437006755">
            <text:p>25.9069437007</text:p>
          </table:table-cell>
          <table:table-cell office:value-type="float" office:value="24.3740332322742">
            <text:p>24.3740332323</text:p>
          </table:table-cell>
          <table:table-cell office:value-type="float" office:value="25.9069437006755">
            <text:p>25.9069437007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date" office:date-value="2020-10-13">
            <text:p>10/13/20</text:p>
          </table:table-cell>
          <table:table-cell office:value-type="float" office:value="28">
            <text:p>28</text:p>
          </table:table-cell>
          <table:table-cell office:value-type="float" office:value="1519">
            <text:p>1519</text:p>
          </table:table-cell>
          <table:table-cell office:value-type="float" office:value="7123">
            <text:p>7123</text:p>
          </table:table-cell>
          <table:table-cell office:value-type="float" office:value="14.39">
            <text:p>14.39</text:p>
          </table:table-cell>
          <table:table-cell office:value-type="float" office:value="23.8">
            <text:p>23.8</text:p>
          </table:table-cell>
          <table:table-cell office:value-type="float" office:value="1456.4">
            <text:p>1456.4</text:p>
          </table:table-cell>
          <table:table-cell office:value-type="float" office:value="9250.6">
            <text:p>9250.6</text:p>
          </table:table-cell>
          <table:table-cell office:value-type="float" office:value="11.398">
            <text:p>11.398</text:p>
          </table:table-cell>
          <table:table-cell table:number-columns-repeated="3" office:value-type="float" office:value="3">
            <text:p>3</text:p>
          </table:table-cell>
          <table:table-cell office:value-type="float" office:value="145">
            <text:p>145</text:p>
          </table:table-cell>
          <table:table-cell office:value-type="float" office:value="249">
            <text:p>249</text:p>
          </table:table-cell>
          <table:table-cell office:value-type="float" office:value="145">
            <text:p>145</text:p>
          </table:table-cell>
          <table:table-cell office:value-type="float" office:value="4032">
            <text:p>4032</text:p>
          </table:table-cell>
          <table:table-cell office:value-type="float" office:value="10450">
            <text:p>10450</text:p>
          </table:table-cell>
          <table:table-cell office:value-type="float" office:value="53088">
            <text:p>53088</text:p>
          </table:table-cell>
          <table:table-cell office:value-type="float" office:value="177.75">
            <text:p>177.75</text:p>
          </table:table-cell>
          <table:table-cell office:value-type="float" office:value="308">
            <text:p>308</text:p>
          </table:table-cell>
          <table:table-cell office:value-type="float" office:value="2340.375">
            <text:p>2340.375</text:p>
          </table:table-cell>
          <table:table-cell office:value-type="float" office:value="0.0440848214285714">
            <text:p>0.0440848214</text:p>
          </table:table-cell>
          <table:table-cell office:value-type="float" office:value="0.0294736842105263">
            <text:p>0.0294736842</text:p>
          </table:table-cell>
          <table:table-cell office:value-type="float" office:value="0.0440848214285714">
            <text:p>0.0440848214</text:p>
          </table:table-cell>
          <table:table-cell office:value-type="float" office:value="1.15810607910156">
            <text:p>1.1581060791</text:p>
          </table:table-cell>
          <table:table-cell office:value-type="float" office:value="1.10486054293629">
            <text:p>1.1048605429</text:p>
          </table:table-cell>
          <table:table-cell office:value-type="float" office:value="1.15810607910156">
            <text:p>1.1581060791</text:p>
          </table:table-cell>
          <table:table-cell office:value-type="float" office:value="16.0671165404173">
            <text:p>16.0671165404</text:p>
          </table:table-cell>
          <table:table-cell office:value-type="float" office:value="23.8623893799105">
            <text:p>23.8623893799</text:p>
          </table:table-cell>
          <table:table-cell office:value-type="float" office:value="16.0671165404173">
            <text:p>16.0671165404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date" office:date-value="2020-10-14">
            <text:p>10/14/20</text:p>
          </table:table-cell>
          <table:table-cell office:value-type="float" office:value="27">
            <text:p>27</text:p>
          </table:table-cell>
          <table:table-cell office:value-type="float" office:value="1538">
            <text:p>1538</text:p>
          </table:table-cell>
          <table:table-cell office:value-type="float" office:value="9658">
            <text:p>9658</text:p>
          </table:table-cell>
          <table:table-cell office:value-type="float" office:value="9.53">
            <text:p>9.53</text:p>
          </table:table-cell>
          <table:table-cell office:value-type="float" office:value="26.2">
            <text:p>26.2</text:p>
          </table:table-cell>
          <table:table-cell office:value-type="float" office:value="1534.4">
            <text:p>1534.4</text:p>
          </table:table-cell>
          <table:table-cell office:value-type="float" office:value="9169.4">
            <text:p>9169.4</text:p>
          </table:table-cell>
          <table:table-cell office:value-type="float" office:value="11.944">
            <text:p>11.944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151">
            <text:p>151</text:p>
          </table:table-cell>
          <table:table-cell office:value-type="float" office:value="269">
            <text:p>269</text:p>
          </table:table-cell>
          <table:table-cell office:value-type="float" office:value="151">
            <text:p>151</text:p>
          </table:table-cell>
          <table:table-cell office:value-type="float" office:value="4117">
            <text:p>4117</text:p>
          </table:table-cell>
          <table:table-cell office:value-type="float" office:value="9724">
            <text:p>9724</text:p>
          </table:table-cell>
          <table:table-cell office:value-type="float" office:value="58776">
            <text:p>58776</text:p>
          </table:table-cell>
          <table:table-cell office:value-type="float" office:value="213.75">
            <text:p>213.75</text:p>
          </table:table-cell>
          <table:table-cell office:value-type="float" office:value="250.75">
            <text:p>250.75</text:p>
          </table:table-cell>
          <table:table-cell office:value-type="float" office:value="1593.875">
            <text:p>1593.875</text:p>
          </table:table-cell>
          <table:table-cell office:value-type="float" office:value="0.0519188729657518">
            <text:p>0.051918873</text:p>
          </table:table-cell>
          <table:table-cell office:value-type="float" office:value="0.0257867132867133">
            <text:p>0.0257867133</text:p>
          </table:table-cell>
          <table:table-cell office:value-type="float" office:value="0.0271177861712264">
            <text:p>0.0271177862</text:p>
          </table:table-cell>
          <table:table-cell office:value-type="float" office:value="1.1869993713454">
            <text:p>1.1869993713</text:p>
          </table:table-cell>
          <table:table-cell office:value-type="float" office:value="1.09155680748447">
            <text:p>1.0915568075</text:p>
          </table:table-cell>
          <table:table-cell office:value-type="float" office:value="1.09635358527988">
            <text:p>1.0963535853</text:p>
          </table:table-cell>
          <table:table-cell office:value-type="float" office:value="13.6942322071339">
            <text:p>13.6942322071</text:p>
          </table:table-cell>
          <table:table-cell office:value-type="float" office:value="27.2251156849164">
            <text:p>27.2251156849</text:p>
          </table:table-cell>
          <table:table-cell office:value-type="float" office:value="25.9056389775339">
            <text:p>25.9056389775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date" office:date-value="2020-10-15">
            <text:p>10/15/20</text:p>
          </table:table-cell>
          <table:table-cell office:value-type="float" office:value="29">
            <text:p>29</text:p>
          </table:table-cell>
          <table:table-cell office:value-type="float" office:value="1555">
            <text:p>1555</text:p>
          </table:table-cell>
          <table:table-cell office:value-type="float" office:value="10742">
            <text:p>10742</text:p>
          </table:table-cell>
          <table:table-cell office:value-type="float" office:value="8.84">
            <text:p>8.84</text:p>
          </table:table-cell>
          <table:table-cell office:value-type="float" office:value="28.2">
            <text:p>28.2</text:p>
          </table:table-cell>
          <table:table-cell office:value-type="float" office:value="1589.4">
            <text:p>1589.4</text:p>
          </table:table-cell>
          <table:table-cell office:value-type="float" office:value="10058.2">
            <text:p>10058.2</text:p>
          </table:table-cell>
          <table:table-cell office:value-type="float" office:value="11.954">
            <text:p>11.954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132">
            <text:p>132</text:p>
          </table:table-cell>
          <table:table-cell office:value-type="float" office:value="178">
            <text:p>178</text:p>
          </table:table-cell>
          <table:table-cell office:value-type="float" office:value="132">
            <text:p>132</text:p>
          </table:table-cell>
          <table:table-cell office:value-type="float" office:value="4189">
            <text:p>4189</text:p>
          </table:table-cell>
          <table:table-cell office:value-type="float" office:value="10332">
            <text:p>10332</text:p>
          </table:table-cell>
          <table:table-cell office:value-type="float" office:value="68967">
            <text:p>68967</text:p>
          </table:table-cell>
          <table:table-cell office:value-type="float" office:value="169.125">
            <text:p>169.125</text:p>
          </table:table-cell>
          <table:table-cell office:value-type="float" office:value="234.125">
            <text:p>234.125</text:p>
          </table:table-cell>
          <table:table-cell office:value-type="float" office:value="1553.375">
            <text:p>1553.375</text:p>
          </table:table-cell>
          <table:table-cell office:value-type="float" office:value="0.0403735975173072">
            <text:p>0.0403735975</text:p>
          </table:table-cell>
          <table:table-cell office:value-type="float" office:value="0.0226601819589624">
            <text:p>0.022660182</text:p>
          </table:table-cell>
          <table:table-cell office:value-type="float" office:value="0.0225234532457552">
            <text:p>0.0225234532</text:p>
          </table:table-cell>
          <table:table-cell office:value-type="float" office:value="1.14450244496849">
            <text:p>1.144502445</text:p>
          </table:table-cell>
          <table:table-cell office:value-type="float" office:value="1.08031706519534">
            <text:p>1.0803170652</text:p>
          </table:table-cell>
          <table:table-cell office:value-type="float" office:value="1.07982640601453">
            <text:p>1.079826406</text:p>
          </table:table-cell>
          <table:table-cell office:value-type="float" office:value="17.5126158190281">
            <text:p>17.512615819</text:p>
          </table:table-cell>
          <table:table-cell office:value-type="float" office:value="30.9340531228388">
            <text:p>30.9340531228</text:p>
          </table:table-cell>
          <table:table-cell office:value-type="float" office:value="31.1197501199766">
            <text:p>31.11975012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date" office:date-value="2020-10-16">
            <text:p>10/16/20</text:p>
          </table:table-cell>
          <table:table-cell office:value-type="float" office:value="33">
            <text:p>33</text:p>
          </table:table-cell>
          <table:table-cell office:value-type="float" office:value="1642">
            <text:p>1642</text:p>
          </table:table-cell>
          <table:table-cell office:value-type="float" office:value="9797">
            <text:p>9797</text:p>
          </table:table-cell>
          <table:table-cell office:value-type="float" office:value="13.2">
            <text:p>13.2</text:p>
          </table:table-cell>
          <table:table-cell office:value-type="float" office:value="29.2">
            <text:p>29.2</text:p>
          </table:table-cell>
          <table:table-cell office:value-type="float" office:value="1628">
            <text:p>1628</text:p>
          </table:table-cell>
          <table:table-cell office:value-type="float" office:value="10633">
            <text:p>10633</text:p>
          </table:table-cell>
          <table:table-cell office:value-type="float" office:value="12.024">
            <text:p>12.02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21">
            <text:p>121</text:p>
          </table:table-cell>
          <table:table-cell office:value-type="float" office:value="263">
            <text:p>263</text:p>
          </table:table-cell>
          <table:table-cell office:value-type="float" office:value="121">
            <text:p>121</text:p>
          </table:table-cell>
          <table:table-cell office:value-type="float" office:value="3852">
            <text:p>3852</text:p>
          </table:table-cell>
          <table:table-cell office:value-type="float" office:value="9639">
            <text:p>9639</text:p>
          </table:table-cell>
          <table:table-cell office:value-type="float" office:value="53088">
            <text:p>53088</text:p>
          </table:table-cell>
          <table:table-cell office:value-type="float" office:value="136.5">
            <text:p>136.5</text:p>
          </table:table-cell>
          <table:table-cell office:value-type="float" office:value="584.625">
            <text:p>584.625</text:p>
          </table:table-cell>
          <table:table-cell office:value-type="float" office:value="2340.375">
            <text:p>2340.375</text:p>
          </table:table-cell>
          <table:table-cell office:value-type="float" office:value="0.0354361370716511">
            <text:p>0.0354361371</text:p>
          </table:table-cell>
          <table:table-cell office:value-type="float" office:value="0.0606520385932151">
            <text:p>0.0606520386</text:p>
          </table:table-cell>
          <table:table-cell office:value-type="float" office:value="0.0440848214285714">
            <text:p>0.0440848214</text:p>
          </table:table-cell>
          <table:table-cell office:value-type="float" office:value="1.12648769057948">
            <text:p>1.1264876906</text:p>
          </table:table-cell>
          <table:table-cell office:value-type="float" office:value="1.21949232785586">
            <text:p>1.2194923279</text:p>
          </table:table-cell>
          <table:table-cell office:value-type="float" office:value="1.15810607910156">
            <text:p>1.1581060791</text:p>
          </table:table-cell>
          <table:table-cell office:value-type="float" office:value="19.9050232867388">
            <text:p>19.9050232867</text:p>
          </table:table-cell>
          <table:table-cell office:value-type="float" office:value="11.7714311041366">
            <text:p>11.7714311041</text:p>
          </table:table-cell>
          <table:table-cell office:value-type="float" office:value="16.0671165404173">
            <text:p>16.0671165404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date" office:date-value="2020-10-17">
            <text:p>10/17/20</text:p>
          </table:table-cell>
          <table:table-cell office:value-type="float" office:value="24">
            <text:p>24</text:p>
          </table:table-cell>
          <table:table-cell office:value-type="float" office:value="1693">
            <text:p>1693</text:p>
          </table:table-cell>
          <table:table-cell office:value-type="float" office:value="12971">
            <text:p>12971</text:p>
          </table:table-cell>
          <table:table-cell office:value-type="float" office:value="13.81">
            <text:p>13.81</text:p>
          </table:table-cell>
          <table:table-cell office:value-type="float" office:value="30">
            <text:p>30</text:p>
          </table:table-cell>
          <table:table-cell office:value-type="float" office:value="1699.6">
            <text:p>1699.6</text:p>
          </table:table-cell>
          <table:table-cell office:value-type="float" office:value="10631.6">
            <text:p>10631.6</text:p>
          </table:table-cell>
          <table:table-cell office:value-type="float" office:value="13.18">
            <text:p>13.1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59">
            <text:p>159</text:p>
          </table:table-cell>
          <table:table-cell office:value-type="float" office:value="311">
            <text:p>311</text:p>
          </table:table-cell>
          <table:table-cell office:value-type="float" office:value="159">
            <text:p>159</text:p>
          </table:table-cell>
          <table:table-cell office:value-type="float" office:value="4554">
            <text:p>4554</text:p>
          </table:table-cell>
          <table:table-cell office:value-type="float" office:value="11484">
            <text:p>11484</text:p>
          </table:table-cell>
          <table:table-cell office:value-type="float" office:value="59961">
            <text:p>59961</text:p>
          </table:table-cell>
          <table:table-cell office:value-type="float" office:value="65.875">
            <text:p>65.875</text:p>
          </table:table-cell>
          <table:table-cell office:value-type="float" office:value="475.5">
            <text:p>475.5</text:p>
          </table:table-cell>
          <table:table-cell office:value-type="float" office:value="868.125">
            <text:p>868.125</text:p>
          </table:table-cell>
          <table:table-cell office:value-type="float" office:value="0.0144653052261748">
            <text:p>0.0144653052</text:p>
          </table:table-cell>
          <table:table-cell office:value-type="float" office:value="0.041405433646813">
            <text:p>0.0414054336</text:p>
          </table:table-cell>
          <table:table-cell office:value-type="float" office:value="0.0144781608045229">
            <text:p>0.0144781608</text:p>
          </table:table-cell>
          <table:table-cell office:value-type="float" office:value="1.05103868859997">
            <text:p>1.0510386886</text:p>
          </table:table-cell>
          <table:table-cell office:value-type="float" office:value="1.14827926123739">
            <text:p>1.1482792612</text:p>
          </table:table-cell>
          <table:table-cell office:value-type="float" office:value="1.05108441241078">
            <text:p>1.0510844124</text:p>
          </table:table-cell>
          <table:table-cell office:value-type="float" office:value="0">
            <text:p>0</text:p>
          </table:table-cell>
          <table:table-cell office:value-type="float" office:value="17.0847185447491">
            <text:p>17.084718544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date" office:date-value="2020-10-18">
            <text:p>10/18/20</text:p>
          </table:table-cell>
          <table:table-cell office:value-type="float" office:value="33">
            <text:p>33</text:p>
          </table:table-cell>
          <table:table-cell office:value-type="float" office:value="1712">
            <text:p>1712</text:p>
          </table:table-cell>
          <table:table-cell office:value-type="float" office:value="9997">
            <text:p>9997</text:p>
          </table:table-cell>
          <table:table-cell office:value-type="float" office:value="14.74">
            <text:p>14.74</text:p>
          </table:table-cell>
          <table:table-cell office:value-type="float" office:value="31.8">
            <text:p>31.8</text:p>
          </table:table-cell>
          <table:table-cell office:value-type="float" office:value="1780.6">
            <text:p>1780.6</text:p>
          </table:table-cell>
          <table:table-cell office:value-type="float" office:value="9749.6">
            <text:p>9749.6</text:p>
          </table:table-cell>
          <table:table-cell office:value-type="float" office:value="14.536">
            <text:p>14.536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173">
            <text:p>173</text:p>
          </table:table-cell>
          <table:table-cell office:value-type="float" office:value="234">
            <text:p>234</text:p>
          </table:table-cell>
          <table:table-cell office:value-type="float" office:value="173">
            <text:p>173</text:p>
          </table:table-cell>
          <table:table-cell office:value-type="float" office:value="4442">
            <text:p>4442</text:p>
          </table:table-cell>
          <table:table-cell office:value-type="float" office:value="13284">
            <text:p>13284</text:p>
          </table:table-cell>
          <table:table-cell office:value-type="float" office:value="68967">
            <text:p>68967</text:p>
          </table:table-cell>
          <table:table-cell office:value-type="float" office:value="11.5">
            <text:p>11.5</text:p>
          </table:table-cell>
          <table:table-cell office:value-type="float" office:value="76.625">
            <text:p>76.625</text:p>
          </table:table-cell>
          <table:table-cell office:value-type="float" office:value="434.875">
            <text:p>434.875</text:p>
          </table:table-cell>
          <table:table-cell office:value-type="float" office:value="0.00258892390814948">
            <text:p>0.0025889239</text:p>
          </table:table-cell>
          <table:table-cell office:value-type="float" office:value="0.00576821740439627">
            <text:p>0.0057682174</text:p>
          </table:table-cell>
          <table:table-cell office:value-type="float" office:value="0.00630555193063349">
            <text:p>0.0063055519</text:p>
          </table:table-cell>
          <table:table-cell office:value-type="float" office:value="1.00907437063145">
            <text:p>1.0090743706</text:p>
          </table:table-cell>
          <table:table-cell office:value-type="float" office:value="1.02025397468615">
            <text:p>1.0202539747</text:p>
          </table:table-cell>
          <table:table-cell office:value-type="float" office:value="1.02214736132811">
            <text:p>1.022147361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date" office:date-value="2020-10-19">
            <text:p>10/19/20</text:p>
          </table:table-cell>
          <table:table-cell office:value-type="float" office:value="31">
            <text:p>31</text:p>
          </table:table-cell>
          <table:table-cell office:value-type="float" office:value="1896">
            <text:p>1896</text:p>
          </table:table-cell>
          <table:table-cell office:value-type="float" office:value="9651">
            <text:p>9651</text:p>
          </table:table-cell>
          <table:table-cell office:value-type="float" office:value="15.31">
            <text:p>15.31</text:p>
          </table:table-cell>
          <table:table-cell office:value-type="float" office:value="34.8">
            <text:p>34.8</text:p>
          </table:table-cell>
          <table:table-cell office:value-type="float" office:value="1856.8">
            <text:p>1856.8</text:p>
          </table:table-cell>
          <table:table-cell office:value-type="float" office:value="9612.8">
            <text:p>9612.8</text:p>
          </table:table-cell>
          <table:table-cell office:value-type="float" office:value="15.02">
            <text:p>15.02</text:p>
          </table:table-cell>
          <table:table-cell table:number-columns-repeated="3" office:value-type="float" office:value="4">
            <text:p>4</text:p>
          </table:table-cell>
          <table:table-cell office:value-type="float" office:value="174">
            <text:p>174</text:p>
          </table:table-cell>
          <table:table-cell office:value-type="float" office:value="239">
            <text:p>239</text:p>
          </table:table-cell>
          <table:table-cell office:value-type="float" office:value="174">
            <text:p>174</text:p>
          </table:table-cell>
          <table:table-cell office:value-type="float" office:value="4742">
            <text:p>4742</text:p>
          </table:table-cell>
          <table:table-cell office:value-type="float" office:value="13539">
            <text:p>13539</text:p>
          </table:table-cell>
          <table:table-cell office:value-type="float" office:value="62434">
            <text:p>62434</text:p>
          </table:table-cell>
          <table:table-cell office:value-type="float" office:value="-58.625">
            <text:p>-58.625</text:p>
          </table:table-cell>
          <table:table-cell office:value-type="float" office:value="626.25">
            <text:p>626.25</text:p>
          </table:table-cell>
          <table:table-cell office:value-type="float" office:value="-772.5">
            <text:p>-772.5</text:p>
          </table:table-cell>
          <table:table-cell office:value-type="float" office:value="-0.0123629270350063">
            <text:p>-0.012362927</text:p>
          </table:table-cell>
          <table:table-cell office:value-type="float" office:value="0.046255262574784">
            <text:p>0.0462552626</text:p>
          </table:table-cell>
          <table:table-cell office:value-type="float" office:value="-0.0123730659576513">
            <text:p>-0.012373066</text:p>
          </table:table-cell>
          <table:table-cell office:value-type="float" office:value="0.957029325628629">
            <text:p>0.9570293256</text:p>
          </table:table-cell>
          <table:table-cell office:value-type="float" office:value="1.16608693567083">
            <text:p>1.1660869357</text:p>
          </table:table-cell>
          <table:table-cell office:value-type="float" office:value="0.956994330960158">
            <text:p>0.956994331</text:p>
          </table:table-cell>
          <table:table-cell office:value-type="float" office:value="0">
            <text:p>0</text:p>
          </table:table-cell>
          <table:table-cell office:value-type="float" office:value="15.3292227836474">
            <text:p>15.329222783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date" office:date-value="2020-10-20">
            <text:p>10/20/20</text:p>
          </table:table-cell>
          <table:table-cell office:value-type="float" office:value="38">
            <text:p>38</text:p>
          </table:table-cell>
          <table:table-cell office:value-type="float" office:value="1960">
            <text:p>1960</text:p>
          </table:table-cell>
          <table:table-cell office:value-type="float" office:value="6332">
            <text:p>6332</text:p>
          </table:table-cell>
          <table:table-cell office:value-type="float" office:value="15.62">
            <text:p>15.62</text:p>
          </table:table-cell>
          <table:table-cell office:value-type="float" office:value="39.2">
            <text:p>39.2</text:p>
          </table:table-cell>
          <table:table-cell office:value-type="float" office:value="1944.6">
            <text:p>1944.6</text:p>
          </table:table-cell>
          <table:table-cell office:value-type="float" office:value="10290.8">
            <text:p>10290.8</text:p>
          </table:table-cell>
          <table:table-cell office:value-type="float" office:value="14.742">
            <text:p>14.742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93">
            <text:p>193</text:p>
          </table:table-cell>
          <table:table-cell office:value-type="float" office:value="261">
            <text:p>261</text:p>
          </table:table-cell>
          <table:table-cell office:value-type="float" office:value="193">
            <text:p>193</text:p>
          </table:table-cell>
          <table:table-cell office:value-type="float" office:value="4494">
            <text:p>4494</text:p>
          </table:table-cell>
          <table:table-cell office:value-type="float" office:value="12831">
            <text:p>12831</text:p>
          </table:table-cell>
          <table:table-cell office:value-type="float" office:value="59961">
            <text:p>59961</text:p>
          </table:table-cell>
          <table:table-cell office:value-type="float" office:value="131">
            <text:p>131</text:p>
          </table:table-cell>
          <table:table-cell office:value-type="float" office:value="1007">
            <text:p>1007</text:p>
          </table:table-cell>
          <table:table-cell office:value-type="float" office:value="413.857142857143">
            <text:p>413.8571428571</text:p>
          </table:table-cell>
          <table:table-cell office:value-type="float" office:value="0.0291499777481086">
            <text:p>0.0291499777</text:p>
          </table:table-cell>
          <table:table-cell office:value-type="float" office:value="0.0784818018860572">
            <text:p>0.0784818019</text:p>
          </table:table-cell>
          <table:table-cell office:value-type="float" office:value="0.00690210541613954">
            <text:p>0.0069021054</text:p>
          </table:table-cell>
          <table:table-cell office:value-type="float" office:value="1.1036903756757">
            <text:p>1.1036903757</text:p>
          </table:table-cell>
          <table:table-cell office:value-type="float" office:value="1.28675871732667">
            <text:p>1.2867587173</text:p>
          </table:table-cell>
          <table:table-cell office:value-type="float" office:value="1.02425074151247">
            <text:p>1.0242507415</text:p>
          </table:table-cell>
          <table:table-cell office:value-type="float" office:value="24.1235660516667">
            <text:p>24.1235660517</text:p>
          </table:table-cell>
          <table:table-cell office:value-type="float" office:value="9.1741576560664">
            <text:p>9.174157656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date" office:date-value="2020-10-21">
            <text:p>10/21/20</text:p>
          </table:table-cell>
          <table:table-cell office:value-type="float" office:value="48">
            <text:p>48</text:p>
          </table:table-cell>
          <table:table-cell office:value-type="float" office:value="2023">
            <text:p>2023</text:p>
          </table:table-cell>
          <table:table-cell office:value-type="float" office:value="9113">
            <text:p>9113</text:p>
          </table:table-cell>
          <table:table-cell office:value-type="float" office:value="15.62">
            <text:p>15.62</text:p>
          </table:table-cell>
          <table:table-cell office:value-type="float" office:value="42">
            <text:p>42</text:p>
          </table:table-cell>
          <table:table-cell office:value-type="float" office:value="2044">
            <text:p>2044</text:p>
          </table:table-cell>
          <table:table-cell office:value-type="float" office:value="11017">
            <text:p>11017</text:p>
          </table:table-cell>
          <table:table-cell office:value-type="float" office:value="14.826">
            <text:p>14.826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211">
            <text:p>211</text:p>
          </table:table-cell>
          <table:table-cell office:value-type="float" office:value="281">
            <text:p>281</text:p>
          </table:table-cell>
          <table:table-cell office:value-type="float" office:value="211">
            <text:p>211</text:p>
          </table:table-cell>
          <table:table-cell office:value-type="float" office:value="4502">
            <text:p>4502</text:p>
          </table:table-cell>
          <table:table-cell office:value-type="float" office:value="13018">
            <text:p>13018</text:p>
          </table:table-cell>
          <table:table-cell office:value-type="float" office:value="60033">
            <text:p>60033</text:p>
          </table:table-cell>
          <table:table-cell office:value-type="float" office:value="0">
            <text:p>0</text:p>
          </table:table-cell>
          <table:table-cell office:value-type="float" office:value="503.8">
            <text:p>503.8</text:p>
          </table:table-cell>
          <table:table-cell office:value-type="float" office:value="471">
            <text:p>471</text:p>
          </table:table-cell>
          <table:table-cell office:value-type="float" office:value="0">
            <text:p>0</text:p>
          </table:table-cell>
          <table:table-cell office:value-type="float" office:value="0.0387002611768321">
            <text:p>0.0387002612</text:p>
          </table:table-cell>
          <table:table-cell office:value-type="float" office:value="0.00784568487331967">
            <text:p>0.0078456849</text:p>
          </table:table-cell>
          <table:table-cell office:value-type="float" office:value="1.01">
            <text:p>1.01</text:p>
          </table:table-cell>
          <table:table-cell office:value-type="float" office:value="1.13838642614062">
            <text:p>1.1383864261</text:p>
          </table:table-cell>
          <table:table-cell office:value-type="float" office:value="1.02758054440804">
            <text:p>1.0275805444</text:p>
          </table:table-cell>
          <table:table-cell office:value-type="float" office:value="0">
            <text:p>0</text:p>
          </table:table-cell>
          <table:table-cell office:value-type="float" office:value="18.255039383997">
            <text:p>18.25503938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date" office:date-value="2020-10-22">
            <text:p>10/22/20</text:p>
          </table:table-cell>
          <table:table-cell office:value-type="float" office:value="46">
            <text:p>46</text:p>
          </table:table-cell>
          <table:table-cell office:value-type="float" office:value="2132">
            <text:p>2132</text:p>
          </table:table-cell>
          <table:table-cell office:value-type="float" office:value="16361">
            <text:p>16361</text:p>
          </table:table-cell>
          <table:table-cell office:value-type="float" office:value="12.42">
            <text:p>12.42</text:p>
          </table:table-cell>
          <table:table-cell office:value-type="float" office:value="43.4">
            <text:p>43.4</text:p>
          </table:table-cell>
          <table:table-cell office:value-type="float" office:value="2113.8">
            <text:p>2113.8</text:p>
          </table:table-cell>
          <table:table-cell office:value-type="float" office:value="11481">
            <text:p>11481</text:p>
          </table:table-cell>
          <table:table-cell office:value-type="float" office:value="14.804">
            <text:p>14.804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89">
            <text:p>189</text:p>
          </table:table-cell>
          <table:table-cell office:value-type="float" office:value="260">
            <text:p>260</text:p>
          </table:table-cell>
          <table:table-cell office:value-type="float" office:value="189">
            <text:p>189</text:p>
          </table:table-cell>
          <table:table-cell office:value-type="float" office:value="4510">
            <text:p>4510</text:p>
          </table:table-cell>
          <table:table-cell office:value-type="float" office:value="13598">
            <text:p>13598</text:p>
          </table:table-cell>
          <table:table-cell office:value-type="float" office:value="59984">
            <text:p>59984</text:p>
          </table:table-cell>
          <table:table-cell table:number-columns-repeated="2" office:value-type="float" office:value="0">
            <text:p>0</text:p>
          </table:table-cell>
          <table:table-cell office:value-type="float" office:value="859">
            <text:p>859</text:p>
          </table:table-cell>
          <table:table-cell table:number-columns-repeated="2" office:value-type="float" office:value="0">
            <text:p>0</text:p>
          </table:table-cell>
          <table:table-cell office:value-type="float" office:value="0.0143204854627901">
            <text:p>0.0143204855</text:p>
          </table:table-cell>
          <table:table-cell office:value-type="float" office:value="1.01">
            <text:p>1.01</text:p>
          </table:table-cell>
          <table:table-cell office:value-type="float" office:value="1.24">
            <text:p>1.24</text:p>
          </table:table-cell>
          <table:table-cell office:value-type="float" office:value="1.05052364867539">
            <text:p>1.050523648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date" office:date-value="2020-10-23">
            <text:p>10/23/20</text:p>
          </table:table-cell>
          <table:table-cell office:value-type="float" office:value="47">
            <text:p>47</text:p>
          </table:table-cell>
          <table:table-cell office:value-type="float" office:value="2209">
            <text:p>2209</text:p>
          </table:table-cell>
          <table:table-cell office:value-type="float" office:value="13628">
            <text:p>13628</text:p>
          </table:table-cell>
          <table:table-cell office:value-type="float" office:value="15.16">
            <text:p>15.16</text:p>
          </table:table-cell>
          <table:table-cell office:value-type="float" office:value="42.8">
            <text:p>42.8</text:p>
          </table:table-cell>
          <table:table-cell office:value-type="float" office:value="2211.6">
            <text:p>2211.6</text:p>
          </table:table-cell>
          <table:table-cell office:value-type="float" office:value="14001">
            <text:p>14001</text:p>
          </table:table-cell>
          <table:table-cell office:value-type="float" office:value="15.006">
            <text:p>15.006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24">
            <text:p>224</text:p>
          </table:table-cell>
          <table:table-cell office:value-type="float" office:value="297">
            <text:p>297</text:p>
          </table:table-cell>
          <table:table-cell office:value-type="float" office:value="224">
            <text:p>224</text:p>
          </table:table-cell>
          <table:table-cell office:value-type="float" office:value="4519">
            <text:p>4519</text:p>
          </table:table-cell>
          <table:table-cell office:value-type="float" office:value="13658">
            <text:p>13658</text:p>
          </table:table-cell>
          <table:table-cell office:value-type="float" office:value="62787">
            <text:p>62787</text:p>
          </table:table-cell>
          <table:table-cell table:number-columns-repeated="2" office:value-type="float" office:value="0">
            <text:p>0</text:p>
          </table:table-cell>
          <table:table-cell office:value-type="float" office:value="88.25">
            <text:p>88.25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40554573398952">
            <text:p>0.0014055457</text:p>
          </table:table-cell>
          <table:table-cell office:value-type="float" office:value="1.01">
            <text:p>1.01</text:p>
          </table:table-cell>
          <table:table-cell office:value-type="float" office:value="0.91">
            <text:p>0.91</text:p>
          </table:table-cell>
          <table:table-cell office:value-type="float" office:value="1.00492328216423">
            <text:p>1.004923282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date" office:date-value="2020-10-24">
            <text:p>10/24/20</text:p>
          </table:table-cell>
          <table:table-cell office:value-type="float" office:value="38">
            <text:p>38</text:p>
          </table:table-cell>
          <table:table-cell office:value-type="float" office:value="2245">
            <text:p>2245</text:p>
          </table:table-cell>
          <table:table-cell office:value-type="float" office:value="11971">
            <text:p>11971</text:p>
          </table:table-cell>
          <table:table-cell office:value-type="float" office:value="15.2">
            <text:p>15.2</text:p>
          </table:table-cell>
          <table:table-cell office:value-type="float" office:value="42.6">
            <text:p>42.6</text:p>
          </table:table-cell>
          <table:table-cell office:value-type="float" office:value="2327.4">
            <text:p>2327.4</text:p>
          </table:table-cell>
          <table:table-cell office:value-type="float" office:value="14180.4">
            <text:p>14180.4</text:p>
          </table:table-cell>
          <table:table-cell office:value-type="float" office:value="16.51">
            <text:p>16.51</text:p>
          </table:table-cell>
          <table:table-cell table:number-columns-repeated="3" office:value-type="float" office:value="5">
            <text:p>5</text:p>
          </table:table-cell>
          <table:table-cell office:value-type="float" office:value="248">
            <text:p>248</text:p>
          </table:table-cell>
          <table:table-cell office:value-type="float" office:value="323">
            <text:p>323</text:p>
          </table:table-cell>
          <table:table-cell office:value-type="float" office:value="248">
            <text:p>248</text:p>
          </table:table-cell>
          <table:table-cell office:value-type="float" office:value="4527">
            <text:p>4527</text:p>
          </table:table-cell>
          <table:table-cell office:value-type="float" office:value="14328">
            <text:p>14328</text:p>
          </table:table-cell>
          <table:table-cell office:value-type="float" office:value="63282">
            <text:p>63282</text:p>
          </table:table-cell>
          <table:table-cell table:number-columns-repeated="6" office:value-type="float" office:value="0">
            <text:p>0</text:p>
          </table:table-cell>
          <table:table-cell office:value-type="float" office:value="1.01">
            <text:p>1.01</text:p>
          </table:table-cell>
          <table:table-cell office:value-type="float" office:value="1.24">
            <text:p>1.24</text:p>
          </table:table-cell>
          <table:table-cell office:value-type="float" office:value="1.03">
            <text:p>1.0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date" office:date-value="2020-10-25">
            <text:p>10/25/20</text:p>
          </table:table-cell>
          <table:table-cell office:value-type="float" office:value="35">
            <text:p>35</text:p>
          </table:table-cell>
          <table:table-cell office:value-type="float" office:value="2449">
            <text:p>2449</text:p>
          </table:table-cell>
          <table:table-cell office:value-type="float" office:value="18932">
            <text:p>18932</text:p>
          </table:table-cell>
          <table:table-cell office:value-type="float" office:value="16.63">
            <text:p>16.63</text:p>
          </table:table-cell>
          <table:table-cell office:value-type="float" office:value="46">
            <text:p>46</text:p>
          </table:table-cell>
          <table:table-cell office:value-type="float" office:value="2479.2">
            <text:p>2479.2</text:p>
          </table:table-cell>
          <table:table-cell office:value-type="float" office:value="13250.2">
            <text:p>13250.2</text:p>
          </table:table-cell>
          <table:table-cell office:value-type="float" office:value="17.576">
            <text:p>17.576</text:p>
          </table:table-cell>
          <table:table-cell table:number-columns-repeated="3" office:value-type="float" office:value="5">
            <text:p>5</text:p>
          </table:table-cell>
          <table:table-cell table:number-columns-repeated="3" office:value-type="float" office:value="291">
            <text:p>291</text:p>
          </table:table-cell>
          <table:table-cell office:value-type="float" office:value="4535">
            <text:p>4535</text:p>
          </table:table-cell>
          <table:table-cell office:value-type="float" office:value="14489">
            <text:p>14489</text:p>
          </table:table-cell>
          <table:table-cell office:value-type="float" office:value="63781">
            <text:p>63781</text:p>
          </table:table-cell>
          <table:table-cell table:number-columns-repeated="6" office:value-type="float" office:value="0">
            <text:p>0</text:p>
          </table:table-cell>
          <table:table-cell office:value-type="float" office:value="1.01">
            <text:p>1.01</text:p>
          </table:table-cell>
          <table:table-cell office:value-type="float" office:value="1.24">
            <text:p>1.24</text:p>
          </table:table-cell>
          <table:table-cell office:value-type="float" office:value="1.03">
            <text:p>1.0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date" office:date-value="2020-10-26">
            <text:p>10/26/20</text:p>
          </table:table-cell>
          <table:table-cell office:value-type="float" office:value="47">
            <text:p>47</text:p>
          </table:table-cell>
          <table:table-cell office:value-type="float" office:value="2602">
            <text:p>2602</text:p>
          </table:table-cell>
          <table:table-cell office:value-type="float" office:value="10010">
            <text:p>10010</text:p>
          </table:table-cell>
          <table:table-cell office:value-type="float" office:value="23.14">
            <text:p>23.14</text:p>
          </table:table-cell>
          <table:table-cell office:value-type="float" office:value="45.75">
            <text:p>45.75</text:p>
          </table:table-cell>
          <table:table-cell office:value-type="float" office:value="2546.75">
            <text:p>2546.75</text:p>
          </table:table-cell>
          <table:table-cell office:value-type="float" office:value="13155.75">
            <text:p>13155.75</text:p>
          </table:table-cell>
          <table:table-cell office:value-type="float" office:value="18.18">
            <text:p>18.18</text:p>
          </table:table-cell>
          <table:table-cell table:number-columns-repeated="3" office:value-type="float" office:value="5">
            <text:p>5</text:p>
          </table:table-cell>
          <table:table-cell table:number-columns-repeated="3" office:value-type="float" office:value="214">
            <text:p>214</text:p>
          </table:table-cell>
          <table:table-cell office:value-type="float" office:value="4543">
            <text:p>4543</text:p>
          </table:table-cell>
          <table:table-cell office:value-type="float" office:value="15183">
            <text:p>15183</text:p>
          </table:table-cell>
          <table:table-cell office:value-type="float" office:value="64285">
            <text:p>64285</text:p>
          </table:table-cell>
          <table:table-cell table:number-columns-repeated="6" office:value-type="float" office:value="0">
            <text:p>0</text:p>
          </table:table-cell>
          <table:table-cell office:value-type="float" office:value="1.01">
            <text:p>1.01</text:p>
          </table:table-cell>
          <table:table-cell office:value-type="float" office:value="1.07">
            <text:p>1.07</text:p>
          </table:table-cell>
          <table:table-cell office:value-type="float" office:value="1.03">
            <text:p>1.0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date" office:date-value="2020-10-27">
            <text:p>10/27/20</text:p>
          </table:table-cell>
          <table:table-cell office:value-type="float" office:value="63">
            <text:p>63</text:p>
          </table:table-cell>
          <table:table-cell office:value-type="float" office:value="2891">
            <text:p>2891</text:p>
          </table:table-cell>
          <table:table-cell office:value-type="float" office:value="11710">
            <text:p>11710</text:p>
          </table:table-cell>
          <table:table-cell office:value-type="float" office:value="17.75">
            <text:p>17.75</text:p>
          </table:table-cell>
          <table:table-cell office:value-type="float" office:value="48.3333333333333">
            <text:p>48.3333333333</text:p>
          </table:table-cell>
          <table:table-cell office:value-type="float" office:value="2647.33333333333">
            <text:p>2647.3333333333</text:p>
          </table:table-cell>
          <table:table-cell office:value-type="float" office:value="13550.6666666667">
            <text:p>13550.6666666667</text:p>
          </table:table-cell>
          <table:table-cell office:value-type="float" office:value="19.1733333333333">
            <text:p>19.1733333333</text:p>
          </table:table-cell>
          <table:table-cell table:number-columns-repeated="3" office:value-type="float" office:value="5">
            <text:p>5</text:p>
          </table:table-cell>
          <table:table-cell office:value-type="float" office:value="253">
            <text:p>253</text:p>
          </table:table-cell>
          <table:table-cell office:value-type="float" office:value="338">
            <text:p>338</text:p>
          </table:table-cell>
          <table:table-cell office:value-type="float" office:value="253">
            <text:p>253</text:p>
          </table:table-cell>
          <table:table-cell office:value-type="float" office:value="4552">
            <text:p>4552</text:p>
          </table:table-cell>
          <table:table-cell office:value-type="float" office:value="15354">
            <text:p>15354</text:p>
          </table:table-cell>
          <table:table-cell office:value-type="float" office:value="64792">
            <text:p>64792</text:p>
          </table:table-cell>
          <table:table-cell table:number-columns-repeated="6" office:value-type="float" office:value="0">
            <text:p>0</text:p>
          </table:table-cell>
          <table:table-cell office:value-type="float" office:value="1.01">
            <text:p>1.01</text:p>
          </table:table-cell>
          <table:table-cell office:value-type="float" office:value="1.12">
            <text:p>1.12</text:p>
          </table:table-cell>
          <table:table-cell office:value-type="float" office:value="1.03">
            <text:p>1.03</text:p>
          </table:table-cell>
          <table:table-cell table:number-columns-repeated="3" office:value-type="float" office:value="0">
            <text:p>0</text:p>
          </table:table-cell>
        </table:table-row>
      </table:table>
      <table:table table:name="Aggregates" table:style-name="ta1" table:print="false">
        <table:table-column table:style-name="co18" table:number-columns-repeated="3" table:default-cell-style-name="Default"/>
        <table:table-column table:style-name="co13" table:number-columns-repeated="2" table:default-cell-style-name="Default"/>
        <table:table-column table:style-name="co6" table:default-cell-style-name="Default"/>
        <table:table-column table:style-name="co13" table:default-cell-style-name="Default"/>
        <table:table-column table:style-name="co19" table:number-columns-repeated="2" table:default-cell-style-name="Default"/>
        <table:table-column table:style-name="co18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row table:style-name="ro1">
          <table:table-cell office:value-type="float" office:value="1.01">
            <text:p>1.01</text:p>
          </table:table-cell>
          <table:table-cell office:value-type="float" office:value="1.03">
            <text:p>1.03</text:p>
          </table:table-cell>
          <table:table-cell office:value-type="float" office:value="1.12">
            <text:p>1.12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2.4">
            <text:p>2.4</text:p>
          </table:table-cell>
          <table:table-cell office:value-type="float" office:value="4.6">
            <text:p>4.6</text:p>
          </table:table-cell>
          <table:table-cell office:value-type="float" office:value="18.2">
            <text:p>18.2</text:p>
          </table:table-cell>
          <table:table-cell office:value-type="float" office:value="2415">
            <text:p>2415</text:p>
          </table:table-cell>
          <table:table-cell office:value-type="float" office:value="4519">
            <text:p>4519</text:p>
          </table:table-cell>
          <table:table-cell office:value-type="float" office:value="10873">
            <text:p>1087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 number:style="long"/>
      <number:text>-</number:text>
      <number:month number:style="long"/>
      <number:text>-</number:text>
      <number:year number:style="long"/>
    </number:date-style>
    <number:percentage-style style:name="N118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3">11/03/2021</text:date>, <text:time>22:30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Widdess</meta:initial-creator>
    <meta:creation-date>2020-10-03T13:02:51.26</meta:creation-date>
    <dc:date>2021-11-03T22:30:35.09</dc:date>
    <dc:creator>Liam Widdess</dc:creator>
    <meta:editing-duration>P2DT3H31M9S</meta:editing-duration>
    <meta:editing-cycles>185</meta:editing-cycles>
    <meta:generator>OpenOffice/4.1.7$Win32 OpenOffice.org_project/417m1$Build-9800</meta:generator>
    <meta:document-statistic meta:table-count="8" meta:cell-count="7156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89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43902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8080" draw:fill-color="#ff808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fill-color="#aecf00" draw:textarea-horizontal-align="center" draw:textarea-vertical-align="middle"/>
    </style:style>
    <style:style style:name="gr2" style:family="graphic">
      <style:graphic-properties draw:fill-color="#ffd320" draw:textarea-horizontal-align="center" draw:textarea-vertical-align="middle"/>
    </style:style>
    <style:style style:name="gr3" style:family="graphic">
      <style:graphic-properties draw:fill-color="#ff808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</office:automatic-styles>
  <office:body>
    <office:chart>
      <chart:chart svg:width="33.872cm" svg:height="14.879cm" xlink:href=".." xlink:type="simple" chart:class="chart:line" chart:style-name="ch1">
        <chart:title svg:x="7.904cm" svg:y="0.468cm" chart:style-name="ch2">
          <text:p>Estimated Transmissions Per Day</text:p>
        </chart:title>
        <chart:plot-area chart:style-name="ch3" table:cell-range-address="ResultsData.B1:ResultsData.B1000 ResultsData.Q1:ResultsData.S1000" chart:data-source-has-labels="column" svg:x="0.944cm" svg:y="1.314cm" svg:width="31.066cm" svg:height="12.854cm">
          <chartooo:coordinate-region svg:x="2.121cm" svg:y="1.526cm" svg:width="29.889cm" svg:height="11.969cm"/>
          <chart:axis chart:dimension="x" chart:name="primary-x" chart:style-name="ch4" chartooo:axis-type="auto">
            <chartooo:date-scale/>
            <chart:categories table:cell-range-address="ResultsData.B1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Q1:ResultsData.Q1000" chart:class="chart:line">
            <chart:data-point chart:repeated="1000"/>
          </chart:series>
          <chart:series chart:style-name="ch8" chart:values-cell-range-address="ResultsData.R1:ResultsData.R1000" chart:class="chart:line">
            <chart:data-point chart:repeated="1000"/>
          </chart:series>
          <chart:series chart:style-name="ch9" chart:values-cell-range-address="ResultsData.S1:ResultsData.S1000" chart:class="chart:line">
            <chart:data-point chart:repeated="1000"/>
          </chart:series>
          <chart:wall chart:style-name="ch10"/>
          <chart:floor chart:style-name="ch11"/>
        </chart:plot-area>
        <draw:rect draw:style-name="gr1" draw:text-style-name="P1" svg:width="0.307cm" svg:height="0.291cm" svg:x="17.384cm" svg:y="0.657cm">
          <text:p/>
        </draw:rect>
        <draw:rect draw:style-name="gr2" draw:text-style-name="P2" svg:width="0.307cm" svg:height="0.291cm" svg:x="20.122cm" svg:y="0.663cm">
          <text:p/>
        </draw:rect>
        <draw:rect draw:style-name="gr3" draw:text-style-name="P2" svg:width="0.307cm" svg:height="0.291cm" svg:x="23.141cm" svg:y="0.67cm">
          <text:p/>
        </draw:rect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float" office:value="43902">
                <text:p>43900</text:p>
                <draw:g>
                  <svg:desc>ResultsData.B1:ResultsData.B1000</svg:desc>
                </draw:g>
              </table:table-cell>
              <table:table-cell office:value-type="float" office:value="1133">
                <text:p>1133</text:p>
                <draw:g>
                  <svg:desc>ResultsData.Q1:ResultsData.Q1000</svg:desc>
                </draw:g>
              </table:table-cell>
              <table:table-cell office:value-type="float" office:value="1417">
                <text:p>1417</text:p>
                <draw:g>
                  <svg:desc>ResultsData.R1:ResultsData.R1000</svg:desc>
                </draw:g>
              </table:table-cell>
              <table:table-cell office:value-type="float" office:value="1889">
                <text:p>1889</text:p>
                <draw:g>
                  <svg:desc>ResultsData.S1:ResultsData.S1000</svg:desc>
                </draw:g>
              </table:table-cell>
            </table:table-row>
            <table:table-row>
              <table:table-cell office:value-type="float" office:value="43903">
                <text:p>43900</text:p>
              </table:table-cell>
              <table:table-cell office:value-type="float" office:value="1250">
                <text:p>1250</text:p>
              </table:table-cell>
              <table:table-cell office:value-type="float" office:value="1562">
                <text:p>1562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float" office:value="43904">
                <text:p>4390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5">
                <text:p>43910</text:p>
              </table:table-cell>
              <table:table-cell office:value-type="float" office:value="1300">
                <text:p>130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06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775">
                <text:p>17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07">
                <text:p>43910</text:p>
              </table:table-cell>
              <table:table-cell office:value-type="float" office:value="1250">
                <text:p>1250</text:p>
              </table:table-cell>
              <table:table-cell office:value-type="float" office:value="1725">
                <text:p>172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08">
                <text:p>4391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9">
                <text:p>43910</text:p>
              </table:table-cell>
              <table:table-cell office:value-type="float" office:value="1220">
                <text:p>122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1">
                <text:p>43910</text:p>
              </table:table-cell>
              <table:table-cell office:value-type="float" office:value="1180">
                <text:p>1180</text:p>
              </table:table-cell>
              <table:table-cell office:value-type="float" office:value="1562">
                <text:p>1562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2">
                <text:p>43910</text:p>
              </table:table-cell>
              <table:table-cell office:value-type="float" office:value="1100">
                <text:p>110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3">
                <text:p>43910</text:p>
              </table:table-cell>
              <table:table-cell office:value-type="float" office:value="1040">
                <text:p>1040</text:p>
              </table:table-cell>
              <table:table-cell office:value-type="float" office:value="1525">
                <text:p>15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4">
                <text:p>43910</text:p>
              </table:table-cell>
              <table:table-cell office:value-type="float" office:value="1000">
                <text:p>1000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5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475">
                <text:p>147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6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375">
                <text:p>13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7">
                <text:p>43920</text:p>
              </table:table-cell>
              <table:table-cell office:value-type="float" office:value="1040">
                <text:p>1040</text:p>
              </table:table-cell>
              <table:table-cell office:value-type="float" office:value="1375">
                <text:p>1375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float" office:value="43918">
                <text:p>43920</text:p>
              </table:table-cell>
              <table:table-cell office:value-type="float" office:value="980">
                <text:p>980</text:p>
              </table:table-cell>
              <table:table-cell office:value-type="float" office:value="1260">
                <text:p>126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float" office:value="43919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1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300">
                <text:p>130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2">
                <text:p>43920</text:p>
              </table:table-cell>
              <table:table-cell office:value-type="float" office:value="960">
                <text:p>960</text:p>
              </table:table-cell>
              <table:table-cell office:value-type="float" office:value="1225">
                <text:p>1225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23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4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5">
                <text:p>4393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6">
                <text:p>43930</text:p>
              </table:table-cell>
              <table:table-cell office:value-type="float" office:value="960">
                <text:p>960</text:p>
              </table:table-cell>
              <table:table-cell office:value-type="float" office:value="1200">
                <text:p>1200</text:p>
              </table:table-cell>
              <table:table-cell office:value-type="float" office:value="1633">
                <text:p>1633</text:p>
              </table:table-cell>
            </table:table-row>
            <table:table-row>
              <table:table-cell office:value-type="float" office:value="43927">
                <text:p>43930</text:p>
              </table:table-cell>
              <table:table-cell office:value-type="float" office:value="840">
                <text:p>84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8">
                <text:p>43930</text:p>
              </table:table-cell>
              <table:table-cell office:value-type="float" office:value="760">
                <text:p>760</text:p>
              </table:table-cell>
              <table:table-cell office:value-type="float" office:value="1267">
                <text:p>1267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9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33">
                <text:p>1033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7">
                <text:p>967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1">
                <text:p>43930</text:p>
              </table:table-cell>
              <table:table-cell office:value-type="float" office:value="540">
                <text:p>540</text:p>
              </table:table-cell>
              <table:table-cell office:value-type="float" office:value="1040">
                <text:p>1040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32">
                <text:p>43930</text:p>
              </table:table-cell>
              <table:table-cell office:value-type="float" office:value="520">
                <text:p>520</text:p>
              </table:table-cell>
              <table:table-cell office:value-type="float" office:value="950">
                <text:p>950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33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00">
                <text:p>1000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4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0">
                <text:p>960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5">
                <text:p>43940</text:p>
              </table:table-cell>
              <table:table-cell office:value-type="float" office:value="540">
                <text:p>540</text:p>
              </table:table-cell>
              <table:table-cell office:value-type="float" office:value="840">
                <text:p>84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43936">
                <text:p>43940</text:p>
              </table:table-cell>
              <table:table-cell office:value-type="float" office:value="455">
                <text:p>455</text:p>
              </table:table-cell>
              <table:table-cell office:value-type="float" office:value="744">
                <text:p>744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62">
                <text:p>762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700">
                <text:p>700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358">
                <text:p>358</text:p>
              </table:table-cell>
              <table:table-cell office:value-type="float" office:value="640">
                <text:p>640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78">
                <text:p>378</text:p>
              </table:table-cell>
              <table:table-cell office:value-type="float" office:value="637">
                <text:p>637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20">
                <text:p>720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669">
                <text:p>669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344">
                <text:p>344</text:p>
              </table:table-cell>
              <table:table-cell office:value-type="float" office:value="614">
                <text:p>614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63">
                <text:p>363</text:p>
              </table:table-cell>
              <table:table-cell office:value-type="float" office:value="648">
                <text:p>648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445">
                <text:p>445</text:p>
              </table:table-cell>
              <table:table-cell office:value-type="float" office:value="710">
                <text:p>710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68">
                <text:p>368</text:p>
              </table:table-cell>
              <table:table-cell office:value-type="float" office:value="630">
                <text:p>630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44">
                <text:p>344</text:p>
              </table:table-cell>
              <table:table-cell office:value-type="float" office:value="582">
                <text:p>58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63">
                <text:p>363</text:p>
              </table:table-cell>
              <table:table-cell office:value-type="float" office:value="607">
                <text:p>607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96">
                <text:p>296</text:p>
              </table:table-cell>
              <table:table-cell office:value-type="float" office:value="601">
                <text:p>601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76">
                <text:p>576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32">
                <text:p>53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328">
                <text:p>328</text:p>
              </table:table-cell>
              <table:table-cell office:value-type="float" office:value="578">
                <text:p>578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38">
                <text:p>238</text:p>
              </table:table-cell>
              <table:table-cell office:value-type="float" office:value="467">
                <text:p>467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17">
                <text:p>217</text:p>
              </table:table-cell>
              <table:table-cell office:value-type="float" office:value="438">
                <text:p>438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94">
                <text:p>394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50">
                <text:p>150</text:p>
              </table:table-cell>
              <table:table-cell office:value-type="float" office:value="411">
                <text:p>411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46">
                <text:p>346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35">
                <text:p>335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210">
                <text:p>210</text:p>
              </table:table-cell>
              <table:table-cell office:value-type="float" office:value="340">
                <text:p>340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335">
                <text:p>335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148">
                <text:p>148</text:p>
              </table:table-cell>
              <table:table-cell office:value-type="float" office:value="290">
                <text:p>29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08">
                <text:p>308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175">
                <text:p>175</text:p>
              </table:table-cell>
              <table:table-cell office:value-type="float" office:value="299">
                <text:p>299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280">
                <text:p>28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138">
                <text:p>138</text:p>
              </table:table-cell>
              <table:table-cell office:value-type="float" office:value="242">
                <text:p>242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152">
                <text:p>152</text:p>
              </table:table-cell>
              <table:table-cell office:value-type="float" office:value="256">
                <text:p>256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15">
                <text:p>115</text:p>
              </table:table-cell>
              <table:table-cell office:value-type="float" office:value="255">
                <text:p>255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50">
                <text:p>25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32">
                <text:p>132</text:p>
              </table:table-cell>
              <table:table-cell office:value-type="float" office:value="235">
                <text:p>235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45">
                <text:p>145</text:p>
              </table:table-cell>
              <table:table-cell office:value-type="float" office:value="252">
                <text:p>252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30">
                <text:p>23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18">
                <text:p>118</text:p>
              </table:table-cell>
              <table:table-cell office:value-type="float" office:value="240">
                <text:p>24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112">
                <text:p>112</text:p>
              </table:table-cell>
              <table:table-cell office:value-type="float" office:value="195">
                <text:p>195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135">
                <text:p>135</text:p>
              </table:table-cell>
              <table:table-cell office:value-type="float" office:value="224">
                <text:p>224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00">
                <text:p>100</text:p>
              </table:table-cell>
              <table:table-cell office:value-type="float" office:value="220">
                <text:p>22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32">
                <text:p>232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16">
                <text:p>116</text:p>
              </table:table-cell>
              <table:table-cell office:value-type="float" office:value="210">
                <text:p>21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22">
                <text:p>222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78">
                <text:p>78</text:p>
              </table:table-cell>
              <table:table-cell office:value-type="float" office:value="184">
                <text:p>184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70">
                <text:p>70</text:p>
              </table:table-cell>
              <table:table-cell office:value-type="float" office:value="165">
                <text:p>165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52">
                <text:p>52</text:p>
              </table:table-cell>
              <table:table-cell office:value-type="float" office:value="180">
                <text:p>18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0">
                <text:p>40</text:p>
              </table:table-cell>
              <table:table-cell office:value-type="float" office:value="158">
                <text:p>158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32">
                <text:p>32</text:p>
              </table:table-cell>
              <table:table-cell office:value-type="float" office:value="118">
                <text:p>118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16">
                <text:p>116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50">
                <text:p>50</text:p>
              </table:table-cell>
              <table:table-cell office:value-type="float" office:value="120">
                <text:p>120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5">
                <text:p>45</text:p>
              </table:table-cell>
              <table:table-cell office:value-type="float" office:value="136">
                <text:p>136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2">
                <text:p>32</text:p>
              </table:table-cell>
              <table:table-cell office:value-type="float" office:value="110">
                <text:p>11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05">
                <text:p>10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55">
                <text:p>55</text:p>
              </table:table-cell>
              <table:table-cell office:value-type="float" office:value="98">
                <text:p>9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8">
                <text:p>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18">
                <text:p>18</text:p>
              </table:table-cell>
              <table:table-cell office:value-type="float" office:value="72">
                <text:p>7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25">
                <text:p>25</text:p>
              </table:table-cell>
              <table:table-cell office:value-type="float" office:value="82">
                <text:p>8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5">
                <text:p>9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42">
                <text:p>42</text:p>
              </table:table-cell>
              <table:table-cell office:value-type="float" office:value="88">
                <text:p>88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32">
                <text:p>32</text:p>
              </table:table-cell>
              <table:table-cell office:value-type="float" office:value="72">
                <text:p>7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5">
                <text:p>35</text:p>
              </table:table-cell>
              <table:table-cell office:value-type="float" office:value="72">
                <text:p>7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2">
                <text:p>4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5">
                <text:p>25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22">
                <text:p>22</text:p>
              </table:table-cell>
              <table:table-cell office:value-type="float" office:value="35">
                <text:p>3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8">
                <text:p>18</text:p>
              </table:table-cell>
              <table:table-cell office:value-type="float" office:value="42">
                <text:p>4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5">
                <text:p>5</text:p>
              </table:table-cell>
              <table:table-cell office:value-type="float" office:value="48">
                <text:p>4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">
                <text:p>2</text:p>
              </table:table-cell>
              <table:table-cell office:value-type="float" office:value="45">
                <text:p>4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5">
                <text:p>5</text:p>
              </table:table-cell>
              <table:table-cell office:value-type="float" office:value="52">
                <text:p>5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5">
                <text:p>15</text:p>
              </table:table-cell>
              <table:table-cell office:value-type="float" office:value="58">
                <text:p>5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2">
                <text:p>12</text:p>
              </table:table-cell>
              <table:table-cell office:value-type="float" office:value="63">
                <text:p>6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0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60">
                <text:p>6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32">
                <text:p>32</text:p>
              </table:table-cell>
              <table:table-cell office:value-type="float" office:value="68">
                <text:p>6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30">
                <text:p>3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78">
                <text:p>7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38">
                <text:p>38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42">
                <text:p>42</text:p>
              </table:table-cell>
              <table:table-cell office:value-type="float" office:value="75">
                <text:p>7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82">
                <text:p>8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6">
                <text:p>5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5">
                <text:p>5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62">
                <text:p>6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6">
                <text:p>5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60">
                <text:p>6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0">
                <text:p>10</text:p>
              </table:table-cell>
              <table:table-cell office:value-type="float" office:value="52">
                <text:p>5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72">
                <text:p>7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8">
                <text:p>8</text:p>
              </table:table-cell>
              <table:table-cell office:value-type="float" office:value="58">
                <text:p>5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8">
                <text:p>58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8">
                <text:p>8</text:p>
              </table:table-cell>
              <table:table-cell office:value-type="float" office:value="82">
                <text:p>8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0">
                <text:p>20</text:p>
              </table:table-cell>
              <table:table-cell office:value-type="float" office:value="87">
                <text:p>87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30">
                <text:p>30</text:p>
              </table:table-cell>
              <table:table-cell office:value-type="float" office:value="102">
                <text:p>102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58">
                <text:p>58</text:p>
              </table:table-cell>
              <table:table-cell office:value-type="float" office:value="96">
                <text:p>9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00">
                <text:p>10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10">
                <text:p>11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80">
                <text:p>80</text:p>
              </table:table-cell>
              <table:table-cell office:value-type="float" office:value="132">
                <text:p>132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0">
                <text:p>120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568">
                <text:p>568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80">
                <text:p>80</text:p>
              </table:table-cell>
              <table:table-cell office:value-type="float" office:value="162">
                <text:p>162</text:p>
              </table:table-cell>
              <table:table-cell office:value-type="float" office:value="743">
                <text:p>743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72">
                <text:p>72</text:p>
              </table:table-cell>
              <table:table-cell office:value-type="float" office:value="200">
                <text:p>200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82">
                <text:p>82</text:p>
              </table:table-cell>
              <table:table-cell office:value-type="float" office:value="230">
                <text:p>230</text:p>
              </table:table-cell>
              <table:table-cell office:value-type="float" office:value="1060">
                <text:p>1060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92">
                <text:p>92</text:p>
              </table:table-cell>
              <table:table-cell office:value-type="float" office:value="320">
                <text:p>320</text:p>
              </table:table-cell>
              <table:table-cell office:value-type="float" office:value="1272">
                <text:p>127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22">
                <text:p>122</text:p>
              </table:table-cell>
              <table:table-cell office:value-type="float" office:value="350">
                <text:p>350</text:p>
              </table:table-cell>
              <table:table-cell office:value-type="float" office:value="1043">
                <text:p>1043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55">
                <text:p>155</text:p>
              </table:table-cell>
              <table:table-cell office:value-type="float" office:value="360">
                <text:p>360</text:p>
              </table:table-cell>
              <table:table-cell office:value-type="float" office:value="997">
                <text:p>997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78">
                <text:p>178</text:p>
              </table:table-cell>
              <table:table-cell office:value-type="float" office:value="430">
                <text:p>430</text:p>
              </table:table-cell>
              <table:table-cell office:value-type="float" office:value="1086">
                <text:p>108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52">
                <text:p>252</text:p>
              </table:table-cell>
              <table:table-cell office:value-type="float" office:value="462">
                <text:p>462</text:p>
              </table:table-cell>
              <table:table-cell office:value-type="float" office:value="1307">
                <text:p>1307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325">
                <text:p>325</text:p>
              </table:table-cell>
              <table:table-cell office:value-type="float" office:value="525">
                <text:p>525</text:p>
              </table:table-cell>
              <table:table-cell office:value-type="float" office:value="1342">
                <text:p>1342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332">
                <text:p>332</text:p>
              </table:table-cell>
              <table:table-cell office:value-type="float" office:value="688">
                <text:p>688</text:p>
              </table:table-cell>
              <table:table-cell office:value-type="float" office:value="1647">
                <text:p>1647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348">
                <text:p>348</text:p>
              </table:table-cell>
              <table:table-cell office:value-type="float" office:value="672">
                <text:p>672</text:p>
              </table:table-cell>
              <table:table-cell office:value-type="float" office:value="1498">
                <text:p>1498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365">
                <text:p>365</text:p>
              </table:table-cell>
              <table:table-cell office:value-type="float" office:value="813">
                <text:p>813</text:p>
              </table:table-cell>
              <table:table-cell office:value-type="float" office:value="1983">
                <text:p>1983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342">
                <text:p>342</text:p>
              </table:table-cell>
              <table:table-cell office:value-type="float" office:value="822">
                <text:p>822</text:p>
              </table:table-cell>
              <table:table-cell office:value-type="float" office:value="2186">
                <text:p>218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328">
                <text:p>328</text:p>
              </table:table-cell>
              <table:table-cell office:value-type="float" office:value="982">
                <text:p>982</text:p>
              </table:table-cell>
              <table:table-cell office:value-type="float" office:value="2106">
                <text:p>210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60">
                <text:p>360</text:p>
              </table:table-cell>
              <table:table-cell office:value-type="float" office:value="1078">
                <text:p>1078</text:p>
              </table:table-cell>
              <table:table-cell office:value-type="float" office:value="2524">
                <text:p>252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72">
                <text:p>372</text:p>
              </table:table-cell>
              <table:table-cell office:value-type="float" office:value="1293">
                <text:p>1293</text:p>
              </table:table-cell>
              <table:table-cell office:value-type="float" office:value="3409">
                <text:p>3409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634">
                <text:p>634</text:p>
              </table:table-cell>
              <table:table-cell office:value-type="float" office:value="1266">
                <text:p>1266</text:p>
              </table:table-cell>
              <table:table-cell office:value-type="float" office:value="2954">
                <text:p>2954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726">
                <text:p>726</text:p>
              </table:table-cell>
              <table:table-cell office:value-type="float" office:value="1346">
                <text:p>1346</text:p>
              </table:table-cell>
              <table:table-cell office:value-type="float" office:value="3014">
                <text:p>3014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758">
                <text:p>758</text:p>
              </table:table-cell>
              <table:table-cell office:value-type="float" office:value="1477">
                <text:p>1477</text:p>
              </table:table-cell>
              <table:table-cell office:value-type="float" office:value="3474">
                <text:p>3474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862">
                <text:p>862</text:p>
              </table:table-cell>
              <table:table-cell office:value-type="float" office:value="1749">
                <text:p>1749</text:p>
              </table:table-cell>
              <table:table-cell office:value-type="float" office:value="4116">
                <text:p>4116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840">
                <text:p>840</text:p>
              </table:table-cell>
              <table:table-cell office:value-type="float" office:value="1654">
                <text:p>1654</text:p>
              </table:table-cell>
              <table:table-cell office:value-type="float" office:value="3747">
                <text:p>3747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832">
                <text:p>832</text:p>
              </table:table-cell>
              <table:table-cell office:value-type="float" office:value="1850">
                <text:p>1850</text:p>
              </table:table-cell>
              <table:table-cell office:value-type="float" office:value="4518">
                <text:p>4518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942">
                <text:p>942</text:p>
              </table:table-cell>
              <table:table-cell office:value-type="float" office:value="1964">
                <text:p>1964</text:p>
              </table:table-cell>
              <table:table-cell office:value-type="float" office:value="5369">
                <text:p>5369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160">
                <text:p>1160</text:p>
              </table:table-cell>
              <table:table-cell office:value-type="float" office:value="2152">
                <text:p>2152</text:p>
              </table:table-cell>
              <table:table-cell office:value-type="float" office:value="3987">
                <text:p>3987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122">
                <text:p>1122</text:p>
              </table:table-cell>
              <table:table-cell office:value-type="float" office:value="2135">
                <text:p>2135</text:p>
              </table:table-cell>
              <table:table-cell office:value-type="float" office:value="3757">
                <text:p>3757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230">
                <text:p>1230</text:p>
              </table:table-cell>
              <table:table-cell office:value-type="float" office:value="2247">
                <text:p>2247</text:p>
              </table:table-cell>
              <table:table-cell office:value-type="float" office:value="4037">
                <text:p>4037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288">
                <text:p>1288</text:p>
              </table:table-cell>
              <table:table-cell office:value-type="float" office:value="2450">
                <text:p>2450</text:p>
              </table:table-cell>
              <table:table-cell office:value-type="float" office:value="4063">
                <text:p>4063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308">
                <text:p>1308</text:p>
              </table:table-cell>
              <table:table-cell office:value-type="float" office:value="2635">
                <text:p>2635</text:p>
              </table:table-cell>
              <table:table-cell office:value-type="float" office:value="4544">
                <text:p>4544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614">
                <text:p>1614</text:p>
              </table:table-cell>
              <table:table-cell office:value-type="float" office:value="2822">
                <text:p>2822</text:p>
              </table:table-cell>
              <table:table-cell office:value-type="float" office:value="5426">
                <text:p>5426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655">
                <text:p>1655</text:p>
              </table:table-cell>
              <table:table-cell office:value-type="float" office:value="2868">
                <text:p>2868</text:p>
              </table:table-cell>
              <table:table-cell office:value-type="float" office:value="5347">
                <text:p>5347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908">
                <text:p>1908</text:p>
              </table:table-cell>
              <table:table-cell office:value-type="float" office:value="3230">
                <text:p>3230</text:p>
              </table:table-cell>
              <table:table-cell office:value-type="float" office:value="6070">
                <text:p>6070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2062">
                <text:p>2062</text:p>
              </table:table-cell>
              <table:table-cell office:value-type="float" office:value="3352">
                <text:p>3352</text:p>
              </table:table-cell>
              <table:table-cell office:value-type="float" office:value="6232">
                <text:p>6232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2098">
                <text:p>2098</text:p>
              </table:table-cell>
              <table:table-cell office:value-type="float" office:value="3545">
                <text:p>3545</text:p>
              </table:table-cell>
              <table:table-cell office:value-type="float" office:value="6747">
                <text:p>6747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784">
                <text:p>1784</text:p>
              </table:table-cell>
              <table:table-cell office:value-type="float" office:value="3550">
                <text:p>3550</text:p>
              </table:table-cell>
              <table:table-cell office:value-type="float" office:value="7060">
                <text:p>7060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978">
                <text:p>1978</text:p>
              </table:table-cell>
              <table:table-cell office:value-type="float" office:value="3864">
                <text:p>3864</text:p>
              </table:table-cell>
              <table:table-cell office:value-type="float" office:value="7656">
                <text:p>7656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2339">
                <text:p>2339</text:p>
              </table:table-cell>
              <table:table-cell office:value-type="float" office:value="4225">
                <text:p>4225</text:p>
              </table:table-cell>
              <table:table-cell office:value-type="float" office:value="9095">
                <text:p>9095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2202">
                <text:p>2202</text:p>
              </table:table-cell>
              <table:table-cell office:value-type="float" office:value="4298">
                <text:p>4298</text:p>
              </table:table-cell>
              <table:table-cell office:value-type="float" office:value="8498">
                <text:p>8498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2330">
                <text:p>2330</text:p>
              </table:table-cell>
              <table:table-cell office:value-type="float" office:value="4710">
                <text:p>4710</text:p>
              </table:table-cell>
              <table:table-cell office:value-type="float" office:value="8855">
                <text:p>8855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2586">
                <text:p>2586</text:p>
              </table:table-cell>
              <table:table-cell office:value-type="float" office:value="4902">
                <text:p>4902</text:p>
              </table:table-cell>
              <table:table-cell office:value-type="float" office:value="8682">
                <text:p>868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2758">
                <text:p>2758</text:p>
              </table:table-cell>
              <table:table-cell office:value-type="float" office:value="5326">
                <text:p>5326</text:p>
              </table:table-cell>
              <table:table-cell office:value-type="float" office:value="8839">
                <text:p>8839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2842">
                <text:p>2842</text:p>
              </table:table-cell>
              <table:table-cell office:value-type="float" office:value="5559">
                <text:p>5559</text:p>
              </table:table-cell>
              <table:table-cell office:value-type="float" office:value="9702">
                <text:p>9702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2910">
                <text:p>2910</text:p>
              </table:table-cell>
              <table:table-cell office:value-type="float" office:value="5642">
                <text:p>5642</text:p>
              </table:table-cell>
              <table:table-cell office:value-type="float" office:value="8405">
                <text:p>8405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3284">
                <text:p>3284</text:p>
              </table:table-cell>
              <table:table-cell office:value-type="float" office:value="5483">
                <text:p>5483</text:p>
              </table:table-cell>
              <table:table-cell office:value-type="float" office:value="8751">
                <text:p>8751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3124">
                <text:p>3124</text:p>
              </table:table-cell>
              <table:table-cell office:value-type="float" office:value="5390">
                <text:p>5390</text:p>
              </table:table-cell>
              <table:table-cell office:value-type="float" office:value="9322">
                <text:p>9322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2130">
                <text:p>2130</text:p>
              </table:table-cell>
              <table:table-cell office:value-type="float" office:value="5902">
                <text:p>5902</text:p>
              </table:table-cell>
              <table:table-cell office:value-type="float" office:value="10620">
                <text:p>10620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491">
                <text:p>1491</text:p>
              </table:table-cell>
              <table:table-cell office:value-type="float" office:value="6108">
                <text:p>6108</text:p>
              </table:table-cell>
              <table:table-cell office:value-type="float" office:value="16590">
                <text:p>16590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1562">
                <text:p>1562</text:p>
              </table:table-cell>
              <table:table-cell office:value-type="float" office:value="6105">
                <text:p>6105</text:p>
              </table:table-cell>
              <table:table-cell office:value-type="float" office:value="26781">
                <text:p>26781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2272">
                <text:p>2272</text:p>
              </table:table-cell>
              <table:table-cell office:value-type="float" office:value="6128">
                <text:p>6128</text:p>
              </table:table-cell>
              <table:table-cell office:value-type="float" office:value="37446">
                <text:p>37446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2610">
                <text:p>2610</text:p>
              </table:table-cell>
              <table:table-cell office:value-type="float" office:value="6547">
                <text:p>6547</text:p>
              </table:table-cell>
              <table:table-cell office:value-type="float" office:value="42660">
                <text:p>42660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2718">
                <text:p>2718</text:p>
              </table:table-cell>
              <table:table-cell office:value-type="float" office:value="7364">
                <text:p>7364</text:p>
              </table:table-cell>
              <table:table-cell office:value-type="float" office:value="49770">
                <text:p>49770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2376">
                <text:p>2376</text:p>
              </table:table-cell>
              <table:table-cell office:value-type="float" office:value="7088">
                <text:p>7088</text:p>
              </table:table-cell>
              <table:table-cell office:value-type="float" office:value="48348">
                <text:p>4834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2178">
                <text:p>2178</text:p>
              </table:table-cell>
              <table:table-cell office:value-type="float" office:value="5852">
                <text:p>5852</text:p>
              </table:table-cell>
              <table:table-cell office:value-type="float" office:value="42660">
                <text:p>42660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2610">
                <text:p>2610</text:p>
              </table:table-cell>
              <table:table-cell office:value-type="float" office:value="6842">
                <text:p>6842</text:p>
              </table:table-cell>
              <table:table-cell office:value-type="float" office:value="49770">
                <text:p>49770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2718">
                <text:p>2718</text:p>
              </table:table-cell>
              <table:table-cell office:value-type="float" office:value="7326">
                <text:p>7326</text:p>
              </table:table-cell>
              <table:table-cell office:value-type="float" office:value="48348">
                <text:p>48348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2376">
                <text:p>2376</text:p>
              </table:table-cell>
              <table:table-cell office:value-type="float" office:value="7452">
                <text:p>7452</text:p>
              </table:table-cell>
              <table:table-cell office:value-type="float" office:value="41238">
                <text:p>41238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2178">
                <text:p>2178</text:p>
              </table:table-cell>
              <table:table-cell office:value-type="float" office:value="7139">
                <text:p>7139</text:p>
              </table:table-cell>
              <table:table-cell office:value-type="float" office:value="34365">
                <text:p>34365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2862">
                <text:p>2862</text:p>
              </table:table-cell>
              <table:table-cell office:value-type="float" office:value="8229">
                <text:p>8229</text:p>
              </table:table-cell>
              <table:table-cell office:value-type="float" office:value="37683">
                <text:p>37683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3114">
                <text:p>3114</text:p>
              </table:table-cell>
              <table:table-cell office:value-type="float" office:value="8118">
                <text:p>8118</text:p>
              </table:table-cell>
              <table:table-cell office:value-type="float" office:value="41001">
                <text:p>41001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3132">
                <text:p>3132</text:p>
              </table:table-cell>
              <table:table-cell office:value-type="float" office:value="8591">
                <text:p>8591</text:p>
              </table:table-cell>
              <table:table-cell office:value-type="float" office:value="41238">
                <text:p>4123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3474">
                <text:p>3474</text:p>
              </table:table-cell>
              <table:table-cell office:value-type="float" office:value="9672">
                <text:p>9672</text:p>
              </table:table-cell>
              <table:table-cell office:value-type="float" office:value="45741">
                <text:p>45741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3798">
                <text:p>3798</text:p>
              </table:table-cell>
              <table:table-cell office:value-type="float" office:value="10476">
                <text:p>10476</text:p>
              </table:table-cell>
              <table:table-cell office:value-type="float" office:value="50007">
                <text:p>5000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3402">
                <text:p>3402</text:p>
              </table:table-cell>
              <table:table-cell office:value-type="float" office:value="9360">
                <text:p>9360</text:p>
              </table:table-cell>
              <table:table-cell office:value-type="float" office:value="44793">
                <text:p>4479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4032">
                <text:p>4032</text:p>
              </table:table-cell>
              <table:table-cell office:value-type="float" office:value="10450">
                <text:p>10450</text:p>
              </table:table-cell>
              <table:table-cell office:value-type="float" office:value="53088">
                <text:p>53088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4117">
                <text:p>4117</text:p>
              </table:table-cell>
              <table:table-cell office:value-type="float" office:value="9724">
                <text:p>9724</text:p>
              </table:table-cell>
              <table:table-cell office:value-type="float" office:value="58776">
                <text:p>58776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4189">
                <text:p>4189</text:p>
              </table:table-cell>
              <table:table-cell office:value-type="float" office:value="10332">
                <text:p>10332</text:p>
              </table:table-cell>
              <table:table-cell office:value-type="float" office:value="68967">
                <text:p>68967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3852">
                <text:p>3852</text:p>
              </table:table-cell>
              <table:table-cell office:value-type="float" office:value="9639">
                <text:p>9639</text:p>
              </table:table-cell>
              <table:table-cell office:value-type="float" office:value="53088">
                <text:p>53088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4554">
                <text:p>4554</text:p>
              </table:table-cell>
              <table:table-cell office:value-type="float" office:value="11484">
                <text:p>11484</text:p>
              </table:table-cell>
              <table:table-cell office:value-type="float" office:value="59961">
                <text:p>59961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4442">
                <text:p>4442</text:p>
              </table:table-cell>
              <table:table-cell office:value-type="float" office:value="13284">
                <text:p>13284</text:p>
              </table:table-cell>
              <table:table-cell office:value-type="float" office:value="68967">
                <text:p>68967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4742">
                <text:p>4742</text:p>
              </table:table-cell>
              <table:table-cell office:value-type="float" office:value="13539">
                <text:p>13539</text:p>
              </table:table-cell>
              <table:table-cell office:value-type="float" office:value="62434">
                <text:p>62434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4494">
                <text:p>4494</text:p>
              </table:table-cell>
              <table:table-cell office:value-type="float" office:value="12831">
                <text:p>12831</text:p>
              </table:table-cell>
              <table:table-cell office:value-type="float" office:value="59961">
                <text:p>59961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4502">
                <text:p>4502</text:p>
              </table:table-cell>
              <table:table-cell office:value-type="float" office:value="13018">
                <text:p>13018</text:p>
              </table:table-cell>
              <table:table-cell office:value-type="float" office:value="60033">
                <text:p>60033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4510">
                <text:p>4510</text:p>
              </table:table-cell>
              <table:table-cell office:value-type="float" office:value="13598">
                <text:p>13598</text:p>
              </table:table-cell>
              <table:table-cell office:value-type="float" office:value="59984">
                <text:p>59984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4519">
                <text:p>4519</text:p>
              </table:table-cell>
              <table:table-cell office:value-type="float" office:value="13658">
                <text:p>13658</text:p>
              </table:table-cell>
              <table:table-cell office:value-type="float" office:value="62787">
                <text:p>62787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4527">
                <text:p>4527</text:p>
              </table:table-cell>
              <table:table-cell office:value-type="float" office:value="14328">
                <text:p>14328</text:p>
              </table:table-cell>
              <table:table-cell office:value-type="float" office:value="63282">
                <text:p>63282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4535">
                <text:p>4535</text:p>
              </table:table-cell>
              <table:table-cell office:value-type="float" office:value="14489">
                <text:p>14489</text:p>
              </table:table-cell>
              <table:table-cell office:value-type="float" office:value="63781">
                <text:p>63781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4543">
                <text:p>4543</text:p>
              </table:table-cell>
              <table:table-cell office:value-type="float" office:value="15183">
                <text:p>15183</text:p>
              </table:table-cell>
              <table:table-cell office:value-type="float" office:value="64285">
                <text:p>64285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4552">
                <text:p>4552</text:p>
              </table:table-cell>
              <table:table-cell office:value-type="float" office:value="15354">
                <text:p>15354</text:p>
              </table:table-cell>
              <table:table-cell office:value-type="float" office:value="64792">
                <text:p>647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32cm" xlink:href=".." xlink:type="simple" chart:class="chart:line" chart:style-name="ch1">
        <chart:title svg:x="14.067cm" svg:y="0.432cm" chart:style-name="ch2">
          <text:p>Hospitalizations (occupancy)</text:p>
        </chart:title>
        <chart:plot-area chart:style-name="ch3" table:cell-range-address="ResultsData.B35:ResultsData.B1000 ResultsData.H35:ResultsData.H1000" chart:data-source-has-labels="column" svg:x="1.126cm" svg:y="1.38cm" svg:width="31.002cm" svg:height="12.733cm">
          <chartooo:coordinate-region svg:x="2.118cm" svg:y="1.592cm" svg:width="30.01cm" svg:height="11.848cm"/>
          <chart:axis chart:dimension="x" chart:name="primary-x" chart:style-name="ch4" chartooo:axis-type="auto">
            <chartooo:date-scale chart:major-interval-value="1" chart:major-interval-unit="months"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H35:ResultsData.H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801.666666666667">
                <text:p>801.666666666667</text:p>
                <draw:g>
                  <svg:desc>ResultsData.H35:ResultsData.H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788.25">
                <text:p>788.2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792.8">
                <text:p>792.8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815.4">
                <text:p>815.4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815.2">
                <text:p>815.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858.6">
                <text:p>858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875.6">
                <text:p>875.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896.8">
                <text:p>896.8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943.2">
                <text:p>943.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974.2">
                <text:p>974.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989.6">
                <text:p>989.6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995.4">
                <text:p>995.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1004.2">
                <text:p>1004.2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997.2">
                <text:p>997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989.2">
                <text:p>989.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966.4">
                <text:p>966.4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937.4">
                <text:p>937.4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915.6">
                <text:p>915.6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885.2">
                <text:p>885.2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780.2">
                <text:p>780.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737.2">
                <text:p>737.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697.6">
                <text:p>697.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655.2">
                <text:p>655.2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618.4">
                <text:p>618.4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594.4">
                <text:p>594.4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529.2">
                <text:p>529.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7.2">
                <text:p>487.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65.4">
                <text:p>465.4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450.6">
                <text:p>450.6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428.4">
                <text:p>428.4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416.8">
                <text:p>416.8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413.6">
                <text:p>413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410.2">
                <text:p>410.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407.6">
                <text:p>407.6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18.2">
                <text:p>418.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416.6">
                <text:p>416.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406.2">
                <text:p>406.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92.2">
                <text:p>392.2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9.8">
                <text:p>379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64.6">
                <text:p>364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45.2">
                <text:p>345.2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4.6">
                <text:p>324.6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02.6">
                <text:p>302.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288.8">
                <text:p>288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275.6">
                <text:p>275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59.6">
                <text:p>259.6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42.8">
                <text:p>242.8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226.2">
                <text:p>226.2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8.4">
                <text:p>208.4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194.4">
                <text:p>194.4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189.2">
                <text:p>189.2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184.2">
                <text:p>184.2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183.4">
                <text:p>183.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82.2">
                <text:p>182.2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180.2">
                <text:p>180.2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75.4">
                <text:p>175.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72.8">
                <text:p>172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67.4">
                <text:p>167.4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0.4">
                <text:p>140.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38.6">
                <text:p>138.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36.4">
                <text:p>136.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33.4">
                <text:p>133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30.6">
                <text:p>130.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06.2">
                <text:p>106.2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96.4">
                <text:p>96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81.8">
                <text:p>81.8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73.8">
                <text:p>73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73.2">
                <text:p>73.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73.4">
                <text:p>73.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65.8">
                <text:p>65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60.8">
                <text:p>60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58.4">
                <text:p>58.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58.2">
                <text:p>58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65.4">
                <text:p>65.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78.2">
                <text:p>78.2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91.4">
                <text:p>91.4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95.4">
                <text:p>95.4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97.4">
                <text:p>97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03.4">
                <text:p>103.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10.6">
                <text:p>110.6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21.6">
                <text:p>12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32.2">
                <text:p>132.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50.6">
                <text:p>150.6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89.8">
                <text:p>189.8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211.4">
                <text:p>211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237.6">
                <text:p>237.6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255.6">
                <text:p>255.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268.8">
                <text:p>268.8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283.2">
                <text:p>283.2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296.2">
                <text:p>296.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305.4">
                <text:p>305.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323.8">
                <text:p>323.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343.6">
                <text:p>343.6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363.2">
                <text:p>363.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432.2">
                <text:p>432.2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501.6">
                <text:p>501.6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536.2">
                <text:p>536.2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561.4">
                <text:p>561.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578.6">
                <text:p>578.6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605.6">
                <text:p>605.6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646.8">
                <text:p>646.8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719.6">
                <text:p>719.6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743.6">
                <text:p>743.6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731.8">
                <text:p>731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64.2">
                <text:p>664.2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84.2">
                <text:p>684.2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850.8">
                <text:p>850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75.8">
                <text:p>975.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128.2">
                <text:p>1128.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71.2">
                <text:p>1271.2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380.2">
                <text:p>1380.2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456.4">
                <text:p>1456.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534.4">
                <text:p>1534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589.4">
                <text:p>1589.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699.6">
                <text:p>1699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780.6">
                <text:p>1780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856.8">
                <text:p>1856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944.6">
                <text:p>1944.6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2113.8">
                <text:p>2113.8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2211.6">
                <text:p>2211.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2327.4">
                <text:p>2327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2479.2">
                <text:p>2479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2546.75">
                <text:p>2546.75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2647.33333333333">
                <text:p>2647.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2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cm" svg:height="14.878cm" xlink:href=".." xlink:type="simple" chart:class="chart:line" chart:style-name="ch1">
        <chart:title svg:x="14.197cm" svg:y="0.433cm" chart:style-name="ch2">
          <text:p>Test Positivity (percentage)</text:p>
        </chart:title>
        <chart:plot-area chart:style-name="ch3" table:cell-range-address="ResultsData.B35:ResultsData.B1000 ResultsData.J35:ResultsData.J1000" chart:data-source-has-labels="column" svg:x="1.121cm" svg:y="1.404cm" svg:width="30.878cm" svg:height="12.755cm">
          <chartooo:coordinate-region svg:x="1.892cm" svg:y="1.617cm" svg:width="30.107cm" svg:height="11.869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J35:ResultsData.J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4.77333333333333">
                <text:p>4.77333333333333</text:p>
                <draw:g>
                  <svg:desc>ResultsData.J35:ResultsData.J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.3475">
                <text:p>4.347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4.146">
                <text:p>4.14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4.052">
                <text:p>4.05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.938">
                <text:p>3.93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4.024">
                <text:p>4.024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.696">
                <text:p>3.69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.976">
                <text:p>2.97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.232">
                <text:p>3.23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.222">
                <text:p>3.22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.028">
                <text:p>3.02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3.018">
                <text:p>3.018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.724">
                <text:p>2.72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.326">
                <text:p>2.32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.208">
                <text:p>2.208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.222">
                <text:p>2.22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.992">
                <text:p>1.99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.306">
                <text:p>1.30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.092">
                <text:p>1.092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734">
                <text:p>0.734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14">
                <text:p>0.814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8">
                <text:p>0.848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94">
                <text:p>0.994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58">
                <text:p>1.05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.182">
                <text:p>1.18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.204">
                <text:p>1.20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.116">
                <text:p>1.11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.012">
                <text:p>1.01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0.968">
                <text:p>0.96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832">
                <text:p>0.83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0.804">
                <text:p>0.80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746">
                <text:p>0.746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0.676">
                <text:p>0.676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542">
                <text:p>0.54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0.584">
                <text:p>0.584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76">
                <text:p>0.576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458">
                <text:p>0.45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414">
                <text:p>0.41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268">
                <text:p>0.26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292">
                <text:p>0.292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194">
                <text:p>0.1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182">
                <text:p>0.1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354">
                <text:p>0.35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0.376">
                <text:p>0.376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368">
                <text:p>0.368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0.346">
                <text:p>0.34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0.298">
                <text:p>0.298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406">
                <text:p>0.406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0.402">
                <text:p>0.402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0.276">
                <text:p>0.27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0.506">
                <text:p>0.50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0.766">
                <text:p>0.76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964">
                <text:p>0.96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0.902">
                <text:p>0.902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656">
                <text:p>0.65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894">
                <text:p>0.89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6">
                <text:p>0.70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626">
                <text:p>0.62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708">
                <text:p>0.70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0.574">
                <text:p>0.574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0.526">
                <text:p>0.52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532">
                <text:p>0.53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0.492">
                <text:p>0.492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0.482">
                <text:p>0.482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562">
                <text:p>0.562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546">
                <text:p>0.546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0.536">
                <text:p>0.53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0.572">
                <text:p>0.57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556">
                <text:p>0.55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714">
                <text:p>0.714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388">
                <text:p>1.38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494">
                <text:p>1.49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482">
                <text:p>1.482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548">
                <text:p>1.548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434">
                <text:p>1.43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224">
                <text:p>1.224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114">
                <text:p>1.114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132">
                <text:p>1.13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186">
                <text:p>1.18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444">
                <text:p>1.4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452">
                <text:p>1.45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774">
                <text:p>1.774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732">
                <text:p>1.732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738">
                <text:p>1.73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754">
                <text:p>1.754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2.004">
                <text:p>2.00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2.484">
                <text:p>2.484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3.146">
                <text:p>3.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3.748">
                <text:p>3.74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.576">
                <text:p>4.57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5.086">
                <text:p>5.086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4.912">
                <text:p>4.912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.29">
                <text:p>5.29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5.632">
                <text:p>5.632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5.376">
                <text:p>5.37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5.768">
                <text:p>5.76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5.46">
                <text:p>5.4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5.142">
                <text:p>5.142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5.362">
                <text:p>5.36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5.902">
                <text:p>5.902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5.806">
                <text:p>5.80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6.312">
                <text:p>6.312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7.048">
                <text:p>7.04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6.996">
                <text:p>6.996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6.594">
                <text:p>6.59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7.128">
                <text:p>7.12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7.054">
                <text:p>7.054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7.62">
                <text:p>7.6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8.58">
                <text:p>8.5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8.362">
                <text:p>8.362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8.324">
                <text:p>8.324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8.19">
                <text:p>8.19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7.808">
                <text:p>7.808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8.384">
                <text:p>8.384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.546">
                <text:p>9.54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.284">
                <text:p>9.284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.558">
                <text:p>9.55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9.514">
                <text:p>9.514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9.252">
                <text:p>9.252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0.468">
                <text:p>10.468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1.922">
                <text:p>11.922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1.466">
                <text:p>11.46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1.148">
                <text:p>11.148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1.098">
                <text:p>11.09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0.624">
                <text:p>10.624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.848">
                <text:p>9.84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.922">
                <text:p>10.92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.174">
                <text:p>12.174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1.974">
                <text:p>11.974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1.398">
                <text:p>11.398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1.944">
                <text:p>11.94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1.954">
                <text:p>11.95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2.024">
                <text:p>12.024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3.18">
                <text:p>13.1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4.536">
                <text:p>14.53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5.02">
                <text:p>15.02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4.742">
                <text:p>14.742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4.826">
                <text:p>14.82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4.804">
                <text:p>14.804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5.006">
                <text:p>15.00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6.51">
                <text:p>16.51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7.576">
                <text:p>17.576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8.18">
                <text:p>18.18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9.1733333333333">
                <text:p>19.17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gr1" style:family="graphic">
      <style:graphic-properties svg:stroke-color="#000000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chart>
      <chart:chart svg:width="33.789cm" svg:height="14.824cm" xlink:href=".." xlink:type="simple" chart:class="chart:line" chart:style-name="ch1">
        <chart:title svg:x="13.424cm" svg:y="0.432cm" chart:style-name="ch2">
          <text:p>Effective Reproduction Rate (R-eff)</text:p>
        </chart:title>
        <chart:plot-area chart:style-name="ch3" table:cell-range-address="ResultsData.B35:ResultsData.B1000 ResultsData.AA35:ResultsData.AA1000" chart:data-source-has-labels="column" svg:x="1.099cm" svg:y="1.352cm" svg:width="31.337cm" svg:height="12.752cm">
          <chartooo:coordinate-region svg:x="1.869cm" svg:y="1.564cm" svg:width="30.567cm" svg:height="11.867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AA35:ResultsData.AA1000" chart:class="chart:line">
            <chart:data-point chart:repeated="966"/>
          </chart:series>
          <chart:wall chart:style-name="ch8"/>
          <chart:floor chart:style-name="ch9"/>
        </chart:plot-area>
        <draw:line draw:style-name="gr1" draw:text-style-name="P1" svg:x1="1.869cm" svg:y1="9.441cm" svg:x2="32.436cm" svg:y2="9.441cm">
          <text:p/>
        </draw:lin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0.777990880448607">
                <text:p>0.777990880448607</text:p>
                <draw:g>
                  <svg:desc>ResultsData.AA35:ResultsData.AA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1.09226823733647">
                <text:p>1.09226823733647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0.908060444444444">
                <text:p>0.908060444444444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0.79982666015625">
                <text:p>0.79982666015625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.07224489795918">
                <text:p>1.0722448979591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0.949972946807485">
                <text:p>0.94997294680748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0.930170323151481">
                <text:p>0.93017032315148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1.03438911818693">
                <text:p>1.03438911818693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1.12178724333419">
                <text:p>1.12178724333419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1.0111112328903">
                <text:p>1.0111112328903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0.808350694444445">
                <text:p>0.808350694444445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0.938230242394988">
                <text:p>0.93823024239498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0.959898222006302">
                <text:p>0.959898222006302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0.635450282529672">
                <text:p>0.63545028252967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731603740174093">
                <text:p>0.731603740174093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1.02642659279778">
                <text:p>1.026426592797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0.920059028941823">
                <text:p>0.920059028941823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0.778905415335024">
                <text:p>0.778905415335024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0.581984740857155">
                <text:p>0.581984740857155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0.897364995877245">
                <text:p>0.89736499587724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0.651517928499121">
                <text:p>0.651517928499121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0.637031411841358">
                <text:p>0.6370314118413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0.914994675874359">
                <text:p>0.914994675874359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866579606401384">
                <text:p>0.866579606401384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681224303853865">
                <text:p>0.681224303853865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72951872770511">
                <text:p>0.872951872770511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961883070764463">
                <text:p>0.961883070764463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0417444995022">
                <text:p>0.84041744499502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6835140625">
                <text:p>0.6835140625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2146694214876">
                <text:p>0.92146694214876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35733375549316">
                <text:p>0.93573337554931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6938100730488">
                <text:p>1.0693810073048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0.91883241">
                <text:p>0.91883241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0.94464803078316">
                <text:p>0.94464803078316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0.834492669753086">
                <text:p>0.83449266975308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0.864226382325142">
                <text:p>0.86422638232514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783694937541091">
                <text:p>0.783694937541091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959253540039062">
                <text:p>0.95925354003906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.34315475206612">
                <text:p>1.34315475206612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943938809824614">
                <text:p>0.94393880982461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887851871141975">
                <text:p>0.887851871141975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.063125">
                <text:p>1.06312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878310924945216">
                <text:p>0.87831092494521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740695962310964">
                <text:p>0.74069596231096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1.07783996786042">
                <text:p>1.0778399678604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285640625">
                <text:p>0.7285640625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755636516583881">
                <text:p>0.755636516583881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10763609594944">
                <text:p>0.71076360959494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311160866899524">
                <text:p>0.311160866899524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70875625">
                <text:p>0.70875625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694866457612457">
                <text:p>0.694866457612457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49086828512397">
                <text:p>0.549086828512397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905636111111111">
                <text:p>0.905636111111111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743622448979592">
                <text:p>0.743622448979592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938125">
                <text:p>0.93812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635308641975309">
                <text:p>0.635308641975309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720332484384295">
                <text:p>0.720332484384295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744309972299169">
                <text:p>0.744309972299169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821465085872934">
                <text:p>0.821465085872934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561983506944445">
                <text:p>0.56198350694444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869178722993827">
                <text:p>0.869178722993827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822401033057851">
                <text:p>0.822401033057851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843418367346939">
                <text:p>0.843418367346939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63105625">
                <text:p>0.63105625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704375308641975">
                <text:p>0.704375308641975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703125">
                <text:p>0.703125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.03473034972299">
                <text:p>1.03473034972299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853913175207756">
                <text:p>0.85391317520775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.530947265625">
                <text:p>1.530947265625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.08163131925208">
                <text:p>1.0816313192520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8064">
                <text:p>0.8064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.02090277777778">
                <text:p>1.020902777777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.3453515625">
                <text:p>1.345351562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.24204444444444">
                <text:p>1.24204444444444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.40216944444444">
                <text:p>1.40216944444444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.41098465236686">
                <text:p>1.4109846523668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.25883639268728">
                <text:p>1.25883639268728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.08444444444444">
                <text:p>1.0844444444444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.16760177777778">
                <text:p>1.16760177777778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87150625">
                <text:p>0.8715062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.03233469398789">
                <text:p>1.03233469398789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.18567978515625">
                <text:p>1.18567978515625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.28082840236686">
                <text:p>1.280828402366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898754325259516">
                <text:p>0.89875432525951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.14923611111111">
                <text:p>1.14923611111111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.09201749330756">
                <text:p>1.0920174933075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654384765625">
                <text:p>0.65438476562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906003305785124">
                <text:p>0.90600330578512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4940166493236">
                <text:p>0.70494016649323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64850020661157">
                <text:p>0.6485002066115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913725">
                <text:p>0.913725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752822265625">
                <text:p>0.752822265625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775377777777778">
                <text:p>0.775377777777778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585133544590312">
                <text:p>0.585133544590312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1.16453402777778">
                <text:p>1.1645340277777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.0338350591716">
                <text:p>1.033835059171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755821487603306">
                <text:p>0.755821487603306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.4545179584121">
                <text:p>2.4545179584121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1.43363727334105">
                <text:p>1.4336372733410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645604191438763">
                <text:p>0.645604191438763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747143467598098">
                <text:p>0.74714346759809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.5209596526465">
                <text:p>2.5209596526465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1.505703515625">
                <text:p>1.50570351562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1.06468024985128">
                <text:p>1.0646802498512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984950208085612">
                <text:p>0.984950208085612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978627511053441">
                <text:p>0.978627511053441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1.52567552354601">
                <text:p>1.52567552354601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1.0219515625">
                <text:p>1.021951562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9569347107438">
                <text:p>1.956934710743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10443529757805">
                <text:p>1.10443529757805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088725">
                <text:p>1.088725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12641684027778">
                <text:p>1.1264168402777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83009024">
                <text:p>1.8300902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85437328532236">
                <text:p>1.85437328532236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802559515625">
                <text:p>1.80255951562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68619584120983">
                <text:p>1.68619584120983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55316115722656">
                <text:p>1.5531611572265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078461">
                <text:p>1.078461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55917546778549">
                <text:p>1.55917546778549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67739509194159">
                <text:p>1.67739509194159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63104051882461">
                <text:p>1.63104051882461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3144">
                <text:p>1.31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28401756439292">
                <text:p>1.2840175643929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61158881293403">
                <text:p>1.61158881293403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26839525473207">
                <text:p>1.26839525473207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96422682885047">
                <text:p>1.96422682885047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08854180752527">
                <text:p>1.08854180752527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1.59782731067634">
                <text:p>1.5978273106763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1.18805615818175">
                <text:p>1.18805615818175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1.28869023107697">
                <text:p>1.28869023107697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1.21633456347463">
                <text:p>1.21633456347463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1.27570906145415">
                <text:p>1.27570906145415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1.28128822040267">
                <text:p>1.28128822040267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1.20693075322877">
                <text:p>1.20693075322877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.26584251278305">
                <text:p>1.26584251278305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.20241360285158">
                <text:p>1.20241360285158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.17286547872818">
                <text:p>1.17286547872818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.24608404326794">
                <text:p>1.24608404326794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.2480337256529">
                <text:p>1.2480337256529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.198429">
                <text:p>1.198429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.24644843534525">
                <text:p>1.24644843534525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.20424682855636">
                <text:p>1.20424682855636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.1605910316143">
                <text:p>1.1605910316143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.19337113865752">
                <text:p>1.19337113865752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.27618583805095">
                <text:p>1.27618583805095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.09723615095856">
                <text:p>1.09723615095856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.17573798135291">
                <text:p>1.17573798135291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.11715356542743">
                <text:p>1.11715356542743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.21208657473478">
                <text:p>1.2120865747347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.22793141207069">
                <text:p>1.22793141207069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.22849404032618">
                <text:p>1.22849404032618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.21058891110419">
                <text:p>1.21058891110419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.22385822349398">
                <text:p>1.2238582234939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.2693130003866">
                <text:p>1.2693130003866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.27838671290538">
                <text:p>1.27838671290538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.25654231272317">
                <text:p>1.25654231272317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.17322069910609">
                <text:p>1.17322069910609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.16912991046304">
                <text:p>1.16912991046304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.31515819705302">
                <text:p>1.31515819705302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1.07160470258062">
                <text:p>1.07160470258062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1.00650357126794">
                <text:p>1.00650357126794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1.02684411706086">
                <text:p>1.02684411706086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0.974498918071137">
                <text:p>0.974498918071137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0.752474407525345">
                <text:p>0.752474407525345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.06480306440443">
                <text:p>1.06480306440443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.01133845798837">
                <text:p>1.01133845798837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.04050969390394">
                <text:p>1.04050969390394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0.930228477869386">
                <text:p>0.93022847786938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.06945346117069">
                <text:p>1.06945346117069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.28568226230318">
                <text:p>1.2856822623031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.11220953962588">
                <text:p>1.1122095396258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.06945346117069">
                <text:p>1.06945346117069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.06364574579099">
                <text:p>1.06364574579099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.03282862713184">
                <text:p>1.03282862713184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.1025924556213">
                <text:p>1.102592455621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.10486054293629">
                <text:p>1.10486054293629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.09155680748447">
                <text:p>1.09155680748447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.08031706519534">
                <text:p>1.0803170651953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.21949232785586">
                <text:p>1.21949232785586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.14827926123739">
                <text:p>1.14827926123739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.02025397468615">
                <text:p>1.02025397468615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.16608693567083">
                <text:p>1.16608693567083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.28675871732667">
                <text:p>1.28675871732667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.13838642614062">
                <text:p>1.13838642614062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37">
      <style:chart-properties chart:display-label="true" chart:logarithmic="false" chart:minimum="4392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05cm" xlink:href=".." xlink:type="simple" chart:class="chart:line" chart:style-name="ch1">
        <chart:title svg:x="13.828cm" svg:y="0.432cm" chart:style-name="ch2">
          <text:p>Deployed Test Capacity (Daily)</text:p>
        </chart:title>
        <chart:plot-area chart:style-name="ch3" table:cell-range-address="ResultsData.B35:ResultsData.B1000 ResultsData.I35:ResultsData.I1000" chart:data-source-has-labels="column" svg:x="1.125cm" svg:y="1.405cm" svg:width="31.268cm" svg:height="12.68cm">
          <chartooo:coordinate-region svg:x="2.303cm" svg:y="1.617cm" svg:width="30.09cm" svg:height="11.795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I35:ResultsData.I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1921.66666666667">
                <text:p>1921.66666666667</text:p>
                <draw:g>
                  <svg:desc>ResultsData.I35:ResultsData.I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2105.6">
                <text:p>2105.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2146.2">
                <text:p>2146.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2312.6">
                <text:p>2312.6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2222.4">
                <text:p>2222.4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2297.8">
                <text:p>2297.8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2379.6">
                <text:p>2379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2548.8">
                <text:p>2548.8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690.6">
                <text:p>2690.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2584.6">
                <text:p>2584.6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2356.4">
                <text:p>2356.4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2409.8">
                <text:p>2409.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430">
                <text:p>2430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565.2">
                <text:p>2565.2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785.2">
                <text:p>2785.2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967.6">
                <text:p>2967.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731.6">
                <text:p>2731.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521.2">
                <text:p>2521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2480.8">
                <text:p>2480.8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2897">
                <text:p>2897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3409.6">
                <text:p>3409.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3860">
                <text:p>3860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4540">
                <text:p>4540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4686">
                <text:p>4686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4136.6">
                <text:p>4136.6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3888.4">
                <text:p>3888.4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3796">
                <text:p>379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3852.8">
                <text:p>3852.8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4083.6">
                <text:p>4083.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3748.6">
                <text:p>3748.6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3087.8">
                <text:p>3087.8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3098.4">
                <text:p>3098.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3216.4">
                <text:p>3216.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4132.8">
                <text:p>4132.8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4403.4">
                <text:p>4403.4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45.6">
                <text:p>4845.6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378">
                <text:p>4378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3750.4">
                <text:p>3750.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2831.8">
                <text:p>2831.8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2950.2">
                <text:p>2950.2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3445.4">
                <text:p>3445.4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3788.6">
                <text:p>3788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3943.4">
                <text:p>3943.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3601">
                <text:p>3601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3191.6">
                <text:p>3191.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2284">
                <text:p>2284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2466.4">
                <text:p>2466.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325.2">
                <text:p>3325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3777.6">
                <text:p>3777.6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046.6">
                <text:p>4046.6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835.4">
                <text:p>3835.4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14.8">
                <text:p>3714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016.6">
                <text:p>3016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078.8">
                <text:p>3078.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93.4">
                <text:p>3293.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3854.8">
                <text:p>3854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3537.6">
                <text:p>3537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916.2">
                <text:p>2916.2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3094">
                <text:p>30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085.8">
                <text:p>3085.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3129.8">
                <text:p>3129.8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3544.6">
                <text:p>3544.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3899.6">
                <text:p>3899.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3195.2">
                <text:p>3195.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652.6">
                <text:p>2652.6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146">
                <text:p>214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429.6">
                <text:p>2429.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466.6">
                <text:p>2466.6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491.8">
                <text:p>2491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963.2">
                <text:p>1963.2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2138.8">
                <text:p>2138.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885.4">
                <text:p>1885.4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086.8">
                <text:p>2086.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925.8">
                <text:p>1925.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2129">
                <text:p>2129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666.6">
                <text:p>1666.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58.6">
                <text:p>1458.6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218.8">
                <text:p>1218.8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289.4">
                <text:p>1289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427.4">
                <text:p>1427.4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488.4">
                <text:p>1488.4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373.6">
                <text:p>1373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351.2">
                <text:p>1351.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429.6">
                <text:p>1429.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482.4">
                <text:p>1482.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664.8">
                <text:p>1664.8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914.4">
                <text:p>1914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2297.6">
                <text:p>2297.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2177">
                <text:p>217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2039.6">
                <text:p>2039.6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2047.8">
                <text:p>2047.8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2197.4">
                <text:p>2197.4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2401.6">
                <text:p>2401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720.6">
                <text:p>2720.6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3144.8">
                <text:p>3144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3119">
                <text:p>3119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823.8">
                <text:p>2823.8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718.4">
                <text:p>2718.4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557.6">
                <text:p>2557.6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2521.8">
                <text:p>2521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860.8">
                <text:p>2860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951.6">
                <text:p>2951.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703.2">
                <text:p>2703.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2334.2">
                <text:p>2334.2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189">
                <text:p>2189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1931.8">
                <text:p>1931.8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2295">
                <text:p>229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2510.4">
                <text:p>2510.4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2182.6">
                <text:p>2182.6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2177.8">
                <text:p>2177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2221.6">
                <text:p>2221.6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2383">
                <text:p>2383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2605">
                <text:p>260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3029.8">
                <text:p>3029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2915.2">
                <text:p>2915.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2773.2">
                <text:p>2773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2884.8">
                <text:p>2884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2878.8">
                <text:p>2878.8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964.6">
                <text:p>2964.6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2795.8">
                <text:p>2795.8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2736.2">
                <text:p>2736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2287.8">
                <text:p>2287.8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2072.6">
                <text:p>2072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2327.2">
                <text:p>2327.2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2777.6">
                <text:p>2777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510.6">
                <text:p>3510.6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868">
                <text:p>3868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4765.6">
                <text:p>4765.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4616.6">
                <text:p>4616.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228.6">
                <text:p>4228.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4577.2">
                <text:p>4577.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5431.4">
                <text:p>5431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573.6">
                <text:p>5573.6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6417">
                <text:p>64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8011.6">
                <text:p>801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8778.6">
                <text:p>8778.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8419.8">
                <text:p>8419.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8668.6">
                <text:p>8668.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9070">
                <text:p>9070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9444.4">
                <text:p>9444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9527.8">
                <text:p>9527.8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0150.2">
                <text:p>10150.2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0746">
                <text:p>10746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0455.8">
                <text:p>10455.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0093.8">
                <text:p>10093.8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0201.8">
                <text:p>10201.8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0744.2">
                <text:p>10744.2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0982.2">
                <text:p>10982.2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1627">
                <text:p>1162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1666">
                <text:p>11666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0391.8">
                <text:p>10391.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0774.8">
                <text:p>10774.8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0663">
                <text:p>10663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0510.8">
                <text:p>10510.8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0862.8">
                <text:p>10862.8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1675.4">
                <text:p>11675.4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0396.2">
                <text:p>10396.2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414.6">
                <text:p>9414.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424.8">
                <text:p>9424.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462.8">
                <text:p>9462.8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927">
                <text:p>9927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0748.8">
                <text:p>10748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0932.8">
                <text:p>10932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9984.2">
                <text:p>9984.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8729.6">
                <text:p>8729.6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8196">
                <text:p>819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8253.6">
                <text:p>8253.6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8894.8">
                <text:p>8894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9953.8">
                <text:p>9953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0854.6">
                <text:p>10854.6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614.8">
                <text:p>10614.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9747">
                <text:p>974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9446">
                <text:p>9446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9250.6">
                <text:p>9250.6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9169.4">
                <text:p>9169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0058.2">
                <text:p>10058.2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0633">
                <text:p>10633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0631.6">
                <text:p>10631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749.6">
                <text:p>9749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612.8">
                <text:p>9612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0290.8">
                <text:p>10290.8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1017">
                <text:p>1101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1481">
                <text:p>1148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4001">
                <text:p>14001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4180.4">
                <text:p>14180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3250.2">
                <text:p>13250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3155.75">
                <text:p>13155.75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3550.6666666667">
                <text:p>13550.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